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5.276cm"/>
    </style:style>
    <style:style style:name="co7" style:family="table-column">
      <style:table-column-properties fo:break-before="auto" style:column-width="4.694cm"/>
    </style:style>
    <style:style style:name="co8" style:family="table-column">
      <style:table-column-properties fo:break-before="auto" style:column-width="4.417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2.7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942cm"/>
    </style:style>
    <style:style style:name="co17" style:family="table-column">
      <style:table-column-properties fo:break-before="auto" style:column-width="2.191cm"/>
    </style:style>
    <style:style style:name="co18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0.767cm"/>
    </style:style>
    <style:style style:name="co23" style:family="table-column">
      <style:table-column-properties fo:break-before="auto" style:column-width="0.847cm"/>
    </style:style>
    <style:style style:name="co24" style:family="table-column">
      <style:table-column-properties fo:break-before="auto" style:column-width="0.893cm"/>
    </style:style>
    <style:style style:name="co25" style:family="table-column">
      <style:table-column-properties fo:break-before="auto" style:column-width="1.004cm"/>
    </style:style>
    <style:style style:name="co26" style:family="table-column">
      <style:table-column-properties fo:break-before="auto" style:column-width="1.363cm"/>
    </style:style>
    <style:style style:name="co27" style:family="table-column">
      <style:table-column-properties fo:break-before="auto" style:column-width="3.39cm"/>
    </style:style>
    <style:style style:name="co28" style:family="table-column">
      <style:table-column-properties fo:break-before="auto" style:column-width="1.609cm"/>
    </style:style>
    <style:style style:name="co29" style:family="table-column">
      <style:table-column-properties fo:break-before="auto" style:column-width="1.974cm"/>
    </style:style>
    <style:style style:name="co30" style:family="table-column">
      <style:table-column-properties fo:break-before="auto" style:column-width="1.614cm"/>
    </style:style>
    <style:style style:name="co31" style:family="table-column">
      <style:table-column-properties fo:break-before="auto" style:column-width="1.863cm"/>
    </style:style>
    <style:style style:name="co32" style:family="table-column">
      <style:table-column-properties fo:break-before="auto" style:column-width="1.475cm"/>
    </style:style>
    <style:style style:name="co33" style:family="table-column">
      <style:table-column-properties fo:break-before="auto" style:column-width="1.141cm"/>
    </style:style>
    <style:style style:name="co34" style:family="table-column">
      <style:table-column-properties fo:break-before="auto" style:column-width="1.138cm"/>
    </style:style>
    <style:style style:name="co35" style:family="table-column">
      <style:table-column-properties fo:break-before="auto" style:column-width="3.175cm"/>
    </style:style>
    <style:style style:name="co36" style:family="table-column">
      <style:table-column-properties fo:break-before="auto" style:column-width="4.138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2.806cm"/>
    </style:style>
    <style:style style:name="co39" style:family="table-column">
      <style:table-column-properties fo:break-before="auto" style:column-width="3.279cm"/>
    </style:style>
    <style:style style:name="co40" style:family="table-column">
      <style:table-column-properties fo:break-before="auto" style:column-width="4.528cm"/>
    </style:style>
    <style:style style:name="co41" style:family="table-column">
      <style:table-column-properties fo:break-before="auto" style:column-width="3.861cm"/>
    </style:style>
    <style:style style:name="co42" style:family="table-column">
      <style:table-column-properties fo:break-before="auto" style:column-width="0.504cm"/>
    </style:style>
    <style:style style:name="co43" style:family="table-column">
      <style:table-column-properties fo:break-before="auto" style:column-width="0.27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0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 style:vertical-align="bottom"/>
      <style:paragraph-properties fo:text-align="end" fo:margin-left="0cm"/>
      <style:text-properties fo:color="#000000" style:text-line-through-style="none" style:text-line-through-type="none" style:font-name="Arial" fo:font-size="7pt" fo:font-style="normal" style:text-underline-style="none" fo:font-weight="normal" style:font-name-asian="Arial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 style:vertical-align="bottom"/>
      <style:paragraph-properties fo:text-align="center" fo:margin-left="0cm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fo:font-style="normal" fo:font-weight="normal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b3b3b3" style:cell-protect="none" style:print-content="tru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cell-protect="none" style:print-content="true" fo:background-color="transparen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transparen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1.411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1.411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b3b3b3" style:text-align-source="fix" style:repeat-content="false"/>
      <style:paragraph-properties fo:text-align="star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999999" style:cell-protect="none" style:print-content="tru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.706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/>
      <style:paragraph-properties fo:text-align="star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1.411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c&quot;" style:apply-style-name="chantier_20_commun" style:base-cell-address="Résumé.I4"/>
      <style:map style:condition="cell-content()=&quot;u&quot;" style:apply-style-name="Chantier_20_Inhabituel" style:base-cell-address="Résumé.I4"/>
      <style:map style:condition="cell-content()=&quot;r&quot;" style:apply-style-name="Chantier_20_rare" style:base-cell-address="Résumé.I4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style:vertical-align="bottom"/>
      <style:paragraph-properties fo:text-align="center" fo:margin-left="0cm"/>
      <style:map style:condition="cell-content()=&quot;c&quot;" style:apply-style-name="chantier_20_commun" style:base-cell-address="Résumé.I4"/>
      <style:map style:condition="cell-content()=&quot;u&quot;" style:apply-style-name="Chantier_20_Inhabituel" style:base-cell-address="Résumé.I4"/>
      <style:map style:condition="cell-content()=&quot;r&quot;" style:apply-style-name="Chantier_20_rare" style:base-cell-address="Résumé.I4"/>
    </style:style>
    <style:style style:name="ce11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map style:condition="cell-content()=&quot;c&quot;" style:apply-style-name="chantier_20_commun" style:base-cell-address="Résumé.I4"/>
      <style:map style:condition="cell-content()=&quot;u&quot;" style:apply-style-name="Chantier_20_Inhabituel" style:base-cell-address="Résumé.I4"/>
      <style:map style:condition="cell-content()=&quot;r&quot;" style:apply-style-name="Chantier_20_rare" style:base-cell-address="Résumé.I4"/>
    </style:style>
    <style:style style:name="ce80" style:family="table-cell" style:parent-style-name="Default">
      <style:map style:condition="cell-content()=&quot;c&quot;" style:apply-style-name="chantier_20_commun" style:base-cell-address="Résumé.I4"/>
      <style:map style:condition="cell-content()=&quot;u&quot;" style:apply-style-name="Chantier_20_Inhabituel" style:base-cell-address="Résumé.I4"/>
      <style:map style:condition="cell-content()=&quot;r&quot;" style:apply-style-name="Chantier_20_rare" style:base-cell-address="Résumé.I4"/>
    </style:style>
    <style:style style:name="ce112" style:family="table-cell" style:parent-style-name="Default">
      <style:table-cell-properties fo:background-color="transparent"/>
      <style:map style:condition="cell-content()=&quot;c&quot;" style:apply-style-name="chantier_20_commun" style:base-cell-address="Résumé.I4"/>
      <style:map style:condition="cell-content()=&quot;u&quot;" style:apply-style-name="Chantier_20_Inhabituel" style:base-cell-address="Résumé.I4"/>
      <style:map style:condition="cell-content()=&quot;r&quot;" style:apply-style-name="Chantier_20_rare" style:base-cell-address="Résumé.I4"/>
    </style:style>
    <style:style style:name="ce50" style:family="table-cell" style:parent-style-name="Default">
      <style:table-cell-properties style:text-align-source="fix" style:repeat-content="false" fo:background-color="transparent" style:vertical-align="bottom"/>
      <style:paragraph-properties fo:text-align="start"/>
    </style:style>
    <style:style style:name="ce51" style:family="table-cell" style:parent-style-name="Default">
      <style:table-cell-properties style:cell-protect="none" style:print-content="true"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style:vertical-align="bottom"/>
      <style:paragraph-properties fo:text-align="star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transparent" style:vertical-align="botto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fo:color="#9933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fo:color="#ffffff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fo:background-color="transparent"/>
      <style:text-properties fo:color="#9933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none" style:vertical-align="bottom"/>
      <style:paragraph-properties fo:text-align="center"/>
      <style:map style:condition="cell-content()=&quot;x&quot;" style:apply-style-name="cf-1-2-0" style:base-cell-address="Chantiers.E1"/>
    </style:style>
    <style:style style:name="ce59" style:family="table-cell" style:parent-style-name="Default">
      <style:table-cell-properties style:cell-protect="none" style:print-content="true"/>
    </style:style>
    <style:style style:name="ce1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61" style:family="table-cell" style:parent-style-name="Default">
      <style:table-cell-properties fo:background-color="#c0c0c0" style:cell-protect="none" style:print-content="true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969696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63" style:family="table-cell" style:parent-style-name="Default">
      <style:table-cell-properties fo:background-color="#969696" style:cell-protect="none" style:print-content="true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#969696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#969696" style:cell-protect="none" style:print-content="true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c0c0c0" style:cell-protect="none" style:print-content="true" style:text-align-source="fix" style:repeat-content="false"/>
      <style:paragraph-properties fo:text-align="center"/>
      <style:text-properties fo:color="#333333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82" style:family="table-cell" style:parent-style-name="Default">
      <style:table-cell-properties fo:background-color="#808080" style:cell-protect="none" style:print-content="true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>
      <style:table-cell-properties fo:background-color="#969696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ackground-color="#969696" style:cell-protect="none" style:print-content="true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c0c0c0" style:cell-protect="none" style:print-content="true" style:text-align-source="fix" style:repeat-content="false"/>
      <style:paragraph-properties fo:text-align="center"/>
    </style:style>
    <style:style style:name="ce88" style:family="table-cell" style:parent-style-name="Default">
      <style:table-cell-properties fo:background-color="#969696" style:text-align-source="fix" style:repeat-content="false"/>
      <style:paragraph-properties fo:text-align="center"/>
    </style:style>
    <style:style style:name="ce89" style:family="table-cell" style:parent-style-name="Default">
      <style:table-cell-properties fo:background-color="#969696" style:cell-protect="none" style:print-content="true" style:text-align-source="fix" style:repeat-content="false"/>
      <style:paragraph-properties fo:text-align="center"/>
    </style:style>
    <style:style style:name="ce141" style:family="table-cell" style:parent-style-name="Default" style:data-style-name="N4">
      <style:table-cell-properties fo:background-color="#808080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-is-between(0.75,1.49)" style:apply-style-name="cf-4" style:base-cell-address="Résumé.AB4"/>
      <style:map style:condition="cell-content()&lt;0.33" style:apply-style-name="cf-5" style:base-cell-address="Résumé.AB4"/>
      <style:map style:condition="cell-content()&gt;1.5" style:apply-style-name="cf-6" style:base-cell-address="Résumé.AB4"/>
    </style:style>
    <style:style style:name="ce142" style:family="table-cell" style:parent-style-name="Default" style:data-style-name="N4">
      <style:table-cell-properties fo:background-color="#808080" style:cell-protect="none" style:print-content="true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-is-between(0.75,1.49)" style:apply-style-name="cf-4" style:base-cell-address="Résumé.AB4"/>
      <style:map style:condition="cell-content()&lt;0.33" style:apply-style-name="cf-5" style:base-cell-address="Résumé.AB4"/>
      <style:map style:condition="cell-content()&gt;1.5" style:apply-style-name="cf-6" style:base-cell-address="Résumé.AB4"/>
    </style:style>
    <style:style style:name="ce92" style:family="table-cell" style:parent-style-name="Default">
      <style:table-cell-properties fo:background-color="#969696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ackground-color="#969696" style:cell-protect="none" style:print-content="true" style:text-align-source="fix" style:repeat-content="fals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 style:data-style-name="N145"/>
    <style:style style:name="ce7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7da647"/>
    </style:style>
    <style:style style:name="ce77" style:family="table-cell" style:parent-style-name="Default">
      <style:table-cell-properties fo:background-color="#e6e64c"/>
    </style:style>
    <style:style style:name="ce78" style:family="table-cell" style:parent-style-name="Default">
      <style:table-cell-properties fo:background-color="#99ccff"/>
    </style:style>
    <style:style style:name="ce79" style:family="table-cell" style:parent-style-name="Default">
      <style:table-cell-properties fo:background-color="#9966cc"/>
    </style:style>
    <style:style style:name="ce153" style:family="table-cell" style:parent-style-name="Default">
      <style:map style:condition="cell-content()=&quot;c&quot;" style:apply-style-name="delete" style:base-cell-address="Saison5.A1"/>
    </style:style>
    <style:style style:name="ce81" style:family="table-cell" style:parent-style-name="Default">
      <style:map style:condition="is-true-formula([#REF!]#ref !#ref !#ref !#ref !#ref !#ref !#ref !#ref !#ref !#ref !#ref !#ref ! ==&quot;c&quot;)" style:apply-style-name="delete" style:base-cell-address="Saison5.E1"/>
    </style:style>
    <style:style style:name="gr1" style:family="graphic">
      <style:graphic-properties draw:stroke="solid" svg:stroke-width="0.026cm" svg:stroke-color="#000000" draw:marker-start="Extrémités_20_de_20_flèche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Type.$A$2:.$A$5])" table:allow-empty-cell="true" table:display-list="unsorted" table:base-cell-address="Type.A3"/>
        <table:content-validation table:name="val2" table:condition="of:cell-content-is-in-list([$Chantiers.$C$2:.$C$137])" table:allow-empty-cell="true" table:display-list="unsorted" table:base-cell-address="Chantiers.B4">
          <table:error-message table:message-type="stop" table:display="true"/>
        </table:content-validation>
        <table:content-validation table:name="val3" table:condition="of:cell-content-is-in-list([$Type.$A$2:.$A$5])" table:allow-empty-cell="false" table:display-list="unsorted" table:base-cell-address="Résumé.I141">
          <table:help-message table:title="Rareté du plan" table:display="true"/>
          <table:error-message table:message-type="stop" table:display="true">
            <text:p>Valeur invalide!</text:p>
          </table:error-message>
        </table:content-validation>
      </table:content-validations>
      <table:table table:name="Résum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Nombre de plans 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5" table:number-rows-spanned="1">
            <text:p>Les Chantiers</text:p>
          </table:table-cell>
          <table:covered-table-cell table:style-name="ce3"/>
          <table:covered-table-cell table:number-columns-repeated="3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content-validation-name="val1" office:value-type="string" calcext:value-type="string">
            <text:p>b</text:p>
          </table:table-cell>
          <table:table-cell office:value-type="string" calcext:value-type="string">
            <text:p>Chantier de base</text:p>
          </table:table-cell>
          <table:table-cell table:formula="of:=COUNTIF([Chantiers.$F$2:.$F$137];[.$A3])" office:value-type="float" office:value="44" calcext:value-type="float">
            <text:p>44</text:p>
          </table:table-cell>
          <table:table-cell table:number-columns-repeated="2"/>
          <table:table-cell table:style-name="ce16" office:value-type="string" calcext:value-type="string">
            <text:p>Chantiers de base</text:p>
          </table:table-cell>
          <table:table-cell table:style-name="ce16" office:value-type="string" calcext:value-type="string">
            <text:p>Chantiers communs</text:p>
          </table:table-cell>
          <table:table-cell table:style-name="ce16" office:value-type="string" calcext:value-type="string">
            <text:p>Chantiers inhabituels</text:p>
          </table:table-cell>
          <table:table-cell table:style-name="ce16" office:value-type="string" calcext:value-type="string">
            <text:p>Chantiers rares</text:p>
          </table:table-cell>
          <table:table-cell table:style-name="ce16" office:value-type="string" calcext:value-type="string">
            <text:p>Chantiers épiques</text:p>
          </table:table-cell>
          <table:table-cell table:number-columns-repeated="2"/>
        </table:table-row>
        <table:table-row table:style-name="ro2">
          <table:table-cell table:content-validation-name="val1" office:value-type="string" calcext:value-type="string">
            <text:p>c</text:p>
          </table:table-cell>
          <table:table-cell office:value-type="string" calcext:value-type="string">
            <text:p>Commun</text:p>
          </table:table-cell>
          <table:table-cell table:formula="of:=COUNTIF([Chantiers.$F$2:.$F$137];[.$A4]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URAILLE</text:p>
          </table:table-cell>
          <table:table-cell office:value-type="string" calcext:value-type="string">
            <text:p>Douves</text:p>
          </table:table-cell>
          <table:table-cell office:value-type="string" calcext:value-type="string">
            <text:p>Grogro mur</text:p>
          </table:table-cell>
          <table:table-cell office:value-type="string" calcext:value-type="string">
            <text:p>Muraille évolutive</text:p>
          </table:table-cell>
          <table:table-cell office:value-type="string" calcext:value-type="string">
            <text:p>Détecteur à eau </text:p>
          </table:table-cell>
          <table:table-cell table:number-columns-repeated="2"/>
        </table:table-row>
        <table:table-row table:style-name="ro2">
          <table:table-cell table:content-validation-name="val1" office:value-type="string" calcext:value-type="string">
            <text:p>u</text:p>
          </table:table-cell>
          <table:table-cell office:value-type="string" calcext:value-type="string">
            <text:p>Inhabituels</text:p>
          </table:table-cell>
          <table:table-cell table:formula="of:=COUNTIF([Chantiers.$F$2:.$F$137];[.$A5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rand fossé </text:p>
          </table:table-cell>
          <table:table-cell office:value-type="string" calcext:value-type="string">
            <text:p>Muraille rasoir</text:p>
          </table:table-cell>
          <table:table-cell office:value-type="string" calcext:value-type="string">
            <text:p>Troisième couche</text:p>
          </table:table-cell>
          <table:table-cell office:value-type="string" calcext:value-type="string">
            <text:p>Filtre </text:p>
          </table:table-cell>
          <table:table-cell office:value-type="string" calcext:value-type="string">
            <text:p>Cercueils sur ressort</text:p>
          </table:table-cell>
          <table:table-cell table:number-columns-repeated="2"/>
        </table:table-row>
        <table:table-row table:style-name="ro2">
          <table:table-cell table:content-validation-name="val1" office:value-type="string" calcext:value-type="string">
            <text:p>r</text:p>
          </table:table-cell>
          <table:table-cell office:value-type="string" calcext:value-type="string">
            <text:p>Rares</text:p>
          </table:table-cell>
          <table:table-cell table:formula="of:=COUNTIF([Chantiers.$F$2:.$F$137];[.$A6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osse à Pieux</text:p>
          </table:table-cell>
          <table:table-cell office:value-type="string" calcext:value-type="string">
            <text:p>Appâts </text:p>
          </table:table-cell>
          <table:table-cell office:value-type="string" calcext:value-type="string">
            <text:p>Neurotoxine</text:p>
          </table:table-cell>
          <table:table-cell office:value-type="string" calcext:value-type="string">
            <text:p>Fertilisation sauvage </text:p>
          </table:table-cell>
          <table:table-cell office:value-type="string" calcext:value-type="string">
            <text:p>Stratégies citoyennes</text:p>
          </table:table-cell>
          <table:table-cell table:number-columns-repeated="2"/>
        </table:table-row>
        <table:table-row table:style-name="ro2">
          <table:table-cell table:content-validation-name="val1" office:value-type="string" calcext:value-type="string">
            <text:p>e</text:p>
          </table:table-cell>
          <table:table-cell office:value-type="string" calcext:value-type="string">
            <text:p>Epiques</text:p>
          </table:table-cell>
          <table:table-cell table:formula="of:=COUNTIF([Chantiers.$F$2:.$F$137];[.$A7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arbelés</text:p>
          </table:table-cell>
          <table:table-cell office:value-type="string" calcext:value-type="string">
            <text:p>Muraille à pointes</text:p>
          </table:table-cell>
          <table:table-cell office:value-type="string" calcext:value-type="string">
            <text:p>Champ mines eau </text:p>
          </table:table-cell>
          <table:table-cell office:value-type="string" calcext:value-type="string">
            <text:p>Projet Eden </text:p>
          </table:table-cell>
          <table:table-cell office:value-type="string" calcext:value-type="string">
            <text:p>Décharge humidifié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Remparts avancés</text:p>
          </table:table-cell>
          <table:table-cell office:value-type="string" calcext:value-type="string">
            <text:p>Seconde couche</text:p>
          </table:table-cell>
          <table:table-cell office:value-type="string" calcext:value-type="string">
            <text:p>Pamplemousses explosifs </text:p>
          </table:table-cell>
          <table:table-cell office:value-type="string" calcext:value-type="string">
            <text:p>Arroseurs auto</text:p>
          </table:table-cell>
          <table:table-cell office:value-type="string" calcext:value-type="string">
            <text:p>Bureau des esclavagiste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Poutres renfort</text:p>
          </table:table-cell>
          <table:table-cell office:value-type="string" calcext:value-type="string">
            <text:p>Bétonnade</text:p>
          </table:table-cell>
          <table:table-cell office:value-type="string" calcext:value-type="string">
            <text:p>Douches </text:p>
          </table:table-cell>
          <table:table-cell office:value-type="string" calcext:value-type="string">
            <text:p>Aqua tourelles</text:p>
          </table:table-cell>
          <table:table-cell office:value-type="string" calcext:value-type="string">
            <text:p>Derrick amélioré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Coût ressources (coef)</text:p>
          </table:table-cell>
          <table:covered-table-cell/>
          <table:table-cell table:number-columns-repeated="3"/>
          <table:table-cell office:value-type="string" calcext:value-type="string">
            <text:p>Oubliettes</text:p>
          </table:table-cell>
          <table:table-cell office:value-type="string" calcext:value-type="string">
            <text:p>Râpe à zombies</text:p>
          </table:table-cell>
          <table:table-cell office:value-type="string" calcext:value-type="string">
            <text:p>Pluvio-canons</text:p>
          </table:table-cell>
          <table:table-cell office:value-type="string" calcext:value-type="string">
            <text:p>Pommier de l'Outre-Monde </text:p>
          </table:table-cell>
          <table:table-cell office:value-type="string" calcext:value-type="string">
            <text:p>Ciném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is 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rrières</text:p>
          </table:table-cell>
          <table:table-cell office:value-type="string" calcext:value-type="string">
            <text:p>Palissade </text:p>
          </table:table-cell>
          <table:table-cell office:value-type="string" calcext:value-type="string">
            <text:p>Boucherie </text:p>
          </table:table-cell>
          <table:table-cell office:value-type="string" calcext:value-type="string">
            <text:p>Roquette Foreuse</text:p>
          </table:table-cell>
          <table:table-cell office:value-type="string" calcext:value-type="string">
            <text:p>Montgolfiè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étal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string" calcext:value-type="string">
            <text:p>Cloison en bois</text:p>
          </table:table-cell>
          <table:table-cell office:value-type="string" calcext:value-type="string">
            <text:p>Mur savonné </text:p>
          </table:table-cell>
          <table:table-cell office:value-type="string" calcext:value-type="string">
            <text:p>Crémato-Cue</text:p>
          </table:table-cell>
          <table:table-cell office:value-type="string" calcext:value-type="string">
            <text:p>Fixations de défenses </text:p>
          </table:table-cell>
          <table:table-cell office:value-type="string" calcext:value-type="string">
            <text:p>Feux d'artif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is 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loison métallique</text:p>
          </table:table-cell>
          <table:table-cell office:value-type="string" calcext:value-type="string">
            <text:p>Pulvérisateur </text:p>
          </table:table-cell>
          <table:table-cell office:value-type="string" calcext:value-type="string">
            <text:p>Catapulte calibrée </text:p>
          </table:table-cell>
          <table:table-cell office:value-type="string" calcext:value-type="string">
            <text:p>Supports défensifs</text:p>
          </table:table-cell>
          <table:table-cell office:value-type="string" calcext:value-type="string">
            <text:p>PMV géan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étal 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string" calcext:value-type="string">
            <text:p>Cloison épaisse</text:p>
          </table:table-cell>
          <table:table-cell office:value-type="string" calcext:value-type="string">
            <text:p>Projection acide </text:p>
          </table:table-cell>
          <table:table-cell office:value-type="string" calcext:value-type="string">
            <text:p>Scanner </text:p>
          </table:table-cell>
          <table:table-cell office:value-type="string" calcext:value-type="string">
            <text:p>Poulailler</text:p>
          </table:table-cell>
          <table:table-cell office:value-type="string" calcext:value-type="string">
            <text:p>Statue du Corb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tre-plaqué</text:p>
          </table:table-cell>
          <table:table-cell office:value-type="string" calcext:value-type="string">
            <text:p>Potager </text:p>
          </table:table-cell>
          <table:table-cell office:value-type="string" calcext:value-type="string">
            <text:p>Guerilla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Grande roue de Grostas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ét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astion</text:p>
          </table:table-cell>
          <table:table-cell office:value-type="string" calcext:value-type="string">
            <text:p>Sanibroyeur</text:p>
          </table:table-cell>
          <table:table-cell office:value-type="string" calcext:value-type="string">
            <text:p>La Bamba </text:p>
          </table:table-cell>
          <table:table-cell office:value-type="string" calcext:value-type="string">
            <text:p>Quartiers circulaires </text:p>
          </table:table-cell>
          <table:table-cell office:value-type="string" calcext:value-type="string">
            <text:p>Château de sabl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OMPE</text:p>
          </table:table-cell>
          <table:table-cell office:value-type="string" calcext:value-type="string">
            <text:p>Percée </text:p>
          </table:table-cell>
          <table:table-cell office:value-type="string" calcext:value-type="string">
            <text:p>Tour des gardiens </text:p>
          </table:table-cell>
          <table:table-cell office:value-type="string" calcext:value-type="string">
            <text:p>Grand déménagement</text:p>
          </table:table-cell>
          <table:table-cell office:value-type="string" calcext:value-type="string">
            <text:p>Réacteur soviétiqu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urificateur</text:p>
          </table:table-cell>
          <table:table-cell office:value-type="string" calcext:value-type="string">
            <text:p>Caniveaux </text:p>
          </table:table-cell>
          <table:table-cell office:value-type="string" calcext:value-type="string">
            <text:p>Tour des éclaireurs </text:p>
          </table:table-cell>
          <table:table-cell office:value-type="string" calcext:value-type="string">
            <text:p>Derrick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ers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office:value-type="string" calcext:value-type="string">
            <text:p>Foreuse puits </text:p>
          </table:table-cell>
          <table:table-cell office:value-type="string" calcext:value-type="string">
            <text:p>Rid’eau </text:p>
          </table:table-cell>
          <table:table-cell office:value-type="string" calcext:value-type="string">
            <text:p>Décharge blindée </text:p>
          </table:table-cell>
          <table:table-cell office:value-type="string" calcext:value-type="string">
            <text:p>Fausse Vill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Réseau hydraulique </text:p>
          </table:table-cell>
          <table:table-cell office:value-type="string" calcext:value-type="string">
            <text:p>Lance-Grenailles</text:p>
          </table:table-cell>
          <table:table-cell office:value-type="string" calcext:value-type="string">
            <text:p>Décharge piégée</text:p>
          </table:table-cell>
          <table:table-cell office:value-type="string" calcext:value-type="string">
            <text:p>Robinetterie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Vaporisateur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Appâts odorants </text:p>
          </table:table-cell>
          <table:table-cell office:value-type="string" calcext:value-type="string">
            <text:p>Décharge organisée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ATELIER</text:p>
          </table:table-cell>
          <table:table-cell office:value-type="string" calcext:value-type="string">
            <text:p>Cimetière cadenassé </text:p>
          </table:table-cell>
          <table:table-cell office:value-type="string" calcext:value-type="string">
            <text:p>Déchardes de bois </text:p>
          </table:table-cell>
          <table:table-cell office:value-type="string" calcext:value-type="string">
            <text:p>Phar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Monticules canons</text:p>
          </table:table-cell>
          <table:table-cell office:value-type="string" calcext:value-type="string">
            <text:p>Cantine centrale </text:p>
          </table:table-cell>
          <table:table-cell office:value-type="string" calcext:value-type="string">
            <text:p>Ferraillerie </text:p>
          </table:table-cell>
          <table:table-cell office:value-type="string" calcext:value-type="string">
            <text:p>Habitations fortifiées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anon à briques</text:p>
          </table:table-cell>
          <table:table-cell office:value-type="string" calcext:value-type="string">
            <text:p>Laboratoire central </text:p>
          </table:table-cell>
          <table:table-cell office:value-type="string" calcext:value-type="string">
            <text:p>Enclos </text:p>
          </table:table-cell>
          <table:table-cell office:value-type="string" calcext:value-type="string">
            <text:p>Labyrinth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erforeuse</text:p>
          </table:table-cell>
          <table:table-cell office:value-type="string" calcext:value-type="string">
            <text:p>Catapulte primitive </text:p>
          </table:table-cell>
          <table:table-cell office:value-type="string" calcext:value-type="string">
            <text:p>Cage à viande</text:p>
          </table:table-cell>
          <table:table-cell office:value-type="string" calcext:value-type="string">
            <text:p>Dernière chance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anon brutal</text:p>
          </table:table-cell>
          <table:table-cell office:value-type="string" calcext:value-type="string">
            <text:p>Carte améliorée </text:p>
          </table:table-cell>
          <table:table-cell office:value-type="string" calcext:value-type="string">
            <text:p>Feu de joie</text:p>
          </table:table-cell>
          <table:table-cell office:value-type="string" calcext:value-type="string">
            <text:p>Roquette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ourniquet </text:p>
          </table:table-cell>
          <table:table-cell office:value-type="string" calcext:value-type="string">
            <text:p>Planificateur </text:p>
          </table:table-cell>
          <table:table-cell office:value-type="string" calcext:value-type="string">
            <text:p>Dictature des héro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Manufacture</text:p>
          </table:table-cell>
          <table:table-cell office:value-type="string" calcext:value-type="string">
            <text:p>Scrutateur</text:p>
          </table:table-cell>
          <table:table-cell office:value-type="string" calcext:value-type="string">
            <text:p>Autel de la rédemption 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Scies hurlantes </text:p>
          </table:table-cell>
          <table:table-cell office:value-type="string" calcext:value-type="string">
            <text:p>Mont pointu </text:p>
          </table:table-cell>
          <table:table-cell office:value-type="string" calcext:value-type="string">
            <text:p>Conduite d'aéra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gistre chantier</text:p>
          </table:table-cell>
          <table:table-cell office:value-type="string" calcext:value-type="string">
            <text:p>Piston verrou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Architectoire</text:p>
          </table:table-cell>
          <table:table-cell office:value-type="string" calcext:value-type="string">
            <text:p>Piston calibré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Potence 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otence 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Cantine à bois 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TOUR DE GUE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Dispositifs urgenc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enforts d'urgenc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Champs piégé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Tas détritus 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ièges à loup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Dynamitage 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aniqu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oupée vaudouXX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uillotine à Bok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Mirage Spiritu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luie bénit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FONDATION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Champs d'épouvantai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Décharge publiqu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PORTAI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Blindage d'entrée</text:p>
          </table:table-cell>
          <table:table-cell table:number-columns-repeated="6"/>
        </table:table-row>
      </table:table>
      <table:table table:name="Chantier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Default"/>
        <table:table-column table:style-name="co13" table:default-cell-style-name="ce6"/>
        <table:table-column table:style-name="co14" table:default-cell-style-name="ce24"/>
        <table:table-column table:style-name="co15" table:default-cell-style-name="ce24"/>
        <table:table-column table:style-name="co6" table:default-cell-style-name="ce44"/>
        <table:table-column table:style-name="co16" table:default-cell-style-name="ce112"/>
        <table:table-column table:style-name="co17" table:default-cell-style-name="ce44"/>
        <table:table-column table:style-name="co18" table:default-cell-style-name="ce112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number-columns-repeated="993" table:default-cell-style-name="Default"/>
        <table:table-row table:style-name="ro3">
          <table:table-cell table:style-name="ce17" office:value-type="string" calcext:value-type="string">
            <text:p>order</text:p>
          </table:table-cell>
          <table:table-cell table:style-name="ce16" office:value-type="string" calcext:value-type="string">
            <text:p>parent</text:p>
          </table:table-cell>
          <table:table-cell table:style-name="ce16" office:value-type="string" calcext:value-type="string">
            <text:p>key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nom/chantier</text:p>
          </table:table-cell>
          <table:table-cell table:style-name="ce16" office:value-type="string" calcext:value-type="string">
            <office:annotation draw:style-name="gr1" draw:text-style-name="P2" svg:width="3.387cm" svg:height="1.958cm" svg:x="31.144cm" svg:y="0cm" draw:caption-point-x="-17.544cm" draw:caption-point-y="0.01cm">
              <dc:date>1899-12-30T00:00:00</dc:date>
              <text:p text:style-name="P1"><text:span text:style-name="T1">Vert : Commun</text:span></text:p>
              <text:p text:style-name="P1"><text:span text:style-name="T1">Jaune : Inhabituel</text:span></text:p>
              <text:p text:style-name="P1"><text:span text:style-name="T1">Bleu : Rare</text:span></text:p>
              <text:p text:style-name="P1"><text:span text:style-name="T1">Violet : Très rare</text:span></text:p>
            </office:annotation>
            <text:p>drop</text:p>
          </table:table-cell>
          <table:table-cell table:style-name="ce16" office:value-type="string" calcext:value-type="string">
            <text:p>mod</text:p>
          </table:table-cell>
          <table:table-cell table:style-name="ce16" office:value-type="string" calcext:value-type="string">
            <text:p>isUnbreakable</text:p>
          </table:table-cell>
          <table:table-cell table:style-name="ce16" office:value-type="string" calcext:value-type="string">
            <office:annotation draw:style-name="gr1" draw:text-style-name="P2" svg:width="3.387cm" svg:height="1.958cm" svg:x="39.882cm" svg:y="0cm" draw:caption-point-x="-20.036cm" draw:caption-point-y="0.01cm">
              <dc:date>1899-12-30T00:00:00</dc:date>
              <text:p text:style-name="P1"><text:span text:style-name="T1">Colonne cachée pour trier les chantiers comme présentés dans Hordes</text:span></text:p>
            </office:annotation>
            <text:p>isTmp</text:p>
          </table:table-cell>
          <table:table-cell table:style-name="ce16" office:value-type="string" calcext:value-type="string">
            <text:p>bois1</text:p>
          </table:table-cell>
          <table:table-cell table:style-name="ce16" office:value-type="string" calcext:value-type="string">
            <text:p>bois2</text:p>
          </table:table-cell>
          <table:table-cell table:style-name="ce16" office:value-type="string" calcext:value-type="string">
            <text:p>metal1</text:p>
          </table:table-cell>
          <table:table-cell table:style-name="ce16" office:value-type="string" calcext:value-type="string">
            <text:p>metal2</text:p>
          </table:table-cell>
          <table:table-cell table:style-name="ce16" office:value-type="string" calcext:value-type="string">
            <text:p>vis</text:p>
          </table:table-cell>
          <table:table-cell table:style-name="ce16" office:value-type="string" calcext:value-type="string">
            <text:p>eau</text:p>
          </table:table-cell>
          <table:table-cell table:style-name="ce16" office:value-type="string" calcext:value-type="string">
            <text:p>tole</text:p>
          </table:table-cell>
          <table:table-cell table:style-name="ce16" office:value-type="string" calcext:value-type="string">
            <office:annotation draw:style-name="gr1" draw:text-style-name="P2" svg:width="3.387cm" svg:height="1.958cm" svg:x="66.722cm" svg:y="0cm" draw:caption-point-x="-38.05cm" draw:caption-point-y="0.01cm">
              <dc:date>1899-12-30T00:00:00</dc:date>
              <text:p text:style-name="P1"><text:span text:style-name="T1">type d'odd</text:span></text:p>
              <text:p text:style-name="P1"><text:span text:style-name="T1"/></text:p>
            </office:annotation>
            <text:p>beton</text:p>
          </table:table-cell>
          <table:table-cell table:style-name="ce16" office:value-type="string" calcext:value-type="string">
            <text:p>tube</text:p>
          </table:table-cell>
          <table:table-cell table:style-name="ce16" office:value-type="string" calcext:value-type="string">
            <text:p>electro</text:p>
          </table:table-cell>
          <table:table-cell table:style-name="ce16" office:value-type="string" calcext:value-type="string">
            <text:p>explo</text:p>
          </table:table-cell>
          <table:table-cell table:style-name="ce16" office:value-type="string" calcext:value-type="string">
            <text:p>divers</text:p>
          </table:table-cell>
          <table:table-cell table:style-name="ce16" office:value-type="string" calcext:value-type="string">
            <text:p>_raw</text:p>
          </table:table-cell>
          <table:table-cell table:style-name="ce16" office:value-type="string" calcext:value-type="string">
            <office:annotation draw:style-name="gr1" draw:text-style-name="P2" svg:width="3.387cm" svg:height="1.958cm" svg:x="86.582cm" svg:y="0cm" draw:caption-point-x="-47.983cm" draw:caption-point-y="0.01cm">
              <dc:date>1899-12-30T00:00:00</dc:date>
              <text:p text:style-name="P1"><text:span text:style-name="T1">Def brut</text:span></text:p>
            </office:annotation>
            <text:p>def</text:p>
          </table:table-cell>
          <table:table-cell table:style-name="ce16" office:value-type="string" calcext:value-type="string">
            <office:annotation draw:style-name="gr1" draw:text-style-name="P2" svg:width="3.387cm" svg:height="1.958cm" svg:x="90.695cm" svg:y="0cm" draw:caption-point-x="-50.122cm" draw:caption-point-y="0.01cm">
              <dc:date>1899-12-30T00:00:00</dc:date>
              <text:p text:style-name="P1"><text:span text:style-name="T1">Def net</text:span></text:p>
            </office:annotation>
            <text:p>def optim</text:p>
          </table:table-cell>
          <table:table-cell table:style-name="ce16" office:value-type="string" calcext:value-type="string">
            <text:p>PA</text:p>
          </table:table-cell>
          <table:table-cell table:style-name="ce16" office:value-type="string" calcext:value-type="string">
            <office:annotation draw:style-name="gr1" draw:text-style-name="P2" svg:width="3.387cm" svg:height="1.958cm" svg:x="97.821cm" svg:y="0cm" draw:caption-point-x="-53.771cm" draw:caption-point-y="0.01cm">
              <dc:date>1899-12-30T00:00:00</dc:date>
              <text:p text:style-name="P1"><text:span text:style-name="T1">PA chantiers, avec évolution Atelier</text:span></text:p>
            </office:annotation>
            <text:p>pa optim</text:p>
          </table:table-cell>
          <table:table-cell table:style-name="ce16" office:value-type="string" calcext:value-type="string">
            <office:annotation draw:style-name="gr1" draw:text-style-name="P2" svg:width="3.387cm" svg:height="1.958cm" svg:x="101.41cm" svg:y="0cm" draw:caption-point-x="-55.886cm" draw:caption-point-y="0.01cm">
              <dc:date>1899-12-30T00:00:00</dc:date>
              <text:p text:style-name="P1"><text:span text:style-name="T1">Transformations des ressources</text:span></text:p>
            </office:annotation>
            <text:p>Transfo</text:p>
          </table:table-cell>
          <table:table-cell table:style-name="ce16" office:value-type="string" calcext:value-type="string">
            <office:annotation draw:style-name="gr1" draw:text-style-name="P2" svg:width="3.387cm" svg:height="1.958cm" svg:x="104.721cm" svg:y="0cm" draw:caption-point-x="-58.055cm" draw:caption-point-y="0.01cm">
              <dc:date>1899-12-30T00:00:00</dc:date>
              <text:p text:style-name="P1"><text:span text:style-name="T1">ratio def/pa</text:span></text:p>
              <text:p text:style-name="P1"><text:span text:style-name="T1"/></text:p>
            </office:annotation>
            <text:p>Ratio</text:p>
          </table:table-cell>
          <table:table-cell table:style-name="ce16" office:value-type="string" calcext:value-type="string">
            <office:annotation draw:style-name="gr1" draw:text-style-name="P2" svg:width="3.387cm" svg:height="1.958cm" svg:x="107.896cm" svg:y="0cm" draw:caption-point-x="-60.093cm" draw:caption-point-y="0.01cm">
              <dc:date>1899-12-30T00:00:00</dc:date>
              <text:p text:style-name="P1"><text:span text:style-name="T1">Total chantiers + transfos</text:span></text:p>
            </office:annotation>
            <text:p>Total</text:p>
          </table:table-cell>
          <table:table-cell table:style-name="ce16" office:value-type="string" calcext:value-type="string">
            <text:p>Coût ressources</text:p>
          </table:table-cell>
          <table:table-cell table:style-name="ce16" office:value-type="string" calcext:value-type="string">
            <text:p>Ancien coût ressources</text:p>
          </table:table-cell>
          <table:table-cell table:style-name="ce16"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2"/>
          <table:table-cell table:style-name="ce21" office:value-type="string" calcext:value-type="string">
            <text:p>wall1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26" office:value-type="string" calcext:value-type="string">
            <office:annotation draw:style-name="gr1" draw:text-style-name="P2" svg:width="3.387cm" svg:height="1.958cm" svg:x="18.164cm" svg:y="0.377cm" draw:caption-point-x="-5.506cm" draw:caption-point-y="0.79cm">
              <dc:date>1899-12-30T00:00:00</dc:date>
              <text:p text:style-name="P1"><text:span text:style-name="T1">nv1. + 13</text:span></text:p>
              <text:p text:style-name="P1"><text:span text:style-name="T1">nv2. + 21</text:span></text:p>
              <text:p text:style-name="P1"><text:span text:style-name="T1">nv3. + 32</text:span></text:p>
              <text:p text:style-name="P1"><text:span text:style-name="T1">nv4. + 33</text:span></text:p>
              <text:p text:style-name="P1"><text:span text:style-name="T1">nv5. + 51</text:span></text:p>
            </office:annotation>
            <text:p>Muraille 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08" table:content-validation-name="val3"/>
          <table:table-cell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" calcext:value-type="float">
            <text:p>30</text:p>
          </table:table-cell>
          <table:table-cell table:style-name="ce84" table:formula="of:=SUM(([.W2]-([.P2]+[.Q2])))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])" office:value-type="float" office:value="30" calcext:value-type="float">
            <text:p>30</text:p>
          </table:table-cell>
          <table:table-cell table:style-name="ce88" table:formula="of:=((([.J2]+[.L2])+([.K2]*2))+([.M2]*2))*(3)" office:value-type="float" office:value="60" calcext:value-type="float">
            <text:p>60</text:p>
          </table:table-cell>
          <table:table-cell table:style-name="ce141" table:formula="of:=[.X2]/[.AC2]" office:value-type="float" office:value="0.333333333333333" calcext:value-type="float">
            <text:p>0,33</text:p>
          </table:table-cell>
          <table:table-cell table:style-name="ce92" table:formula="of:=[.Z2]+[.AA2]" office:value-type="float" office:value="90" calcext:value-type="float">
            <text:p>90</text:p>
          </table:table-cell>
          <table:table-cell table:formula="of:=[.J2]*[Résumé.$B$11]+[.K2]*[Résumé.$B$12]+[.L2]*[Résumé.$B$13]+[.M2]*[Résumé.$B$14]+[.N2]*[Résumé.$B$17]+[.O2]*[Résumé.$B$15]+[.P2]*[Résumé.$B$16]+[.Q2]*[Résumé.$B$16]+[.R2]*[Résumé.$B$19]+[.S2]*[Résumé.$B$19]+[.T2]*[Résumé.$B$19]+[.U2]*[Résumé.$B$19]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9" table:content-validation-name="val2" office:value-type="string" calcext:value-type="string">
            <text:p>wall1</text:p>
          </table:table-cell>
          <table:table-cell table:style-name="ce22" office:value-type="string" calcext:value-type="string">
            <text:p>dig</text:p>
          </table:table-cell>
          <table:table-cell table:style-name="Default" office:value-type="float" office:value="1023" calcext:value-type="float">
            <text:p>1023</text:p>
          </table:table-cell>
          <table:table-cell table:style-name="ce27" office:value-type="string" calcext:value-type="string">
            <office:annotation draw:style-name="gr1" draw:text-style-name="P2" svg:width="3.387cm" svg:height="1.958cm" svg:x="18.164cm" svg:y="0.94cm" draw:caption-point-x="-5.506cm" draw:caption-point-y="0.791cm">
              <dc:date>1899-12-30T00:00:00</dc:date>
              <text:p text:style-name="P1"><text:span text:style-name="T1">nv1. + 13</text:span></text:p>
              <text:p text:style-name="P1"><text:span text:style-name="T1">nv2. + 21</text:span></text:p>
              <text:p text:style-name="P1"><text:span text:style-name="T1">nv3. + 32</text:span></text:p>
              <text:p text:style-name="P1"><text:span text:style-name="T1">nv4. + 33</text:span></text:p>
              <text:p text:style-name="P1"><text:span text:style-name="T1">nv5. + 51</text:span></text:p>
            </office:annotation>
            <text:p>Grand fossé </text:p>
          </table:table-cell>
          <table:table-cell table:style-name="ce109" table:content-validation-name="val3" office:value-type="string" calcext:value-type="string">
            <text:p>b</text:p>
          </table:table-cell>
          <table:table-cell table:style-name="ce51"/>
          <table:table-cell table:style-name="ce109" table:content-validation-name="val3"/>
          <table:table-cell table:style-name="ce59"/>
          <table:table-cell table:style-name="ce61"/>
          <table:table-cell table:style-name="ce63"/>
          <table:table-cell table:style-name="ce61"/>
          <table:table-cell table:style-name="ce63"/>
          <table:table-cell table:style-name="ce61"/>
          <table:table-cell table:style-name="ce63"/>
          <table:table-cell table:style-name="ce61"/>
          <table:table-cell table:style-name="ce65"/>
          <table:table-cell table:style-name="ce61"/>
          <table:table-cell table:style-name="ce63"/>
          <table:table-cell table:style-name="ce61"/>
          <table:table-cell table:style-name="ce65"/>
          <table:table-cell table:style-name="ce67"/>
          <table:table-cell table:style-name="ce82" office:value-type="float" office:value="10" calcext:value-type="float">
            <text:p>10</text:p>
          </table:table-cell>
          <table:table-cell table:style-name="ce85" table:formula="of:=SUM(([.W3]-([.P3]+[.Q3])))" office:value-type="float" office:value="10" calcext:value-type="float">
            <text:p>10</text:p>
          </table:table-cell>
          <table:table-cell table:style-name="ce87" office:value-type="float" office:value="80" calcext:value-type="float">
            <text:p>80</text:p>
          </table:table-cell>
          <table:table-cell table:style-name="ce82" table:formula="of:=ROUNDUP([.$Y3])" office:value-type="float" office:value="80" calcext:value-type="float">
            <text:p>80</text:p>
          </table:table-cell>
          <table:table-cell table:style-name="ce89" table:formula="of:=((([.J3]+[.L3])+([.K3]*2))+([.M3]*2))*(3)" office:value-type="float" office:value="0" calcext:value-type="float">
            <text:p>0</text:p>
          </table:table-cell>
          <table:table-cell table:style-name="ce142" table:formula="of:=[.X3]/[.AC3]" office:value-type="float" office:value="0.125" calcext:value-type="float">
            <text:p>0,13</text:p>
          </table:table-cell>
          <table:table-cell table:style-name="ce93" table:formula="of:=[.Z3]+[.AA3]" office:value-type="float" office:value="80" calcext:value-type="float">
            <text:p>80</text:p>
          </table:table-cell>
          <table:table-cell table:formula="of:=[.J3]*[Résumé.$B$11]+[.K3]*[Résumé.$B$12]+[.L3]*[Résumé.$B$13]+[.M3]*[Résumé.$B$14]+[.N3]*[Résumé.$B$17]+[.O3]*[Résumé.$B$15]+[.P3]*[Résumé.$B$16]+[.Q3]*[Résumé.$B$16]+[.R3]*[Résumé.$B$19]+[.S3]*[Résumé.$B$19]+[.T3]*[Résumé.$B$19]+[.U3]*[Résumé.$B$19]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993"/>
        </table:table-row>
        <table:table-row table:style-name="ro5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dig</text:p>
          </table:table-cell>
          <table:table-cell table:style-name="ce23" office:value-type="string" calcext:value-type="string">
            <text:p>waterHole</text:p>
          </table:table-cell>
          <table:table-cell table:style-name="Default" office:value-type="float" office:value="1041" calcext:value-type="float">
            <text:p>1041</text:p>
          </table:table-cell>
          <table:table-cell table:style-name="ce28" office:value-type="string" calcext:value-type="string">
            <text:p>Douve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2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20" calcext:value-type="float">
            <text:p>2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65" calcext:value-type="float">
            <text:p>65</text:p>
          </table:table-cell>
          <table:table-cell table:style-name="ce84" table:formula="of:=SUM(([.W4]-([.P4]+[.Q4])))" office:value-type="float" office:value="65" calcext:value-type="float">
            <text:p>6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4])" office:value-type="float" office:value="50" calcext:value-type="float">
            <text:p>50</text:p>
          </table:table-cell>
          <table:table-cell table:style-name="ce88" table:formula="of:=((([.J4]+[.L4])+([.K4]*2))+([.M4]*2))*(3)" office:value-type="float" office:value="0" calcext:value-type="float">
            <text:p>0</text:p>
          </table:table-cell>
          <table:table-cell table:style-name="ce141" table:formula="of:=[.X4]/[.AC4]" office:value-type="float" office:value="1.3" calcext:value-type="float">
            <text:p>1,30</text:p>
          </table:table-cell>
          <table:table-cell table:style-name="ce92" table:formula="of:=[.Z4]+[.AA4]" office:value-type="float" office:value="50" calcext:value-type="float">
            <text:p>50</text:p>
          </table:table-cell>
          <table:table-cell table:formula="of:=[.J4]*[Résumé.$B$11]+[.K4]*[Résumé.$B$12]+[.L4]*[Résumé.$B$13]+[.M4]*[Résumé.$B$14]+[.N4]*[Résumé.$B$17]+[.O4]*[Résumé.$B$15]+[.P4]*[Résumé.$B$16]+[.Q4]*[Résumé.$B$16]+[.R4]*[Résumé.$B$19]+[.S4]*[Résumé.$B$19]+[.T4]*[Résumé.$B$19]+[.U4]*[Résumé.$B$19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993"/>
        </table:table-row>
        <table:table-row table:style-name="ro5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wall1</text:p>
          </table:table-cell>
          <table:table-cell table:style-name="ce23" office:value-type="string" calcext:value-type="string">
            <text:p>spears</text:p>
          </table:table-cell>
          <table:table-cell table:style-name="Default" office:value-type="float" office:value="1027" calcext:value-type="float">
            <text:p>1027</text:p>
          </table:table-cell>
          <table:table-cell table:style-name="ce29" office:value-type="string" calcext:value-type="string">
            <text:p>Fosse à Pieux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0"/>
          <table:table-cell table:style-name="ce110" table:content-validation-name="val3"/>
          <table:table-cell/>
          <table:table-cell table:style-name="ce60" office:value-type="float" office:value="8" calcext:value-type="float">
            <text:p>8</text:p>
          </table:table-cell>
          <table:table-cell table:style-name="ce62" office:value-type="float" office:value="4" calcext:value-type="float">
            <text:p>4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0" calcext:value-type="float">
            <text:p>40</text:p>
          </table:table-cell>
          <table:table-cell table:style-name="ce84" table:formula="of:=SUM(([.W5]-([.P5]+[.Q5])))" office:value-type="float" office:value="40" calcext:value-type="float">
            <text:p>4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5])" office:value-type="float" office:value="40" calcext:value-type="float">
            <text:p>40</text:p>
          </table:table-cell>
          <table:table-cell table:style-name="ce88" table:formula="of:=((([.J5]+[.L5])+([.K5]*2))+([.M5]*2))*(3)" office:value-type="float" office:value="48" calcext:value-type="float">
            <text:p>48</text:p>
          </table:table-cell>
          <table:table-cell table:style-name="ce141" table:formula="of:=[.X5]/[.AC5]" office:value-type="float" office:value="0.454545454545455" calcext:value-type="float">
            <text:p>0,45</text:p>
          </table:table-cell>
          <table:table-cell table:style-name="ce92" table:formula="of:=[.Z5]+[.AA5]" office:value-type="float" office:value="88" calcext:value-type="float">
            <text:p>88</text:p>
          </table:table-cell>
          <table:table-cell table:formula="of:=[.J5]*[Résumé.$B$11]+[.K5]*[Résumé.$B$12]+[.L5]*[Résumé.$B$13]+[.M5]*[Résumé.$B$14]+[.N5]*[Résumé.$B$17]+[.O5]*[Résumé.$B$15]+[.P5]*[Résumé.$B$16]+[.Q5]*[Résumé.$B$16]+[.R5]*[Résumé.$B$19]+[.S5]*[Résumé.$B$19]+[.T5]*[Résumé.$B$19]+[.U5]*[Résumé.$B$19]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5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razor</text:p>
          </table:table-cell>
          <table:table-cell table:style-name="Default" office:value-type="float" office:value="1024" calcext:value-type="float">
            <text:p>1024</text:p>
          </table:table-cell>
          <table:table-cell table:style-name="ce30" office:value-type="string" calcext:value-type="string">
            <text:p>Muraille rasoir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6]-([.P6]+[.Q6])))" office:value-type="float" office:value="50" calcext:value-type="float">
            <text:p>5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6])" office:value-type="float" office:value="40" calcext:value-type="float">
            <text:p>40</text:p>
          </table:table-cell>
          <table:table-cell table:style-name="ce88" table:formula="of:=((([.J6]+[.L6])+([.K6]*2))+([.M6]*2))*(3)" office:value-type="float" office:value="45" calcext:value-type="float">
            <text:p>45</text:p>
          </table:table-cell>
          <table:table-cell table:style-name="ce141" table:formula="of:=[.X6]/[.AC6]" office:value-type="float" office:value="0.588235294117647" calcext:value-type="float">
            <text:p>0,59</text:p>
          </table:table-cell>
          <table:table-cell table:style-name="ce92" table:formula="of:=[.Z6]+[.AA6]" office:value-type="float" office:value="85" calcext:value-type="float">
            <text:p>85</text:p>
          </table:table-cell>
          <table:table-cell table:formula="of:=[.J6]*[Résumé.$B$11]+[.K6]*[Résumé.$B$12]+[.L6]*[Résumé.$B$13]+[.M6]*[Résumé.$B$14]+[.N6]*[Résumé.$B$17]+[.O6]*[Résumé.$B$15]+[.P6]*[Résumé.$B$16]+[.Q6]*[Résumé.$B$16]+[.R6]*[Résumé.$B$19]+[.S6]*[Résumé.$B$19]+[.T6]*[Résumé.$B$19]+[.U6]*[Résumé.$B$19]" office:value-type="float" office:value="38" calcext:value-type="float">
            <text:p>38</text:p>
          </table:table-cell>
          <table:table-cell office:value-type="float" office:value="42.5" calcext:value-type="float">
            <text:p>42,5</text:p>
          </table:table-cell>
          <table:table-cell table:number-columns-repeated="993"/>
        </table:table-row>
        <table:table-row table:style-name="ro5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barbed</text:p>
          </table:table-cell>
          <table:table-cell table:style-name="Default" office:value-type="float" office:value="1028" calcext:value-type="float">
            <text:p>1028</text:p>
          </table:table-cell>
          <table:table-cell table:style-name="ce30" office:value-type="string" calcext:value-type="string">
            <text:p>Barbelé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0" calcext:value-type="float">
            <text:p>10</text:p>
          </table:table-cell>
          <table:table-cell table:style-name="ce84" table:formula="of:=SUM(([.W7]-([.P7]+[.Q7])))" office:value-type="float" office:value="10" calcext:value-type="float">
            <text:p>1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7])" office:value-type="float" office:value="20" calcext:value-type="float">
            <text:p>20</text:p>
          </table:table-cell>
          <table:table-cell table:style-name="ce88" table:formula="of:=((([.J7]+[.L7])+([.K7]*2))+([.M7]*2))*(3)" office:value-type="float" office:value="6" calcext:value-type="float">
            <text:p>6</text:p>
          </table:table-cell>
          <table:table-cell table:style-name="ce141" table:formula="of:=[.X7]/[.AC7]" office:value-type="float" office:value="0.384615384615385" calcext:value-type="float">
            <text:p>0,38</text:p>
          </table:table-cell>
          <table:table-cell table:style-name="ce92" table:formula="of:=[.Z7]+[.AA7]" office:value-type="float" office:value="26" calcext:value-type="float">
            <text:p>26</text:p>
          </table:table-cell>
          <table:table-cell table:formula="of:=[.J7]*[Résumé.$B$11]+[.K7]*[Résumé.$B$12]+[.L7]*[Résumé.$B$13]+[.M7]*[Résumé.$B$14]+[.N7]*[Résumé.$B$17]+[.O7]*[Résumé.$B$15]+[.P7]*[Résumé.$B$16]+[.Q7]*[Résumé.$B$16]+[.R7]*[Résumé.$B$19]+[.S7]*[Résumé.$B$19]+[.T7]*[Résumé.$B$19]+[.U7]*[Résumé.$B$1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barbed</text:p>
          </table:table-cell>
          <table:table-cell table:style-name="ce21" office:value-type="string" calcext:value-type="string">
            <text:p>meat</text:p>
          </table:table-cell>
          <table:table-cell table:style-name="Default" office:value-type="float" office:value="1066" calcext:value-type="float">
            <text:p>1066</text:p>
          </table:table-cell>
          <table:table-cell table:style-name="ce28" office:value-type="string" calcext:value-type="string">
            <text:p>Appâts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4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bone_meat</text:p>
          </table:table-cell>
          <table:table-cell table:style-name="ce68" office:value-type="float" office:value="80" calcext:value-type="float">
            <text:p>80</text:p>
          </table:table-cell>
          <table:table-cell table:style-name="ce84" table:formula="of:=SUM(([.W8]-([.P8]+[.Q8])))" office:value-type="float" office:value="80" calcext:value-type="float">
            <text:p>80</text:p>
          </table:table-cell>
          <table:table-cell table:style-name="ce86" office:value-type="float" office:value="10" calcext:value-type="float">
            <text:p>10</text:p>
          </table:table-cell>
          <table:table-cell table:style-name="ce68" table:formula="of:=ROUNDUP([.$Y8])" office:value-type="float" office:value="10" calcext:value-type="float">
            <text:p>10</text:p>
          </table:table-cell>
          <table:table-cell table:style-name="ce88" table:formula="of:=((([.J8]+[.L8])+([.K8]*2))+([.M8]*2))*(3)" office:value-type="float" office:value="0" calcext:value-type="float">
            <text:p>0</text:p>
          </table:table-cell>
          <table:table-cell table:style-name="ce141" table:formula="of:=[.X8]/[.AC8]" office:value-type="float" office:value="8" calcext:value-type="float">
            <text:p>8,00</text:p>
          </table:table-cell>
          <table:table-cell table:style-name="ce92" table:formula="of:=[.Z8]+[.AA8]" office:value-type="float" office:value="10" calcext:value-type="float">
            <text:p>10</text:p>
          </table:table-cell>
          <table:table-cell table:formula="of:=[.J8]*[Résumé.$B$11]+[.K8]*[Résumé.$B$12]+[.L8]*[Résumé.$B$13]+[.M8]*[Résumé.$B$14]+[.N8]*[Résumé.$B$17]+[.O8]*[Résumé.$B$15]+[.P8]*[Résumé.$B$16]+[.Q8]*[Résumé.$B$16]+[.R8]*[Résumé.$B$19]+[.S8]*[Résumé.$B$19]+[.T8]*[Résumé.$B$19]+[.U8]*[Résumé.$B$19]" office:value-type="float" office:value="13.5" calcext:value-type="float">
            <text:p>13,5</text:p>
          </table:table-cell>
          <table:table-cell office:value-type="float" office:value="13.5" calcext:value-type="float">
            <text:p>13,5</text:p>
          </table:table-cell>
          <table:table-cell table:number-columns-repeated="993"/>
        </table:table-row>
        <table:table-row table:style-name="ro5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wallAdv</text:p>
          </table:table-cell>
          <table:table-cell table:style-name="Default" office:value-type="float" office:value="1031" calcext:value-type="float">
            <text:p>1031</text:p>
          </table:table-cell>
          <table:table-cell table:style-name="ce29" office:value-type="string" calcext:value-type="string">
            <text:p>Remparts avancé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0"/>
          <table:table-cell table:style-name="ce110" table:content-validation-name="val3"/>
          <table:table-cell/>
          <table:table-cell table:style-name="ce60"/>
          <table:table-cell table:style-name="ce62" office:value-type="float" office:value="9" calcext:value-type="float">
            <text:p>9</text:p>
          </table:table-cell>
          <table:table-cell table:style-name="ce60"/>
          <table:table-cell table:style-name="ce62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9]-([.P9]+[.Q9])))" office:value-type="float" office:value="50" calcext:value-type="float">
            <text:p>5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9])" office:value-type="float" office:value="40" calcext:value-type="float">
            <text:p>40</text:p>
          </table:table-cell>
          <table:table-cell table:style-name="ce88" table:formula="of:=((([.J9]+[.L9])+([.K9]*2))+([.M9]*2))*(3)" office:value-type="float" office:value="90" calcext:value-type="float">
            <text:p>90</text:p>
          </table:table-cell>
          <table:table-cell table:style-name="ce141" table:formula="of:=[.X9]/[.AC9]" office:value-type="float" office:value="0.384615384615385" calcext:value-type="float">
            <text:p>0,38</text:p>
          </table:table-cell>
          <table:table-cell table:style-name="ce92" table:formula="of:=[.Z9]+[.AA9]" office:value-type="float" office:value="130" calcext:value-type="float">
            <text:p>130</text:p>
          </table:table-cell>
          <table:table-cell table:formula="of:=[.J9]*[Résumé.$B$11]+[.K9]*[Résumé.$B$12]+[.L9]*[Résumé.$B$13]+[.M9]*[Résumé.$B$14]+[.N9]*[Résumé.$B$17]+[.O9]*[Résumé.$B$15]+[.P9]*[Résumé.$B$16]+[.Q9]*[Résumé.$B$16]+[.R9]*[Résumé.$B$19]+[.S9]*[Résumé.$B$19]+[.T9]*[Résumé.$B$19]+[.U9]*[Résumé.$B$19]" office:value-type="float" office:value="40.5" calcext:value-type="float">
            <text:p>40,5</text:p>
          </table:table-cell>
          <table:table-cell office:value-type="float" office:value="57" calcext:value-type="float">
            <text:p>57</text:p>
          </table:table-cell>
          <table:table-cell table:number-columns-repeated="993"/>
        </table:table-row>
        <table:table-row table:style-name="ro5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poutres</text:p>
          </table:table-cell>
          <table:table-cell table:style-name="Default" office:value-type="float" office:value="1036" calcext:value-type="float">
            <text:p>1036</text:p>
          </table:table-cell>
          <table:table-cell table:style-name="ce29" office:value-type="string" calcext:value-type="string">
            <text:p>Poutres renfort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29"/>
          <table:table-cell table:style-name="ce110" table:content-validation-name="val3"/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5" calcext:value-type="float">
            <text:p>25</text:p>
          </table:table-cell>
          <table:table-cell table:style-name="ce84" table:formula="of:=SUM(([.W10]-([.P10]+[.Q10])))" office:value-type="float" office:value="25" calcext:value-type="float">
            <text:p>25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10])" office:value-type="float" office:value="40" calcext:value-type="float">
            <text:p>40</text:p>
          </table:table-cell>
          <table:table-cell table:style-name="ce88" table:formula="of:=((([.J10]+[.L10])+([.K10]*2))+([.M10]*2))*(3)" office:value-type="float" office:value="24" calcext:value-type="float">
            <text:p>24</text:p>
          </table:table-cell>
          <table:table-cell table:style-name="ce141" table:formula="of:=[.X10]/[.AC10]" office:value-type="float" office:value="0.390625" calcext:value-type="float">
            <text:p>0,39</text:p>
          </table:table-cell>
          <table:table-cell table:style-name="ce92" table:formula="of:=[.Z10]+[.AA10]" office:value-type="float" office:value="64" calcext:value-type="float">
            <text:p>64</text:p>
          </table:table-cell>
          <table:table-cell table:formula="of:=[.J10]*[Résumé.$B$11]+[.K10]*[Résumé.$B$12]+[.L10]*[Résumé.$B$13]+[.M10]*[Résumé.$B$14]+[.N10]*[Résumé.$B$17]+[.O10]*[Résumé.$B$15]+[.P10]*[Résumé.$B$16]+[.Q10]*[Résumé.$B$16]+[.R10]*[Résumé.$B$19]+[.S10]*[Résumé.$B$19]+[.T10]*[Résumé.$B$19]+[.U10]*[Résumé.$B$19]" office:value-type="float" office:value="9" calcext:value-type="float">
            <text:p>9</text:p>
          </table:table-cell>
          <table:table-cell office:value-type="float" office:value="17.5" calcext:value-type="float">
            <text:p>17,5</text:p>
          </table:table-cell>
          <table:table-cell table:number-columns-repeated="993"/>
        </table:table-row>
        <table:table-row table:style-name="ro5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outres</text:p>
          </table:table-cell>
          <table:table-cell table:style-name="ce21" office:value-type="string" calcext:value-type="string">
            <text:p>wallSpears</text:p>
          </table:table-cell>
          <table:table-cell table:style-name="Default" office:value-type="float" office:value="1037" calcext:value-type="float">
            <text:p>1037</text:p>
          </table:table-cell>
          <table:table-cell table:style-name="ce31" office:value-type="string" calcext:value-type="string">
            <text:p>Muraille à pointe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29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5" calcext:value-type="float">
            <text:p>45</text:p>
          </table:table-cell>
          <table:table-cell table:style-name="ce84" table:formula="of:=SUM(([.W11]-([.P11]+[.Q11])))" office:value-type="float" office:value="44" calcext:value-type="float">
            <text:p>44</text:p>
          </table:table-cell>
          <table:table-cell table:style-name="ce86" office:value-type="float" office:value="35" calcext:value-type="float">
            <text:p>35</text:p>
          </table:table-cell>
          <table:table-cell table:style-name="ce68" table:formula="of:=ROUNDUP([.$Y11])" office:value-type="float" office:value="35" calcext:value-type="float">
            <text:p>35</text:p>
          </table:table-cell>
          <table:table-cell table:style-name="ce88" table:formula="of:=((([.J11]+[.L11])+([.K11]*2))+([.M11]*2))*(3)" office:value-type="float" office:value="21" calcext:value-type="float">
            <text:p>21</text:p>
          </table:table-cell>
          <table:table-cell table:style-name="ce141" table:formula="of:=[.X11]/[.AC11]" office:value-type="float" office:value="0.785714285714286" calcext:value-type="float">
            <text:p>0,79</text:p>
          </table:table-cell>
          <table:table-cell table:style-name="ce92" table:formula="of:=[.Z11]+[.AA11]" office:value-type="float" office:value="56" calcext:value-type="float">
            <text:p>56</text:p>
          </table:table-cell>
          <table:table-cell table:formula="of:=[.J11]*[Résumé.$B$11]+[.K11]*[Résumé.$B$12]+[.L11]*[Résumé.$B$13]+[.M11]*[Résumé.$B$14]+[.N11]*[Résumé.$B$17]+[.O11]*[Résumé.$B$15]+[.P11]*[Résumé.$B$16]+[.Q11]*[Résumé.$B$16]+[.R11]*[Résumé.$B$19]+[.S11]*[Résumé.$B$19]+[.T11]*[Résumé.$B$19]+[.U11]*[Résumé.$B$19]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93"/>
        </table:table-row>
        <table:table-row table:style-name="ro5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wallSpears</text:p>
          </table:table-cell>
          <table:table-cell table:style-name="ce21" office:value-type="string" calcext:value-type="string">
            <text:p>megaWall</text:p>
          </table:table-cell>
          <table:table-cell table:style-name="Default" office:value-type="float" office:value="1056" calcext:value-type="float">
            <text:p>1056</text:p>
          </table:table-cell>
          <table:table-cell table:style-name="ce32" office:value-type="string" calcext:value-type="string">
            <text:p>Grogro mur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29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80" calcext:value-type="float">
            <text:p>80</text:p>
          </table:table-cell>
          <table:table-cell table:style-name="ce84" table:formula="of:=SUM(([.W12]-([.P12]+[.Q12])))" office:value-type="float" office:value="78" calcext:value-type="float">
            <text:p>78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2])" office:value-type="float" office:value="50" calcext:value-type="float">
            <text:p>50</text:p>
          </table:table-cell>
          <table:table-cell table:style-name="ce88" table:formula="of:=((([.J12]+[.L12])+([.K12]*2))+([.M12]*2))*(3)" office:value-type="float" office:value="180" calcext:value-type="float">
            <text:p>180</text:p>
          </table:table-cell>
          <table:table-cell table:style-name="ce141" table:formula="of:=[.X12]/[.AC12]" office:value-type="float" office:value="0.339130434782609" calcext:value-type="float">
            <text:p>0,34</text:p>
          </table:table-cell>
          <table:table-cell table:style-name="ce92" table:formula="of:=[.Z12]+[.AA12]" office:value-type="float" office:value="230" calcext:value-type="float">
            <text:p>230</text:p>
          </table:table-cell>
          <table:table-cell table:formula="of:=[.J12]*[Résumé.$B$11]+[.K12]*[Résumé.$B$12]+[.L12]*[Résumé.$B$13]+[.M12]*[Résumé.$B$14]+[.N12]*[Résumé.$B$17]+[.O12]*[Résumé.$B$15]+[.P12]*[Résumé.$B$16]+[.Q12]*[Résumé.$B$16]+[.R12]*[Résumé.$B$19]+[.S12]*[Résumé.$B$19]+[.T12]*[Résumé.$B$19]+[.U12]*[Résumé.$B$19]" office:value-type="float" office:value="65.5" calcext:value-type="float">
            <text:p>65,5</text:p>
          </table:table-cell>
          <table:table-cell office:value-type="float" office:value="73" calcext:value-type="float">
            <text:p>73</text:p>
          </table:table-cell>
          <table:table-cell table:number-columns-repeated="993"/>
        </table:table-row>
        <table:table-row table:style-name="ro5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poutres</text:p>
          </table:table-cell>
          <table:table-cell table:style-name="ce21" office:value-type="string" calcext:value-type="string">
            <text:p>second</text:p>
          </table:table-cell>
          <table:table-cell table:style-name="Default" office:value-type="float" office:value="1070" calcext:value-type="float">
            <text:p>1070</text:p>
          </table:table-cell>
          <table:table-cell table:style-name="ce33" office:value-type="string" calcext:value-type="string">
            <text:p>Seconde couche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29"/>
          <table:table-cell table:style-name="ce110" table:content-validation-name="val3"/>
          <table:table-cell/>
          <table:table-cell table:style-name="ce60" office:value-type="float" office:value="35" calcext:value-type="float">
            <text:p>35</text:p>
          </table:table-cell>
          <table:table-cell table:style-name="ce62"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75" calcext:value-type="float">
            <text:p>75</text:p>
          </table:table-cell>
          <table:table-cell table:style-name="ce84" table:formula="of:=SUM(([.W13]-([.P13]+[.Q13])))" office:value-type="float" office:value="75" calcext:value-type="float">
            <text:p>75</text:p>
          </table:table-cell>
          <table:table-cell table:style-name="ce86" office:value-type="float" office:value="65" calcext:value-type="float">
            <text:p>65</text:p>
          </table:table-cell>
          <table:table-cell table:style-name="ce68" table:formula="of:=ROUNDUP([.$Y13])" office:value-type="float" office:value="65" calcext:value-type="float">
            <text:p>65</text:p>
          </table:table-cell>
          <table:table-cell table:style-name="ce88" table:formula="of:=((([.J13]+[.L13])+([.K13]*2))+([.M13]*2))*(3)" office:value-type="float" office:value="135" calcext:value-type="float">
            <text:p>135</text:p>
          </table:table-cell>
          <table:table-cell table:style-name="ce141" table:formula="of:=[.X13]/[.AC13]" office:value-type="float" office:value="0.375" calcext:value-type="float">
            <text:p>0,38</text:p>
          </table:table-cell>
          <table:table-cell table:style-name="ce92" table:formula="of:=[.Z13]+[.AA13]" office:value-type="float" office:value="200" calcext:value-type="float">
            <text:p>200</text:p>
          </table:table-cell>
          <table:table-cell table:formula="of:=[.J13]*[Résumé.$B$11]+[.K13]*[Résumé.$B$12]+[.L13]*[Résumé.$B$13]+[.M13]*[Résumé.$B$14]+[.N13]*[Résumé.$B$17]+[.O13]*[Résumé.$B$15]+[.P13]*[Résumé.$B$16]+[.Q13]*[Résumé.$B$16]+[.R13]*[Résumé.$B$19]+[.S13]*[Résumé.$B$19]+[.T13]*[Résumé.$B$19]+[.U13]*[Résumé.$B$19]" office:value-type="float" office:value="47.5" calcext:value-type="float">
            <text:p>47,5</text:p>
          </table:table-cell>
          <table:table-cell office:value-type="float" office:value="47.5" calcext:value-type="float">
            <text:p>47,5</text:p>
          </table:table-cell>
          <table:table-cell table:number-columns-repeated="993"/>
        </table:table-row>
        <table:table-row table:style-name="ro5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second</text:p>
          </table:table-cell>
          <table:table-cell table:style-name="ce21" office:value-type="string" calcext:value-type="string">
            <text:p>third</text:p>
          </table:table-cell>
          <table:table-cell table:style-name="Default" office:value-type="float" office:value="1157" calcext:value-type="float">
            <text:p>1157</text:p>
          </table:table-cell>
          <table:table-cell table:style-name="ce34" office:value-type="string" calcext:value-type="string">
            <text:p>Troisième couch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5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30" calcext:value-type="float">
            <text:p>30</text:p>
          </table:table-cell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84" table:formula="of:=SUM(([.W14]-([.P14]+[.Q14])))" office:value-type="float" office:value="95" calcext:value-type="float">
            <text:p>95</text:p>
          </table:table-cell>
          <table:table-cell table:style-name="ce86" office:value-type="float" office:value="65" calcext:value-type="float">
            <text:p>65</text:p>
          </table:table-cell>
          <table:table-cell table:style-name="ce68" table:formula="of:=ROUNDUP([.$Y14])" office:value-type="float" office:value="65" calcext:value-type="float">
            <text:p>65</text:p>
          </table:table-cell>
          <table:table-cell table:style-name="ce88" table:formula="of:=((([.J14]+[.L14])+([.K14]*2))+([.M14]*2))*(3)" office:value-type="float" office:value="120" calcext:value-type="float">
            <text:p>120</text:p>
          </table:table-cell>
          <table:table-cell table:style-name="ce141" table:formula="of:=[.X14]/[.AC14]" office:value-type="float" office:value="0.513513513513513" calcext:value-type="float">
            <text:p>0,51</text:p>
          </table:table-cell>
          <table:table-cell table:style-name="ce92" table:formula="of:=[.Z14]+[.AA14]" office:value-type="float" office:value="185" calcext:value-type="float">
            <text:p>185</text:p>
          </table:table-cell>
          <table:table-cell table:formula="of:=[.J14]*[Résumé.$B$11]+[.K14]*[Résumé.$B$12]+[.L14]*[Résumé.$B$13]+[.M14]*[Résumé.$B$14]+[.N14]*[Résumé.$B$17]+[.O14]*[Résumé.$B$15]+[.P14]*[Résumé.$B$16]+[.Q14]*[Résumé.$B$16]+[.R14]*[Résumé.$B$19]+[.S14]*[Résumé.$B$19]+[.T14]*[Résumé.$B$19]+[.U14]*[Résumé.$B$19]" office:value-type="float" office:value="92.5" calcext:value-type="float">
            <text:p>92,5</text:p>
          </table:table-cell>
          <table:table-cell office:value-type="float" office:value="72.5" calcext:value-type="float">
            <text:p>72,5</text:p>
          </table:table-cell>
          <table:table-cell table:number-columns-repeated="993"/>
        </table:table-row>
        <table:table-row table:style-name="ro5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outres</text:p>
          </table:table-cell>
          <table:table-cell table:style-name="ce21" office:value-type="string" calcext:value-type="string">
            <text:p>wallEvo</text:p>
          </table:table-cell>
          <table:table-cell table:style-name="Default" office:value-type="float" office:value="1071" calcext:value-type="float">
            <text:p>1071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6.336cm" draw:caption-point-x="-8.681cm" draw:caption-point-y="1.745cm">
              <dc:date>1899-12-30T00:00:00</dc:date>
              <text:p text:style-name="P1"><text:span text:style-name="T1">nv 1 - 4</text:span></text:p>
              <text:p text:style-name="P1"><text:span text:style-name="T1">nv 2 + 35</text:span></text:p>
              <text:p text:style-name="P1"><text:span text:style-name="T1">nv 3 + 37</text:span></text:p>
              <text:p text:style-name="P1"><text:span text:style-name="T1">nv 4 + 59</text:span></text:p>
              <text:p text:style-name="P1"><text:span text:style-name="T1">nv 5 + 61</text:span></text:p>
            </office:annotation>
            <text:p>Muraille évolutiv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20" calcext:value-type="float">
            <text:p>2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5" calcext:value-type="float">
            <text:p>55</text:p>
          </table:table-cell>
          <table:table-cell table:style-name="ce84" table:formula="of:=SUM(([.W15]-([.P15]+[.Q15])))" office:value-type="float" office:value="54" calcext:value-type="float">
            <text:p>54</text:p>
          </table:table-cell>
          <table:table-cell table:style-name="ce86" office:value-type="float" office:value="65" calcext:value-type="float">
            <text:p>65</text:p>
          </table:table-cell>
          <table:table-cell table:style-name="ce68" table:formula="of:=ROUNDUP([.$Y15])" office:value-type="float" office:value="65" calcext:value-type="float">
            <text:p>65</text:p>
          </table:table-cell>
          <table:table-cell table:style-name="ce88" table:formula="of:=((([.J15]+[.L15])+([.K15]*2))+([.M15]*2))*(3)" office:value-type="float" office:value="75" calcext:value-type="float">
            <text:p>75</text:p>
          </table:table-cell>
          <table:table-cell table:style-name="ce141" table:formula="of:=[.X15]/[.AC15]" office:value-type="float" office:value="0.385714285714286" calcext:value-type="float">
            <text:p>0,39</text:p>
          </table:table-cell>
          <table:table-cell table:style-name="ce92" table:formula="of:=[.Z15]+[.AA15]" office:value-type="float" office:value="140" calcext:value-type="float">
            <text:p>140</text:p>
          </table:table-cell>
          <table:table-cell table:formula="of:=[.J15]*[Résumé.$B$11]+[.K15]*[Résumé.$B$12]+[.L15]*[Résumé.$B$13]+[.M15]*[Résumé.$B$14]+[.N15]*[Résumé.$B$17]+[.O15]*[Résumé.$B$15]+[.P15]*[Résumé.$B$16]+[.Q15]*[Résumé.$B$16]+[.R15]*[Résumé.$B$19]+[.S15]*[Résumé.$B$19]+[.T15]*[Résumé.$B$19]+[.U15]*[Résumé.$B$19]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993"/>
        </table:table-row>
        <table:table-row table:style-name="ro5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outres</text:p>
          </table:table-cell>
          <table:table-cell table:style-name="ce21" office:value-type="string" calcext:value-type="string">
            <text:p>concrete</text:p>
          </table:table-cell>
          <table:table-cell table:style-name="Default" office:value-type="float" office:value="1158" calcext:value-type="float">
            <text:p>1158</text:p>
          </table:table-cell>
          <table:table-cell table:style-name="ce33" office:value-type="string" calcext:value-type="string">
            <text:p>Bétonnade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6" calcext:value-type="float">
            <text:p>6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16]-([.P16]+[.Q16])))" office:value-type="float" office:value="44" calcext:value-type="float">
            <text:p>44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16])" office:value-type="float" office:value="60" calcext:value-type="float">
            <text:p>60</text:p>
          </table:table-cell>
          <table:table-cell table:style-name="ce88" table:formula="of:=((([.J16]+[.L16])+([.K16]*2))+([.M16]*2))*(3)" office:value-type="float" office:value="12" calcext:value-type="float">
            <text:p>12</text:p>
          </table:table-cell>
          <table:table-cell table:style-name="ce141" table:formula="of:=[.X16]/[.AC16]" office:value-type="float" office:value="0.611111111111111" calcext:value-type="float">
            <text:p>0,61</text:p>
          </table:table-cell>
          <table:table-cell table:style-name="ce92" table:formula="of:=[.Z16]+[.AA16]" office:value-type="float" office:value="72" calcext:value-type="float">
            <text:p>72</text:p>
          </table:table-cell>
          <table:table-cell table:formula="of:=[.J16]*[Résumé.$B$11]+[.K16]*[Résumé.$B$12]+[.L16]*[Résumé.$B$13]+[.M16]*[Résumé.$B$14]+[.N16]*[Résumé.$B$17]+[.O16]*[Résumé.$B$15]+[.P16]*[Résumé.$B$16]+[.Q16]*[Résumé.$B$16]+[.R16]*[Résumé.$B$19]+[.S16]*[Résumé.$B$19]+[.T16]*[Résumé.$B$19]+[.U16]*[Résumé.$B$19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5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groundRazor</text:p>
          </table:table-cell>
          <table:table-cell table:style-name="Default" office:value-type="float" office:value="1054" calcext:value-type="float">
            <text:p>1054</text:p>
          </table:table-cell>
          <table:table-cell table:style-name="ce30" office:value-type="string" calcext:value-type="string">
            <text:p>Râpe à zombie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20" calcext:value-type="float">
            <text:p>20</text:p>
          </table:table-cell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5" calcext:value-type="float">
            <text:p>55</text:p>
          </table:table-cell>
          <table:table-cell table:style-name="ce84" table:formula="of:=SUM(([.W17]-([.P17]+[.Q17])))" office:value-type="float" office:value="52" calcext:value-type="float">
            <text:p>52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17])" office:value-type="float" office:value="60" calcext:value-type="float">
            <text:p>60</text:p>
          </table:table-cell>
          <table:table-cell table:style-name="ce88" table:formula="of:=((([.J17]+[.L17])+([.K17]*2))+([.M17]*2))*(3)" office:value-type="float" office:value="60" calcext:value-type="float">
            <text:p>60</text:p>
          </table:table-cell>
          <table:table-cell table:style-name="ce141" table:formula="of:=[.X17]/[.AC17]" office:value-type="float" office:value="0.433333333333333" calcext:value-type="float">
            <text:p>0,43</text:p>
          </table:table-cell>
          <table:table-cell table:style-name="ce92" table:formula="of:=[.Z17]+[.AA17]" office:value-type="float" office:value="120" calcext:value-type="float">
            <text:p>120</text:p>
          </table:table-cell>
          <table:table-cell table:formula="of:=[.J17]*[Résumé.$B$11]+[.K17]*[Résumé.$B$12]+[.L17]*[Résumé.$B$13]+[.M17]*[Résumé.$B$14]+[.N17]*[Résumé.$B$17]+[.O17]*[Résumé.$B$15]+[.P17]*[Résumé.$B$16]+[.Q17]*[Résumé.$B$16]+[.R17]*[Résumé.$B$19]+[.S17]*[Résumé.$B$19]+[.T17]*[Résumé.$B$19]+[.U17]*[Résumé.$B$19]"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993"/>
        </table:table-row>
        <table:table-row table:style-name="ro5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holes</text:p>
          </table:table-cell>
          <table:table-cell table:style-name="Default" office:value-type="float" office:value="1055" calcext:value-type="float">
            <text:p>1055</text:p>
          </table:table-cell>
          <table:table-cell table:style-name="ce30" office:value-type="string" calcext:value-type="string">
            <text:p>Oubliette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5" calcext:value-type="float">
            <text:p>35</text:p>
          </table:table-cell>
          <table:table-cell table:style-name="ce84" table:formula="of:=SUM(([.W18]-([.P18]+[.Q18])))" office:value-type="float" office:value="35" calcext:value-type="float">
            <text:p>3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8])" office:value-type="float" office:value="50" calcext:value-type="float">
            <text:p>50</text:p>
          </table:table-cell>
          <table:table-cell table:style-name="ce88" table:formula="of:=((([.J18]+[.L18])+([.K18]*2))+([.M18]*2))*(3)" office:value-type="float" office:value="30" calcext:value-type="float">
            <text:p>30</text:p>
          </table:table-cell>
          <table:table-cell table:style-name="ce141" table:formula="of:=[.X18]/[.AC18]" office:value-type="float" office:value="0.4375" calcext:value-type="float">
            <text:p>0,44</text:p>
          </table:table-cell>
          <table:table-cell table:style-name="ce92" table:formula="of:=[.Z18]+[.AA18]" office:value-type="float" office:value="80" calcext:value-type="float">
            <text:p>80</text:p>
          </table:table-cell>
          <table:table-cell table:formula="of:=[.J18]*[Résumé.$B$11]+[.K18]*[Résumé.$B$12]+[.L18]*[Résumé.$B$13]+[.M18]*[Résumé.$B$14]+[.N18]*[Résumé.$B$17]+[.O18]*[Résumé.$B$15]+[.P18]*[Résumé.$B$16]+[.Q18]*[Résumé.$B$16]+[.R18]*[Résumé.$B$19]+[.S18]*[Résumé.$B$19]+[.T18]*[Résumé.$B$19]+[.U18]*[Résumé.$B$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5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barrer</text:p>
          </table:table-cell>
          <table:table-cell table:style-name="Default" office:value-type="float" office:value="1058" calcext:value-type="float">
            <text:p>1058</text:p>
          </table:table-cell>
          <table:table-cell table:style-name="ce30" office:value-type="string" calcext:value-type="string">
            <text:p>Barrière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" calcext:value-type="float">
            <text:p>30</text:p>
          </table:table-cell>
          <table:table-cell table:style-name="ce84" table:formula="of:=SUM(([.W19]-([.P19]+[.Q19])))" office:value-type="float" office:value="30" calcext:value-type="float">
            <text:p>3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9])" office:value-type="float" office:value="50" calcext:value-type="float">
            <text:p>50</text:p>
          </table:table-cell>
          <table:table-cell table:style-name="ce88" table:formula="of:=((([.J19]+[.L19])+([.K19]*2))+([.M19]*2))*(3)" office:value-type="float" office:value="30" calcext:value-type="float">
            <text:p>30</text:p>
          </table:table-cell>
          <table:table-cell table:style-name="ce141" table:formula="of:=[.X19]/[.AC19]" office:value-type="float" office:value="0.375" calcext:value-type="float">
            <text:p>0,38</text:p>
          </table:table-cell>
          <table:table-cell table:style-name="ce92" table:formula="of:=[.Z19]+[.AA19]" office:value-type="float" office:value="80" calcext:value-type="float">
            <text:p>80</text:p>
          </table:table-cell>
          <table:table-cell table:formula="of:=[.J19]*[Résumé.$B$11]+[.K19]*[Résumé.$B$12]+[.L19]*[Résumé.$B$13]+[.M19]*[Résumé.$B$14]+[.N19]*[Résumé.$B$17]+[.O19]*[Résumé.$B$15]+[.P19]*[Résumé.$B$16]+[.Q19]*[Résumé.$B$16]+[.R19]*[Résumé.$B$19]+[.S19]*[Résumé.$B$19]+[.T19]*[Résumé.$B$19]+[.U19]*[Résumé.$B$19]" office:value-type="float" office:value="7.5" calcext:value-type="float">
            <text:p>7,5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5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fence</text:p>
          </table:table-cell>
          <table:table-cell table:style-name="Default" office:value-type="float" office:value="1156" calcext:value-type="float">
            <text:p>1156</text:p>
          </table:table-cell>
          <table:table-cell table:style-name="ce30" office:value-type="string" calcext:value-type="string">
            <text:p>Palissad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5" calcext:value-type="float">
            <text:p>45</text:p>
          </table:table-cell>
          <table:table-cell table:style-name="ce84" table:formula="of:=SUM(([.W20]-([.P20]+[.Q20])))" office:value-type="float" office:value="45" calcext:value-type="float">
            <text:p>4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20])" office:value-type="float" office:value="50" calcext:value-type="float">
            <text:p>50</text:p>
          </table:table-cell>
          <table:table-cell table:style-name="ce88" table:formula="of:=((([.J20]+[.L20])+([.K20]*2))+([.M20]*2))*(3)" office:value-type="float" office:value="90" calcext:value-type="float">
            <text:p>90</text:p>
          </table:table-cell>
          <table:table-cell table:style-name="ce141" table:formula="of:=[.X20]/[.AC20]" office:value-type="float" office:value="0.321428571428571" calcext:value-type="float">
            <text:p>0,32</text:p>
          </table:table-cell>
          <table:table-cell table:style-name="ce92" table:formula="of:=[.Z20]+[.AA20]" office:value-type="float" office:value="140" calcext:value-type="float">
            <text:p>140</text:p>
          </table:table-cell>
          <table:table-cell table:formula="of:=[.J20]*[Résumé.$B$11]+[.K20]*[Résumé.$B$12]+[.L20]*[Résumé.$B$13]+[.M20]*[Résumé.$B$14]+[.N20]*[Résumé.$B$17]+[.O20]*[Résumé.$B$15]+[.P20]*[Résumé.$B$16]+[.Q20]*[Résumé.$B$16]+[.R20]*[Résumé.$B$19]+[.S20]*[Résumé.$B$19]+[.T20]*[Résumé.$B$19]+[.U20]*[Résumé.$B$19]" office:value-type="float" office:value="35.5" calcext:value-type="float">
            <text:p>35,5</text:p>
          </table:table-cell>
          <table:table-cell office:value-type="float" office:value="38" calcext:value-type="float">
            <text:p>38</text:p>
          </table:table-cell>
          <table:table-cell table:number-columns-repeated="993"/>
        </table:table-row>
        <table:table-row table:style-name="ro5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soapWall</text:p>
          </table:table-cell>
          <table:table-cell table:style-name="Default" office:value-type="float" office:value="1159" calcext:value-type="float">
            <text:p>1159</text:p>
          </table:table-cell>
          <table:table-cell table:style-name="ce30" office:value-type="string" calcext:value-type="string">
            <text:p>Mur savonné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5*pharma</text:p>
          </table:table-cell>
          <table:table-cell table:style-name="ce68" office:value-type="float" office:value="60" calcext:value-type="float">
            <text:p>60</text:p>
          </table:table-cell>
          <table:table-cell table:style-name="ce84" table:formula="of:=SUM(([.W21]-([.P21]+[.Q21])))" office:value-type="float" office:value="59" calcext:value-type="float">
            <text:p>59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21])" office:value-type="float" office:value="40" calcext:value-type="float">
            <text:p>40</text:p>
          </table:table-cell>
          <table:table-cell table:style-name="ce88" table:formula="of:=((([.J21]+[.L21])+([.K21]*2))+([.M21]*2))*(3)" office:value-type="float" office:value="0" calcext:value-type="float">
            <text:p>0</text:p>
          </table:table-cell>
          <table:table-cell table:style-name="ce141" table:formula="of:=[.X21]/[.AC21]" office:value-type="float" office:value="1.475" calcext:value-type="float">
            <text:p>1,48</text:p>
          </table:table-cell>
          <table:table-cell table:style-name="ce92" table:formula="of:=[.Z21]+[.AA21]" office:value-type="float" office:value="40" calcext:value-type="float">
            <text:p>40</text:p>
          </table:table-cell>
          <table:table-cell table:formula="of:=[.J21]*[Résumé.$B$11]+[.K21]*[Résumé.$B$12]+[.L21]*[Résumé.$B$13]+[.M21]*[Résumé.$B$14]+[.N21]*[Résumé.$B$17]+[.O21]*[Résumé.$B$15]+[.P21]*[Résumé.$B$16]+[.Q21]*[Résumé.$B$16]+[.R21]*[Résumé.$B$19]+[.S21]*[Résumé.$B$19]+[.T21]*[Résumé.$B$19]+[.U21]*[Résumé.$B$19]" office:value-type="float" office:value="56.5" calcext:value-type="float">
            <text:p>56,5</text:p>
          </table:table-cell>
          <table:table-cell office:value-type="float" office:value="61" calcext:value-type="float">
            <text:p>61</text:p>
          </table:table-cell>
          <table:table-cell table:number-columns-repeated="993"/>
        </table:table-row>
        <table:table-row table:style-name="ro5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waterSpray</text:p>
          </table:table-cell>
          <table:table-cell table:style-name="Default" office:value-type="float" office:value="1160" calcext:value-type="float">
            <text:p>1160</text:p>
          </table:table-cell>
          <table:table-cell table:style-name="ce30" office:value-type="string" calcext:value-type="string">
            <text:p>Pulvérisateur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22]-([.P22]+[.Q22])))" office:value-type="float" office:value="0" calcext:value-type="float">
            <text:p>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22])" office:value-type="float" office:value="50" calcext:value-type="float">
            <text:p>50</text:p>
          </table:table-cell>
          <table:table-cell table:style-name="ce88" table:formula="of:=((([.J22]+[.L22])+([.K22]*2))+([.M22]*2))*(3)" office:value-type="float" office:value="42" calcext:value-type="float">
            <text:p>42</text:p>
          </table:table-cell>
          <table:table-cell table:style-name="ce141" table:formula="of:=[.X22]/[.AC22]" office:value-type="float" office:value="0" calcext:value-type="float">
            <text:p>0,00</text:p>
          </table:table-cell>
          <table:table-cell table:style-name="ce92" table:formula="of:=[.Z22]+[.AA22]" office:value-type="float" office:value="92" calcext:value-type="float">
            <text:p>92</text:p>
          </table:table-cell>
          <table:table-cell table:formula="of:=[.J22]*[Résumé.$B$11]+[.K22]*[Résumé.$B$12]+[.L22]*[Résumé.$B$13]+[.M22]*[Résumé.$B$14]+[.N22]*[Résumé.$B$17]+[.O22]*[Résumé.$B$15]+[.P22]*[Résumé.$B$16]+[.Q22]*[Résumé.$B$16]+[.R22]*[Résumé.$B$19]+[.S22]*[Résumé.$B$19]+[.T22]*[Résumé.$B$19]+[.U22]*[Résumé.$B$19]" office:value-type="float" office:value="37.5" calcext:value-type="float">
            <text:p>37,5</text:p>
          </table:table-cell>
          <table:table-cell office:value-type="float" office:value="32.5" calcext:value-type="float">
            <text:p>32,5</text:p>
          </table:table-cell>
          <table:table-cell table:number-columns-repeated="993"/>
        </table:table-row>
        <table:table-row table:style-name="ro5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waterSpray</text:p>
          </table:table-cell>
          <table:table-cell table:style-name="ce21" office:value-type="string" calcext:value-type="string">
            <text:p>acidSpray</text:p>
          </table:table-cell>
          <table:table-cell table:style-name="Default" office:value-type="float" office:value="1161" calcext:value-type="float">
            <text:p>1161</text:p>
          </table:table-cell>
          <table:table-cell table:style-name="ce35" office:value-type="string" calcext:value-type="string">
            <text:p>Projection acid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pharma</text:p>
          </table:table-cell>
          <table:table-cell table:style-name="ce68" office:value-type="float" office:value="40" calcext:value-type="float">
            <text:p>40</text:p>
          </table:table-cell>
          <table:table-cell table:style-name="ce84" table:formula="of:=SUM(([.W23]-([.P23]+[.Q23])))" office:value-type="float" office:value="40" calcext:value-type="float">
            <text:p>4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3])" office:value-type="float" office:value="30" calcext:value-type="float">
            <text:p>30</text:p>
          </table:table-cell>
          <table:table-cell table:style-name="ce88" table:formula="of:=((([.J23]+[.L23])+([.K23]*2))+([.M23]*2))*(3)" office:value-type="float" office:value="0" calcext:value-type="float">
            <text:p>0</text:p>
          </table:table-cell>
          <table:table-cell table:style-name="ce141" table:formula="of:=[.X23]/[.AC23]" office:value-type="float" office:value="1.33333333333333" calcext:value-type="float">
            <text:p>1,33</text:p>
          </table:table-cell>
          <table:table-cell table:style-name="ce92" table:formula="of:=[.Z23]+[.AA23]" office:value-type="float" office:value="30" calcext:value-type="float">
            <text:p>30</text:p>
          </table:table-cell>
          <table:table-cell table:formula="of:=[.J23]*[Résumé.$B$11]+[.K23]*[Résumé.$B$12]+[.L23]*[Résumé.$B$13]+[.M23]*[Résumé.$B$14]+[.N23]*[Résumé.$B$17]+[.O23]*[Résumé.$B$15]+[.P23]*[Résumé.$B$16]+[.Q23]*[Résumé.$B$16]+[.R23]*[Résumé.$B$19]+[.S23]*[Résumé.$B$19]+[.T23]*[Résumé.$B$19]+[.U23]*[Résumé.$B$19]" office:value-type="float" office:value="19.5" calcext:value-type="float">
            <text:p>19,5</text:p>
          </table:table-cell>
          <table:table-cell office:value-type="float" office:value="28.5" calcext:value-type="float">
            <text:p>28,5</text:p>
          </table:table-cell>
          <table:table-cell table:number-columns-repeated="993"/>
        </table:table-row>
        <table:table-row table:style-name="ro5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waterSpray</text:p>
          </table:table-cell>
          <table:table-cell table:style-name="ce21" office:value-type="string" calcext:value-type="string">
            <text:p>gazSpray</text:p>
          </table:table-cell>
          <table:table-cell table:style-name="Default" office:value-type="float" office:value="1162" calcext:value-type="float">
            <text:p>1162</text:p>
          </table:table-cell>
          <table:table-cell table:style-name="ce35" office:value-type="string" calcext:value-type="string">
            <text:p>Neurotoxin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5*pharma,steroid</text:p>
          </table:table-cell>
          <table:table-cell table:style-name="ce68" office:value-type="float" office:value="150" calcext:value-type="float">
            <text:p>150</text:p>
          </table:table-cell>
          <table:table-cell table:style-name="ce84" table:formula="of:=SUM(([.W24]-([.P24]+[.Q24])))" office:value-type="float" office:value="150" calcext:value-type="float">
            <text:p>15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24])" office:value-type="float" office:value="40" calcext:value-type="float">
            <text:p>40</text:p>
          </table:table-cell>
          <table:table-cell table:style-name="ce88" table:formula="of:=((([.J24]+[.L24])+([.K24]*2))+([.M24]*2))*(3)" office:value-type="float" office:value="0" calcext:value-type="float">
            <text:p>0</text:p>
          </table:table-cell>
          <table:table-cell table:style-name="ce141" table:formula="of:=[.X24]/[.AC24]" office:value-type="float" office:value="3.75" calcext:value-type="float">
            <text:p>3,75</text:p>
          </table:table-cell>
          <table:table-cell table:style-name="ce92" table:formula="of:=[.Z24]+[.AA24]" office:value-type="float" office:value="40" calcext:value-type="float">
            <text:p>40</text:p>
          </table:table-cell>
          <table:table-cell table:formula="of:=[.J24]*[Résumé.$B$11]+[.K24]*[Résumé.$B$12]+[.L24]*[Résumé.$B$13]+[.M24]*[Résumé.$B$14]+[.N24]*[Résumé.$B$17]+[.O24]*[Résumé.$B$15]+[.P24]*[Résumé.$B$16]+[.Q24]*[Résumé.$B$16]+[.R24]*[Résumé.$B$19]+[.S24]*[Résumé.$B$19]+[.T24]*[Résumé.$B$19]+[.U24]*[Résumé.$B$19]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993"/>
        </table:table-row>
        <table:table-row table:style-name="ro5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def1</text:p>
          </table:table-cell>
          <table:table-cell table:style-name="Default" office:value-type="float" office:value="1163" calcext:value-type="float">
            <text:p>1163</text:p>
          </table:table-cell>
          <table:table-cell table:style-name="ce30" office:value-type="string" calcext:value-type="string">
            <text:p>Cloison en boi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5" calcext:value-type="float">
            <text:p>25</text:p>
          </table:table-cell>
          <table:table-cell table:style-name="ce84" table:formula="of:=SUM(([.W25]-([.P25]+[.Q25])))" office:value-type="float" office:value="25" calcext:value-type="float">
            <text:p>25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5])" office:value-type="float" office:value="30" calcext:value-type="float">
            <text:p>30</text:p>
          </table:table-cell>
          <table:table-cell table:style-name="ce88" table:formula="of:=((([.J25]+[.L25])+([.K25]*2))+([.M25]*2))*(3)" office:value-type="float" office:value="30" calcext:value-type="float">
            <text:p>30</text:p>
          </table:table-cell>
          <table:table-cell table:style-name="ce141" table:formula="of:=[.X25]/[.AC25]" office:value-type="float" office:value="0.416666666666667" calcext:value-type="float">
            <text:p>0,42</text:p>
          </table:table-cell>
          <table:table-cell table:style-name="ce92" table:formula="of:=[.Z25]+[.AA25]" office:value-type="float" office:value="60" calcext:value-type="float">
            <text:p>60</text:p>
          </table:table-cell>
          <table:table-cell table:formula="of:=[.J25]*[Résumé.$B$11]+[.K25]*[Résumé.$B$12]+[.L25]*[Résumé.$B$13]+[.M25]*[Résumé.$B$14]+[.N25]*[Résumé.$B$17]+[.O25]*[Résumé.$B$15]+[.P25]*[Résumé.$B$16]+[.Q25]*[Résumé.$B$16]+[.R25]*[Résumé.$B$19]+[.S25]*[Résumé.$B$19]+[.T25]*[Résumé.$B$19]+[.U25]*[Résumé.$B$19]"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table:number-columns-repeated="993"/>
        </table:table-row>
        <table:table-row table:style-name="ro5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def2</text:p>
          </table:table-cell>
          <table:table-cell table:style-name="Default" office:value-type="float" office:value="1164" calcext:value-type="float">
            <text:p>1164</text:p>
          </table:table-cell>
          <table:table-cell table:style-name="ce30" office:value-type="string" calcext:value-type="string">
            <text:p>Cloison métalliqu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5" calcext:value-type="float">
            <text:p>25</text:p>
          </table:table-cell>
          <table:table-cell table:style-name="ce84" table:formula="of:=SUM(([.W26]-([.P26]+[.Q26])))" office:value-type="float" office:value="25" calcext:value-type="float">
            <text:p>25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6])" office:value-type="float" office:value="30" calcext:value-type="float">
            <text:p>30</text:p>
          </table:table-cell>
          <table:table-cell table:style-name="ce88" table:formula="of:=((([.J26]+[.L26])+([.K26]*2))+([.M26]*2))*(3)" office:value-type="float" office:value="30" calcext:value-type="float">
            <text:p>30</text:p>
          </table:table-cell>
          <table:table-cell table:style-name="ce141" table:formula="of:=[.X26]/[.AC26]" office:value-type="float" office:value="0.416666666666667" calcext:value-type="float">
            <text:p>0,42</text:p>
          </table:table-cell>
          <table:table-cell table:style-name="ce92" table:formula="of:=[.Z26]+[.AA26]" office:value-type="float" office:value="60" calcext:value-type="float">
            <text:p>60</text:p>
          </table:table-cell>
          <table:table-cell table:formula="of:=[.J26]*[Résumé.$B$11]+[.K26]*[Résumé.$B$12]+[.L26]*[Résumé.$B$13]+[.M26]*[Résumé.$B$14]+[.N26]*[Résumé.$B$17]+[.O26]*[Résumé.$B$15]+[.P26]*[Résumé.$B$16]+[.Q26]*[Résumé.$B$16]+[.R26]*[Résumé.$B$19]+[.S26]*[Résumé.$B$19]+[.T26]*[Résumé.$B$19]+[.U26]*[Résumé.$B$19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5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def3</text:p>
          </table:table-cell>
          <table:table-cell table:style-name="Default" office:value-type="float" office:value="1165" calcext:value-type="float">
            <text:p>1165</text:p>
          </table:table-cell>
          <table:table-cell table:style-name="ce30" office:value-type="string" calcext:value-type="string">
            <text:p>Cloison épaiss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0" calcext:value-type="float">
            <text:p>40</text:p>
          </table:table-cell>
          <table:table-cell table:style-name="ce84" table:formula="of:=SUM(([.W27]-([.P27]+[.Q27])))" office:value-type="float" office:value="40" calcext:value-type="float">
            <text:p>4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27])" office:value-type="float" office:value="40" calcext:value-type="float">
            <text:p>40</text:p>
          </table:table-cell>
          <table:table-cell table:style-name="ce88" table:formula="of:=((([.J27]+[.L27])+([.K27]*2))+([.M27]*2))*(3)" office:value-type="float" office:value="60" calcext:value-type="float">
            <text:p>60</text:p>
          </table:table-cell>
          <table:table-cell table:style-name="ce141" table:formula="of:=[.X27]/[.AC27]" office:value-type="float" office:value="0.4" calcext:value-type="float">
            <text:p>0,40</text:p>
          </table:table-cell>
          <table:table-cell table:style-name="ce92" table:formula="of:=[.Z27]+[.AA27]" office:value-type="float" office:value="100" calcext:value-type="float">
            <text:p>100</text:p>
          </table:table-cell>
          <table:table-cell table:formula="of:=[.J27]*[Résumé.$B$11]+[.K27]*[Résumé.$B$12]+[.L27]*[Résumé.$B$13]+[.M27]*[Résumé.$B$14]+[.N27]*[Résumé.$B$17]+[.O27]*[Résumé.$B$15]+[.P27]*[Résumé.$B$16]+[.Q27]*[Résumé.$B$16]+[.R27]*[Résumé.$B$19]+[.S27]*[Résumé.$B$19]+[.T27]*[Résumé.$B$19]+[.U27]*[Résumé.$B$19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5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def4</text:p>
          </table:table-cell>
          <table:table-cell table:style-name="Default" office:value-type="float" office:value="1166" calcext:value-type="float">
            <text:p>1166</text:p>
          </table:table-cell>
          <table:table-cell table:style-name="ce30" office:value-type="string" calcext:value-type="string">
            <text:p>Contre-plaqué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5" calcext:value-type="float">
            <text:p>25</text:p>
          </table:table-cell>
          <table:table-cell table:style-name="ce84" table:formula="of:=SUM(([.W28]-([.P28]+[.Q28])))" office:value-type="float" office:value="25" calcext:value-type="float">
            <text:p>25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8])" office:value-type="float" office:value="30" calcext:value-type="float">
            <text:p>30</text:p>
          </table:table-cell>
          <table:table-cell table:style-name="ce88" table:formula="of:=((([.J28]+[.L28])+([.K28]*2))+([.M28]*2))*(3)" office:value-type="float" office:value="30" calcext:value-type="float">
            <text:p>30</text:p>
          </table:table-cell>
          <table:table-cell table:style-name="ce141" table:formula="of:=[.X28]/[.AC28]" office:value-type="float" office:value="0.416666666666667" calcext:value-type="float">
            <text:p>0,42</text:p>
          </table:table-cell>
          <table:table-cell table:style-name="ce92" table:formula="of:=[.Z28]+[.AA28]" office:value-type="float" office:value="60" calcext:value-type="float">
            <text:p>60</text:p>
          </table:table-cell>
          <table:table-cell table:formula="of:=[.J28]*[Résumé.$B$11]+[.K28]*[Résumé.$B$12]+[.L28]*[Résumé.$B$13]+[.M28]*[Résumé.$B$14]+[.N28]*[Résumé.$B$17]+[.O28]*[Résumé.$B$15]+[.P28]*[Résumé.$B$16]+[.Q28]*[Résumé.$B$16]+[.R28]*[Résumé.$B$19]+[.S28]*[Résumé.$B$19]+[.T28]*[Résumé.$B$19]+[.U28]*[Résumé.$B$19]" office:value-type="float" office:value="15" calcext:value-type="float">
            <text:p>15</text:p>
          </table:table-cell>
          <table:table-cell office:value-type="float" office:value="12.5" calcext:value-type="float">
            <text:p>12,5</text:p>
          </table:table-cell>
          <table:table-cell table:number-columns-repeated="993"/>
        </table:table-row>
        <table:table-row table:style-name="ro5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def5</text:p>
          </table:table-cell>
          <table:table-cell table:style-name="Default" office:value-type="float" office:value="1167" calcext:value-type="float">
            <text:p>1167</text:p>
          </table:table-cell>
          <table:table-cell table:style-name="ce30" office:value-type="string" calcext:value-type="string">
            <text:p>Bastion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5" calcext:value-type="float">
            <text:p>45</text:p>
          </table:table-cell>
          <table:table-cell table:style-name="ce84" table:formula="of:=SUM(([.W29]-([.P29]+[.Q29])))" office:value-type="float" office:value="45" calcext:value-type="float">
            <text:p>45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29])" office:value-type="float" office:value="30" calcext:value-type="float">
            <text:p>30</text:p>
          </table:table-cell>
          <table:table-cell table:style-name="ce88" table:formula="of:=((([.J29]+[.L29])+([.K29]*2))+([.M29]*2))*(3)" office:value-type="float" office:value="90" calcext:value-type="float">
            <text:p>90</text:p>
          </table:table-cell>
          <table:table-cell table:style-name="ce141" table:formula="of:=[.X29]/[.AC29]" office:value-type="float" office:value="0.375" calcext:value-type="float">
            <text:p>0,38</text:p>
          </table:table-cell>
          <table:table-cell table:style-name="ce92" table:formula="of:=[.Z29]+[.AA29]" office:value-type="float" office:value="120" calcext:value-type="float">
            <text:p>120</text:p>
          </table:table-cell>
          <table:table-cell table:formula="of:=[.J29]*[Résumé.$B$11]+[.K29]*[Résumé.$B$12]+[.L29]*[Résumé.$B$13]+[.M29]*[Résumé.$B$14]+[.N29]*[Résumé.$B$17]+[.O29]*[Résumé.$B$15]+[.P29]*[Résumé.$B$16]+[.Q29]*[Résumé.$B$16]+[.R29]*[Résumé.$B$19]+[.S29]*[Résumé.$B$19]+[.T29]*[Résumé.$B$19]+[.U29]*[Résumé.$B$19]" office:value-type="float" office:value="45" calcext:value-type="float">
            <text:p>45</text:p>
          </table:table-cell>
          <table:table-cell office:value-type="float" office:value="37.5" calcext:value-type="float">
            <text:p>37,5</text:p>
          </table:table-cell>
          <table:table-cell table:number-columns-repeated="993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2"/>
          <table:table-cell table:style-name="ce21" office:value-type="string" calcext:value-type="string">
            <text:p>pump</text:p>
          </table:table-cell>
          <table:table-cell table:style-name="Default" office:value-type="float" office:value="1011" calcext:value-type="float">
            <text:p>1011</text:p>
          </table:table-cell>
          <table:table-cell table:style-name="ce36" office:value-type="string" calcext:value-type="string">
            <office:annotation draw:style-name="gr1" draw:text-style-name="P2" svg:width="3.387cm" svg:height="1.958cm" svg:x="18.164cm" svg:y="14.227cm" draw:caption-point-x="-5.506cm" draw:caption-point-y="1.792cm">
              <dc:date>1899-12-30T00:00:00</dc:date>
              <text:p text:style-name="P1"><text:span text:style-name="T1">nv 0 + 5</text:span></text:p>
              <text:p text:style-name="P1"><text:span text:style-name="T1">nv 1 + 20</text:span></text:p>
              <text:p text:style-name="P1"><text:span text:style-name="T1">nv 2 + 20</text:span></text:p>
              <text:p text:style-name="P1"><text:span text:style-name="T1">nv 3 + 30</text:span></text:p>
              <text:p text:style-name="P1"><text:span text:style-name="T1">nv 4 + 30</text:span></text:p>
              <text:p text:style-name="P1"><text:span text:style-name="T1">nv 5 + 40</text:span></text:p>
            </office:annotation>
            <text:p>Pompe 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0]-([.P30]+[.Q30])))" office:value-type="float" office:value="0" calcext:value-type="float">
            <text:p>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30])" office:value-type="float" office:value="25" calcext:value-type="float">
            <text:p>25</text:p>
          </table:table-cell>
          <table:table-cell table:style-name="ce88" table:formula="of:=((([.J30]+[.L30])+([.K30]*2))+([.M30]*2))*(3)" office:value-type="float" office:value="24" calcext:value-type="float">
            <text:p>24</text:p>
          </table:table-cell>
          <table:table-cell table:style-name="ce141" table:formula="of:=[.X30]/[.AC30]" office:value-type="float" office:value="0" calcext:value-type="float">
            <text:p>0,00</text:p>
          </table:table-cell>
          <table:table-cell table:style-name="ce92" table:formula="of:=[.Z30]+[.AA30]" office:value-type="float" office:value="49" calcext:value-type="float">
            <text:p>49</text:p>
          </table:table-cell>
          <table:table-cell table:formula="of:=[.J30]*[Résumé.$B$11]+[.K30]*[Résumé.$B$12]+[.L30]*[Résumé.$B$13]+[.M30]*[Résumé.$B$14]+[.N30]*[Résumé.$B$17]+[.O30]*[Résumé.$B$15]+[.P30]*[Résumé.$B$16]+[.Q30]*[Résumé.$B$16]+[.R30]*[Résumé.$B$19]+[.S30]*[Résumé.$B$19]+[.T30]*[Résumé.$B$19]+[.U30]*[Résumé.$B$19]" office:value-type="float" office:value="20.5" calcext:value-type="float">
            <text:p>20,5</text:p>
          </table:table-cell>
          <table:table-cell office:value-type="float" office:value="16.5" calcext:value-type="float">
            <text:p>16,5</text:p>
          </table:table-cell>
          <table:table-cell table:number-columns-repeated="993"/>
        </table:table-row>
        <table:table-row table:style-name="ro5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hydro</text:p>
          </table:table-cell>
          <table:table-cell table:style-name="Default" office:value-type="float" office:value="1020" calcext:value-type="float">
            <text:p>1020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13.533cm" draw:caption-point-x="-5.506cm" draw:caption-point-y="3.05cm">
              <dc:date>1899-12-30T00:00:00</dc:date>
              <text:p text:style-name="P1"><text:span text:style-name="T1">1 à 3 ration par jerrycan</text:span></text:p>
              <text:p text:style-name="P1"><text:span text:style-name="T1">1 ration l'eau croupie</text:span></text:p>
            </office:annotation>
            <text:p>Purificateur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6" calcext:value-type="float">
            <text:p>6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1]-([.P31]+[.Q31])))" office:value-type="float" office:value="0" calcext:value-type="float">
            <text:p>0</text:p>
          </table:table-cell>
          <table:table-cell table:style-name="ce86" office:value-type="float" office:value="75" calcext:value-type="float">
            <text:p>75</text:p>
          </table:table-cell>
          <table:table-cell table:style-name="ce68" table:formula="of:=ROUNDUP([.$Y31])" office:value-type="float" office:value="75" calcext:value-type="float">
            <text:p>75</text:p>
          </table:table-cell>
          <table:table-cell table:style-name="ce88" table:formula="of:=((([.J31]+[.L31])+([.K31]*2))+([.M31]*2))*(3)" office:value-type="float" office:value="33" calcext:value-type="float">
            <text:p>33</text:p>
          </table:table-cell>
          <table:table-cell table:style-name="ce141" table:formula="of:=[.X31]/[.AC31]" office:value-type="float" office:value="0" calcext:value-type="float">
            <text:p>0,00</text:p>
          </table:table-cell>
          <table:table-cell table:style-name="ce92" table:formula="of:=[.Z31]+[.AA31]" office:value-type="float" office:value="108" calcext:value-type="float">
            <text:p>108</text:p>
          </table:table-cell>
          <table:table-cell table:formula="of:=[.J31]*[Résumé.$B$11]+[.K31]*[Résumé.$B$12]+[.L31]*[Résumé.$B$13]+[.M31]*[Résumé.$B$14]+[.N31]*[Résumé.$B$17]+[.O31]*[Résumé.$B$15]+[.P31]*[Résumé.$B$16]+[.Q31]*[Résumé.$B$16]+[.R31]*[Résumé.$B$19]+[.S31]*[Résumé.$B$19]+[.T31]*[Résumé.$B$19]+[.U31]*[Résumé.$B$19]" office:value-type="float" office:value="34.5" calcext:value-type="float">
            <text:p>34,5</text:p>
          </table:table-cell>
          <table:table-cell office:value-type="float" office:value="31.5" calcext:value-type="float">
            <text:p>31,5</text:p>
          </table:table-cell>
          <table:table-cell table:number-columns-repeated="993"/>
        </table:table-row>
        <table:table-row table:style-name="ro5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hydro</text:p>
          </table:table-cell>
          <table:table-cell table:style-name="ce21" office:value-type="string" calcext:value-type="string">
            <text:p>mines</text:p>
          </table:table-cell>
          <table:table-cell table:style-name="Default" office:value-type="float" office:value="1032" calcext:value-type="float">
            <text:p>1032</text:p>
          </table:table-cell>
          <table:table-cell table:style-name="ce35" office:value-type="string" calcext:value-type="string">
            <text:p>Champ mines eau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deto </text:p>
          </table:table-cell>
          <table:table-cell table:style-name="ce68" office:value-type="float" office:value="115" calcext:value-type="float">
            <text:p>115</text:p>
          </table:table-cell>
          <table:table-cell table:style-name="ce84" table:formula="of:=SUM(([.W32]-([.P32]+[.Q32])))" office:value-type="float" office:value="115" calcext:value-type="float">
            <text:p>11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32])" office:value-type="float" office:value="50" calcext:value-type="float">
            <text:p>50</text:p>
          </table:table-cell>
          <table:table-cell table:style-name="ce88" table:formula="of:=((([.J32]+[.L32])+([.K32]*2))+([.M32]*2))*(3)" office:value-type="float" office:value="9" calcext:value-type="float">
            <text:p>9</text:p>
          </table:table-cell>
          <table:table-cell table:style-name="ce141" table:formula="of:=[.X32]/[.AC32]" office:value-type="float" office:value="1.94915254237288" calcext:value-type="float">
            <text:p>1,95</text:p>
          </table:table-cell>
          <table:table-cell table:style-name="ce92" table:formula="of:=[.Z32]+[.AA32]" office:value-type="float" office:value="59" calcext:value-type="float">
            <text:p>59</text:p>
          </table:table-cell>
          <table:table-cell table:formula="of:=[.J32]*[Résumé.$B$11]+[.K32]*[Résumé.$B$12]+[.L32]*[Résumé.$B$13]+[.M32]*[Résumé.$B$14]+[.N32]*[Résumé.$B$17]+[.O32]*[Résumé.$B$15]+[.P32]*[Résumé.$B$16]+[.Q32]*[Résumé.$B$16]+[.R32]*[Résumé.$B$19]+[.S32]*[Résumé.$B$19]+[.T32]*[Résumé.$B$19]+[.U32]*[Résumé.$B$19]" office:value-type="float" office:value="45" calcext:value-type="float">
            <text:p>45</text:p>
          </table:table-cell>
          <table:table-cell office:value-type="float" office:value="43.5" calcext:value-type="float">
            <text:p>43,5</text:p>
          </table:table-cell>
          <table:table-cell table:number-columns-repeated="993"/>
        </table:table-row>
        <table:table-row table:style-name="ro5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hydro</text:p>
          </table:table-cell>
          <table:table-cell table:style-name="ce21" office:value-type="string" calcext:value-type="string">
            <text:p>filter</text:p>
          </table:table-cell>
          <table:table-cell table:style-name="Default" office:value-type="float" office:value="1143" calcext:value-type="float">
            <text:p>1143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14.432cm" draw:caption-point-x="-8.681cm" draw:caption-point-y="3.209cm">
              <dc:date>1899-12-30T00:00:00</dc:date>
              <text:p text:style-name="P1"><text:span text:style-name="T1">4 à 9 rations par jerrycan</text:span></text:p>
              <text:p text:style-name="P1"><text:span text:style-name="T1">1 eau croupie donne 2 rations d'eau</text:span></text:p>
              <text:p text:style-name="P1"><text:span text:style-name="T1"/></text:p>
            </office:annotation>
            <text:p>Filtr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fenc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33]-([.P33]+[.Q33])))" office:value-type="float" office:value="0" calcext:value-type="float">
            <text:p>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33])" office:value-type="float" office:value="50" calcext:value-type="float">
            <text:p>50</text:p>
          </table:table-cell>
          <table:table-cell table:style-name="ce88" table:formula="of:=((([.J33]+[.L33])+([.K33]*2))+([.M33]*2))*(3)" office:value-type="float" office:value="30" calcext:value-type="float">
            <text:p>30</text:p>
          </table:table-cell>
          <table:table-cell table:style-name="ce141" table:formula="of:=[.X33]/[.AC33]" office:value-type="float" office:value="0" calcext:value-type="float">
            <text:p>0,00</text:p>
          </table:table-cell>
          <table:table-cell table:style-name="ce92" table:formula="of:=[.Z33]+[.AA33]" office:value-type="float" office:value="80" calcext:value-type="float">
            <text:p>80</text:p>
          </table:table-cell>
          <table:table-cell table:formula="of:=[.J33]*[Résumé.$B$11]+[.K33]*[Résumé.$B$12]+[.L33]*[Résumé.$B$13]+[.M33]*[Résumé.$B$14]+[.N33]*[Résumé.$B$17]+[.O33]*[Résumé.$B$15]+[.P33]*[Résumé.$B$16]+[.Q33]*[Résumé.$B$16]+[.R33]*[Résumé.$B$19]+[.S33]*[Résumé.$B$19]+[.T33]*[Résumé.$B$19]+[.U33]*[Résumé.$B$19]" office:value-type="float" office:value="33.5" calcext:value-type="float">
            <text:p>33,5</text:p>
          </table:table-cell>
          <table:table-cell office:value-type="float" office:value="48" calcext:value-type="float">
            <text:p>48</text:p>
          </table:table-cell>
          <table:table-cell table:number-columns-repeated="993"/>
        </table:table-row>
        <table:table-row table:style-name="ro5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garden</text:p>
          </table:table-cell>
          <table:table-cell table:style-name="Default" office:value-type="float" office:value="1026" calcext:value-type="float">
            <text:p>1026</text:p>
          </table:table-cell>
          <table:table-cell table:style-name="ce30" office:value-type="string" calcext:value-type="string">
            <text:p>Potager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pharma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34]-([.P34]+[.Q34])))" office:value-type="float" office:value="0" calcext:value-type="float">
            <text:p>0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34])" office:value-type="float" office:value="60" calcext:value-type="float">
            <text:p>60</text:p>
          </table:table-cell>
          <table:table-cell table:style-name="ce88" table:formula="of:=((([.J34]+[.L34])+([.K34]*2))+([.M34]*2))*(3)" office:value-type="float" office:value="60" calcext:value-type="float">
            <text:p>60</text:p>
          </table:table-cell>
          <table:table-cell table:style-name="ce141" table:formula="of:=[.X34]/[.AC34]" office:value-type="float" office:value="0" calcext:value-type="float">
            <text:p>0,00</text:p>
          </table:table-cell>
          <table:table-cell table:style-name="ce92" table:formula="of:=[.Z34]+[.AA34]" office:value-type="float" office:value="120" calcext:value-type="float">
            <text:p>120</text:p>
          </table:table-cell>
          <table:table-cell table:formula="of:=[.J34]*[Résumé.$B$11]+[.K34]*[Résumé.$B$12]+[.L34]*[Résumé.$B$13]+[.M34]*[Résumé.$B$14]+[.N34]*[Résumé.$B$17]+[.O34]*[Résumé.$B$15]+[.P34]*[Résumé.$B$16]+[.Q34]*[Résumé.$B$16]+[.R34]*[Résumé.$B$19]+[.S34]*[Résumé.$B$19]+[.T34]*[Résumé.$B$19]+[.U34]*[Résumé.$B$19]" office:value-type="float" office:value="49.5" calcext:value-type="float">
            <text:p>49,5</text:p>
          </table:table-cell>
          <table:table-cell office:value-type="float" office:value="54.5" calcext:value-type="float">
            <text:p>54,5</text:p>
          </table:table-cell>
          <table:table-cell table:number-columns-repeated="993"/>
        </table:table-row>
        <table:table-row table:style-name="ro5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garden</text:p>
          </table:table-cell>
          <table:table-cell table:style-name="ce21" office:value-type="string" calcext:value-type="string">
            <text:p>grapefruit</text:p>
          </table:table-cell>
          <table:table-cell table:style-name="Default" office:value-type="float" office:value="1144" calcext:value-type="float">
            <text:p>1144</text:p>
          </table:table-cell>
          <table:table-cell table:style-name="ce37" office:value-type="string" calcext:value-type="string">
            <office:annotation draw:style-name="gr1" draw:text-style-name="P2" svg:width="3.387cm" svg:height="1.958cm" svg:x="21.339cm" svg:y="15.333cm" draw:caption-point-x="-8.681cm" draw:caption-point-y="3.367cm">
              <dc:date>1899-12-30T00:00:00</dc:date>
              <text:p text:style-name="P1"><text:span text:style-name="T1">4 à 5 pamplemousses par jour</text:span></text:p>
            </office:annotation>
            <text:p>Pamplemousses explosif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5]-([.P35]+[.Q35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35])" office:value-type="float" office:value="30" calcext:value-type="float">
            <text:p>30</text:p>
          </table:table-cell>
          <table:table-cell table:style-name="ce88" table:formula="of:=((([.J35]+[.L35])+([.K35]*2))+([.M35]*2))*(3)" office:value-type="float" office:value="15" calcext:value-type="float">
            <text:p>15</text:p>
          </table:table-cell>
          <table:table-cell table:style-name="ce141" table:formula="of:=[.X35]/[.AC35]" office:value-type="float" office:value="0" calcext:value-type="float">
            <text:p>0,00</text:p>
          </table:table-cell>
          <table:table-cell table:style-name="ce92" table:formula="of:=[.Z35]+[.AA35]" office:value-type="float" office:value="45" calcext:value-type="float">
            <text:p>45</text:p>
          </table:table-cell>
          <table:table-cell table:formula="of:=[.J35]*[Résumé.$B$11]+[.K35]*[Résumé.$B$12]+[.L35]*[Résumé.$B$13]+[.M35]*[Résumé.$B$14]+[.N35]*[Résumé.$B$17]+[.O35]*[Résumé.$B$15]+[.P35]*[Résumé.$B$16]+[.Q35]*[Résumé.$B$16]+[.R35]*[Résumé.$B$19]+[.S35]*[Résumé.$B$19]+[.T35]*[Résumé.$B$19]+[.U35]*[Résumé.$B$19]" office:value-type="float" office:value="57.5" calcext:value-type="float">
            <text:p>57,5</text:p>
          </table:table-cell>
          <table:table-cell office:value-type="float" office:value="57.5" calcext:value-type="float">
            <text:p>57,5</text:p>
          </table:table-cell>
          <table:table-cell table:number-columns-repeated="993"/>
        </table:table-row>
        <table:table-row table:style-name="ro5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garden</text:p>
          </table:table-cell>
          <table:table-cell table:style-name="ce21" office:value-type="string" calcext:value-type="string">
            <text:p>fertilizer</text:p>
          </table:table-cell>
          <table:table-cell table:style-name="Default" office:value-type="float" office:value="1145" calcext:value-type="float">
            <text:p>1145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15.782cm" draw:caption-point-x="-8.681cm" draw:caption-point-y="3.447cm">
              <dc:date>1899-12-30T00:00:00</dc:date>
              <text:p text:style-name="P1"><text:span text:style-name="T1">Accroît d'environ 1.5 le rendement du potager</text:span></text:p>
            </office:annotation>
            <text:p>Fertilisation sauvag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8*pharma,2*steroid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36]-([.P36]+[.Q36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36])" office:value-type="float" office:value="30" calcext:value-type="float">
            <text:p>30</text:p>
          </table:table-cell>
          <table:table-cell table:style-name="ce88" table:formula="of:=((([.J36]+[.L36])+([.K36]*2))+([.M36]*2))*(3)" office:value-type="float" office:value="15" calcext:value-type="float">
            <text:p>15</text:p>
          </table:table-cell>
          <table:table-cell table:style-name="ce141" table:formula="of:=[.X36]/[.AC36]" office:value-type="float" office:value="0" calcext:value-type="float">
            <text:p>0,00</text:p>
          </table:table-cell>
          <table:table-cell table:style-name="ce92" table:formula="of:=[.Z36]+[.AA36]" office:value-type="float" office:value="45" calcext:value-type="float">
            <text:p>45</text:p>
          </table:table-cell>
          <table:table-cell table:formula="of:=[.J36]*[Résumé.$B$11]+[.K36]*[Résumé.$B$12]+[.L36]*[Résumé.$B$13]+[.M36]*[Résumé.$B$14]+[.N36]*[Résumé.$B$17]+[.O36]*[Résumé.$B$15]+[.P36]*[Résumé.$B$16]+[.Q36]*[Résumé.$B$16]+[.R36]*[Résumé.$B$19]+[.S36]*[Résumé.$B$19]+[.T36]*[Résumé.$B$19]+[.U36]*[Résumé.$B$19]" office:value-type="float" office:value="85" calcext:value-type="float">
            <text:p>85</text:p>
          </table:table-cell>
          <table:table-cell office:value-type="float" office:value="82.5" calcext:value-type="float">
            <text:p>82,5</text:p>
          </table:table-cell>
          <table:table-cell table:number-columns-repeated="993"/>
        </table:table-row>
        <table:table-row table:style-name="ro5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wellBoost</text:p>
          </table:table-cell>
          <table:table-cell table:style-name="Default" office:value-type="float" office:value="1029" calcext:value-type="float">
            <text:p>1029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16.231cm" draw:caption-point-x="-5.506cm" draw:caption-point-y="3.527cm">
              <dc:date>1899-12-30T00:00:00</dc:date>
              <text:p text:style-name="P1"><text:span text:style-name="T1">+ 40 rations</text:span></text:p>
            </office:annotation>
            <text:p>Foreuse puits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7]-([.P37]+[.Q37])))" office:value-type="float" office:value="0" calcext:value-type="float">
            <text:p>0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37])" office:value-type="float" office:value="60" calcext:value-type="float">
            <text:p>60</text:p>
          </table:table-cell>
          <table:table-cell table:style-name="ce88" table:formula="of:=((([.J37]+[.L37])+([.K37]*2))+([.M37]*2))*(3)" office:value-type="float" office:value="54" calcext:value-type="float">
            <text:p>54</text:p>
          </table:table-cell>
          <table:table-cell table:style-name="ce141" table:formula="of:=[.X37]/[.AC37]" office:value-type="float" office:value="0" calcext:value-type="float">
            <text:p>0,00</text:p>
          </table:table-cell>
          <table:table-cell table:style-name="ce92" table:formula="of:=[.Z37]+[.AA37]" office:value-type="float" office:value="114" calcext:value-type="float">
            <text:p>114</text:p>
          </table:table-cell>
          <table:table-cell table:formula="of:=[.J37]*[Résumé.$B$11]+[.K37]*[Résumé.$B$12]+[.L37]*[Résumé.$B$13]+[.M37]*[Résumé.$B$14]+[.N37]*[Résumé.$B$17]+[.O37]*[Résumé.$B$15]+[.P37]*[Résumé.$B$16]+[.Q37]*[Résumé.$B$16]+[.R37]*[Résumé.$B$19]+[.S37]*[Résumé.$B$19]+[.T37]*[Résumé.$B$19]+[.U37]*[Résumé.$B$19]"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5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wellBoost</text:p>
          </table:table-cell>
          <table:table-cell table:style-name="ce21" office:value-type="string" calcext:value-type="string">
            <text:p>eden</text:p>
          </table:table-cell>
          <table:table-cell table:style-name="Default" office:value-type="float" office:value="1030" calcext:value-type="float">
            <text:p>1030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16.681cm" draw:caption-point-x="-8.681cm" draw:caption-point-y="3.606cm">
              <dc:date>1899-12-30T00:00:00</dc:date>
              <text:p text:style-name="P1"><text:span text:style-name="T1">+ 70 rations</text:span></text:p>
            </office:annotation>
            <text:p>Projet Eden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8" calcext:value-type="float">
            <text:p>8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8]-([.P38]+[.Q38])))" office:value-type="float" office:value="0" calcext:value-type="float">
            <text:p>0</text:p>
          </table:table-cell>
          <table:table-cell table:style-name="ce86" office:value-type="float" office:value="65" calcext:value-type="float">
            <text:p>65</text:p>
          </table:table-cell>
          <table:table-cell table:style-name="ce68" table:formula="of:=ROUNDUP([.$Y38])" office:value-type="float" office:value="65" calcext:value-type="float">
            <text:p>65</text:p>
          </table:table-cell>
          <table:table-cell table:style-name="ce88" table:formula="of:=((([.J38]+[.L38])+([.K38]*2))+([.M38]*2))*(3)" office:value-type="float" office:value="78" calcext:value-type="float">
            <text:p>78</text:p>
          </table:table-cell>
          <table:table-cell table:style-name="ce141" table:formula="of:=[.X38]/[.AC38]" office:value-type="float" office:value="0" calcext:value-type="float">
            <text:p>0,00</text:p>
          </table:table-cell>
          <table:table-cell table:style-name="ce92" table:formula="of:=[.Z38]+[.AA38]" office:value-type="float" office:value="143" calcext:value-type="float">
            <text:p>143</text:p>
          </table:table-cell>
          <table:table-cell table:formula="of:=[.J38]*[Résumé.$B$11]+[.K38]*[Résumé.$B$12]+[.L38]*[Résumé.$B$13]+[.M38]*[Résumé.$B$14]+[.N38]*[Résumé.$B$17]+[.O38]*[Résumé.$B$15]+[.P38]*[Résumé.$B$16]+[.Q38]*[Résumé.$B$16]+[.R38]*[Résumé.$B$19]+[.S38]*[Résumé.$B$19]+[.T38]*[Résumé.$B$19]+[.U38]*[Résumé.$B$19]" office:value-type="float" office:value="36.5" calcext:value-type="float">
            <text:p>36,5</text:p>
          </table:table-cell>
          <table:table-cell office:value-type="float" office:value="39" calcext:value-type="float">
            <text:p>39</text:p>
          </table:table-cell>
          <table:table-cell table:number-columns-repeated="993"/>
        </table:table-row>
        <table:table-row table:style-name="ro5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waterNetwork</text:p>
          </table:table-cell>
          <table:table-cell table:style-name="Default" office:value-type="float" office:value="1060" calcext:value-type="float">
            <text:p>1060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17.132cm" draw:caption-point-x="-5.506cm" draw:caption-point-y="3.684cm">
              <dc:date>1899-12-30T00:00:00</dc:date>
              <text:p text:style-name="P1"><text:span text:style-name="T1">+ 15 rations</text:span></text:p>
            </office:annotation>
            <text:p>Réseau hydraulique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39]-([.P39]+[.Q39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39])" office:value-type="float" office:value="40" calcext:value-type="float">
            <text:p>40</text:p>
          </table:table-cell>
          <table:table-cell table:style-name="ce88" table:formula="of:=((([.J39]+[.L39])+([.K39]*2))+([.M39]*2))*(3)" office:value-type="float" office:value="45" calcext:value-type="float">
            <text:p>45</text:p>
          </table:table-cell>
          <table:table-cell table:style-name="ce141" table:formula="of:=[.X39]/[.AC39]" office:value-type="float" office:value="0" calcext:value-type="float">
            <text:p>0,00</text:p>
          </table:table-cell>
          <table:table-cell table:style-name="ce92" table:formula="of:=[.Z39]+[.AA39]" office:value-type="float" office:value="85" calcext:value-type="float">
            <text:p>85</text:p>
          </table:table-cell>
          <table:table-cell table:formula="of:=[.J39]*[Résumé.$B$11]+[.K39]*[Résumé.$B$12]+[.L39]*[Résumé.$B$13]+[.M39]*[Résumé.$B$14]+[.N39]*[Résumé.$B$17]+[.O39]*[Résumé.$B$15]+[.P39]*[Résumé.$B$16]+[.Q39]*[Résumé.$B$16]+[.R39]*[Résumé.$B$19]+[.S39]*[Résumé.$B$19]+[.T39]*[Résumé.$B$19]+[.U39]*[Résumé.$B$19]" office:value-type="float" office:value="43.5" calcext:value-type="float">
            <text:p>43,5</text:p>
          </table:table-cell>
          <table:table-cell office:value-type="float" office:value="41" calcext:value-type="float">
            <text:p>41</text:p>
          </table:table-cell>
          <table:table-cell table:number-columns-repeated="993"/>
        </table:table-row>
        <table:table-row table:style-name="ro5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waterNetwork</text:p>
          </table:table-cell>
          <table:table-cell table:style-name="ce21" office:value-type="string" calcext:value-type="string">
            <text:p>vapo</text:p>
          </table:table-cell>
          <table:table-cell table:style-name="Default" office:value-type="float" office:value="1039" calcext:value-type="float">
            <text:p>1039</text:p>
          </table:table-cell>
          <table:table-cell table:style-name="ce33" office:value-type="string" calcext:value-type="string">
            <text:p>Vaporisateur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40]-([.P40]+[.Q40])))" office:value-type="float" office:value="50" calcext:value-type="float">
            <text:p>5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40])" office:value-type="float" office:value="50" calcext:value-type="float">
            <text:p>50</text:p>
          </table:table-cell>
          <table:table-cell table:style-name="ce88" table:formula="of:=((([.J40]+[.L40])+([.K40]*2))+([.M40]*2))*(3)" office:value-type="float" office:value="72" calcext:value-type="float">
            <text:p>72</text:p>
          </table:table-cell>
          <table:table-cell table:style-name="ce141" table:formula="of:=[.X40]/[.AC40]" office:value-type="float" office:value="0.40983606557377" calcext:value-type="float">
            <text:p>0,41</text:p>
          </table:table-cell>
          <table:table-cell table:style-name="ce92" table:formula="of:=[.Z40]+[.AA40]" office:value-type="float" office:value="122" calcext:value-type="float">
            <text:p>122</text:p>
          </table:table-cell>
          <table:table-cell table:formula="of:=[.J40]*[Résumé.$B$11]+[.K40]*[Résumé.$B$12]+[.L40]*[Résumé.$B$13]+[.M40]*[Résumé.$B$14]+[.N40]*[Résumé.$B$17]+[.O40]*[Résumé.$B$15]+[.P40]*[Résumé.$B$16]+[.Q40]*[Résumé.$B$16]+[.R40]*[Résumé.$B$19]+[.S40]*[Résumé.$B$19]+[.T40]*[Résumé.$B$19]+[.U40]*[Résumé.$B$19]" office:value-type="float" office:value="61.5" calcext:value-type="float">
            <text:p>61,5</text:p>
          </table:table-cell>
          <table:table-cell office:value-type="float" office:value="61.5" calcext:value-type="float">
            <text:p>61,5</text:p>
          </table:table-cell>
          <table:table-cell table:number-columns-repeated="993"/>
        </table:table-row>
        <table:table-row table:style-name="ro5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waterNetwork</text:p>
          </table:table-cell>
          <table:table-cell table:style-name="ce21" office:value-type="string" calcext:value-type="string">
            <text:p>autoWater</text:p>
          </table:table-cell>
          <table:table-cell table:style-name="Default" office:value-type="float" office:value="1059" calcext:value-type="float">
            <text:p>1059</text:p>
          </table:table-cell>
          <table:table-cell table:style-name="ce33" office:value-type="string" calcext:value-type="string">
            <text:p>Arroseurs auto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20" calcext:value-type="float">
            <text:p>20</text:p>
          </table:table-cell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50" calcext:value-type="float">
            <text:p>150</text:p>
          </table:table-cell>
          <table:table-cell table:style-name="ce84" table:formula="of:=SUM(([.W41]-([.P41]+[.Q41])))" office:value-type="float" office:value="150" calcext:value-type="float">
            <text:p>150</text:p>
          </table:table-cell>
          <table:table-cell table:style-name="ce86" office:value-type="float" office:value="85" calcext:value-type="float">
            <text:p>85</text:p>
          </table:table-cell>
          <table:table-cell table:style-name="ce68" table:formula="of:=ROUNDUP([.$Y41])" office:value-type="float" office:value="85" calcext:value-type="float">
            <text:p>85</text:p>
          </table:table-cell>
          <table:table-cell table:style-name="ce88" table:formula="of:=((([.J41]+[.L41])+([.K41]*2))+([.M41]*2))*(3)" office:value-type="float" office:value="132" calcext:value-type="float">
            <text:p>132</text:p>
          </table:table-cell>
          <table:table-cell table:style-name="ce141" table:formula="of:=[.X41]/[.AC41]" office:value-type="float" office:value="0.691244239631336" calcext:value-type="float">
            <text:p>0,69</text:p>
          </table:table-cell>
          <table:table-cell table:style-name="ce92" table:formula="of:=[.Z41]+[.AA41]" office:value-type="float" office:value="217" calcext:value-type="float">
            <text:p>217</text:p>
          </table:table-cell>
          <table:table-cell table:formula="of:=[.J41]*[Résumé.$B$11]+[.K41]*[Résumé.$B$12]+[.L41]*[Résumé.$B$13]+[.M41]*[Résumé.$B$14]+[.N41]*[Résumé.$B$17]+[.O41]*[Résumé.$B$15]+[.P41]*[Résumé.$B$16]+[.Q41]*[Résumé.$B$16]+[.R41]*[Résumé.$B$19]+[.S41]*[Résumé.$B$19]+[.T41]*[Résumé.$B$19]+[.U41]*[Résumé.$B$19]" office:value-type="float" office:value="112.5" calcext:value-type="float">
            <text:p>112,5</text:p>
          </table:table-cell>
          <table:table-cell office:value-type="float" office:value="116" calcext:value-type="float">
            <text:p>116</text:p>
          </table:table-cell>
          <table:table-cell table:number-columns-repeated="993"/>
        </table:table-row>
        <table:table-row table:style-name="ro5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waterNetwork</text:p>
          </table:table-cell>
          <table:table-cell table:style-name="ce21" office:value-type="string" calcext:value-type="string">
            <text:p>press</text:p>
          </table:table-cell>
          <table:table-cell table:style-name="Default" office:value-type="float" office:value="1040" calcext:value-type="float">
            <text:p>1040</text:p>
          </table:table-cell>
          <table:table-cell table:style-name="ce33" office:value-type="string" calcext:value-type="string">
            <text:p>Sanibroyeur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4" calcext:value-type="float">
            <text:p>4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4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42]-([.P42]+[.Q42])))" office:value-type="float" office:value="48" calcext:value-type="float">
            <text:p>48</text:p>
          </table:table-cell>
          <table:table-cell table:style-name="ce86" office:value-type="float" office:value="55" calcext:value-type="float">
            <text:p>55</text:p>
          </table:table-cell>
          <table:table-cell table:style-name="ce68" table:formula="of:=ROUNDUP([.$Y42])" office:value-type="float" office:value="55" calcext:value-type="float">
            <text:p>55</text:p>
          </table:table-cell>
          <table:table-cell table:style-name="ce88" table:formula="of:=((([.J42]+[.L42])+([.K42]*2))+([.M42]*2))*(3)" office:value-type="float" office:value="84" calcext:value-type="float">
            <text:p>84</text:p>
          </table:table-cell>
          <table:table-cell table:style-name="ce141" table:formula="of:=[.X42]/[.AC42]" office:value-type="float" office:value="0.345323741007194" calcext:value-type="float">
            <text:p>0,35</text:p>
          </table:table-cell>
          <table:table-cell table:style-name="ce92" table:formula="of:=[.Z42]+[.AA42]" office:value-type="float" office:value="139" calcext:value-type="float">
            <text:p>139</text:p>
          </table:table-cell>
          <table:table-cell table:formula="of:=[.J42]*[Résumé.$B$11]+[.K42]*[Résumé.$B$12]+[.L42]*[Résumé.$B$13]+[.M42]*[Résumé.$B$14]+[.N42]*[Résumé.$B$17]+[.O42]*[Résumé.$B$15]+[.P42]*[Résumé.$B$16]+[.Q42]*[Résumé.$B$16]+[.R42]*[Résumé.$B$19]+[.S42]*[Résumé.$B$19]+[.T42]*[Résumé.$B$19]+[.U42]*[Résumé.$B$19]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993"/>
        </table:table-row>
        <table:table-row table:style-name="ro5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waterNetwork</text:p>
          </table:table-cell>
          <table:table-cell table:style-name="ce21" office:value-type="string" calcext:value-type="string">
            <text:p>showers</text:p>
          </table:table-cell>
          <table:table-cell table:style-name="Default" office:value-type="float" office:value="1149" calcext:value-type="float">
            <text:p>1149</text:p>
          </table:table-cell>
          <table:table-cell table:style-name="ce33" office:value-type="string" calcext:value-type="string">
            <text:p>Douche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4" calcext:value-type="float">
            <text:p>4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43]-([.P43]+[.Q43])))" office:value-type="float" office:value="0" calcext:value-type="float">
            <text:p>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43])" office:value-type="float" office:value="25" calcext:value-type="float">
            <text:p>25</text:p>
          </table:table-cell>
          <table:table-cell table:style-name="ce88" table:formula="of:=((([.J43]+[.L43])+([.K43]*2))+([.M43]*2))*(3)" office:value-type="float" office:value="15" calcext:value-type="float">
            <text:p>15</text:p>
          </table:table-cell>
          <table:table-cell table:style-name="ce141" table:formula="of:=[.X43]/[.AC43]" office:value-type="float" office:value="0" calcext:value-type="float">
            <text:p>0,00</text:p>
          </table:table-cell>
          <table:table-cell table:style-name="ce92" table:formula="of:=[.Z43]+[.AA43]" office:value-type="float" office:value="40" calcext:value-type="float">
            <text:p>40</text:p>
          </table:table-cell>
          <table:table-cell table:formula="of:=[.J43]*[Résumé.$B$11]+[.K43]*[Résumé.$B$12]+[.L43]*[Résumé.$B$13]+[.M43]*[Résumé.$B$14]+[.N43]*[Résumé.$B$17]+[.O43]*[Résumé.$B$15]+[.P43]*[Résumé.$B$16]+[.Q43]*[Résumé.$B$16]+[.R43]*[Résumé.$B$19]+[.S43]*[Résumé.$B$19]+[.T43]*[Résumé.$B$19]+[.U43]*[Résumé.$B$19]" office:value-type="float" office:value="25.5" calcext:value-type="float">
            <text:p>25,5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5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aquaTurret</text:p>
          </table:table-cell>
          <table:table-cell table:style-name="Default" office:value-type="float" office:value="1073" calcext:value-type="float">
            <text:p>1073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19.381cm" draw:caption-point-x="-5.506cm" draw:caption-point-y="4.081cm">
              <dc:date>1899-12-30T00:00:00</dc:date>
              <text:p text:style-name="P1"><text:span text:style-name="T1">nv 1 + 38</text:span></text:p>
              <text:p text:style-name="P1"><text:span text:style-name="T1">nv 2 + 48</text:span></text:p>
              <text:p text:style-name="P1"><text:span text:style-name="T1">nv 3 + 48</text:span></text:p>
              <text:p text:style-name="P1"><text:span text:style-name="T1">nv 4 + 48</text:span></text:p>
              <text:p text:style-name="P1"><text:span text:style-name="T1">nv 5 + ?</text:span></text:p>
            </office:annotation>
            <text:p>Aqua tourelles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40" calcext:value-type="float">
            <text:p>40</text:p>
          </table:table-cell>
          <table:table-cell table:style-name="ce60"/>
          <table:table-cell table:style-name="ce64"/>
          <table:table-cell table:style-name="ce60" office:value-type="float" office:value="7" calcext:value-type="float">
            <text:p>7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70" calcext:value-type="float">
            <text:p>70</text:p>
          </table:table-cell>
          <table:table-cell table:style-name="ce84" table:formula="of:=SUM(([.W44]-([.P44]+[.Q44])))" office:value-type="float" office:value="70" calcext:value-type="float">
            <text:p>70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44])" office:value-type="float" office:value="60" calcext:value-type="float">
            <text:p>60</text:p>
          </table:table-cell>
          <table:table-cell table:style-name="ce88" table:formula="of:=((([.J44]+[.L44])+([.K44]*2))+([.M44]*2))*(3)" office:value-type="float" office:value="60" calcext:value-type="float">
            <text:p>60</text:p>
          </table:table-cell>
          <table:table-cell table:style-name="ce141" table:formula="of:=[.X44]/[.AC44]" office:value-type="float" office:value="0.583333333333333" calcext:value-type="float">
            <text:p>0,58</text:p>
          </table:table-cell>
          <table:table-cell table:style-name="ce92" table:formula="of:=[.Z44]+[.AA44]" office:value-type="float" office:value="120" calcext:value-type="float">
            <text:p>120</text:p>
          </table:table-cell>
          <table:table-cell table:formula="of:=[.J44]*[Résumé.$B$11]+[.K44]*[Résumé.$B$12]+[.L44]*[Résumé.$B$13]+[.M44]*[Résumé.$B$14]+[.N44]*[Résumé.$B$17]+[.O44]*[Résumé.$B$15]+[.P44]*[Résumé.$B$16]+[.Q44]*[Résumé.$B$16]+[.R44]*[Résumé.$B$19]+[.S44]*[Résumé.$B$19]+[.T44]*[Résumé.$B$19]+[.U44]*[Résumé.$B$19]" office:value-type="float" office:value="176.5" calcext:value-type="float">
            <text:p>176,5</text:p>
          </table:table-cell>
          <table:table-cell office:value-type="float" office:value="149.5" calcext:value-type="float">
            <text:p>149,5</text:p>
          </table:table-cell>
          <table:table-cell table:number-columns-repeated="993"/>
        </table:table-row>
        <table:table-row table:style-name="ro5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breakthrough</text:p>
          </table:table-cell>
          <table:table-cell table:style-name="Default" office:value-type="float" office:value="1141" calcext:value-type="float">
            <text:p>1141</text:p>
          </table:table-cell>
          <table:table-cell table:style-name="ce38" office:value-type="string" calcext:value-type="string">
            <office:annotation draw:style-name="gr1" draw:text-style-name="P2" svg:width="3.387cm" svg:height="1.958cm" svg:x="18.164cm" svg:y="19.831cm" draw:caption-point-x="-5.506cm" draw:caption-point-y="4.16cm">
              <dc:date>1899-12-30T00:00:00</dc:date>
              <text:p text:style-name="P1"><text:span text:style-name="T1">Ajoute 2 rations au puits</text:span></text:p>
            </office:annotation>
            <text:p>Percé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45]-([.P45]+[.Q45])))" office:value-type="float" office:value="0" calcext:value-type="float">
            <text:p>0</text:p>
          </table:table-cell>
          <table:table-cell table:style-name="ce86" office:value-type="float" office:value="12" calcext:value-type="float">
            <text:p>12</text:p>
          </table:table-cell>
          <table:table-cell table:style-name="ce68" table:formula="of:=ROUNDUP([.$Y45])" office:value-type="float" office:value="12" calcext:value-type="float">
            <text:p>12</text:p>
          </table:table-cell>
          <table:table-cell table:style-name="ce88" table:formula="of:=((([.J45]+[.L45])+([.K45]*2))+([.M45]*2))*(3)" office:value-type="float" office:value="12" calcext:value-type="float">
            <text:p>12</text:p>
          </table:table-cell>
          <table:table-cell table:style-name="ce141" table:formula="of:=[.X45]/[.AC45]" office:value-type="float" office:value="0" calcext:value-type="float">
            <text:p>0,00</text:p>
          </table:table-cell>
          <table:table-cell table:style-name="ce92" table:formula="of:=[.Z45]+[.AA45]" office:value-type="float" office:value="24" calcext:value-type="float">
            <text:p>24</text:p>
          </table:table-cell>
          <table:table-cell table:formula="of:=[.J45]*[Résumé.$B$11]+[.K45]*[Résumé.$B$12]+[.L45]*[Résumé.$B$13]+[.M45]*[Résumé.$B$14]+[.N45]*[Résumé.$B$17]+[.O45]*[Résumé.$B$15]+[.P45]*[Résumé.$B$16]+[.Q45]*[Résumé.$B$16]+[.R45]*[Résumé.$B$19]+[.S45]*[Résumé.$B$19]+[.T45]*[Résumé.$B$19]+[.U45]*[Résumé.$B$19]"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993"/>
        </table:table-row>
        <table:table-row table:style-name="ro5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rainCanon</text:p>
          </table:table-cell>
          <table:table-cell table:style-name="Default" office:value-type="float" office:value="1142" calcext:value-type="float">
            <text:p>1142</text:p>
          </table:table-cell>
          <table:table-cell table:style-name="ce30" office:value-type="string" calcext:value-type="string">
            <text:p>Pluvio-canons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80" calcext:value-type="float">
            <text:p>80</text:p>
          </table:table-cell>
          <table:table-cell table:style-name="ce84" table:formula="of:=SUM(([.W46]-([.P46]+[.Q46])))" office:value-type="float" office:value="80" calcext:value-type="float">
            <text:p>8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46])" office:value-type="float" office:value="40" calcext:value-type="float">
            <text:p>40</text:p>
          </table:table-cell>
          <table:table-cell table:style-name="ce88" table:formula="of:=((([.J46]+[.L46])+([.K46]*2))+([.M46]*2))*(3)" office:value-type="float" office:value="60" calcext:value-type="float">
            <text:p>60</text:p>
          </table:table-cell>
          <table:table-cell table:style-name="ce141" table:formula="of:=[.X46]/[.AC46]" office:value-type="float" office:value="0.8" calcext:value-type="float">
            <text:p>0,80</text:p>
          </table:table-cell>
          <table:table-cell table:style-name="ce92" table:formula="of:=[.Z46]+[.AA46]" office:value-type="float" office:value="100" calcext:value-type="float">
            <text:p>100</text:p>
          </table:table-cell>
          <table:table-cell table:formula="of:=[.J46]*[Résumé.$B$11]+[.K46]*[Résumé.$B$12]+[.L46]*[Résumé.$B$13]+[.M46]*[Résumé.$B$14]+[.N46]*[Résumé.$B$17]+[.O46]*[Résumé.$B$15]+[.P46]*[Résumé.$B$16]+[.Q46]*[Résumé.$B$16]+[.R46]*[Résumé.$B$19]+[.S46]*[Résumé.$B$19]+[.T46]*[Résumé.$B$19]+[.U46]*[Résumé.$B$19]" office:value-type="float" office:value="72.5" calcext:value-type="float">
            <text:p>72,5</text:p>
          </table:table-cell>
          <table:table-cell office:value-type="float" office:value="70" calcext:value-type="float">
            <text:p>70</text:p>
          </table:table-cell>
          <table:table-cell table:number-columns-repeated="993"/>
        </table:table-row>
        <table:table-row table:style-name="ro5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appletree</text:p>
          </table:table-cell>
          <table:table-cell table:style-name="Default" office:value-type="float" office:value="1146" calcext:value-type="float">
            <text:p>1146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21.114cm" draw:caption-point-x="-5.506cm" draw:caption-point-y="3.936cm">
              <dc:date>1899-12-30T00:00:00</dc:date>
              <text:p text:style-name="P1"><text:span text:style-name="T1">Donne 4 à 5 pommes par jour (7 pa)</text:span></text:p>
            </office:annotation>
            <text:p>Pommier de l'Outre-Mond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3*pharma,2*huMea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47]-([.P47]+[.Q47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47])" office:value-type="float" office:value="30" calcext:value-type="float">
            <text:p>30</text:p>
          </table:table-cell>
          <table:table-cell table:style-name="ce88" table:formula="of:=((([.J47]+[.L47])+([.K47]*2))+([.M47]*2))*(3)" office:value-type="float" office:value="6" calcext:value-type="float">
            <text:p>6</text:p>
          </table:table-cell>
          <table:table-cell table:style-name="ce141" table:formula="of:=[.X47]/[.AC47]" office:value-type="float" office:value="0" calcext:value-type="float">
            <text:p>0,00</text:p>
          </table:table-cell>
          <table:table-cell table:style-name="ce92" table:formula="of:=[.Z47]+[.AA47]" office:value-type="float" office:value="36" calcext:value-type="float">
            <text:p>36</text:p>
          </table:table-cell>
          <table:table-cell table:formula="of:=[.J47]*[Résumé.$B$11]+[.K47]*[Résumé.$B$12]+[.L47]*[Résumé.$B$13]+[.M47]*[Résumé.$B$14]+[.N47]*[Résumé.$B$17]+[.O47]*[Résumé.$B$15]+[.P47]*[Résumé.$B$16]+[.Q47]*[Résumé.$B$16]+[.R47]*[Résumé.$B$19]+[.S47]*[Résumé.$B$19]+[.T47]*[Résumé.$B$19]+[.U47]*[Résumé.$B$19]" office:value-type="float" office:value="54" calcext:value-type="float">
            <text:p>54</text:p>
          </table:table-cell>
          <table:table-cell office:value-type="float" office:value="54.5" calcext:value-type="float">
            <text:p>54,5</text:p>
          </table:table-cell>
          <table:table-cell table:number-columns-repeated="993"/>
        </table:table-row>
        <table:table-row table:style-name="ro5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gutters</text:p>
          </table:table-cell>
          <table:table-cell table:style-name="Default" office:value-type="float" office:value="1150" calcext:value-type="float">
            <text:p>1150</text:p>
          </table:table-cell>
          <table:table-cell table:style-name="ce30" office:value-type="string" calcext:value-type="string">
            <text:p>Caniveaux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60" calcext:value-type="float">
            <text:p>60</text:p>
          </table:table-cell>
          <table:table-cell table:style-name="ce84" table:formula="of:=SUM(([.W48]-([.P48]+[.Q48])))" office:value-type="float" office:value="60" calcext:value-type="float">
            <text:p>6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48])" office:value-type="float" office:value="50" calcext:value-type="float">
            <text:p>50</text:p>
          </table:table-cell>
          <table:table-cell table:style-name="ce88" table:formula="of:=((([.J48]+[.L48])+([.K48]*2))+([.M48]*2))*(3)" office:value-type="float" office:value="30" calcext:value-type="float">
            <text:p>30</text:p>
          </table:table-cell>
          <table:table-cell table:style-name="ce141" table:formula="of:=[.X48]/[.AC48]" office:value-type="float" office:value="0.75" calcext:value-type="float">
            <text:p>0,75</text:p>
          </table:table-cell>
          <table:table-cell table:style-name="ce92" table:formula="of:=[.Z48]+[.AA48]" office:value-type="float" office:value="80" calcext:value-type="float">
            <text:p>80</text:p>
          </table:table-cell>
          <table:table-cell table:formula="of:=[.J48]*[Résumé.$B$11]+[.K48]*[Résumé.$B$12]+[.L48]*[Résumé.$B$13]+[.M48]*[Résumé.$B$14]+[.N48]*[Résumé.$B$17]+[.O48]*[Résumé.$B$15]+[.P48]*[Résumé.$B$16]+[.Q48]*[Résumé.$B$16]+[.R48]*[Résumé.$B$19]+[.S48]*[Résumé.$B$19]+[.T48]*[Résumé.$B$19]+[.U48]*[Résumé.$B$19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number-columns-repeated="993"/>
        </table:table-row>
        <table:table-row table:style-name="ro5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waterfall</text:p>
          </table:table-cell>
          <table:table-cell table:style-name="Default" office:value-type="float" office:value="1151" calcext:value-type="float">
            <text:p>1151</text:p>
          </table:table-cell>
          <table:table-cell table:style-name="ce30" office:value-type="string" calcext:value-type="string">
            <text:p>Rid’eau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5" calcext:value-type="float">
            <text:p>35</text:p>
          </table:table-cell>
          <table:table-cell table:style-name="ce84" table:formula="of:=SUM(([.W49]-([.P49]+[.Q49])))" office:value-type="float" office:value="35" calcext:value-type="float">
            <text:p>35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49])" office:value-type="float" office:value="20" calcext:value-type="float">
            <text:p>20</text:p>
          </table:table-cell>
          <table:table-cell table:style-name="ce88" table:formula="of:=((([.J49]+[.L49])+([.K49]*2))+([.M49]*2))*(3)" office:value-type="float" office:value="0" calcext:value-type="float">
            <text:p>0</text:p>
          </table:table-cell>
          <table:table-cell table:style-name="ce141" table:formula="of:=[.X49]/[.AC49]" office:value-type="float" office:value="1.75" calcext:value-type="float">
            <text:p>1,75</text:p>
          </table:table-cell>
          <table:table-cell table:style-name="ce92" table:formula="of:=[.Z49]+[.AA49]" office:value-type="float" office:value="20" calcext:value-type="float">
            <text:p>20</text:p>
          </table:table-cell>
          <table:table-cell table:formula="of:=[.J49]*[Résumé.$B$11]+[.K49]*[Résumé.$B$12]+[.L49]*[Résumé.$B$13]+[.M49]*[Résumé.$B$14]+[.N49]*[Résumé.$B$17]+[.O49]*[Résumé.$B$15]+[.P49]*[Résumé.$B$16]+[.Q49]*[Résumé.$B$16]+[.R49]*[Résumé.$B$19]+[.S49]*[Résumé.$B$19]+[.T49]*[Résumé.$B$19]+[.U49]*[Résumé.$B$1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5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deepRocket</text:p>
          </table:table-cell>
          <table:table-cell table:style-name="Default" office:value-type="float" office:value="1152" calcext:value-type="float">
            <text:p>1152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22.08cm" draw:caption-point-x="-5.506cm" draw:caption-point-y="4.557cm">
              <dc:date>1899-12-30T00:00:00</dc:date>
              <text:p text:style-name="P1"><text:span text:style-name="T1">+ 60 rations</text:span></text:p>
            </office:annotation>
            <text:p>Roquette Foreus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deto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50]-([.P50]+[.Q50])))" office:value-type="float" office:value="0" calcext:value-type="float">
            <text:p>0</text:p>
          </table:table-cell>
          <table:table-cell table:style-name="ce86" office:value-type="float" office:value="90" calcext:value-type="float">
            <text:p>90</text:p>
          </table:table-cell>
          <table:table-cell table:style-name="ce68" table:formula="of:=ROUNDUP([.$Y50])" office:value-type="float" office:value="90" calcext:value-type="float">
            <text:p>90</text:p>
          </table:table-cell>
          <table:table-cell table:style-name="ce88" table:formula="of:=((([.J50]+[.L50])+([.K50]*2))+([.M50]*2))*(3)" office:value-type="float" office:value="60" calcext:value-type="float">
            <text:p>60</text:p>
          </table:table-cell>
          <table:table-cell table:style-name="ce141" table:formula="of:=[.X50]/[.AC50]" office:value-type="float" office:value="0" calcext:value-type="float">
            <text:p>0,00</text:p>
          </table:table-cell>
          <table:table-cell table:style-name="ce92" table:formula="of:=[.Z50]+[.AA50]" office:value-type="float" office:value="150" calcext:value-type="float">
            <text:p>150</text:p>
          </table:table-cell>
          <table:table-cell table:formula="of:=[.J50]*[Résumé.$B$11]+[.K50]*[Résumé.$B$12]+[.L50]*[Résumé.$B$13]+[.M50]*[Résumé.$B$14]+[.N50]*[Résumé.$B$17]+[.O50]*[Résumé.$B$15]+[.P50]*[Résumé.$B$16]+[.Q50]*[Résumé.$B$16]+[.R50]*[Résumé.$B$19]+[.S50]*[Résumé.$B$19]+[.T50]*[Résumé.$B$19]+[.U50]*[Résumé.$B$19]" office:value-type="float" office:value="33.5" calcext:value-type="float">
            <text:p>33,5</text:p>
          </table:table-cell>
          <table:table-cell office:value-type="float" office:value="36" calcext:value-type="float">
            <text:p>36</text:p>
          </table:table-cell>
          <table:table-cell table:number-columns-repeated="993"/>
        </table:table-row>
        <table:table-row table:style-name="ro5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pump</text:p>
          </table:table-cell>
          <table:table-cell table:style-name="ce21" office:value-type="string" calcext:value-type="string">
            <text:p>waterDetector</text:p>
          </table:table-cell>
          <table:table-cell table:style-name="Default" office:value-type="float" office:value="1153" calcext:value-type="float">
            <text:p>1153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22.529cm" draw:caption-point-x="-5.506cm" draw:caption-point-y="4.637cm">
              <dc:date>1899-12-30T00:00:00</dc:date>
              <text:p text:style-name="P1"><text:span text:style-name="T1">+ 100 rations</text:span></text:p>
            </office:annotation>
            <text:p>Détecteur à eau 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51]-([.P51]+[.Q51])))" office:value-type="float" office:value="0" calcext:value-type="float">
            <text:p>0</text:p>
          </table:table-cell>
          <table:table-cell table:style-name="ce86" office:value-type="float" office:value="130" calcext:value-type="float">
            <text:p>130</text:p>
          </table:table-cell>
          <table:table-cell table:style-name="ce68" table:formula="of:=ROUNDUP([.$Y51])" office:value-type="float" office:value="130" calcext:value-type="float">
            <text:p>130</text:p>
          </table:table-cell>
          <table:table-cell table:style-name="ce88" table:formula="of:=((([.J51]+[.L51])+([.K51]*2))+([.M51]*2))*(3)" office:value-type="float" office:value="90" calcext:value-type="float">
            <text:p>90</text:p>
          </table:table-cell>
          <table:table-cell table:style-name="ce141" table:formula="of:=[.X51]/[.AC51]" office:value-type="float" office:value="0" calcext:value-type="float">
            <text:p>0,00</text:p>
          </table:table-cell>
          <table:table-cell table:style-name="ce92" table:formula="of:=[.Z51]+[.AA51]" office:value-type="float" office:value="220" calcext:value-type="float">
            <text:p>220</text:p>
          </table:table-cell>
          <table:table-cell table:formula="of:=[.J51]*[Résumé.$B$11]+[.K51]*[Résumé.$B$12]+[.L51]*[Résumé.$B$13]+[.M51]*[Résumé.$B$14]+[.N51]*[Résumé.$B$17]+[.O51]*[Résumé.$B$15]+[.P51]*[Résumé.$B$16]+[.Q51]*[Résumé.$B$16]+[.R51]*[Résumé.$B$19]+[.S51]*[Résumé.$B$19]+[.T51]*[Résumé.$B$19]+[.U51]*[Résumé.$B$19]" office:value-type="float" office:value="55" calcext:value-type="float">
            <text:p>55</text:p>
          </table:table-cell>
          <table:table-cell office:value-type="float" office:value="57.5" calcext:value-type="float">
            <text:p>57,5</text:p>
          </table:table-cell>
          <table:table-cell table:number-columns-repeated="993"/>
        </table:table-row>
        <table:table-row table:style-name="ro4">
          <table:table-cell office:value-type="float" office:value="51" calcext:value-type="float">
            <text:p>51</text:p>
          </table:table-cell>
          <table:table-cell table:content-validation-name="val2"/>
          <table:table-cell table:style-name="ce21" office:value-type="string" calcext:value-type="string">
            <text:p>command</text:p>
          </table:table-cell>
          <table:table-cell table:style-name="Default" office:value-type="float" office:value="1033" calcext:value-type="float">
            <text:p>1033</text:p>
          </table:table-cell>
          <table:table-cell table:style-name="ce39" office:value-type="string" calcext:value-type="string">
            <office:annotation draw:style-name="gr1" draw:text-style-name="P2" svg:width="3.387cm" svg:height="1.958cm" svg:x="18.164cm" svg:y="26.807cm" draw:caption-point-x="-5.506cm" draw:caption-point-y="0.889cm">
              <dc:date>1899-12-30T00:00:00</dc:date>
              <text:p text:style-name="P1"><text:span text:style-name="T1">nv1. + 13</text:span></text:p>
              <text:p text:style-name="P1"><text:span text:style-name="T1">nv2. + 21</text:span></text:p>
              <text:p text:style-name="P1"><text:span text:style-name="T1">nv3. + 32</text:span></text:p>
              <text:p text:style-name="P1"><text:span text:style-name="T1">nv4. + 33</text:span></text:p>
              <text:p text:style-name="P1"><text:span text:style-name="T1">nv5. + 51</text:span></text:p>
            </office:annotation>
            <text:p>Atelier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08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52]-([.P52]+[.Q52])))" office:value-type="float" office:value="0" calcext:value-type="float">
            <text:p>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52])" office:value-type="float" office:value="25" calcext:value-type="float">
            <text:p>25</text:p>
          </table:table-cell>
          <table:table-cell table:style-name="ce88" table:formula="of:=((([.J52]+[.L52])+([.K52]*2))+([.M52]*2))*(3)" office:value-type="float" office:value="54" calcext:value-type="float">
            <text:p>54</text:p>
          </table:table-cell>
          <table:table-cell table:style-name="ce141" table:formula="of:=[.X52]/[.AC52]" office:value-type="float" office:value="0" calcext:value-type="float">
            <text:p>0,00</text:p>
          </table:table-cell>
          <table:table-cell table:style-name="ce92" table:formula="of:=[.Z52]+[.AA52]" office:value-type="float" office:value="79" calcext:value-type="float">
            <text:p>79</text:p>
          </table:table-cell>
          <table:table-cell table:formula="of:=[.J52]*[Résumé.$B$11]+[.K52]*[Résumé.$B$12]+[.L52]*[Résumé.$B$13]+[.M52]*[Résumé.$B$14]+[.N52]*[Résumé.$B$17]+[.O52]*[Résumé.$B$15]+[.P52]*[Résumé.$B$16]+[.Q52]*[Résumé.$B$16]+[.R52]*[Résumé.$B$19]+[.S52]*[Résumé.$B$19]+[.T52]*[Résumé.$B$19]+[.U52]*[Résumé.$B$19]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5">
          <table:table-cell office:value-type="float" office:value="52" calcext:value-type="float">
            <text:p>52</text:p>
          </table:table-cell>
          <table:table-cell table:content-validation-name="val2"/>
          <table:table-cell table:style-name="ce21" office:value-type="string" calcext:value-type="string">
            <text:p>butcher</text:p>
          </table:table-cell>
          <table:table-cell table:style-name="Default" office:value-type="float" office:value="1021" calcext:value-type="float">
            <text:p>1021</text:p>
          </table:table-cell>
          <table:table-cell table:style-name="ce30" office:value-type="string" calcext:value-type="string">
            <text:p>Boucherie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9" calcext:value-type="float">
            <text:p>9</text:p>
          </table:table-cell>
          <table:table-cell table:style-name="ce62"/>
          <table:table-cell table:style-name="ce60" office:value-type="float" office:value="4" calcext:value-type="float">
            <text:p>4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53]-([.P53]+[.Q53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53])" office:value-type="float" office:value="40" calcext:value-type="float">
            <text:p>40</text:p>
          </table:table-cell>
          <table:table-cell table:style-name="ce88" table:formula="of:=((([.J53]+[.L53])+([.K53]*2))+([.M53]*2))*(3)" office:value-type="float" office:value="39" calcext:value-type="float">
            <text:p>39</text:p>
          </table:table-cell>
          <table:table-cell table:style-name="ce141" table:formula="of:=[.X53]/[.AC53]" office:value-type="float" office:value="0" calcext:value-type="float">
            <text:p>0,00</text:p>
          </table:table-cell>
          <table:table-cell table:style-name="ce92" table:formula="of:=[.Z53]+[.AA53]" office:value-type="float" office:value="79" calcext:value-type="float">
            <text:p>79</text:p>
          </table:table-cell>
          <table:table-cell table:formula="of:=[.J53]*[Résumé.$B$11]+[.K53]*[Résumé.$B$12]+[.L53]*[Résumé.$B$13]+[.M53]*[Résumé.$B$14]+[.N53]*[Résumé.$B$17]+[.O53]*[Résumé.$B$15]+[.P53]*[Résumé.$B$16]+[.Q53]*[Résumé.$B$16]+[.R53]*[Résumé.$B$19]+[.S53]*[Résumé.$B$19]+[.T53]*[Résumé.$B$19]+[.U53]*[Résumé.$B$19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5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butcher</text:p>
          </table:table-cell>
          <table:table-cell table:style-name="ce21" office:value-type="string" calcext:value-type="string">
            <text:p>crema</text:p>
          </table:table-cell>
          <table:table-cell table:style-name="Default" office:value-type="float" office:value="1045" calcext:value-type="float">
            <text:p>1045</text:p>
          </table:table-cell>
          <table:table-cell table:style-name="ce33" office:value-type="string" calcext:value-type="string">
            <text:p>Crémato-Cu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8" calcext:value-type="float">
            <text:p>8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54]-([.P54]+[.Q54])))" office:value-type="float" office:value="0" calcext:value-type="float">
            <text:p>0</text:p>
          </table:table-cell>
          <table:table-cell table:style-name="ce86" office:value-type="float" office:value="45" calcext:value-type="float">
            <text:p>45</text:p>
          </table:table-cell>
          <table:table-cell table:style-name="ce68" table:formula="of:=ROUNDUP([.$Y54])" office:value-type="float" office:value="45" calcext:value-type="float">
            <text:p>45</text:p>
          </table:table-cell>
          <table:table-cell table:style-name="ce88" table:formula="of:=((([.J54]+[.L54])+([.K54]*2))+([.M54]*2))*(3)" office:value-type="float" office:value="54" calcext:value-type="float">
            <text:p>54</text:p>
          </table:table-cell>
          <table:table-cell table:style-name="ce141" table:formula="of:=[.X54]/[.AC54]" office:value-type="float" office:value="0" calcext:value-type="float">
            <text:p>0,00</text:p>
          </table:table-cell>
          <table:table-cell table:style-name="ce92" table:formula="of:=[.Z54]+[.AA54]" office:value-type="float" office:value="99" calcext:value-type="float">
            <text:p>99</text:p>
          </table:table-cell>
          <table:table-cell table:formula="of:=[.J54]*[Résumé.$B$11]+[.K54]*[Résumé.$B$12]+[.L54]*[Résumé.$B$13]+[.M54]*[Résumé.$B$14]+[.N54]*[Résumé.$B$17]+[.O54]*[Résumé.$B$15]+[.P54]*[Résumé.$B$16]+[.Q54]*[Résumé.$B$16]+[.R54]*[Résumé.$B$19]+[.S54]*[Résumé.$B$19]+[.T54]*[Résumé.$B$19]+[.U54]*[Résumé.$B$19]" office:value-type="float" office:value="14.5" calcext:value-type="float">
            <text:p>14,5</text:p>
          </table:table-cell>
          <table:table-cell office:value-type="float" office:value="18.5" calcext:value-type="float">
            <text:p>18,5</text:p>
          </table:table-cell>
          <table:table-cell table:number-columns-repeated="993"/>
        </table:table-row>
        <table:table-row table:style-name="ro5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defOptim</text:p>
          </table:table-cell>
          <table:table-cell table:style-name="Default" office:value-type="float" office:value="1025" calcext:value-type="float">
            <text:p>1025</text:p>
          </table:table-cell>
          <table:table-cell table:style-name="ce30" office:value-type="string" calcext:value-type="string">
            <text:p>Fixations de défens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8" calcext:value-type="float">
            <text:p>8</text:p>
          </table:table-cell>
          <table:table-cell table:style-name="ce60"/>
          <table:table-cell table:style-name="ce62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55]-([.P55]+[.Q55])))" office:value-type="float" office:value="0" calcext:value-type="float">
            <text:p>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55])" office:value-type="float" office:value="50" calcext:value-type="float">
            <text:p>50</text:p>
          </table:table-cell>
          <table:table-cell table:style-name="ce88" table:formula="of:=((([.J55]+[.L55])+([.K55]*2))+([.M55]*2))*(3)" office:value-type="float" office:value="96" calcext:value-type="float">
            <text:p>96</text:p>
          </table:table-cell>
          <table:table-cell table:style-name="ce141" table:formula="of:=[.X55]/[.AC55]" office:value-type="float" office:value="0" calcext:value-type="float">
            <text:p>0,00</text:p>
          </table:table-cell>
          <table:table-cell table:style-name="ce92" table:formula="of:=[.Z55]+[.AA55]" office:value-type="float" office:value="146" calcext:value-type="float">
            <text:p>146</text:p>
          </table:table-cell>
          <table:table-cell table:formula="of:=[.J55]*[Résumé.$B$11]+[.K55]*[Résumé.$B$12]+[.L55]*[Résumé.$B$13]+[.M55]*[Résumé.$B$14]+[.N55]*[Résumé.$B$17]+[.O55]*[Résumé.$B$15]+[.P55]*[Résumé.$B$16]+[.Q55]*[Résumé.$B$16]+[.R55]*[Résumé.$B$19]+[.S55]*[Résumé.$B$19]+[.T55]*[Résumé.$B$19]+[.U55]*[Résumé.$B$19]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993"/>
        </table:table-row>
        <table:table-row table:style-name="ro5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turret</text:p>
          </table:table-cell>
          <table:table-cell table:style-name="Default" office:value-type="float" office:value="1046" calcext:value-type="float">
            <text:p>1046</text:p>
          </table:table-cell>
          <table:table-cell table:style-name="ce30" office:value-type="string" calcext:value-type="string">
            <text:p>Monticules canon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" calcext:value-type="float">
            <text:p>30</text:p>
          </table:table-cell>
          <table:table-cell table:style-name="ce84" table:formula="of:=SUM(([.W56]-([.P56]+[.Q56])))" office:value-type="float" office:value="29" calcext:value-type="float">
            <text:p>29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56])" office:value-type="float" office:value="50" calcext:value-type="float">
            <text:p>50</text:p>
          </table:table-cell>
          <table:table-cell table:style-name="ce88" table:formula="of:=((([.J56]+[.L56])+([.K56]*2))+([.M56]*2))*(3)" office:value-type="float" office:value="48" calcext:value-type="float">
            <text:p>48</text:p>
          </table:table-cell>
          <table:table-cell table:style-name="ce141" table:formula="of:=[.X56]/[.AC56]" office:value-type="float" office:value="0.295918367346939" calcext:value-type="float">
            <text:p>0,30</text:p>
          </table:table-cell>
          <table:table-cell table:style-name="ce92" table:formula="of:=[.Z56]+[.AA56]" office:value-type="float" office:value="98" calcext:value-type="float">
            <text:p>98</text:p>
          </table:table-cell>
          <table:table-cell table:formula="of:=[.J56]*[Résumé.$B$11]+[.K56]*[Résumé.$B$12]+[.L56]*[Résumé.$B$13]+[.M56]*[Résumé.$B$14]+[.N56]*[Résumé.$B$17]+[.O56]*[Résumé.$B$15]+[.P56]*[Résumé.$B$16]+[.Q56]*[Résumé.$B$16]+[.R56]*[Résumé.$B$19]+[.S56]*[Résumé.$B$19]+[.T56]*[Résumé.$B$19]+[.U56]*[Résumé.$B$19]" office:value-type="float" office:value="17" calcext:value-type="float">
            <text:p>17</text:p>
          </table:table-cell>
          <table:table-cell office:value-type="float" office:value="20.5" calcext:value-type="float">
            <text:p>20,5</text:p>
          </table:table-cell>
          <table:table-cell table:number-columns-repeated="993"/>
        </table:table-row>
        <table:table-row table:style-name="ro5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turret</text:p>
          </table:table-cell>
          <table:table-cell table:style-name="ce21" office:value-type="string" calcext:value-type="string">
            <text:p>rockCanon</text:p>
          </table:table-cell>
          <table:table-cell table:style-name="Default" office:value-type="float" office:value="1043" calcext:value-type="float">
            <text:p>1043</text:p>
          </table:table-cell>
          <table:table-cell table:style-name="ce33" office:value-type="string" calcext:value-type="string">
            <text:p>Canon à brique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57]-([.P57]+[.Q57])))" office:value-type="float" office:value="47" calcext:value-type="float">
            <text:p>47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57])" office:value-type="float" office:value="60" calcext:value-type="float">
            <text:p>60</text:p>
          </table:table-cell>
          <table:table-cell table:style-name="ce88" table:formula="of:=((([.J57]+[.L57])+([.K57]*2))+([.M57]*2))*(3)" office:value-type="float" office:value="60" calcext:value-type="float">
            <text:p>60</text:p>
          </table:table-cell>
          <table:table-cell table:style-name="ce141" table:formula="of:=[.X57]/[.AC57]" office:value-type="float" office:value="0.391666666666667" calcext:value-type="float">
            <text:p>0,39</text:p>
          </table:table-cell>
          <table:table-cell table:style-name="ce92" table:formula="of:=[.Z57]+[.AA57]" office:value-type="float" office:value="120" calcext:value-type="float">
            <text:p>120</text:p>
          </table:table-cell>
          <table:table-cell table:formula="of:=[.J57]*[Résumé.$B$11]+[.K57]*[Résumé.$B$12]+[.L57]*[Résumé.$B$13]+[.M57]*[Résumé.$B$14]+[.N57]*[Résumé.$B$17]+[.O57]*[Résumé.$B$15]+[.P57]*[Résumé.$B$16]+[.Q57]*[Résumé.$B$16]+[.R57]*[Résumé.$B$19]+[.S57]*[Résumé.$B$19]+[.T57]*[Résumé.$B$19]+[.U57]*[Résumé.$B$19]" office:value-type="float" office:value="45.5" calcext:value-type="float">
            <text:p>45,5</text:p>
          </table:table-cell>
          <table:table-cell office:value-type="float" office:value="48" calcext:value-type="float">
            <text:p>48</text:p>
          </table:table-cell>
          <table:table-cell table:number-columns-repeated="993"/>
        </table:table-row>
        <table:table-row table:style-name="ro5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turret</text:p>
          </table:table-cell>
          <table:table-cell table:style-name="ce21" office:value-type="string" calcext:value-type="string">
            <text:p>railgun</text:p>
          </table:table-cell>
          <table:table-cell table:style-name="Default" office:value-type="float" office:value="1047" calcext:value-type="float">
            <text:p>1047</text:p>
          </table:table-cell>
          <table:table-cell table:style-name="ce40" office:value-type="string" calcext:value-type="string">
            <text:p>Perforeuse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office:value-type="float" office:value="55" calcext:value-type="float">
            <text:p>55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58])" office:value-type="float" office:value="40" calcext:value-type="float">
            <text:p>40</text:p>
          </table:table-cell>
          <table:table-cell table:style-name="ce88" table:formula="of:=((([.J58]+[.L58])+([.K58]*2))+([.M58]*2))*(3)" office:value-type="float" office:value="60" calcext:value-type="float">
            <text:p>60</text:p>
          </table:table-cell>
          <table:table-cell table:style-name="ce141" table:formula="of:=[.X58]/[.AC58]" office:value-type="float" office:value="0.55" calcext:value-type="float">
            <text:p>0,55</text:p>
          </table:table-cell>
          <table:table-cell table:style-name="ce92" table:formula="of:=[.Z58]+[.AA58]" office:value-type="float" office:value="100" calcext:value-type="float">
            <text:p>100</text:p>
          </table:table-cell>
          <table:table-cell table:formula="of:=[.J58]*[Résumé.$B$11]+[.K58]*[Résumé.$B$12]+[.L58]*[Résumé.$B$13]+[.M58]*[Résumé.$B$14]+[.N58]*[Résumé.$B$17]+[.O58]*[Résumé.$B$15]+[.P58]*[Résumé.$B$16]+[.Q58]*[Résumé.$B$16]+[.R58]*[Résumé.$B$19]+[.S58]*[Résumé.$B$19]+[.T58]*[Résumé.$B$19]+[.U58]*[Résumé.$B$19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993"/>
        </table:table-row>
        <table:table-row table:style-name="ro5">
          <table:table-cell office:value-type="float" office:value="58" calcext:value-type="float">
            <text:p>58</text:p>
          </table:table-cell>
          <table:table-cell table:content-validation-name="val2" office:value-type="string" calcext:value-type="string">
            <text:p>turret</text:p>
          </table:table-cell>
          <table:table-cell table:style-name="ce21" office:value-type="string" calcext:value-type="string">
            <text:p>crusher</text:p>
          </table:table-cell>
          <table:table-cell table:style-name="Default" office:value-type="float" office:value="1048" calcext:value-type="float">
            <text:p>1048</text:p>
          </table:table-cell>
          <table:table-cell table:style-name="ce33" office:value-type="string" calcext:value-type="string">
            <text:p>Lance-Grenailles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4"/>
          <table:table-cell table:style-name="ce60"/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8" office:value-type="float" office:value="60" calcext:value-type="float">
            <text:p>60</text:p>
          </table:table-cell>
          <table:table-cell table:style-name="ce84" office:value-type="float" office:value="57" calcext:value-type="float">
            <text:p>57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59])" office:value-type="float" office:value="50" calcext:value-type="float">
            <text:p>50</text:p>
          </table:table-cell>
          <table:table-cell table:style-name="ce88" table:formula="of:=((([.J59]+[.L59])+([.K59]*2))+([.M59]*2))*(3)" office:value-type="float" office:value="36" calcext:value-type="float">
            <text:p>36</text:p>
          </table:table-cell>
          <table:table-cell table:style-name="ce141" table:formula="of:=[.X59]/[.AC59]" office:value-type="float" office:value="0.662790697674419" calcext:value-type="float">
            <text:p>0,66</text:p>
          </table:table-cell>
          <table:table-cell table:style-name="ce92" table:formula="of:=[.Z59]+[.AA59]" office:value-type="float" office:value="86" calcext:value-type="float">
            <text:p>86</text:p>
          </table:table-cell>
          <table:table-cell table:formula="of:=[.J59]*[Résumé.$B$11]+[.K59]*[Résumé.$B$12]+[.L59]*[Résumé.$B$13]+[.M59]*[Résumé.$B$14]+[.N59]*[Résumé.$B$17]+[.O59]*[Résumé.$B$15]+[.P59]*[Résumé.$B$16]+[.Q59]*[Résumé.$B$16]+[.R59]*[Résumé.$B$19]+[.S59]*[Résumé.$B$19]+[.T59]*[Résumé.$B$19]+[.U59]*[Résumé.$B$19]" office:value-type="float" office:value="47.5" calcext:value-type="float">
            <text:p>47,5</text:p>
          </table:table-cell>
          <table:table-cell office:value-type="float" office:value="55" calcext:value-type="float">
            <text:p>55</text:p>
          </table:table-cell>
          <table:table-cell table:number-columns-repeated="993"/>
        </table:table-row>
        <table:table-row table:style-name="ro5">
          <table:table-cell office:value-type="float" office:value="59" calcext:value-type="float">
            <text:p>59</text:p>
          </table:table-cell>
          <table:table-cell table:content-validation-name="val2" office:value-type="string" calcext:value-type="string">
            <text:p>turret</text:p>
          </table:table-cell>
          <table:table-cell table:style-name="ce21" office:value-type="string" calcext:value-type="string">
            <text:p>brutalCanon</text:p>
          </table:table-cell>
          <table:table-cell table:style-name="Default" office:value-type="float" office:value="1100" calcext:value-type="float">
            <text:p>1100</text:p>
          </table:table-cell>
          <table:table-cell table:style-name="ce35" office:value-type="string" calcext:value-type="string">
            <text:p>Canon brutal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60]-([.P60]+[.Q60])))" office:value-type="float" office:value="49" calcext:value-type="float">
            <text:p>49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60])" office:value-type="float" office:value="25" calcext:value-type="float">
            <text:p>25</text:p>
          </table:table-cell>
          <table:table-cell table:style-name="ce88" table:formula="of:=((([.J60]+[.L60])+([.K60]*2))+([.M60]*2))*(3)" office:value-type="float" office:value="6" calcext:value-type="float">
            <text:p>6</text:p>
          </table:table-cell>
          <table:table-cell table:style-name="ce141" table:formula="of:=[.X60]/[.AC60]" office:value-type="float" office:value="1.58064516129032" calcext:value-type="float">
            <text:p>1,58</text:p>
          </table:table-cell>
          <table:table-cell table:style-name="ce92" table:formula="of:=[.Z60]+[.AA60]" office:value-type="float" office:value="31" calcext:value-type="float">
            <text:p>31</text:p>
          </table:table-cell>
          <table:table-cell table:formula="of:=[.J60]*[Résumé.$B$11]+[.K60]*[Résumé.$B$12]+[.L60]*[Résumé.$B$13]+[.M60]*[Résumé.$B$14]+[.N60]*[Résumé.$B$17]+[.O60]*[Résumé.$B$15]+[.P60]*[Résumé.$B$16]+[.Q60]*[Résumé.$B$16]+[.R60]*[Résumé.$B$19]+[.S60]*[Résumé.$B$19]+[.T60]*[Résumé.$B$19]+[.U60]*[Résumé.$B$19]"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table:number-columns-repeated="993"/>
        </table:table-row>
        <table:table-row table:style-name="ro5">
          <table:table-cell office:value-type="float" office:value="60" calcext:value-type="float">
            <text:p>60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woodTurret</text:p>
          </table:table-cell>
          <table:table-cell table:style-name="Default" office:value-type="float" office:value="1049" calcext:value-type="float">
            <text:p>1049</text:p>
          </table:table-cell>
          <table:table-cell table:style-name="ce29" office:value-type="string" calcext:value-type="string">
            <text:p>Tourniquet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0" calcext:value-type="float">
            <text:p>10</text:p>
          </table:table-cell>
          <table:table-cell table:style-name="ce84" table:formula="of:=SUM(([.W61]-([.P61]+[.Q61])))" office:value-type="float" office:value="10" calcext:value-type="float">
            <text:p>10</text:p>
          </table:table-cell>
          <table:table-cell table:style-name="ce86" office:value-type="float" office:value="15" calcext:value-type="float">
            <text:p>15</text:p>
          </table:table-cell>
          <table:table-cell table:style-name="ce68" table:formula="of:=ROUNDUP([.$Y61])" office:value-type="float" office:value="15" calcext:value-type="float">
            <text:p>15</text:p>
          </table:table-cell>
          <table:table-cell table:style-name="ce88" table:formula="of:=((([.J61]+[.L61])+([.K61]*2))+([.M61]*2))*(3)" office:value-type="float" office:value="18" calcext:value-type="float">
            <text:p>18</text:p>
          </table:table-cell>
          <table:table-cell table:style-name="ce141" table:formula="of:=[.X61]/[.AC61]" office:value-type="float" office:value="0.303030303030303" calcext:value-type="float">
            <text:p>0,30</text:p>
          </table:table-cell>
          <table:table-cell table:style-name="ce92" table:formula="of:=[.Z61]+[.AA61]" office:value-type="float" office:value="33" calcext:value-type="float">
            <text:p>33</text:p>
          </table:table-cell>
          <table:table-cell table:formula="of:=[.J61]*[Résumé.$B$11]+[.K61]*[Résumé.$B$12]+[.L61]*[Résumé.$B$13]+[.M61]*[Résumé.$B$14]+[.N61]*[Résumé.$B$17]+[.O61]*[Résumé.$B$15]+[.P61]*[Résumé.$B$16]+[.Q61]*[Résumé.$B$16]+[.R61]*[Résumé.$B$19]+[.S61]*[Résumé.$B$19]+[.T61]*[Résumé.$B$19]+[.U61]*[Résumé.$B$19]" office:value-type="float" office:value="5.5" calcext:value-type="float">
            <text:p>5,5</text:p>
          </table:table-cell>
          <table:table-cell office:value-type="float" office:value="6.5" calcext:value-type="float">
            <text:p>6,5</text:p>
          </table:table-cell>
          <table:table-cell table:number-columns-repeated="993"/>
        </table:table-row>
        <table:table-row table:style-name="ro5">
          <table:table-cell office:value-type="float" office:value="61" calcext:value-type="float">
            <text:p>61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factory</text:p>
          </table:table-cell>
          <table:table-cell table:style-name="Default" office:value-type="float" office:value="1065" calcext:value-type="float">
            <text:p>1065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27.476cm" draw:caption-point-x="-5.506cm" draw:caption-point-y="5.546cm">
              <dc:date>1899-12-30T00:00:00</dc:date>
              <text:p text:style-name="P1"><text:span text:style-name="T1">Mettre Fait quand le chantier est terminé pour les calculs</text:span></text:p>
            </office:annotation>
            <text:p>Manufactur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tabl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62]-([.P62]+[.Q62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62])" office:value-type="float" office:value="40" calcext:value-type="float">
            <text:p>40</text:p>
          </table:table-cell>
          <table:table-cell table:style-name="ce88" table:formula="of:=((([.J62]+[.L62])+([.K62]*2))+([.M62]*2))*(3)" office:value-type="float" office:value="60" calcext:value-type="float">
            <text:p>60</text:p>
          </table:table-cell>
          <table:table-cell table:style-name="ce141" table:formula="of:=[.X62]/[.AC62]" office:value-type="float" office:value="0" calcext:value-type="float">
            <text:p>0,00</text:p>
          </table:table-cell>
          <table:table-cell table:style-name="ce92" table:formula="of:=[.Z62]+[.AA62]" office:value-type="float" office:value="100" calcext:value-type="float">
            <text:p>100</text:p>
          </table:table-cell>
          <table:table-cell table:formula="of:=[.J62]*[Résumé.$B$11]+[.K62]*[Résumé.$B$12]+[.L62]*[Résumé.$B$13]+[.M62]*[Résumé.$B$14]+[.N62]*[Résumé.$B$17]+[.O62]*[Résumé.$B$15]+[.P62]*[Résumé.$B$16]+[.Q62]*[Résumé.$B$16]+[.R62]*[Résumé.$B$19]+[.S62]*[Résumé.$B$19]+[.T62]*[Résumé.$B$19]+[.U62]*[Résumé.$B$19]" office:value-type="float" office:value="24.5" calcext:value-type="float">
            <text:p>24,5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5">
          <table:table-cell office:value-type="float" office:value="62" calcext:value-type="float">
            <text:p>62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grazor</text:p>
          </table:table-cell>
          <table:table-cell table:style-name="Default" office:value-type="float" office:value="1067" calcext:value-type="float">
            <text:p>1067</text:p>
          </table:table-cell>
          <table:table-cell table:style-name="ce30" office:value-type="string" calcext:value-type="string">
            <text:p>Scies hurlantes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rustine</text:p>
          </table:table-cell>
          <table:table-cell table:style-name="ce68" office:value-type="float" office:value="45" calcext:value-type="float">
            <text:p>45</text:p>
          </table:table-cell>
          <table:table-cell table:style-name="ce84" table:formula="of:=SUM(([.W63]-([.P63]+[.Q63])))" office:value-type="float" office:value="45" calcext:value-type="float">
            <text:p>45</text:p>
          </table:table-cell>
          <table:table-cell table:style-name="ce86" office:value-type="float" office:value="65" calcext:value-type="float">
            <text:p>65</text:p>
          </table:table-cell>
          <table:table-cell table:style-name="ce68" table:formula="of:=ROUNDUP([.$Y63])" office:value-type="float" office:value="65" calcext:value-type="float">
            <text:p>65</text:p>
          </table:table-cell>
          <table:table-cell table:style-name="ce88" table:formula="of:=((([.J63]+[.L63])+([.K63]*2))+([.M63]*2))*(3)" office:value-type="float" office:value="27" calcext:value-type="float">
            <text:p>27</text:p>
          </table:table-cell>
          <table:table-cell table:style-name="ce141" table:formula="of:=[.X63]/[.AC63]" office:value-type="float" office:value="0.489130434782609" calcext:value-type="float">
            <text:p>0,49</text:p>
          </table:table-cell>
          <table:table-cell table:style-name="ce92" table:formula="of:=[.Z63]+[.AA63]" office:value-type="float" office:value="92" calcext:value-type="float">
            <text:p>92</text:p>
          </table:table-cell>
          <table:table-cell table:formula="of:=[.J63]*[Résumé.$B$11]+[.K63]*[Résumé.$B$12]+[.L63]*[Résumé.$B$13]+[.M63]*[Résumé.$B$14]+[.N63]*[Résumé.$B$17]+[.O63]*[Résumé.$B$15]+[.P63]*[Résumé.$B$16]+[.Q63]*[Résumé.$B$16]+[.R63]*[Résumé.$B$19]+[.S63]*[Résumé.$B$19]+[.T63]*[Résumé.$B$19]+[.U63]*[Résumé.$B$19]" office:value-type="float" office:value="40.5" calcext:value-type="float">
            <text:p>40,5</text:p>
          </table:table-cell>
          <table:table-cell office:value-type="float" office:value="38" calcext:value-type="float">
            <text:p>38</text:p>
          </table:table-cell>
          <table:table-cell table:number-columns-repeated="993"/>
        </table:table-row>
        <table:table-row table:style-name="ro5">
          <table:table-cell office:value-type="float" office:value="63" calcext:value-type="float">
            <text:p>63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buildingRegistry</text:p>
          </table:table-cell>
          <table:table-cell table:style-name="Default" office:value-type="float" office:value="1075" calcext:value-type="float">
            <text:p>1075</text:p>
          </table:table-cell>
          <table:table-cell table:style-name="ce30" office:value-type="string" calcext:value-type="string">
            <text:p>Registre chantier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tabl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64]-([.P64]+[.Q64])))" office:value-type="float" office:value="0" calcext:value-type="float">
            <text:p>0</text:p>
          </table:table-cell>
          <table:table-cell table:style-name="ce86" office:value-type="float" office:value="15" calcext:value-type="float">
            <text:p>15</text:p>
          </table:table-cell>
          <table:table-cell table:style-name="ce68" table:formula="of:=ROUNDUP([.$Y64])" office:value-type="float" office:value="15" calcext:value-type="float">
            <text:p>15</text:p>
          </table:table-cell>
          <table:table-cell table:style-name="ce88" table:formula="of:=((([.J64]+[.L64])+([.K64]*2))+([.M64]*2))*(3)" office:value-type="float" office:value="0" calcext:value-type="float">
            <text:p>0</text:p>
          </table:table-cell>
          <table:table-cell table:style-name="ce141" table:formula="of:=[.X64]/[.AC64]" office:value-type="float" office:value="0" calcext:value-type="float">
            <text:p>0,00</text:p>
          </table:table-cell>
          <table:table-cell table:style-name="ce92" table:formula="of:=[.Z64]+[.AA64]" office:value-type="float" office:value="15" calcext:value-type="float">
            <text:p>15</text:p>
          </table:table-cell>
          <table:table-cell table:formula="of:=[.J64]*[Résumé.$B$11]+[.K64]*[Résumé.$B$12]+[.L64]*[Résumé.$B$13]+[.M64]*[Résumé.$B$14]+[.N64]*[Résumé.$B$17]+[.O64]*[Résumé.$B$15]+[.P64]*[Résumé.$B$16]+[.Q64]*[Résumé.$B$16]+[.R64]*[Résumé.$B$19]+[.S64]*[Résumé.$B$19]+[.T64]*[Résumé.$B$19]+[.U64]*[Résumé.$B$19]" office:value-type="float" office:value="4.5" calcext:value-type="float">
            <text:p>4,5</text:p>
          </table:table-cell>
          <table:table-cell office:value-type="float" office:value="4.5" calcext:value-type="float">
            <text:p>4,5</text:p>
          </table:table-cell>
          <table:table-cell table:number-columns-repeated="993"/>
        </table:table-row>
        <table:table-row table:style-name="ro5">
          <table:table-cell office:value-type="float" office:value="64" calcext:value-type="float">
            <text:p>64</text:p>
          </table:table-cell>
          <table:table-cell table:content-validation-name="val2" office:value-type="string" calcext:value-type="string">
            <text:p>buildingRegistry</text:p>
          </table:table-cell>
          <table:table-cell table:style-name="ce21" office:value-type="string" calcext:value-type="string">
            <text:p>architectoire</text:p>
          </table:table-cell>
          <table:table-cell table:style-name="Default" office:value-type="float" office:value="1101" calcext:value-type="float">
            <text:p>1101</text:p>
          </table:table-cell>
          <table:table-cell table:style-name="ce33" office:value-type="string" calcext:value-type="string">
            <text:p>Architectoir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vodka,steroid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65]-([.P65]+[.Q65])))" office:value-type="float" office:value="0" calcext:value-type="float">
            <text:p>0</text:p>
          </table:table-cell>
          <table:table-cell table:style-name="ce86" office:value-type="float" office:value="75" calcext:value-type="float">
            <text:p>75</text:p>
          </table:table-cell>
          <table:table-cell table:style-name="ce68" table:formula="of:=ROUNDUP([.$Y65])" office:value-type="float" office:value="75" calcext:value-type="float">
            <text:p>75</text:p>
          </table:table-cell>
          <table:table-cell table:style-name="ce88" table:formula="of:=((([.J65]+[.L65])+([.K65]*2))+([.M65]*2))*(3)" office:value-type="float" office:value="60" calcext:value-type="float">
            <text:p>60</text:p>
          </table:table-cell>
          <table:table-cell table:style-name="ce141" table:formula="of:=[.X65]/[.AC65]" office:value-type="float" office:value="0" calcext:value-type="float">
            <text:p>0,00</text:p>
          </table:table-cell>
          <table:table-cell table:style-name="ce92" table:formula="of:=[.Z65]+[.AA65]" office:value-type="float" office:value="135" calcext:value-type="float">
            <text:p>135</text:p>
          </table:table-cell>
          <table:table-cell table:formula="of:=[.J65]*[Résumé.$B$11]+[.K65]*[Résumé.$B$12]+[.L65]*[Résumé.$B$13]+[.M65]*[Résumé.$B$14]+[.N65]*[Résumé.$B$17]+[.O65]*[Résumé.$B$15]+[.P65]*[Résumé.$B$16]+[.Q65]*[Résumé.$B$16]+[.R65]*[Résumé.$B$19]+[.S65]*[Résumé.$B$19]+[.T65]*[Résumé.$B$19]+[.U65]*[Résumé.$B$19]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5">
          <table:table-cell office:value-type="float" office:value="65" calcext:value-type="float">
            <text:p>65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hanger_solid</text:p>
          </table:table-cell>
          <table:table-cell table:style-name="Default" office:value-type="float" office:value="1076" calcext:value-type="float">
            <text:p>1076</text:p>
          </table:table-cell>
          <table:table-cell table:style-name="ce38" office:value-type="string" calcext:value-type="string">
            <text:p>Potence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6" office:value-type="string" calcext:value-type="string">
            <text:p>SOLID_HANGER</text:p>
          </table:table-cell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chain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66]-([.P66]+[.Q66])))" office:value-type="float" office:value="0" calcext:value-type="float">
            <text:p>0</text:p>
          </table:table-cell>
          <table:table-cell table:style-name="ce86" office:value-type="float" office:value="13" calcext:value-type="float">
            <text:p>13</text:p>
          </table:table-cell>
          <table:table-cell table:style-name="ce68" table:formula="of:=ROUNDUP([.$Y66])" office:value-type="float" office:value="13" calcext:value-type="float">
            <text:p>13</text:p>
          </table:table-cell>
          <table:table-cell table:style-name="ce88" table:formula="of:=((([.J66]+[.L66])+([.K66]*2))+([.M66]*2))*(3)" office:value-type="float" office:value="6" calcext:value-type="float">
            <text:p>6</text:p>
          </table:table-cell>
          <table:table-cell table:style-name="ce141" table:formula="of:=[.X66]/[.AC66]" office:value-type="float" office:value="0" calcext:value-type="float">
            <text:p>0,00</text:p>
          </table:table-cell>
          <table:table-cell table:style-name="ce92" table:formula="of:=[.Z66]+[.AA66]" office:value-type="float" office:value="19" calcext:value-type="float">
            <text:p>19</text:p>
          </table:table-cell>
          <table:table-cell table:formula="of:=[.J66]*[Résumé.$B$11]+[.K66]*[Résumé.$B$12]+[.L66]*[Résumé.$B$13]+[.M66]*[Résumé.$B$14]+[.N66]*[Résumé.$B$17]+[.O66]*[Résumé.$B$15]+[.P66]*[Résumé.$B$16]+[.Q66]*[Résumé.$B$16]+[.R66]*[Résumé.$B$19]+[.S66]*[Résumé.$B$19]+[.T66]*[Résumé.$B$19]+[.U66]*[Résumé.$B$19]"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number-columns-repeated="993"/>
        </table:table-row>
        <table:table-row table:style-name="ro5">
          <table:table-cell office:value-type="float" office:value="66" calcext:value-type="float">
            <text:p>66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hanger</text:p>
          </table:table-cell>
          <table:table-cell table:style-name="Default" office:value-type="float" office:value="1076" calcext:value-type="float">
            <text:p>1076</text:p>
          </table:table-cell>
          <table:table-cell table:style-name="ce38" office:value-type="string" calcext:value-type="string">
            <text:p>Potence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6" office:value-type="string" calcext:value-type="string">
            <text:p>FRAGILE_HANGER</text:p>
          </table:table-cell>
          <table:table-cell table:style-name="ce110" table:content-validation-name="val3"/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chain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67]-([.P67]+[.Q67])))" office:value-type="float" office:value="0" calcext:value-type="float">
            <text:p>0</text:p>
          </table:table-cell>
          <table:table-cell table:style-name="ce86" office:value-type="float" office:value="13" calcext:value-type="float">
            <text:p>13</text:p>
          </table:table-cell>
          <table:table-cell table:style-name="ce68" table:formula="of:=ROUNDUP([.$Y67])" office:value-type="float" office:value="13" calcext:value-type="float">
            <text:p>13</text:p>
          </table:table-cell>
          <table:table-cell table:style-name="ce88" table:formula="of:=((([.J67]+[.L67])+([.K67]*2))+([.M67]*2))*(3)" office:value-type="float" office:value="6" calcext:value-type="float">
            <text:p>6</text:p>
          </table:table-cell>
          <table:table-cell table:style-name="ce141" table:formula="of:=[.X67]/[.AC67]" office:value-type="float" office:value="0" calcext:value-type="float">
            <text:p>0,00</text:p>
          </table:table-cell>
          <table:table-cell table:style-name="ce92" table:formula="of:=[.Z67]+[.AA67]" office:value-type="float" office:value="19" calcext:value-type="float">
            <text:p>19</text:p>
          </table:table-cell>
          <table:table-cell table:formula="of:=[.J67]*[Résumé.$B$11]+[.K67]*[Résumé.$B$12]+[.L67]*[Résumé.$B$13]+[.M67]*[Résumé.$B$14]+[.N67]*[Résumé.$B$17]+[.O67]*[Résumé.$B$15]+[.P67]*[Résumé.$B$16]+[.Q67]*[Résumé.$B$16]+[.R67]*[Résumé.$B$19]+[.S67]*[Résumé.$B$19]+[.T67]*[Résumé.$B$19]+[.U67]*[Résumé.$B$19]"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number-columns-repeated="993"/>
        </table:table-row>
        <table:table-row table:style-name="ro5">
          <table:table-cell office:value-type="float" office:value="67" calcext:value-type="float">
            <text:p>67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abattoir</text:p>
          </table:table-cell>
          <table:table-cell table:style-name="Default" office:value-type="float" office:value="1102" calcext:value-type="float">
            <text:p>1102</text:p>
          </table:table-cell>
          <table:table-cell table:style-name="ce30" office:value-type="string" calcext:value-type="string">
            <text:p>Abattoir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5" calcext:value-type="float">
            <text:p>35</text:p>
          </table:table-cell>
          <table:table-cell table:style-name="ce84" table:formula="of:=SUM(([.W68]-([.P68]+[.Q68])))" office:value-type="float" office:value="33" calcext:value-type="float">
            <text:p>33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68])" office:value-type="float" office:value="40" calcext:value-type="float">
            <text:p>40</text:p>
          </table:table-cell>
          <table:table-cell table:style-name="ce88" table:formula="of:=((([.J68]+[.L68])+([.K68]*2))+([.M68]*2))*(3)" office:value-type="float" office:value="60" calcext:value-type="float">
            <text:p>60</text:p>
          </table:table-cell>
          <table:table-cell table:style-name="ce141" table:formula="of:=[.X68]/[.AC68]" office:value-type="float" office:value="0.33" calcext:value-type="float">
            <text:p>0,33</text:p>
          </table:table-cell>
          <table:table-cell table:style-name="ce92" table:formula="of:=[.Z68]+[.AA68]" office:value-type="float" office:value="100" calcext:value-type="float">
            <text:p>100</text:p>
          </table:table-cell>
          <table:table-cell table:formula="of:=[.J68]*[Résumé.$B$11]+[.K68]*[Résumé.$B$12]+[.L68]*[Résumé.$B$13]+[.M68]*[Résumé.$B$14]+[.N68]*[Résumé.$B$17]+[.O68]*[Résumé.$B$15]+[.P68]*[Résumé.$B$16]+[.Q68]*[Résumé.$B$16]+[.R68]*[Résumé.$B$19]+[.S68]*[Résumé.$B$19]+[.T68]*[Résumé.$B$19]+[.U68]*[Résumé.$B$19]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993"/>
        </table:table-row>
        <table:table-row table:style-name="ro5">
          <table:table-cell office:value-type="float" office:value="68" calcext:value-type="float">
            <text:p>68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support</text:p>
          </table:table-cell>
          <table:table-cell table:style-name="Default" office:value-type="float" office:value="1103" calcext:value-type="float">
            <text:p>1103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0.702cm" draw:caption-point-x="-5.506cm" draw:caption-point-y="6.025cm">
              <dc:date>1899-12-30T00:00:00</dc:date>
              <text:p text:style-name="P1"><text:span text:style-name="T1">Les défenses totales de la ville sont augmentées de +10%</text:span></text:p>
            </office:annotation>
            <text:p>Supports défensifs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table:formula="of:=ROUND([.G145]*0.1)" office:value-type="float" office:value="8" calcext:value-type="float">
            <text:p>8</text:p>
          </table:table-cell>
          <table:table-cell table:style-name="ce84" table:formula="of:=SUM(([.W69]-([.P69]+[.Q69])))" office:value-type="float" office:value="8" calcext:value-type="float">
            <text:p>8</text:p>
          </table:table-cell>
          <table:table-cell table:style-name="ce86" office:value-type="float" office:value="55" calcext:value-type="float">
            <text:p>55</text:p>
          </table:table-cell>
          <table:table-cell table:style-name="ce68" table:formula="of:=ROUNDUP([.$Y69])" office:value-type="float" office:value="55" calcext:value-type="float">
            <text:p>55</text:p>
          </table:table-cell>
          <table:table-cell table:style-name="ce88" table:formula="of:=((([.J69]+[.L69])+([.K69]*2))+([.M69]*2))*(3)" office:value-type="float" office:value="90" calcext:value-type="float">
            <text:p>90</text:p>
          </table:table-cell>
          <table:table-cell table:style-name="ce141" table:formula="of:=[.X69]/[.AC69]" office:value-type="float" office:value="0.0551724137931034" calcext:value-type="float">
            <text:p>0,06</text:p>
          </table:table-cell>
          <table:table-cell table:style-name="ce92" table:formula="of:=[.Z69]+[.AA69]" office:value-type="float" office:value="145" calcext:value-type="float">
            <text:p>145</text:p>
          </table:table-cell>
          <table:table-cell table:formula="of:=[.J69]*[Résumé.$B$11]+[.K69]*[Résumé.$B$12]+[.L69]*[Résumé.$B$13]+[.M69]*[Résumé.$B$14]+[.N69]*[Résumé.$B$17]+[.O69]*[Résumé.$B$15]+[.P69]*[Résumé.$B$16]+[.Q69]*[Résumé.$B$16]+[.R69]*[Résumé.$B$19]+[.S69]*[Résumé.$B$19]+[.T69]*[Résumé.$B$19]+[.U69]*[Résumé.$B$19]" office:value-type="float" office:value="32.5" calcext:value-type="float">
            <text:p>32,5</text:p>
          </table:table-cell>
          <table:table-cell office:value-type="float" office:value="47.5" calcext:value-type="float">
            <text:p>47,5</text:p>
          </table:table-cell>
          <table:table-cell table:number-columns-repeated="993"/>
        </table:table-row>
        <table:table-row table:style-name="ro5">
          <table:table-cell office:value-type="float" office:value="69" calcext:value-type="float">
            <text:p>69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woodCafet</text:p>
          </table:table-cell>
          <table:table-cell table:style-name="Default" office:value-type="float" office:value="1104" calcext:value-type="float">
            <text:p>1104</text:p>
          </table:table-cell>
          <table:table-cell table:style-name="ce38" office:value-type="string" calcext:value-type="string">
            <office:annotation draw:style-name="gr1" draw:text-style-name="P2" svg:width="3.387cm" svg:height="1.958cm" svg:x="18.164cm" svg:y="31.153cm" draw:caption-point-x="-5.506cm" draw:caption-point-y="6.103cm">
              <dc:date>1899-12-30T00:00:00</dc:date>
              <text:p text:style-name="P1"><text:span text:style-name="T1">donne 2 steaks de sciure à 7 pa.</text:span></text:p>
            </office:annotation>
            <text:p>Cantine à bois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pharma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70]-([.P70]+[.Q70])))" office:value-type="float" office:value="0" calcext:value-type="float">
            <text:p>0</text:p>
          </table:table-cell>
          <table:table-cell table:style-name="ce86" office:value-type="float" office:value="6" calcext:value-type="float">
            <text:p>6</text:p>
          </table:table-cell>
          <table:table-cell table:style-name="ce68" table:formula="of:=ROUNDUP([.$Y70])" office:value-type="float" office:value="6" calcext:value-type="float">
            <text:p>6</text:p>
          </table:table-cell>
          <table:table-cell table:style-name="ce88" table:formula="of:=((([.J70]+[.L70])+([.K70]*2))+([.M70]*2))*(3)" office:value-type="float" office:value="6" calcext:value-type="float">
            <text:p>6</text:p>
          </table:table-cell>
          <table:table-cell table:style-name="ce141" table:formula="of:=[.X70]/[.AC70]" office:value-type="float" office:value="0" calcext:value-type="float">
            <text:p>0,00</text:p>
          </table:table-cell>
          <table:table-cell table:style-name="ce92" table:formula="of:=[.Z70]+[.AA70]" office:value-type="float" office:value="12" calcext:value-type="float">
            <text:p>12</text:p>
          </table:table-cell>
          <table:table-cell table:formula="of:=[.J70]*[Résumé.$B$11]+[.K70]*[Résumé.$B$12]+[.L70]*[Résumé.$B$13]+[.M70]*[Résumé.$B$14]+[.N70]*[Résumé.$B$17]+[.O70]*[Résumé.$B$15]+[.P70]*[Résumé.$B$16]+[.Q70]*[Résumé.$B$16]+[.R70]*[Résumé.$B$19]+[.S70]*[Résumé.$B$19]+[.T70]*[Résumé.$B$19]+[.U70]*[Résumé.$B$19]" office:value-type="float" office:value="9.5" calcext:value-type="float">
            <text:p>9,5</text:p>
          </table:table-cell>
          <table:table-cell office:value-type="float" office:value="9.5" calcext:value-type="float">
            <text:p>9,5</text:p>
          </table:table-cell>
          <table:table-cell table:number-columns-repeated="993"/>
        </table:table-row>
        <table:table-row table:style-name="ro5">
          <table:table-cell office:value-type="float" office:value="70" calcext:value-type="float">
            <text:p>70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lockedGrave</text:p>
          </table:table-cell>
          <table:table-cell table:style-name="Default" office:value-type="float" office:value="1105" calcext:value-type="float">
            <text:p>1105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1.603cm" draw:caption-point-x="-5.506cm" draw:caption-point-y="6.182cm">
              <dc:date>1899-12-30T00:00:00</dc:date>
              <text:p text:style-name="P1"><text:span text:style-name="T1">Ajoute automatiquement 10 points de défense par citoyen mort ; Les morts entraînées juste avant une attaque (infection, déshydratation, dépendance, dehors, etc) compteront pour l'attaque du jour-même.</text:span></text:p>
            </office:annotation>
            <text:p>Cimetière cadenassé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table:formula="of:=(40-[.G146])*10" office:value-type="float" office:value="0" calcext:value-type="float">
            <text:p>0</text:p>
          </table:table-cell>
          <table:table-cell table:style-name="ce84" table:formula="of:=SUM(([.W71]-([.P71]+[.Q71])))" office:value-type="float" office:value="0" calcext:value-type="float">
            <text:p>0</text:p>
          </table:table-cell>
          <table:table-cell table:style-name="ce86" office:value-type="float" office:value="36" calcext:value-type="float">
            <text:p>36</text:p>
          </table:table-cell>
          <table:table-cell table:style-name="ce68" table:formula="of:=ROUNDUP([.$Y71])" office:value-type="float" office:value="36" calcext:value-type="float">
            <text:p>36</text:p>
          </table:table-cell>
          <table:table-cell table:style-name="ce88" table:formula="of:=((([.J71]+[.L71])+([.K71]*2))+([.M71]*2))*(3)" office:value-type="float" office:value="30" calcext:value-type="float">
            <text:p>30</text:p>
          </table:table-cell>
          <table:table-cell table:style-name="ce141" table:formula="of:=[.X71]/[.AC71]" office:value-type="float" office:value="0" calcext:value-type="float">
            <text:p>0,00</text:p>
          </table:table-cell>
          <table:table-cell table:style-name="ce92" table:formula="of:=[.Z71]+[.AA71]" office:value-type="float" office:value="66" calcext:value-type="float">
            <text:p>66</text:p>
          </table:table-cell>
          <table:table-cell table:formula="of:=[.J71]*[Résumé.$B$11]+[.K71]*[Résumé.$B$12]+[.L71]*[Résumé.$B$13]+[.M71]*[Résumé.$B$14]+[.N71]*[Résumé.$B$17]+[.O71]*[Résumé.$B$15]+[.P71]*[Résumé.$B$16]+[.Q71]*[Résumé.$B$16]+[.R71]*[Résumé.$B$19]+[.S71]*[Résumé.$B$19]+[.T71]*[Résumé.$B$19]+[.U71]*[Résumé.$B$19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5">
          <table:table-cell office:value-type="float" office:value="71" calcext:value-type="float">
            <text:p>71</text:p>
          </table:table-cell>
          <table:table-cell table:content-validation-name="val2" office:value-type="string" calcext:value-type="string">
            <text:p>lockedGrave</text:p>
          </table:table-cell>
          <table:table-cell table:style-name="ce21" office:value-type="string" calcext:value-type="string">
            <text:p>springCoffin</text:p>
          </table:table-cell>
          <table:table-cell table:style-name="Default" office:value-type="float" office:value="1106" calcext:value-type="float">
            <text:p>1106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32.052cm" draw:caption-point-x="-8.681cm" draw:caption-point-y="6.262cm">
              <dc:date>1899-12-30T00:00:00</dc:date>
              <text:p text:style-name="P1"><text:span text:style-name="T1">Ajoute automatiquement 10 points de défense supplémentaire par citoyen mort (donc 20 au total)</text:span></text:p>
            </office:annotation>
            <text:p>Cercueils sur ressort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belt</text:p>
          </table:table-cell>
          <table:table-cell table:style-name="ce68" table:formula="of:=[.W71]" office:value-type="float" office:value="0" calcext:value-type="float">
            <text:p>0</text:p>
          </table:table-cell>
          <table:table-cell table:style-name="ce84" table:formula="of:=SUM(([.W72]-([.P72]+[.Q72])))" office:value-type="float" office:value="0" calcext:value-type="float">
            <text:p>0</text:p>
          </table:table-cell>
          <table:table-cell table:style-name="ce86" office:value-type="float" office:value="100" calcext:value-type="float">
            <text:p>100</text:p>
          </table:table-cell>
          <table:table-cell table:style-name="ce68" table:formula="of:=ROUNDUP([.$Y72])" office:value-type="float" office:value="100" calcext:value-type="float">
            <text:p>100</text:p>
          </table:table-cell>
          <table:table-cell table:style-name="ce88" table:formula="of:=((([.J72]+[.L72])+([.K72]*2))+([.M72]*2))*(3)" office:value-type="float" office:value="60" calcext:value-type="float">
            <text:p>60</text:p>
          </table:table-cell>
          <table:table-cell table:style-name="ce141" table:formula="of:=[.X72]/[.AC72]" office:value-type="float" office:value="0" calcext:value-type="float">
            <text:p>0,00</text:p>
          </table:table-cell>
          <table:table-cell table:style-name="ce92" table:formula="of:=[.Z72]+[.AA72]" office:value-type="float" office:value="160" calcext:value-type="float">
            <text:p>160</text:p>
          </table:table-cell>
          <table:table-cell table:formula="of:=[.J72]*[Résumé.$B$11]+[.K72]*[Résumé.$B$12]+[.L72]*[Résumé.$B$13]+[.M72]*[Résumé.$B$14]+[.N72]*[Résumé.$B$17]+[.O72]*[Résumé.$B$15]+[.P72]*[Résumé.$B$16]+[.Q72]*[Résumé.$B$16]+[.R72]*[Résumé.$B$19]+[.S72]*[Résumé.$B$19]+[.T72]*[Résumé.$B$19]+[.U72]*[Résumé.$B$19]" office:value-type="float" office:value="59.5" calcext:value-type="float">
            <text:p>59,5</text:p>
          </table:table-cell>
          <table:table-cell office:value-type="float" office:value="52" calcext:value-type="float">
            <text:p>52</text:p>
          </table:table-cell>
          <table:table-cell table:number-columns-repeated="993"/>
        </table:table-row>
        <table:table-row table:style-name="ro5">
          <table:table-cell office:value-type="float" office:value="72" calcext:value-type="float">
            <text:p>72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centralCafet</text:p>
          </table:table-cell>
          <table:table-cell table:style-name="Default" office:value-type="float" office:value="1107" calcext:value-type="float">
            <text:p>1107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2.501cm" draw:caption-point-x="-5.506cm" draw:caption-point-y="6.342cm">
              <dc:date>1899-12-30T00:00:00</dc:date>
              <text:p text:style-name="P1"><text:span text:style-name="T1">Double le nombre de plats que peuvent préparer les héros.</text:span></text:p>
            </office:annotation>
            <text:p>Cantine central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table,pharma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73]-([.P73]+[.Q73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73])" office:value-type="float" office:value="20" calcext:value-type="float">
            <text:p>20</text:p>
          </table:table-cell>
          <table:table-cell table:style-name="ce88" table:formula="of:=((([.J73]+[.L73])+([.K73]*2))+([.M73]*2))*(3)" office:value-type="float" office:value="36" calcext:value-type="float">
            <text:p>36</text:p>
          </table:table-cell>
          <table:table-cell table:style-name="ce141" table:formula="of:=[.X73]/[.AC73]" office:value-type="float" office:value="0" calcext:value-type="float">
            <text:p>0,00</text:p>
          </table:table-cell>
          <table:table-cell table:style-name="ce92" table:formula="of:=[.Z73]+[.AA73]" office:value-type="float" office:value="56" calcext:value-type="float">
            <text:p>56</text:p>
          </table:table-cell>
          <table:table-cell table:formula="of:=[.J73]*[Résumé.$B$11]+[.K73]*[Résumé.$B$12]+[.L73]*[Résumé.$B$13]+[.M73]*[Résumé.$B$14]+[.N73]*[Résumé.$B$17]+[.O73]*[Résumé.$B$15]+[.P73]*[Résumé.$B$16]+[.Q73]*[Résumé.$B$16]+[.R73]*[Résumé.$B$19]+[.S73]*[Résumé.$B$19]+[.T73]*[Résumé.$B$19]+[.U73]*[Résumé.$B$19]" office:value-type="float" office:value="19" calcext:value-type="float">
            <text:p>19</text:p>
          </table:table-cell>
          <table:table-cell office:value-type="float" office:value="21.5" calcext:value-type="float">
            <text:p>21,5</text:p>
          </table:table-cell>
          <table:table-cell table:number-columns-repeated="993"/>
        </table:table-row>
        <table:table-row table:style-name="ro5">
          <table:table-cell office:value-type="float" office:value="73" calcext:value-type="float">
            <text:p>73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centralLab</text:p>
          </table:table-cell>
          <table:table-cell table:style-name="Default" office:value-type="float" office:value="1108" calcext:value-type="float">
            <text:p>1108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2.951cm" draw:caption-point-x="-5.506cm" draw:caption-point-y="6.421cm">
              <dc:date>1899-12-30T00:00:00</dc:date>
              <text:p text:style-name="P1"><text:span text:style-name="T1">Le laboratoire permet d'améliorer le rendement des “laboratoires personnels” construits par les héros de votre ville. </text:span></text:p>
            </office:annotation>
            <text:p>Laboratoire central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5*pharma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74]-([.P74]+[.Q74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74])" office:value-type="float" office:value="30" calcext:value-type="float">
            <text:p>30</text:p>
          </table:table-cell>
          <table:table-cell table:style-name="ce88" table:formula="of:=((([.J74]+[.L74])+([.K74]*2))+([.M74]*2))*(3)" office:value-type="float" office:value="78" calcext:value-type="float">
            <text:p>78</text:p>
          </table:table-cell>
          <table:table-cell table:style-name="ce141" table:formula="of:=[.X74]/[.AC74]" office:value-type="float" office:value="0" calcext:value-type="float">
            <text:p>0,00</text:p>
          </table:table-cell>
          <table:table-cell table:style-name="ce92" table:formula="of:=[.Z74]+[.AA74]" office:value-type="float" office:value="108" calcext:value-type="float">
            <text:p>108</text:p>
          </table:table-cell>
          <table:table-cell table:formula="of:=[.J74]*[Résumé.$B$11]+[.K74]*[Résumé.$B$12]+[.L74]*[Résumé.$B$13]+[.M74]*[Résumé.$B$14]+[.N74]*[Résumé.$B$17]+[.O74]*[Résumé.$B$15]+[.P74]*[Résumé.$B$16]+[.Q74]*[Résumé.$B$16]+[.R74]*[Résumé.$B$19]+[.S74]*[Résumé.$B$19]+[.T74]*[Résumé.$B$19]+[.U74]*[Résumé.$B$19]" office:value-type="float" office:value="64" calcext:value-type="float">
            <text:p>64</text:p>
          </table:table-cell>
          <table:table-cell office:value-type="float" office:value="65.5" calcext:value-type="float">
            <text:p>65,5</text:p>
          </table:table-cell>
          <table:table-cell table:number-columns-repeated="993"/>
        </table:table-row>
        <table:table-row table:style-name="ro5">
          <table:table-cell office:value-type="float" office:value="74" calcext:value-type="float">
            <text:p>74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henhouse</text:p>
          </table:table-cell>
          <table:table-cell table:style-name="Default" office:value-type="float" office:value="1109" calcext:value-type="float">
            <text:p>1109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3.402cm" draw:caption-point-x="-5.506cm" draw:caption-point-y="6.5cm">
              <dc:date>1899-12-30T00:00:00</dc:date>
              <text:p text:style-name="P1"><text:span text:style-name="T1">Donne 3 oeufs à 7 pa</text:span></text:p>
              <text:p text:style-name="P1"><text:span text:style-name="T1"/></text:p>
            </office:annotation>
            <text:p>Poulailler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2*chicken,2*fenc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75]-([.P75]+[.Q75])))" office:value-type="float" office:value="0" calcext:value-type="float">
            <text:p>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75])" office:value-type="float" office:value="25" calcext:value-type="float">
            <text:p>25</text:p>
          </table:table-cell>
          <table:table-cell table:style-name="ce88" table:formula="of:=((([.J75]+[.L75])+([.K75]*2))+([.M75]*2))*(3)" office:value-type="float" office:value="45" calcext:value-type="float">
            <text:p>45</text:p>
          </table:table-cell>
          <table:table-cell table:style-name="ce141" table:formula="of:=[.X75]/[.AC75]" office:value-type="float" office:value="0" calcext:value-type="float">
            <text:p>0,00</text:p>
          </table:table-cell>
          <table:table-cell table:style-name="ce92" table:formula="of:=[.Z75]+[.AA75]" office:value-type="float" office:value="70" calcext:value-type="float">
            <text:p>70</text:p>
          </table:table-cell>
          <table:table-cell table:formula="of:=[.J75]*[Résumé.$B$11]+[.K75]*[Résumé.$B$12]+[.L75]*[Résumé.$B$13]+[.M75]*[Résumé.$B$14]+[.N75]*[Résumé.$B$17]+[.O75]*[Résumé.$B$15]+[.P75]*[Résumé.$B$16]+[.Q75]*[Résumé.$B$16]+[.R75]*[Résumé.$B$19]+[.S75]*[Résumé.$B$19]+[.T75]*[Résumé.$B$19]+[.U75]*[Résumé.$B$19]" office:value-type="float" office:value="30.5" calcext:value-type="float">
            <text:p>30,5</text:p>
          </table:table-cell>
          <table:table-cell office:value-type="float" office:value="33" calcext:value-type="float">
            <text:p>33</text:p>
          </table:table-cell>
          <table:table-cell table:number-columns-repeated="993"/>
        </table:table-row>
        <table:table-row table:style-name="ro5">
          <table:table-cell office:value-type="float" office:value="75" calcext:value-type="float">
            <text:p>75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infirmary</text:p>
          </table:table-cell>
          <table:table-cell table:style-name="Default" office:value-type="float" office:value="1110" calcext:value-type="float">
            <text:p>1110</text:p>
          </table:table-cell>
          <table:table-cell table:style-name="ce30" office:value-type="string" calcext:value-type="string">
            <text:p>Infirmeri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7" calcext:value-type="float">
            <text:p>7</text:p>
          </table:table-cell>
          <table:table-cell table:style-name="ce66" office:value-type="string" calcext:value-type="string">
            <text:p>6*pharma,disinfec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76]-([.P76]+[.Q76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76])" office:value-type="float" office:value="40" calcext:value-type="float">
            <text:p>40</text:p>
          </table:table-cell>
          <table:table-cell table:style-name="ce88" table:formula="of:=((([.J76]+[.L76])+([.K76]*2))+([.M76]*2))*(3)" office:value-type="float" office:value="60" calcext:value-type="float">
            <text:p>60</text:p>
          </table:table-cell>
          <table:table-cell table:style-name="ce141" table:formula="of:=[.X76]/[.AC76]" office:value-type="float" office:value="0" calcext:value-type="float">
            <text:p>0,00</text:p>
          </table:table-cell>
          <table:table-cell table:style-name="ce92" table:formula="of:=[.Z76]+[.AA76]" office:value-type="float" office:value="100" calcext:value-type="float">
            <text:p>100</text:p>
          </table:table-cell>
          <table:table-cell table:formula="of:=[.J76]*[Résumé.$B$11]+[.K76]*[Résumé.$B$12]+[.L76]*[Résumé.$B$13]+[.M76]*[Résumé.$B$14]+[.N76]*[Résumé.$B$17]+[.O76]*[Résumé.$B$15]+[.P76]*[Résumé.$B$16]+[.Q76]*[Résumé.$B$16]+[.R76]*[Résumé.$B$19]+[.S76]*[Résumé.$B$19]+[.T76]*[Résumé.$B$19]+[.U76]*[Résumé.$B$19]" office:value-type="float" office:value="51.5" calcext:value-type="float">
            <text:p>51,5</text:p>
          </table:table-cell>
          <table:table-cell office:value-type="float" office:value="54" calcext:value-type="float">
            <text:p>54</text:p>
          </table:table-cell>
          <table:table-cell table:number-columns-repeated="993"/>
        </table:table-row>
        <table:table-row table:style-name="ro5">
          <table:table-cell office:value-type="float" office:value="76" calcext:value-type="float">
            <text:p>76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citizen</text:p>
          </table:table-cell>
          <table:table-cell table:style-name="Default" office:value-type="float" office:value="1111" calcext:value-type="float">
            <text:p>1111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4.301cm" draw:caption-point-x="-5.506cm" draw:caption-point-y="6.659cm">
              <dc:date>1899-12-30T00:00:00</dc:date>
              <text:p text:style-name="P1"><text:span text:style-name="T1">Permet de monter les maisons au-delà du niveau 4 (Maison) </text:span></text:p>
              <text:p text:style-name="P1"><text:span text:style-name="T1"/></text:p>
            </office:annotation>
            <text:p>Stratégies citoyennes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77]-([.P77]+[.Q77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77])" office:value-type="float" office:value="30" calcext:value-type="float">
            <text:p>30</text:p>
          </table:table-cell>
          <table:table-cell table:style-name="ce88" table:formula="of:=((([.J77]+[.L77])+([.K77]*2))+([.M77]*2))*(3)" office:value-type="float" office:value="120" calcext:value-type="float">
            <text:p>120</text:p>
          </table:table-cell>
          <table:table-cell table:style-name="ce141" table:formula="of:=[.X77]/[.AC77]" office:value-type="float" office:value="0" calcext:value-type="float">
            <text:p>0,00</text:p>
          </table:table-cell>
          <table:table-cell table:style-name="ce92" table:formula="of:=[.Z77]+[.AA77]" office:value-type="float" office:value="150" calcext:value-type="float">
            <text:p>150</text:p>
          </table:table-cell>
          <table:table-cell table:formula="of:=[.J77]*[Résumé.$B$11]+[.K77]*[Résumé.$B$12]+[.L77]*[Résumé.$B$13]+[.M77]*[Résumé.$B$14]+[.N77]*[Résumé.$B$17]+[.O77]*[Résumé.$B$15]+[.P77]*[Résumé.$B$16]+[.Q77]*[Résumé.$B$16]+[.R77]*[Résumé.$B$19]+[.S77]*[Résumé.$B$19]+[.T77]*[Résumé.$B$19]+[.U77]*[Résumé.$B$19]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993"/>
        </table:table-row>
        <table:table-row table:style-name="ro5">
          <table:table-cell office:value-type="float" office:value="77" calcext:value-type="float">
            <text:p>77</text:p>
          </table:table-cell>
          <table:table-cell table:content-validation-name="val2" office:value-type="string" calcext:value-type="string">
            <text:p>command</text:p>
          </table:table-cell>
          <table:table-cell table:style-name="ce21" office:value-type="string" calcext:value-type="string">
            <text:p>roundSection</text:p>
          </table:table-cell>
          <table:table-cell table:style-name="Default" office:value-type="float" office:value="1112" calcext:value-type="float">
            <text:p>1112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34.75cm" draw:caption-point-x="-5.506cm" draw:caption-point-y="6.739cm">
              <dc:date>1899-12-30T00:00:00</dc:date>
              <text:p text:style-name="P1"><text:span text:style-name="T1">80% des déf perso pour la ville au lieu de 40%</text:span></text:p>
              <text:p text:style-name="P1"><text:span text:style-name="T1"/></text:p>
            </office:annotation>
            <text:p>Quartiers circulaires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78]-([.P78]+[.Q78])))" office:value-type="float" office:value="0" calcext:value-type="float">
            <text:p>0</text:p>
          </table:table-cell>
          <table:table-cell table:style-name="ce86" office:value-type="float" office:value="60" calcext:value-type="float">
            <text:p>60</text:p>
          </table:table-cell>
          <table:table-cell table:style-name="ce68" table:formula="of:=ROUNDUP([.$Y78])" office:value-type="float" office:value="60" calcext:value-type="float">
            <text:p>60</text:p>
          </table:table-cell>
          <table:table-cell table:style-name="ce88" table:formula="of:=((([.J78]+[.L78])+([.K78]*2))+([.M78]*2))*(3)" office:value-type="float" office:value="180" calcext:value-type="float">
            <text:p>180</text:p>
          </table:table-cell>
          <table:table-cell table:style-name="ce141" table:formula="of:=[.X78]/[.AC78]" office:value-type="float" office:value="0" calcext:value-type="float">
            <text:p>0,00</text:p>
          </table:table-cell>
          <table:table-cell table:style-name="ce92" table:formula="of:=[.Z78]+[.AA78]" office:value-type="float" office:value="240" calcext:value-type="float">
            <text:p>240</text:p>
          </table:table-cell>
          <table:table-cell table:formula="of:=[.J78]*[Résumé.$B$11]+[.K78]*[Résumé.$B$12]+[.L78]*[Résumé.$B$13]+[.M78]*[Résumé.$B$14]+[.N78]*[Résumé.$B$17]+[.O78]*[Résumé.$B$15]+[.P78]*[Résumé.$B$16]+[.Q78]*[Résumé.$B$16]+[.R78]*[Résumé.$B$19]+[.S78]*[Résumé.$B$19]+[.T78]*[Résumé.$B$19]+[.U78]*[Résumé.$B$19]" office:value-type="float" office:value="72" calcext:value-type="float">
            <text:p>72</text:p>
          </table:table-cell>
          <table:table-cell office:value-type="float" office:value="79.5" calcext:value-type="float">
            <text:p>79,5</text:p>
          </table:table-cell>
          <table:table-cell table:number-columns-repeated="993"/>
        </table:table-row>
        <table:table-row table:style-name="ro4">
          <table:table-cell office:value-type="float" office:value="78" calcext:value-type="float">
            <text:p>78</text:p>
          </table:table-cell>
          <table:table-cell table:content-validation-name="val2"/>
          <table:table-cell table:style-name="ce21" office:value-type="string" calcext:value-type="string">
            <text:p>tower</text:p>
          </table:table-cell>
          <table:table-cell table:style-name="Default" office:value-type="float" office:value="1050" calcext:value-type="float">
            <text:p>1050</text:p>
          </table:table-cell>
          <table:table-cell table:style-name="ce41" office:value-type="string" calcext:value-type="string">
            <text:p>Tour de guet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08" table:content-validation-name="val3"/>
          <table:table-cell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79]-([.P79]+[.Q79])))" office:value-type="float" office:value="0" calcext:value-type="float">
            <text:p>0</text:p>
          </table:table-cell>
          <table:table-cell table:style-name="ce86" office:value-type="float" office:value="12" calcext:value-type="float">
            <text:p>12</text:p>
          </table:table-cell>
          <table:table-cell table:style-name="ce68" table:formula="of:=ROUNDUP([.$Y79])" office:value-type="float" office:value="12" calcext:value-type="float">
            <text:p>12</text:p>
          </table:table-cell>
          <table:table-cell table:style-name="ce88" table:formula="of:=((([.J79]+[.L79])+([.K79]*2))+([.M79]*2))*(3)" office:value-type="float" office:value="15" calcext:value-type="float">
            <text:p>15</text:p>
          </table:table-cell>
          <table:table-cell table:style-name="ce141" table:formula="of:=[.X79]/[.AC79]" office:value-type="float" office:value="0" calcext:value-type="float">
            <text:p>0,00</text:p>
          </table:table-cell>
          <table:table-cell table:style-name="ce92" table:formula="of:=[.Z79]+[.AA79]" office:value-type="float" office:value="27" calcext:value-type="float">
            <text:p>27</text:p>
          </table:table-cell>
          <table:table-cell table:formula="of:=[.J79]*[Résumé.$B$11]+[.K79]*[Résumé.$B$12]+[.L79]*[Résumé.$B$13]+[.M79]*[Résumé.$B$14]+[.N79]*[Résumé.$B$17]+[.O79]*[Résumé.$B$15]+[.P79]*[Résumé.$B$16]+[.Q79]*[Résumé.$B$16]+[.R79]*[Résumé.$B$19]+[.S79]*[Résumé.$B$19]+[.T79]*[Résumé.$B$19]+[.U79]*[Résumé.$B$19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office:value-type="float" office:value="79" calcext:value-type="float">
            <text:p>79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catapult</text:p>
          </table:table-cell>
          <table:table-cell table:style-name="Default" office:value-type="float" office:value="1015" calcext:value-type="float">
            <text:p>1015</text:p>
          </table:table-cell>
          <table:table-cell table:style-name="ce30" office:value-type="string" calcext:value-type="string">
            <text:p>Catapulte primitiv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80]-([.P80]+[.Q80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80])" office:value-type="float" office:value="40" calcext:value-type="float">
            <text:p>40</text:p>
          </table:table-cell>
          <table:table-cell table:style-name="ce88" table:formula="of:=((([.J80]+[.L80])+([.K80]*2))+([.M80]*2))*(3)" office:value-type="float" office:value="21" calcext:value-type="float">
            <text:p>21</text:p>
          </table:table-cell>
          <table:table-cell table:style-name="ce141" table:formula="of:=[.X80]/[.AC80]" office:value-type="float" office:value="0" calcext:value-type="float">
            <text:p>0,00</text:p>
          </table:table-cell>
          <table:table-cell table:style-name="ce92" table:formula="of:=[.Z80]+[.AA80]" office:value-type="float" office:value="61" calcext:value-type="float">
            <text:p>61</text:p>
          </table:table-cell>
          <table:table-cell table:formula="of:=[.J80]*[Résumé.$B$11]+[.K80]*[Résumé.$B$12]+[.L80]*[Résumé.$B$13]+[.M80]*[Résumé.$B$14]+[.N80]*[Résumé.$B$17]+[.O80]*[Résumé.$B$15]+[.P80]*[Résumé.$B$16]+[.Q80]*[Résumé.$B$16]+[.R80]*[Résumé.$B$19]+[.S80]*[Résumé.$B$19]+[.T80]*[Résumé.$B$19]+[.U80]*[Résumé.$B$1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5">
          <table:table-cell office:value-type="float" office:value="80" calcext:value-type="float">
            <text:p>80</text:p>
          </table:table-cell>
          <table:table-cell table:content-validation-name="val2" office:value-type="string" calcext:value-type="string">
            <text:p>catapult</text:p>
          </table:table-cell>
          <table:table-cell table:style-name="ce21" office:value-type="string" calcext:value-type="string">
            <text:p>catapult2</text:p>
          </table:table-cell>
          <table:table-cell table:style-name="Default" office:value-type="float" office:value="1077" calcext:value-type="float">
            <text:p>1077</text:p>
          </table:table-cell>
          <table:table-cell table:style-name="ce33" office:value-type="string" calcext:value-type="string">
            <text:p>Catapulte calibrée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bel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81]-([.P81]+[.Q81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81])" office:value-type="float" office:value="30" calcext:value-type="float">
            <text:p>30</text:p>
          </table:table-cell>
          <table:table-cell table:style-name="ce88" table:formula="of:=((([.J81]+[.L81])+([.K81]*2))+([.M81]*2))*(3)" office:value-type="float" office:value="12" calcext:value-type="float">
            <text:p>12</text:p>
          </table:table-cell>
          <table:table-cell table:style-name="ce141" table:formula="of:=[.X81]/[.AC81]" office:value-type="float" office:value="0" calcext:value-type="float">
            <text:p>0,00</text:p>
          </table:table-cell>
          <table:table-cell table:style-name="ce92" table:formula="of:=[.Z81]+[.AA81]" office:value-type="float" office:value="42" calcext:value-type="float">
            <text:p>42</text:p>
          </table:table-cell>
          <table:table-cell table:formula="of:=[.J81]*[Résumé.$B$11]+[.K81]*[Résumé.$B$12]+[.L81]*[Résumé.$B$13]+[.M81]*[Résumé.$B$14]+[.N81]*[Résumé.$B$17]+[.O81]*[Résumé.$B$15]+[.P81]*[Résumé.$B$16]+[.Q81]*[Résumé.$B$16]+[.R81]*[Résumé.$B$19]+[.S81]*[Résumé.$B$19]+[.T81]*[Résumé.$B$19]+[.U81]*[Résumé.$B$19]" office:value-type="float" office:value="19.5" calcext:value-type="float">
            <text:p>19,5</text:p>
          </table:table-cell>
          <table:table-cell office:value-type="float" office:value="18.5" calcext:value-type="float">
            <text:p>18,5</text:p>
          </table:table-cell>
          <table:table-cell table:number-columns-repeated="993"/>
        </table:table-row>
        <table:table-row table:style-name="ro5">
          <table:table-cell office:value-type="float" office:value="81" calcext:value-type="float">
            <text:p>81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scanner</text:p>
          </table:table-cell>
          <table:table-cell table:style-name="Default" office:value-type="float" office:value="1035" calcext:value-type="float">
            <text:p>1035</text:p>
          </table:table-cell>
          <table:table-cell table:style-name="ce30" office:value-type="string" calcext:value-type="string">
            <text:p>Scanner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2*radio_on,bat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82]-([.P82]+[.Q82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82])" office:value-type="float" office:value="20" calcext:value-type="float">
            <text:p>20</text:p>
          </table:table-cell>
          <table:table-cell table:style-name="ce88" table:formula="of:=((([.J82]+[.L82])+([.K82]*2))+([.M82]*2))*(3)" office:value-type="float" office:value="0" calcext:value-type="float">
            <text:p>0</text:p>
          </table:table-cell>
          <table:table-cell table:style-name="ce141" table:formula="of:=[.X82]/[.AC82]" office:value-type="float" office:value="0" calcext:value-type="float">
            <text:p>0,00</text:p>
          </table:table-cell>
          <table:table-cell table:style-name="ce92" table:formula="of:=[.Z82]+[.AA82]" office:value-type="float" office:value="20" calcext:value-type="float">
            <text:p>20</text:p>
          </table:table-cell>
          <table:table-cell table:formula="of:=[.J82]*[Résumé.$B$11]+[.K82]*[Résumé.$B$12]+[.L82]*[Résumé.$B$13]+[.M82]*[Résumé.$B$14]+[.N82]*[Résumé.$B$17]+[.O82]*[Résumé.$B$15]+[.P82]*[Résumé.$B$16]+[.Q82]*[Résumé.$B$16]+[.R82]*[Résumé.$B$19]+[.S82]*[Résumé.$B$19]+[.T82]*[Résumé.$B$19]+[.U82]*[Résumé.$B$19]" office:value-type="float" office:value="22" calcext:value-type="float">
            <text:p>22</text:p>
          </table:table-cell>
          <table:table-cell office:value-type="float" office:value="26.5" calcext:value-type="float">
            <text:p>26,5</text:p>
          </table:table-cell>
          <table:table-cell table:number-columns-repeated="993"/>
        </table:table-row>
        <table:table-row table:style-name="ro5">
          <table:table-cell office:value-type="float" office:value="82" calcext:value-type="float">
            <text:p>82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betterMap</text:p>
          </table:table-cell>
          <table:table-cell table:style-name="Default" office:value-type="float" office:value="1042" calcext:value-type="float">
            <text:p>1042</text:p>
          </table:table-cell>
          <table:table-cell table:style-name="ce30" office:value-type="string" calcext:value-type="string">
            <text:p>Carte améliorée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2*radio_on,2*bat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83]-([.P83]+[.Q83])))" office:value-type="float" office:value="0" calcext:value-type="float">
            <text:p>0</text:p>
          </table:table-cell>
          <table:table-cell table:style-name="ce86" office:value-type="float" office:value="15" calcext:value-type="float">
            <text:p>15</text:p>
          </table:table-cell>
          <table:table-cell table:style-name="ce68" table:formula="of:=ROUNDUP([.$Y83])" office:value-type="float" office:value="15" calcext:value-type="float">
            <text:p>15</text:p>
          </table:table-cell>
          <table:table-cell table:style-name="ce88" table:formula="of:=((([.J83]+[.L83])+([.K83]*2))+([.M83]*2))*(3)" office:value-type="float" office:value="3" calcext:value-type="float">
            <text:p>3</text:p>
          </table:table-cell>
          <table:table-cell table:style-name="ce141" table:formula="of:=[.X83]/[.AC83]" office:value-type="float" office:value="0" calcext:value-type="float">
            <text:p>0,00</text:p>
          </table:table-cell>
          <table:table-cell table:style-name="ce92" table:formula="of:=[.Z83]+[.AA83]" office:value-type="float" office:value="18" calcext:value-type="float">
            <text:p>18</text:p>
          </table:table-cell>
          <table:table-cell table:formula="of:=[.J83]*[Résumé.$B$11]+[.K83]*[Résumé.$B$12]+[.L83]*[Résumé.$B$13]+[.M83]*[Résumé.$B$14]+[.N83]*[Résumé.$B$17]+[.O83]*[Résumé.$B$15]+[.P83]*[Résumé.$B$16]+[.Q83]*[Résumé.$B$16]+[.R83]*[Résumé.$B$19]+[.S83]*[Résumé.$B$19]+[.T83]*[Résumé.$B$19]+[.U83]*[Résumé.$B$19]" office:value-type="float" office:value="24.5" calcext:value-type="float">
            <text:p>24,5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5">
          <table:table-cell office:value-type="float" office:value="83" calcext:value-type="float">
            <text:p>83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nextDay</text:p>
          </table:table-cell>
          <table:table-cell table:style-name="Default" office:value-type="float" office:value="1064" calcext:value-type="float">
            <text:p>1064</text:p>
          </table:table-cell>
          <table:table-cell table:style-name="ce30" office:value-type="string" calcext:value-type="string">
            <text:p>Planificateur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rustin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84]-([.P84]+[.Q84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84])" office:value-type="float" office:value="20" calcext:value-type="float">
            <text:p>20</text:p>
          </table:table-cell>
          <table:table-cell table:style-name="ce88" table:formula="of:=((([.J84]+[.L84])+([.K84]*2))+([.M84]*2))*(3)" office:value-type="float" office:value="0" calcext:value-type="float">
            <text:p>0</text:p>
          </table:table-cell>
          <table:table-cell table:style-name="ce141" table:formula="of:=[.X84]/[.AC84]" office:value-type="float" office:value="0" calcext:value-type="float">
            <text:p>0,00</text:p>
          </table:table-cell>
          <table:table-cell table:style-name="ce92" table:formula="of:=[.Z84]+[.AA84]" office:value-type="float" office:value="20" calcext:value-type="float">
            <text:p>20</text:p>
          </table:table-cell>
          <table:table-cell table:formula="of:=[.J84]*[Résumé.$B$11]+[.K84]*[Résumé.$B$12]+[.L84]*[Résumé.$B$13]+[.M84]*[Résumé.$B$14]+[.N84]*[Résumé.$B$17]+[.O84]*[Résumé.$B$15]+[.P84]*[Résumé.$B$16]+[.Q84]*[Résumé.$B$16]+[.R84]*[Résumé.$B$19]+[.S84]*[Résumé.$B$19]+[.T84]*[Résumé.$B$19]+[.U84]*[Résumé.$B$19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5">
          <table:table-cell office:value-type="float" office:value="84" calcext:value-type="float">
            <text:p>84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regen</text:p>
          </table:table-cell>
          <table:table-cell table:style-name="Default" office:value-type="float" office:value="1072" calcext:value-type="float">
            <text:p>1072</text:p>
          </table:table-cell>
          <table:table-cell table:style-name="ce30" office:value-type="string" calcext:value-type="string">
            <text:p>Scrutateur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tabl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85]-([.P85]+[.Q85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85])" office:value-type="float" office:value="30" calcext:value-type="float">
            <text:p>30</text:p>
          </table:table-cell>
          <table:table-cell table:style-name="ce88" table:formula="of:=((([.J85]+[.L85])+([.K85]*2))+([.M85]*2))*(3)" office:value-type="float" office:value="24" calcext:value-type="float">
            <text:p>24</text:p>
          </table:table-cell>
          <table:table-cell table:style-name="ce141" table:formula="of:=[.X85]/[.AC85]" office:value-type="float" office:value="0" calcext:value-type="float">
            <text:p>0,00</text:p>
          </table:table-cell>
          <table:table-cell table:style-name="ce92" table:formula="of:=[.Z85]+[.AA85]" office:value-type="float" office:value="54" calcext:value-type="float">
            <text:p>54</text:p>
          </table:table-cell>
          <table:table-cell table:formula="of:=[.J85]*[Résumé.$B$11]+[.K85]*[Résumé.$B$12]+[.L85]*[Résumé.$B$13]+[.M85]*[Résumé.$B$14]+[.N85]*[Résumé.$B$17]+[.O85]*[Résumé.$B$15]+[.P85]*[Résumé.$B$16]+[.Q85]*[Résumé.$B$16]+[.R85]*[Résumé.$B$19]+[.S85]*[Résumé.$B$19]+[.T85]*[Résumé.$B$19]+[.U85]*[Résumé.$B$19]"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table:number-columns-repeated="993"/>
        </table:table-row>
        <table:table-row table:style-name="ro5">
          <table:table-cell office:value-type="float" office:value="85" calcext:value-type="float">
            <text:p>85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tempDefBase</text:p>
          </table:table-cell>
          <table:table-cell table:style-name="Default" office:value-type="float" office:value="1074" calcext:value-type="float">
            <text:p>1074</text:p>
          </table:table-cell>
          <table:table-cell table:style-name="ce30" office:value-type="string" calcext:value-type="string">
            <text:p>Dispositifs urgenc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7" calcext:value-type="float">
            <text:p>7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86]-([.P86]+[.Q86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86])" office:value-type="float" office:value="40" calcext:value-type="float">
            <text:p>40</text:p>
          </table:table-cell>
          <table:table-cell table:style-name="ce88" table:formula="of:=((([.J86]+[.L86])+([.K86]*2))+([.M86]*2))*(3)" office:value-type="float" office:value="36" calcext:value-type="float">
            <text:p>36</text:p>
          </table:table-cell>
          <table:table-cell table:style-name="ce141" table:formula="of:=[.X86]/[.AC86]" office:value-type="float" office:value="0" calcext:value-type="float">
            <text:p>0,00</text:p>
          </table:table-cell>
          <table:table-cell table:style-name="ce92" table:formula="of:=[.Z86]+[.AA86]" office:value-type="float" office:value="76" calcext:value-type="float">
            <text:p>76</text:p>
          </table:table-cell>
          <table:table-cell table:formula="of:=[.J86]*[Résumé.$B$11]+[.K86]*[Résumé.$B$12]+[.L86]*[Résumé.$B$13]+[.M86]*[Résumé.$B$14]+[.N86]*[Résumé.$B$17]+[.O86]*[Résumé.$B$15]+[.P86]*[Résumé.$B$16]+[.Q86]*[Résumé.$B$16]+[.R86]*[Résumé.$B$19]+[.S86]*[Résumé.$B$19]+[.T86]*[Résumé.$B$19]+[.U86]*[Résumé.$B$19]" office:value-type="float" office:value="19" calcext:value-type="float">
            <text:p>19</text:p>
          </table:table-cell>
          <table:table-cell office:value-type="float" office:value="15.5" calcext:value-type="float">
            <text:p>15,5</text:p>
          </table:table-cell>
          <table:table-cell table:number-columns-repeated="993"/>
        </table:table-row>
        <table:table-row table:style-name="ro5">
          <table:table-cell office:value-type="float" office:value="86" calcext:value-type="float">
            <text:p>86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urgentDefs1</text:p>
          </table:table-cell>
          <table:table-cell table:style-name="Default" office:value-type="float" office:value="1012" calcext:value-type="float">
            <text:p>1012</text:p>
          </table:table-cell>
          <table:table-cell table:style-name="ce35" office:value-type="string" calcext:value-type="string">
            <text:p>Renforts d'urgenc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0" calcext:value-type="float">
            <text:p>40</text:p>
          </table:table-cell>
          <table:table-cell table:style-name="ce84" table:formula="of:=SUM(([.W87]-([.P87]+[.Q87])))" office:value-type="float" office:value="40" calcext:value-type="float">
            <text:p>4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87])" office:value-type="float" office:value="30" calcext:value-type="float">
            <text:p>30</text:p>
          </table:table-cell>
          <table:table-cell table:style-name="ce88" table:formula="of:=((([.J87]+[.L87])+([.K87]*2))+([.M87]*2))*(3)" office:value-type="float" office:value="24" calcext:value-type="float">
            <text:p>24</text:p>
          </table:table-cell>
          <table:table-cell table:style-name="ce141" table:formula="of:=[.X87]/[.AC87]" office:value-type="float" office:value="0.740740740740741" calcext:value-type="float">
            <text:p>0,74</text:p>
          </table:table-cell>
          <table:table-cell table:style-name="ce92" table:formula="of:=[.Z87]+[.AA87]" office:value-type="float" office:value="54" calcext:value-type="float">
            <text:p>54</text:p>
          </table:table-cell>
          <table:table-cell table:formula="of:=[.J87]*[Résumé.$B$11]+[.K87]*[Résumé.$B$12]+[.L87]*[Résumé.$B$13]+[.M87]*[Résumé.$B$14]+[.N87]*[Résumé.$B$17]+[.O87]*[Résumé.$B$15]+[.P87]*[Résumé.$B$16]+[.Q87]*[Résumé.$B$16]+[.R87]*[Résumé.$B$19]+[.S87]*[Résumé.$B$19]+[.T87]*[Résumé.$B$19]+[.U87]*[Résumé.$B$1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5">
          <table:table-cell office:value-type="float" office:value="87" calcext:value-type="float">
            <text:p>87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urgentDefs2</text:p>
          </table:table-cell>
          <table:table-cell table:style-name="Default" office:value-type="float" office:value="1013" calcext:value-type="float">
            <text:p>1013</text:p>
          </table:table-cell>
          <table:table-cell table:style-name="ce35" office:value-type="string" calcext:value-type="string">
            <text:p>Champs piégé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6" calcext:value-type="float">
            <text:p>6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5" calcext:value-type="float">
            <text:p>25</text:p>
          </table:table-cell>
          <table:table-cell table:style-name="ce84" table:formula="of:=SUM(([.W88]-([.P88]+[.Q88])))" office:value-type="float" office:value="25" calcext:value-type="float">
            <text:p>25</text:p>
          </table:table-cell>
          <table:table-cell table:style-name="ce86" office:value-type="float" office:value="12" calcext:value-type="float">
            <text:p>12</text:p>
          </table:table-cell>
          <table:table-cell table:style-name="ce68" table:formula="of:=ROUNDUP([.$Y88])" office:value-type="float" office:value="12" calcext:value-type="float">
            <text:p>12</text:p>
          </table:table-cell>
          <table:table-cell table:style-name="ce88" table:formula="of:=((([.J88]+[.L88])+([.K88]*2))+([.M88]*2))*(3)" office:value-type="float" office:value="18" calcext:value-type="float">
            <text:p>18</text:p>
          </table:table-cell>
          <table:table-cell table:style-name="ce141" table:formula="of:=[.X88]/[.AC88]" office:value-type="float" office:value="0.833333333333333" calcext:value-type="float">
            <text:p>0,83</text:p>
          </table:table-cell>
          <table:table-cell table:style-name="ce92" table:formula="of:=[.Z88]+[.AA88]" office:value-type="float" office:value="30" calcext:value-type="float">
            <text:p>30</text:p>
          </table:table-cell>
          <table:table-cell table:formula="of:=[.J88]*[Résumé.$B$11]+[.K88]*[Résumé.$B$12]+[.L88]*[Résumé.$B$13]+[.M88]*[Résumé.$B$14]+[.N88]*[Résumé.$B$17]+[.O88]*[Résumé.$B$15]+[.P88]*[Résumé.$B$16]+[.Q88]*[Résumé.$B$16]+[.R88]*[Résumé.$B$19]+[.S88]*[Résumé.$B$19]+[.T88]*[Résumé.$B$19]+[.U88]*[Résumé.$B$19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office:value-type="float" office:value="88" calcext:value-type="float">
            <text:p>88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guerilla</text:p>
          </table:table-cell>
          <table:table-cell table:style-name="Default" office:value-type="float" office:value="1014" calcext:value-type="float">
            <text:p>1014</text:p>
          </table:table-cell>
          <table:table-cell table:style-name="ce35" office:value-type="string" calcext:value-type="string">
            <text:p>Guerilla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89]-([.P89]+[.Q89])))" office:value-type="float" office:value="50" calcext:value-type="float">
            <text:p>50</text:p>
          </table:table-cell>
          <table:table-cell table:style-name="ce86" office:value-type="float" office:value="24" calcext:value-type="float">
            <text:p>24</text:p>
          </table:table-cell>
          <table:table-cell table:style-name="ce68" table:formula="of:=ROUNDUP([.$Y89])" office:value-type="float" office:value="24" calcext:value-type="float">
            <text:p>24</text:p>
          </table:table-cell>
          <table:table-cell table:style-name="ce88" table:formula="of:=((([.J89]+[.L89])+([.K89]*2))+([.M89]*2))*(3)" office:value-type="float" office:value="9" calcext:value-type="float">
            <text:p>9</text:p>
          </table:table-cell>
          <table:table-cell table:style-name="ce141" table:formula="of:=[.X89]/[.AC89]" office:value-type="float" office:value="1.51515151515152" calcext:value-type="float">
            <text:p>1,52</text:p>
          </table:table-cell>
          <table:table-cell table:style-name="ce92" table:formula="of:=[.Z89]+[.AA89]" office:value-type="float" office:value="33" calcext:value-type="float">
            <text:p>33</text:p>
          </table:table-cell>
          <table:table-cell table:formula="of:=[.J89]*[Résumé.$B$11]+[.K89]*[Résumé.$B$12]+[.L89]*[Résumé.$B$13]+[.M89]*[Résumé.$B$14]+[.N89]*[Résumé.$B$17]+[.O89]*[Résumé.$B$15]+[.P89]*[Résumé.$B$16]+[.Q89]*[Résumé.$B$16]+[.R89]*[Résumé.$B$19]+[.S89]*[Résumé.$B$19]+[.T89]*[Résumé.$B$19]+[.U89]*[Résumé.$B$19]" office:value-type="float" office:value="12" calcext:value-type="float">
            <text:p>12</text:p>
          </table:table-cell>
          <table:table-cell office:value-type="float" office:value="11.5" calcext:value-type="float">
            <text:p>11,5</text:p>
          </table:table-cell>
          <table:table-cell table:number-columns-repeated="993"/>
        </table:table-row>
        <table:table-row table:style-name="ro5">
          <table:table-cell office:value-type="float" office:value="89" calcext:value-type="float">
            <text:p>89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dump</text:p>
          </table:table-cell>
          <table:table-cell table:style-name="Default" office:value-type="float" office:value="1019" calcext:value-type="float">
            <text:p>1019</text:p>
          </table:table-cell>
          <table:table-cell table:style-name="ce35" office:value-type="string" calcext:value-type="string">
            <text:p>Tas détritus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" calcext:value-type="float">
            <text:p>5</text:p>
          </table:table-cell>
          <table:table-cell table:style-name="ce84" table:formula="of:=SUM(([.W90]-([.P90]+[.Q90])))" office:value-type="float" office:value="5" calcext:value-type="float">
            <text:p>5</text:p>
          </table:table-cell>
          <table:table-cell table:style-name="ce86" office:value-type="float" office:value="10" calcext:value-type="float">
            <text:p>10</text:p>
          </table:table-cell>
          <table:table-cell table:style-name="ce68" table:formula="of:=ROUNDUP([.$Y90])" office:value-type="float" office:value="10" calcext:value-type="float">
            <text:p>10</text:p>
          </table:table-cell>
          <table:table-cell table:style-name="ce88" table:formula="of:=((([.J90]+[.L90])+([.K90]*2))+([.M90]*2))*(3)" office:value-type="float" office:value="12" calcext:value-type="float">
            <text:p>12</text:p>
          </table:table-cell>
          <table:table-cell table:style-name="ce141" table:formula="of:=[.X90]/[.AC90]" office:value-type="float" office:value="0.227272727272727" calcext:value-type="float">
            <text:p>0,23</text:p>
          </table:table-cell>
          <table:table-cell table:style-name="ce92" table:formula="of:=[.Z90]+[.AA90]" office:value-type="float" office:value="22" calcext:value-type="float">
            <text:p>22</text:p>
          </table:table-cell>
          <table:table-cell table:formula="of:=[.J90]*[Résumé.$B$11]+[.K90]*[Résumé.$B$12]+[.L90]*[Résumé.$B$13]+[.M90]*[Résumé.$B$14]+[.N90]*[Résumé.$B$17]+[.O90]*[Résumé.$B$15]+[.P90]*[Résumé.$B$16]+[.Q90]*[Résumé.$B$16]+[.R90]*[Résumé.$B$19]+[.S90]*[Résumé.$B$19]+[.T90]*[Résumé.$B$19]+[.U90]*[Résumé.$B$1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office:value-type="float" office:value="90" calcext:value-type="float">
            <text:p>90</text:p>
          </table:table-cell>
          <table:table-cell table:content-validation-name="val2" office:value-type="string" calcext:value-type="string">
            <text:p>dump</text:p>
          </table:table-cell>
          <table:table-cell table:style-name="ce21" office:value-type="string" calcext:value-type="string">
            <text:p>dumpTrap</text:p>
          </table:table-cell>
          <table:table-cell table:style-name="Default" office:value-type="float" office:value="1022" calcext:value-type="float">
            <text:p>1022</text:p>
          </table:table-cell>
          <table:table-cell table:style-name="ce42" office:value-type="string" calcext:value-type="string">
            <text:p>Mont pointu 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7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60" calcext:value-type="float">
            <text:p>60</text:p>
          </table:table-cell>
          <table:table-cell table:style-name="ce84" table:formula="of:=SUM(([.W91]-([.P91]+[.Q91])))" office:value-type="float" office:value="60" calcext:value-type="float">
            <text:p>6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91])" office:value-type="float" office:value="40" calcext:value-type="float">
            <text:p>40</text:p>
          </table:table-cell>
          <table:table-cell table:style-name="ce88" table:formula="of:=((([.J91]+[.L91])+([.K91]*2))+([.M91]*2))*(3)" office:value-type="float" office:value="6" calcext:value-type="float">
            <text:p>6</text:p>
          </table:table-cell>
          <table:table-cell table:style-name="ce141" table:formula="of:=[.X91]/[.AC91]" office:value-type="float" office:value="1.30434782608696" calcext:value-type="float">
            <text:p>1,30</text:p>
          </table:table-cell>
          <table:table-cell table:style-name="ce92" table:formula="of:=[.Z91]+[.AA91]" office:value-type="float" office:value="46" calcext:value-type="float">
            <text:p>46</text:p>
          </table:table-cell>
          <table:table-cell table:formula="of:=[.J91]*[Résumé.$B$11]+[.K91]*[Résumé.$B$12]+[.L91]*[Résumé.$B$13]+[.M91]*[Résumé.$B$14]+[.N91]*[Résumé.$B$17]+[.O91]*[Résumé.$B$15]+[.P91]*[Résumé.$B$16]+[.Q91]*[Résumé.$B$16]+[.R91]*[Résumé.$B$19]+[.S91]*[Résumé.$B$19]+[.T91]*[Résumé.$B$19]+[.U91]*[Résumé.$B$1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office:value-type="float" office:value="91" calcext:value-type="float">
            <text:p>91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trap</text:p>
          </table:table-cell>
          <table:table-cell table:style-name="Default" office:value-type="float" office:value="1044" calcext:value-type="float">
            <text:p>1044</text:p>
          </table:table-cell>
          <table:table-cell table:style-name="ce35" office:value-type="string" calcext:value-type="string">
            <text:p>Pièges à loup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huMeat</text:p>
          </table:table-cell>
          <table:table-cell table:style-name="ce68" office:value-type="float" office:value="40" calcext:value-type="float">
            <text:p>40</text:p>
          </table:table-cell>
          <table:table-cell table:style-name="ce84" table:formula="of:=SUM(([.W92]-([.P92]+[.Q92])))" office:value-type="float" office:value="40" calcext:value-type="float">
            <text:p>4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92])" office:value-type="float" office:value="20" calcext:value-type="float">
            <text:p>20</text:p>
          </table:table-cell>
          <table:table-cell table:style-name="ce88" table:formula="of:=((([.J92]+[.L92])+([.K92]*2))+([.M92]*2))*(3)" office:value-type="float" office:value="6" calcext:value-type="float">
            <text:p>6</text:p>
          </table:table-cell>
          <table:table-cell table:style-name="ce141" table:formula="of:=[.X92]/[.AC92]" office:value-type="float" office:value="1.53846153846154" calcext:value-type="float">
            <text:p>1,54</text:p>
          </table:table-cell>
          <table:table-cell table:style-name="ce92" table:formula="of:=[.Z92]+[.AA92]" office:value-type="float" office:value="26" calcext:value-type="float">
            <text:p>26</text:p>
          </table:table-cell>
          <table:table-cell table:formula="of:=[.J92]*[Résumé.$B$11]+[.K92]*[Résumé.$B$12]+[.L92]*[Résumé.$B$13]+[.M92]*[Résumé.$B$14]+[.N92]*[Résumé.$B$17]+[.O92]*[Résumé.$B$15]+[.P92]*[Résumé.$B$16]+[.Q92]*[Résumé.$B$16]+[.R92]*[Résumé.$B$19]+[.S92]*[Résumé.$B$19]+[.T92]*[Résumé.$B$19]+[.U92]*[Résumé.$B$19]" office:value-type="float" office:value="17.5" calcext:value-type="float">
            <text:p>17,5</text:p>
          </table:table-cell>
          <table:table-cell office:value-type="float" office:value="16.5" calcext:value-type="float">
            <text:p>16,5</text:p>
          </table:table-cell>
          <table:table-cell table:number-columns-repeated="993"/>
        </table:table-row>
        <table:table-row table:style-name="ro5">
          <table:table-cell office:value-type="float" office:value="92" calcext:value-type="float">
            <text:p>92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bomb</text:p>
          </table:table-cell>
          <table:table-cell table:style-name="Default" office:value-type="float" office:value="1068" calcext:value-type="float">
            <text:p>1068</text:p>
          </table:table-cell>
          <table:table-cell table:style-name="ce35" office:value-type="string" calcext:value-type="string">
            <text:p>Dynamitage 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8" office:value-type="float" office:value="35" calcext:value-type="float">
            <text:p>35</text:p>
          </table:table-cell>
          <table:table-cell table:style-name="ce84" table:formula="of:=SUM(([.W93]-([.P93]+[.Q93])))" office:value-type="float" office:value="35" calcext:value-type="float">
            <text:p>35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93])" office:value-type="float" office:value="20" calcext:value-type="float">
            <text:p>20</text:p>
          </table:table-cell>
          <table:table-cell table:style-name="ce88" table:formula="of:=((([.J93]+[.L93])+([.K93]*2))+([.M93]*2))*(3)" office:value-type="float" office:value="0" calcext:value-type="float">
            <text:p>0</text:p>
          </table:table-cell>
          <table:table-cell table:style-name="ce141" table:formula="of:=[.X93]/[.AC93]" office:value-type="float" office:value="1.75" calcext:value-type="float">
            <text:p>1,75</text:p>
          </table:table-cell>
          <table:table-cell table:style-name="ce92" table:formula="of:=[.Z93]+[.AA93]" office:value-type="float" office:value="20" calcext:value-type="float">
            <text:p>20</text:p>
          </table:table-cell>
          <table:table-cell table:formula="of:=[.J93]*[Résumé.$B$11]+[.K93]*[Résumé.$B$12]+[.L93]*[Résumé.$B$13]+[.M93]*[Résumé.$B$14]+[.N93]*[Résumé.$B$17]+[.O93]*[Résumé.$B$15]+[.P93]*[Résumé.$B$16]+[.Q93]*[Résumé.$B$16]+[.R93]*[Résumé.$B$19]+[.S93]*[Résumé.$B$19]+[.T93]*[Résumé.$B$19]+[.U93]*[Résumé.$B$19]" office:value-type="float" office:value="13.5" calcext:value-type="float">
            <text:p>13,5</text:p>
          </table:table-cell>
          <table:table-cell office:value-type="float" office:value="13.5" calcext:value-type="float">
            <text:p>13,5</text:p>
          </table:table-cell>
          <table:table-cell table:number-columns-repeated="993"/>
        </table:table-row>
        <table:table-row table:style-name="ro5">
          <table:table-cell office:value-type="float" office:value="93" calcext:value-type="float">
            <text:p>93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panic</text:p>
          </table:table-cell>
          <table:table-cell table:style-name="Default" office:value-type="float" office:value="1168" calcext:value-type="float">
            <text:p>1168</text:p>
          </table:table-cell>
          <table:table-cell table:style-name="ce35" office:value-type="string" calcext:value-type="string">
            <text:p>Paniqu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 office:value-type="float" office:value="4" calcext:value-type="float">
            <text:p>4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94]-([.P94]+[.Q94])))" office:value-type="float" office:value="50" calcext:value-type="float">
            <text:p>5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94])" office:value-type="float" office:value="25" calcext:value-type="float">
            <text:p>25</text:p>
          </table:table-cell>
          <table:table-cell table:style-name="ce88" table:formula="of:=((([.J94]+[.L94])+([.K94]*2))+([.M94]*2))*(3)" office:value-type="float" office:value="30" calcext:value-type="float">
            <text:p>30</text:p>
          </table:table-cell>
          <table:table-cell table:style-name="ce141" table:formula="of:=[.X94]/[.AC94]" office:value-type="float" office:value="0.909090909090909" calcext:value-type="float">
            <text:p>0,91</text:p>
          </table:table-cell>
          <table:table-cell table:style-name="ce92" table:formula="of:=[.Z94]+[.AA94]" office:value-type="float" office:value="55" calcext:value-type="float">
            <text:p>55</text:p>
          </table:table-cell>
          <table:table-cell table:formula="of:=[.J94]*[Résumé.$B$11]+[.K94]*[Résumé.$B$12]+[.L94]*[Résumé.$B$13]+[.M94]*[Résumé.$B$14]+[.N94]*[Résumé.$B$17]+[.O94]*[Résumé.$B$15]+[.P94]*[Résumé.$B$16]+[.Q94]*[Résumé.$B$16]+[.R94]*[Résumé.$B$19]+[.S94]*[Résumé.$B$19]+[.T94]*[Résumé.$B$19]+[.U94]*[Résumé.$B$19]" office:value-type="float" office:value="27" calcext:value-type="float">
            <text:p>27</text:p>
          </table:table-cell>
          <table:table-cell office:value-type="float" office:value="24.5" calcext:value-type="float">
            <text:p>24,5</text:p>
          </table:table-cell>
          <table:table-cell table:number-columns-repeated="993"/>
        </table:table-row>
        <table:table-row table:style-name="ro5">
          <table:table-cell office:value-type="float" office:value="94" calcext:value-type="float">
            <text:p>94</text:p>
          </table:table-cell>
          <table:table-cell table:content-validation-name="val2" office:value-type="string" calcext:value-type="string">
            <text:p>tempDefBase</text:p>
          </table:table-cell>
          <table:table-cell table:style-name="ce21" office:value-type="string" calcext:value-type="string">
            <text:p>bamba</text:p>
          </table:table-cell>
          <table:table-cell table:style-name="Default" office:value-type="float" office:value="1169" calcext:value-type="float">
            <text:p>1169</text:p>
          </table:table-cell>
          <table:table-cell table:style-name="ce35" office:value-type="string" calcext:value-type="string">
            <text:p>La Bamba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radio_on</text:p>
          </table:table-cell>
          <table:table-cell table:style-name="ce68" office:value-type="float" office:value="75" calcext:value-type="float">
            <text:p>75</text:p>
          </table:table-cell>
          <table:table-cell table:style-name="ce84" table:formula="of:=SUM(([.W95]-([.P95]+[.Q95])))" office:value-type="float" office:value="75" calcext:value-type="float">
            <text:p>7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95])" office:value-type="float" office:value="50" calcext:value-type="float">
            <text:p>50</text:p>
          </table:table-cell>
          <table:table-cell table:style-name="ce88" table:formula="of:=((([.J95]+[.L95])+([.K95]*2))+([.M95]*2))*(3)" office:value-type="float" office:value="30" calcext:value-type="float">
            <text:p>30</text:p>
          </table:table-cell>
          <table:table-cell table:style-name="ce141" table:formula="of:=[.X95]/[.AC95]" office:value-type="float" office:value="0.9375" calcext:value-type="float">
            <text:p>0,94</text:p>
          </table:table-cell>
          <table:table-cell table:style-name="ce92" table:formula="of:=[.Z95]+[.AA95]" office:value-type="float" office:value="80" calcext:value-type="float">
            <text:p>80</text:p>
          </table:table-cell>
          <table:table-cell table:formula="of:=[.J95]*[Résumé.$B$11]+[.K95]*[Résumé.$B$12]+[.L95]*[Résumé.$B$13]+[.M95]*[Résumé.$B$14]+[.N95]*[Résumé.$B$17]+[.O95]*[Résumé.$B$15]+[.P95]*[Résumé.$B$16]+[.Q95]*[Résumé.$B$16]+[.R95]*[Résumé.$B$19]+[.S95]*[Résumé.$B$19]+[.T95]*[Résumé.$B$19]+[.U95]*[Résumé.$B$19]" office:value-type="float" office:value="28.5" calcext:value-type="float">
            <text:p>28,5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Default"/>
          <table:table-cell table:style-name="ce21" office:value-type="string" calcext:value-type="string">
            <text:p>spa4souls</text:p>
          </table:table-cell>
          <table:table-cell table:style-name="ce25" office:value-type="float" office:value="1176" calcext:value-type="float">
            <text:p>1176</text:p>
          </table:table-cell>
          <table:table-cell table:style-name="ce40" office:value-type="string" calcext:value-type="string">
            <text:p>Hamâm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6" office:value-type="string" calcext:value-type="string">
            <text:p>SHAMAN_SOULS</text:p>
          </table:table-cell>
          <table:table-cell table:style-name="ce110" table:content-validation-name="val3"/>
          <table:table-cell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" calcext:value-type="float">
            <text:p>30</text:p>
          </table:table-cell>
          <table:table-cell table:style-name="ce84" table:formula="of:=SUM(([.W96]-([.P96]+[.Q96])))" office:value-type="float" office:value="28" calcext:value-type="float">
            <text:p>28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96])" office:value-type="float" office:value="20" calcext:value-type="float">
            <text:p>20</text:p>
          </table:table-cell>
          <table:table-cell table:style-name="ce88" table:formula="of:=((([.J96]+[.L96])+([.K96]*2))+([.M96]*2))*(3)" office:value-type="float" office:value="6" calcext:value-type="float">
            <text:p>6</text:p>
          </table:table-cell>
          <table:table-cell table:style-name="ce141" table:formula="of:=[.X96]/[.AC96]" office:value-type="float" office:value="1.07692307692308" calcext:value-type="float">
            <text:p>1,08</text:p>
          </table:table-cell>
          <table:table-cell table:style-name="ce92" table:formula="of:=[.Z96]+[.AA96]" office:value-type="float" office:value="26" calcext:value-type="float">
            <text:p>26</text:p>
          </table:table-cell>
          <table:table-cell table:formula="of:=[.J96]*[Résumé.$B$11]+[.K96]*[Résumé.$B$12]+[.L96]*[Résumé.$B$13]+[.M96]*[Résumé.$B$14]+[.N96]*[Résumé.$B$17]+[.O96]*[Résumé.$B$15]+[.P96]*[Résumé.$B$16]+[.Q96]*[Résumé.$B$16]+[.R96]*[Résumé.$B$19]+[.S96]*[Résumé.$B$19]+[.T96]*[Résumé.$B$19]+[.U96]*[Résumé.$B$19]" office:value-type="float" office:value="10" calcext:value-type="float">
            <text:p>10</text:p>
          </table:table-cell>
          <table:table-cell office:value-type="float" office:value="46.5" calcext:value-type="float">
            <text:p>46,5</text:p>
          </table:table-cell>
          <table:table-cell table:number-columns-repeated="993"/>
        </table:table-row>
        <table:table-row table:style-name="ro5">
          <table:table-cell office:value-type="float" office:value="99" calcext:value-type="float">
            <text:p>99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watchmen</text:p>
          </table:table-cell>
          <table:table-cell table:style-name="Default" office:value-type="float" office:value="1170" calcext:value-type="float">
            <text:p>1170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43.065cm" draw:caption-point-x="-5.506cm" draw:caption-point-y="8.514cm">
              <dc:date>1899-12-30T00:00:00</dc:date>
              <text:p text:style-name="P1"><text:span text:style-name="T1">e chantier apporte +10 points de défense par Gardien en ville et leur permet d'apporter encore d'avantage de défenses en échange de point(s) d'action.</text:span></text:p>
              <text:p text:style-name="P1"><text:span text:style-name="T1">(Ce dernier effet se traduit de la manière suivante : une fois par jour, chaque gardien peut dépenser 1Point d'action, apportant ainsi 10 pts de défense temporaires à la ville.)</text:span></text:p>
            </office:annotation>
            <text:p>Tour des gardien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5" calcext:value-type="float">
            <text:p>15</text:p>
          </table:table-cell>
          <table:table-cell table:style-name="ce84" table:formula="of:=SUM(([.W97]-([.P97]+[.Q97])))" office:value-type="float" office:value="14" calcext:value-type="float">
            <text:p>14</text:p>
          </table:table-cell>
          <table:table-cell table:style-name="ce86" office:value-type="float" office:value="24" calcext:value-type="float">
            <text:p>24</text:p>
          </table:table-cell>
          <table:table-cell table:style-name="ce68" table:formula="of:=ROUNDUP([.$Y97])" office:value-type="float" office:value="24" calcext:value-type="float">
            <text:p>24</text:p>
          </table:table-cell>
          <table:table-cell table:style-name="ce88" table:formula="of:=((([.J97]+[.L97])+([.K97]*2))+([.M97]*2))*(3)" office:value-type="float" office:value="72" calcext:value-type="float">
            <text:p>72</text:p>
          </table:table-cell>
          <table:table-cell table:style-name="ce141" table:formula="of:=[.X97]/[.AC97]" office:value-type="float" office:value="0.145833333333333" calcext:value-type="float">
            <text:p>0,15</text:p>
          </table:table-cell>
          <table:table-cell table:style-name="ce92" table:formula="of:=[.Z97]+[.AA97]" office:value-type="float" office:value="96" calcext:value-type="float">
            <text:p>96</text:p>
          </table:table-cell>
          <table:table-cell table:formula="of:=[.J97]*[Résumé.$B$11]+[.K97]*[Résumé.$B$12]+[.L97]*[Résumé.$B$13]+[.M97]*[Résumé.$B$14]+[.N97]*[Résumé.$B$17]+[.O97]*[Résumé.$B$15]+[.P97]*[Résumé.$B$16]+[.Q97]*[Résumé.$B$16]+[.R97]*[Résumé.$B$19]+[.S97]*[Résumé.$B$19]+[.T97]*[Résumé.$B$19]+[.U97]*[Résumé.$B$19]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993"/>
        </table:table-row>
        <table:table-row table:style-name="ro5">
          <table:table-cell office:value-type="float" office:value="100" calcext:value-type="float">
            <text:p>100</text:p>
          </table:table-cell>
          <table:table-cell table:content-validation-name="val2" office:value-type="string" calcext:value-type="string">
            <text:p>tower</text:p>
          </table:table-cell>
          <table:table-cell table:style-name="ce21" office:value-type="string" calcext:value-type="string">
            <text:p>scouts</text:p>
          </table:table-cell>
          <table:table-cell table:style-name="Default" office:value-type="float" office:value="1171" calcext:value-type="float">
            <text:p>1171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43.514cm" draw:caption-point-x="-5.506cm" draw:caption-point-y="8.594cm">
              <dc:date>1899-12-30T00:00:00</dc:date>
              <text:p text:style-name="P1"><text:span text:style-name="T1">chaque éclaireur révèle un bât par jour</text:span></text:p>
            </office:annotation>
            <text:p>Tour des éclaireur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0" calcext:value-type="float">
            <text:p>10</text:p>
          </table:table-cell>
          <table:table-cell table:style-name="ce84" table:formula="of:=SUM(([.W98]-([.P98]+[.Q98])))" office:value-type="float" office:value="10" calcext:value-type="float">
            <text:p>10</text:p>
          </table:table-cell>
          <table:table-cell table:style-name="ce86" office:value-type="float" office:value="36" calcext:value-type="float">
            <text:p>36</text:p>
          </table:table-cell>
          <table:table-cell table:style-name="ce68" table:formula="of:=ROUNDUP([.$Y98])" office:value-type="float" office:value="36" calcext:value-type="float">
            <text:p>36</text:p>
          </table:table-cell>
          <table:table-cell table:style-name="ce88" table:formula="of:=((([.J98]+[.L98])+([.K98]*2))+([.M98]*2))*(3)" office:value-type="float" office:value="36" calcext:value-type="float">
            <text:p>36</text:p>
          </table:table-cell>
          <table:table-cell table:style-name="ce141" table:formula="of:=[.X98]/[.AC98]" office:value-type="float" office:value="0.138888888888889" calcext:value-type="float">
            <text:p>0,14</text:p>
          </table:table-cell>
          <table:table-cell table:style-name="ce92" table:formula="of:=[.Z98]+[.AA98]" office:value-type="float" office:value="72" calcext:value-type="float">
            <text:p>72</text:p>
          </table:table-cell>
          <table:table-cell table:formula="of:=[.J98]*[Résumé.$B$11]+[.K98]*[Résumé.$B$12]+[.L98]*[Résumé.$B$13]+[.M98]*[Résumé.$B$14]+[.N98]*[Résumé.$B$17]+[.O98]*[Résumé.$B$15]+[.P98]*[Résumé.$B$16]+[.Q98]*[Résumé.$B$16]+[.R98]*[Résumé.$B$19]+[.S98]*[Résumé.$B$19]+[.T98]*[Résumé.$B$19]+[.U98]*[Résumé.$B$19]"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table:number-columns-repeated="993"/>
        </table:table-row>
        <table:table-row table:style-name="ro4">
          <table:table-cell office:value-type="float" office:value="101" calcext:value-type="float">
            <text:p>101</text:p>
          </table:table-cell>
          <table:table-cell table:content-validation-name="val2"/>
          <table:table-cell table:style-name="ce21" office:value-type="string" calcext:value-type="string">
            <text:p>fondations</text:p>
          </table:table-cell>
          <table:table-cell table:style-name="Default" office:value-type="float" office:value="1051" calcext:value-type="float">
            <text:p>1051</text:p>
          </table:table-cell>
          <table:table-cell table:style-name="ce39" office:value-type="string" calcext:value-type="string">
            <office:annotation draw:style-name="gr1" draw:text-style-name="P2" svg:width="3.387cm" svg:height="1.958cm" svg:x="18.164cm" svg:y="51.655cm" draw:caption-point-x="-5.506cm" draw:caption-point-y="0.982cm">
              <dc:date>1899-12-30T00:00:00</dc:date>
              <text:p text:style-name="P1"><text:span text:style-name="T1">nv1. + 13</text:span></text:p>
              <text:p text:style-name="P1"><text:span text:style-name="T1">nv2. + 21</text:span></text:p>
              <text:p text:style-name="P1"><text:span text:style-name="T1">nv3. + 32</text:span></text:p>
              <text:p text:style-name="P1"><text:span text:style-name="T1">nv4. + 33</text:span></text:p>
              <text:p text:style-name="P1"><text:span text:style-name="T1">nv5. + 51</text:span></text:p>
            </office:annotation>
            <text:p>Fondations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08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99]-([.P99]+[.Q99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99])" office:value-type="float" office:value="30" calcext:value-type="float">
            <text:p>30</text:p>
          </table:table-cell>
          <table:table-cell table:style-name="ce88" table:formula="of:=((([.J99]+[.L99])+([.K99]*2))+([.M99]*2))*(3)" office:value-type="float" office:value="54" calcext:value-type="float">
            <text:p>54</text:p>
          </table:table-cell>
          <table:table-cell table:style-name="ce141" table:formula="of:=[.X99]/[.AC99]" office:value-type="float" office:value="0" calcext:value-type="float">
            <text:p>0,00</text:p>
          </table:table-cell>
          <table:table-cell table:style-name="ce92" table:formula="of:=[.Z99]+[.AA99]" office:value-type="float" office:value="84" calcext:value-type="float">
            <text:p>84</text:p>
          </table:table-cell>
          <table:table-cell table:formula="of:=[.J99]*[Résumé.$B$11]+[.K99]*[Résumé.$B$12]+[.L99]*[Résumé.$B$13]+[.M99]*[Résumé.$B$14]+[.N99]*[Résumé.$B$17]+[.O99]*[Résumé.$B$15]+[.P99]*[Résumé.$B$16]+[.Q99]*[Résumé.$B$16]+[.R99]*[Résumé.$B$19]+[.S99]*[Résumé.$B$19]+[.T99]*[Résumé.$B$19]+[.U99]*[Résumé.$B$19]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5">
          <table:table-cell office:value-type="float" office:value="102" calcext:value-type="float">
            <text:p>102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move</text:p>
          </table:table-cell>
          <table:table-cell table:style-name="Default" office:value-type="float" office:value="1052" calcext:value-type="float">
            <text:p>1052</text:p>
          </table:table-cell>
          <table:table-cell table:style-name="ce30" office:value-type="string" calcext:value-type="string">
            <text:p>Grand déménagement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0" calcext:value-type="float">
            <text:p>300</text:p>
          </table:table-cell>
          <table:table-cell table:style-name="ce84" table:formula="of:=SUM(([.W100]-([.P100]+[.Q100])))" office:value-type="float" office:value="295" calcext:value-type="float">
            <text:p>295</text:p>
          </table:table-cell>
          <table:table-cell table:style-name="ce86" office:value-type="float" office:value="300" calcext:value-type="float">
            <text:p>300</text:p>
          </table:table-cell>
          <table:table-cell table:style-name="ce68" table:formula="of:=ROUNDUP([.$Y100])" office:value-type="float" office:value="300" calcext:value-type="float">
            <text:p>300</text:p>
          </table:table-cell>
          <table:table-cell table:style-name="ce88" table:formula="of:=((([.J100]+[.L100])+([.K100]*2))+([.M100]*2))*(3)" office:value-type="float" office:value="240" calcext:value-type="float">
            <text:p>240</text:p>
          </table:table-cell>
          <table:table-cell table:style-name="ce141" table:formula="of:=[.X100]/[.AC100]" office:value-type="float" office:value="0.546296296296296" calcext:value-type="float">
            <text:p>0,55</text:p>
          </table:table-cell>
          <table:table-cell table:style-name="ce92" table:formula="of:=[.Z100]+[.AA100]" office:value-type="float" office:value="540" calcext:value-type="float">
            <text:p>540</text:p>
          </table:table-cell>
          <table:table-cell table:formula="of:=[.J100]*[Résumé.$B$11]+[.K100]*[Résumé.$B$12]+[.L100]*[Résumé.$B$13]+[.M100]*[Résumé.$B$14]+[.N100]*[Résumé.$B$17]+[.O100]*[Résumé.$B$15]+[.P100]*[Résumé.$B$16]+[.Q100]*[Résumé.$B$16]+[.R100]*[Résumé.$B$19]+[.S100]*[Résumé.$B$19]+[.T100]*[Résumé.$B$19]+[.U100]*[Résumé.$B$19]" office:value-type="float" office:value="120" calcext:value-type="float">
            <text:p>120</text:p>
          </table:table-cell>
          <table:table-cell office:value-type="float" office:value="48.5" calcext:value-type="float">
            <text:p>48,5</text:p>
          </table:table-cell>
          <table:table-cell table:number-columns-repeated="993"/>
        </table:table-row>
        <table:table-row table:style-name="ro5">
          <table:table-cell office:value-type="float" office:value="103" calcext:value-type="float">
            <text:p>103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megaPump</text:p>
          </table:table-cell>
          <table:table-cell table:style-name="Default" office:value-type="float" office:value="1053" calcext:value-type="float">
            <text:p>1053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44.864cm" draw:caption-point-x="-5.506cm" draw:caption-point-y="8.867cm">
              <dc:date>1899-12-30T00:00:00</dc:date>
              <text:p text:style-name="P1"><text:span text:style-name="T1">+ 50 rations</text:span></text:p>
            </office:annotation>
            <text:p>Derrick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01]-([.P101]+[.Q101])))" office:value-type="float" office:value="0" calcext:value-type="float">
            <text:p>0</text:p>
          </table:table-cell>
          <table:table-cell table:style-name="ce86" office:value-type="float" office:value="70" calcext:value-type="float">
            <text:p>70</text:p>
          </table:table-cell>
          <table:table-cell table:style-name="ce68" table:formula="of:=ROUNDUP([.$Y101])" office:value-type="float" office:value="70" calcext:value-type="float">
            <text:p>70</text:p>
          </table:table-cell>
          <table:table-cell table:style-name="ce88" table:formula="of:=((([.J101]+[.L101])+([.K101]*2))+([.M101]*2))*(3)" office:value-type="float" office:value="150" calcext:value-type="float">
            <text:p>150</text:p>
          </table:table-cell>
          <table:table-cell table:style-name="ce141" table:formula="of:=[.X101]/[.AC101]" office:value-type="float" office:value="0" calcext:value-type="float">
            <text:p>0,00</text:p>
          </table:table-cell>
          <table:table-cell table:style-name="ce92" table:formula="of:=[.Z101]+[.AA101]" office:value-type="float" office:value="220" calcext:value-type="float">
            <text:p>220</text:p>
          </table:table-cell>
          <table:table-cell table:formula="of:=[.J101]*[Résumé.$B$11]+[.K101]*[Résumé.$B$12]+[.L101]*[Résumé.$B$13]+[.M101]*[Résumé.$B$14]+[.N101]*[Résumé.$B$17]+[.O101]*[Résumé.$B$15]+[.P101]*[Résumé.$B$16]+[.Q101]*[Résumé.$B$16]+[.R101]*[Résumé.$B$19]+[.S101]*[Résumé.$B$19]+[.T101]*[Résumé.$B$19]+[.U101]*[Résumé.$B$19]" office:value-type="float" office:value="52.5" calcext:value-type="float">
            <text:p>52,5</text:p>
          </table:table-cell>
          <table:table-cell office:value-type="float" office:value="57.5" calcext:value-type="float">
            <text:p>57,5</text:p>
          </table:table-cell>
          <table:table-cell table:number-columns-repeated="993"/>
        </table:table-row>
        <table:table-row table:style-name="ro5">
          <table:table-cell office:value-type="float" office:value="104" calcext:value-type="float">
            <text:p>104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fakeCity</text:p>
          </table:table-cell>
          <table:table-cell table:style-name="Default" office:value-type="float" office:value="1057" calcext:value-type="float">
            <text:p>1057</text:p>
          </table:table-cell>
          <table:table-cell table:style-name="ce30" office:value-type="string" calcext:value-type="string">
            <text:p>Fausse Vill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20" calcext:value-type="float">
            <text:p>20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float" office:value="20" calcext:value-type="float">
            <text:p>20</text:p>
          </table:table-cell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400" calcext:value-type="float">
            <text:p>400</text:p>
          </table:table-cell>
          <table:table-cell table:style-name="ce84" table:formula="of:=SUM(([.W102]-([.P102]+[.Q102])))" office:value-type="float" office:value="400" calcext:value-type="float">
            <text:p>400</text:p>
          </table:table-cell>
          <table:table-cell table:style-name="ce86" office:value-type="float" office:value="400" calcext:value-type="float">
            <text:p>400</text:p>
          </table:table-cell>
          <table:table-cell table:style-name="ce68" table:formula="of:=ROUNDUP([.$Y102])" office:value-type="float" office:value="400" calcext:value-type="float">
            <text:p>400</text:p>
          </table:table-cell>
          <table:table-cell table:style-name="ce88" table:formula="of:=((([.J102]+[.L102])+([.K102]*2))+([.M102]*2))*(3)" office:value-type="float" office:value="360" calcext:value-type="float">
            <text:p>360</text:p>
          </table:table-cell>
          <table:table-cell table:style-name="ce141" table:formula="of:=[.X102]/[.AC102]" office:value-type="float" office:value="0.526315789473684" calcext:value-type="float">
            <text:p>0,53</text:p>
          </table:table-cell>
          <table:table-cell table:style-name="ce92" table:formula="of:=[.Z102]+[.AA102]" office:value-type="float" office:value="760" calcext:value-type="float">
            <text:p>760</text:p>
          </table:table-cell>
          <table:table-cell table:formula="of:=[.J102]*[Résumé.$B$11]+[.K102]*[Résumé.$B$12]+[.L102]*[Résumé.$B$13]+[.M102]*[Résumé.$B$14]+[.N102]*[Résumé.$B$17]+[.O102]*[Résumé.$B$15]+[.P102]*[Résumé.$B$16]+[.Q102]*[Résumé.$B$16]+[.R102]*[Résumé.$B$19]+[.S102]*[Résumé.$B$19]+[.T102]*[Résumé.$B$19]+[.U102]*[Résumé.$B$19]" office:value-type="float" office:value="200" calcext:value-type="float">
            <text:p>200</text:p>
          </table:table-cell>
          <table:table-cell office:value-type="float" office:value="101.5" calcext:value-type="float">
            <text:p>101,5</text:p>
          </table:table-cell>
          <table:table-cell table:number-columns-repeated="993"/>
        </table:table-row>
        <table:table-row table:style-name="ro5">
          <table:table-cell office:value-type="float" office:value="105" calcext:value-type="float">
            <text:p>105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robinet</text:p>
          </table:table-cell>
          <table:table-cell table:style-name="Default" office:value-type="float" office:value="1061" calcext:value-type="float">
            <text:p>1061</text:p>
          </table:table-cell>
          <table:table-cell table:style-name="ce30" office:value-type="string" calcext:value-type="string">
            <text:p>Robinetteri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6" calcext:value-type="float"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engin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03]-([.P103]+[.Q103])))" office:value-type="float" office:value="0" calcext:value-type="float">
            <text:p>0</text:p>
          </table:table-cell>
          <table:table-cell table:style-name="ce86" office:value-type="float" office:value="130" calcext:value-type="float">
            <text:p>130</text:p>
          </table:table-cell>
          <table:table-cell table:style-name="ce68" table:formula="of:=ROUNDUP([.$Y103])" office:value-type="float" office:value="130" calcext:value-type="float">
            <text:p>130</text:p>
          </table:table-cell>
          <table:table-cell table:style-name="ce88" table:formula="of:=((([.J103]+[.L103])+([.K103]*2))+([.M103]*2))*(3)" office:value-type="float" office:value="84" calcext:value-type="float">
            <text:p>84</text:p>
          </table:table-cell>
          <table:table-cell table:style-name="ce141" table:formula="of:=[.X103]/[.AC103]" office:value-type="float" office:value="0" calcext:value-type="float">
            <text:p>0,00</text:p>
          </table:table-cell>
          <table:table-cell table:style-name="ce92" table:formula="of:=[.Z103]+[.AA103]" office:value-type="float" office:value="214" calcext:value-type="float">
            <text:p>214</text:p>
          </table:table-cell>
          <table:table-cell table:formula="of:=[.J103]*[Résumé.$B$11]+[.K103]*[Résumé.$B$12]+[.L103]*[Résumé.$B$13]+[.M103]*[Résumé.$B$14]+[.N103]*[Résumé.$B$17]+[.O103]*[Résumé.$B$15]+[.P103]*[Résumé.$B$16]+[.Q103]*[Résumé.$B$16]+[.R103]*[Résumé.$B$19]+[.S103]*[Résumé.$B$19]+[.T103]*[Résumé.$B$19]+[.U103]*[Résumé.$B$19]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993"/>
        </table:table-row>
        <table:table-row table:style-name="ro5">
          <table:table-cell office:value-type="float" office:value="106" calcext:value-type="float">
            <text:p>106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scarecrow</text:p>
          </table:table-cell>
          <table:table-cell table:style-name="Default" office:value-type="float" office:value="1113" calcext:value-type="float">
            <text:p>1113</text:p>
          </table:table-cell>
          <table:table-cell table:style-name="ce30" office:value-type="string" calcext:value-type="string">
            <text:p>Champs d'épouvantail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2*rustine</text:p>
          </table:table-cell>
          <table:table-cell table:style-name="ce68" office:value-type="float" office:value="25" calcext:value-type="float">
            <text:p>25</text:p>
          </table:table-cell>
          <table:table-cell table:style-name="ce84" table:formula="of:=SUM(([.W104]-([.P104]+[.Q104])))" office:value-type="float" office:value="25" calcext:value-type="float">
            <text:p>25</text:p>
          </table:table-cell>
          <table:table-cell table:style-name="ce86" office:value-type="float" office:value="35" calcext:value-type="float">
            <text:p>35</text:p>
          </table:table-cell>
          <table:table-cell table:style-name="ce68" table:formula="of:=ROUNDUP([.$Y104])" office:value-type="float" office:value="35" calcext:value-type="float">
            <text:p>35</text:p>
          </table:table-cell>
          <table:table-cell table:style-name="ce88" table:formula="of:=((([.J104]+[.L104])+([.K104]*2))+([.M104]*2))*(3)" office:value-type="float" office:value="30" calcext:value-type="float">
            <text:p>30</text:p>
          </table:table-cell>
          <table:table-cell table:style-name="ce141" table:formula="of:=[.X104]/[.AC104]" office:value-type="float" office:value="0.384615384615385" calcext:value-type="float">
            <text:p>0,38</text:p>
          </table:table-cell>
          <table:table-cell table:style-name="ce92" table:formula="of:=[.Z104]+[.AA104]" office:value-type="float" office:value="65" calcext:value-type="float">
            <text:p>65</text:p>
          </table:table-cell>
          <table:table-cell table:formula="of:=[.J104]*[Résumé.$B$11]+[.K104]*[Résumé.$B$12]+[.L104]*[Résumé.$B$13]+[.M104]*[Résumé.$B$14]+[.N104]*[Résumé.$B$17]+[.O104]*[Résumé.$B$15]+[.P104]*[Résumé.$B$16]+[.Q104]*[Résumé.$B$16]+[.R104]*[Résumé.$B$19]+[.S104]*[Résumé.$B$19]+[.T104]*[Résumé.$B$19]+[.U104]*[Résumé.$B$19]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5">
          <table:table-cell office:value-type="float" office:value="107" calcext:value-type="float">
            <text:p>107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publicDump</text:p>
          </table:table-cell>
          <table:table-cell table:style-name="Default" office:value-type="float" office:value="1114" calcext:value-type="float">
            <text:p>1114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46.663cm" draw:caption-point-x="-5.506cm" draw:caption-point-y="9.184cm">
              <dc:date>1899-12-30T00:00:00</dc:date>
              <text:p text:style-name="P1"><text:span text:style-name="T1">4 de def par odd passé à la décharge</text:span></text:p>
              <text:p text:style-name="P1"><text:span text:style-name="T1">(matelas, tôle, porte, tréteau, plaque, torche)</text:span></text:p>
              <text:p text:style-name="P1"><text:span text:style-name="T1"/></text:p>
            </office:annotation>
            <text:p>Décharge publiqu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05]-([.P105]+[.Q105])))" office:value-type="float" office:value="-5" calcext:value-type="float">
            <text:p>-5</text:p>
          </table:table-cell>
          <table:table-cell table:style-name="ce86" office:value-type="float" office:value="70" calcext:value-type="float">
            <text:p>70</text:p>
          </table:table-cell>
          <table:table-cell table:style-name="ce68" table:formula="of:=ROUNDUP([.$Y105])" office:value-type="float" office:value="70" calcext:value-type="float">
            <text:p>70</text:p>
          </table:table-cell>
          <table:table-cell table:style-name="ce88" table:formula="of:=((([.J105]+[.L105])+([.K105]*2))+([.M105]*2))*(3)" office:value-type="float" office:value="180" calcext:value-type="float">
            <text:p>180</text:p>
          </table:table-cell>
          <table:table-cell table:style-name="ce141" table:formula="of:=[.X105]/[.AC105]" office:value-type="float" office:value="-0.02" calcext:value-type="float">
            <text:p>-0,02</text:p>
          </table:table-cell>
          <table:table-cell table:style-name="ce92" table:formula="of:=[.Z105]+[.AA105]" office:value-type="float" office:value="250" calcext:value-type="float">
            <text:p>250</text:p>
          </table:table-cell>
          <table:table-cell table:formula="of:=[.J105]*[Résumé.$B$11]+[.K105]*[Résumé.$B$12]+[.L105]*[Résumé.$B$13]+[.M105]*[Résumé.$B$14]+[.N105]*[Résumé.$B$17]+[.O105]*[Résumé.$B$15]+[.P105]*[Résumé.$B$16]+[.Q105]*[Résumé.$B$16]+[.R105]*[Résumé.$B$19]+[.S105]*[Résumé.$B$19]+[.T105]*[Résumé.$B$19]+[.U105]*[Résumé.$B$19]" office:value-type="float" office:value="80" calcext:value-type="float">
            <text:p>80</text:p>
          </table:table-cell>
          <table:table-cell office:value-type="float" office:value="87.5" calcext:value-type="float">
            <text:p>87,5</text:p>
          </table:table-cell>
          <table:table-cell table:number-columns-repeated="993"/>
        </table:table-row>
        <table:table-row table:style-name="ro5">
          <table:table-cell office:value-type="float" office:value="108" calcext:value-type="float">
            <text:p>108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humidDump</text:p>
          </table:table-cell>
          <table:table-cell table:style-name="Default" office:value-type="float" office:value="1115" calcext:value-type="float">
            <text:p>1115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47.113cm" draw:caption-point-x="-8.681cm" draw:caption-point-y="9.263cm">
              <dc:date>1899-12-30T00:00:00</dc:date>
              <text:p text:style-name="P1"><text:span text:style-name="T1">Augmente le rendement de tous les objets jetés à la décharge de +1 point de défense temporaire. </text:span></text:p>
            </office:annotation>
            <text:p>Décharge humidifiée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20" calcext:value-type="float">
            <text:p>2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75" calcext:value-type="float">
            <text:p>75</text:p>
          </table:table-cell>
          <table:table-cell table:style-name="ce84" table:formula="of:=SUM(([.W106]-([.P106]+[.Q106])))" office:value-type="float" office:value="75" calcext:value-type="float">
            <text:p>75</text:p>
          </table:table-cell>
          <table:table-cell table:style-name="ce86" office:value-type="float" office:value="120" calcext:value-type="float">
            <text:p>120</text:p>
          </table:table-cell>
          <table:table-cell table:style-name="ce68" table:formula="of:=ROUNDUP([.$Y106])" office:value-type="float" office:value="120" calcext:value-type="float">
            <text:p>120</text:p>
          </table:table-cell>
          <table:table-cell table:style-name="ce88" table:formula="of:=((([.J106]+[.L106])+([.K106]*2))+([.M106]*2))*(3)" office:value-type="float" office:value="180" calcext:value-type="float">
            <text:p>180</text:p>
          </table:table-cell>
          <table:table-cell table:style-name="ce141" table:formula="of:=[.X106]/[.AC106]" office:value-type="float" office:value="0.25" calcext:value-type="float">
            <text:p>0,25</text:p>
          </table:table-cell>
          <table:table-cell table:style-name="ce92" table:formula="of:=[.Z106]+[.AA106]" office:value-type="float" office:value="300" calcext:value-type="float">
            <text:p>300</text:p>
          </table:table-cell>
          <table:table-cell table:formula="of:=[.J106]*[Résumé.$B$11]+[.K106]*[Résumé.$B$12]+[.L106]*[Résumé.$B$13]+[.M106]*[Résumé.$B$14]+[.N106]*[Résumé.$B$17]+[.O106]*[Résumé.$B$15]+[.P106]*[Résumé.$B$16]+[.Q106]*[Résumé.$B$16]+[.R106]*[Résumé.$B$19]+[.S106]*[Résumé.$B$19]+[.T106]*[Résumé.$B$19]+[.U106]*[Résumé.$B$19]"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993"/>
        </table:table-row>
        <table:table-row table:style-name="ro5">
          <table:table-cell office:value-type="float" office:value="109" calcext:value-type="float">
            <text:p>109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armouredDump</text:p>
          </table:table-cell>
          <table:table-cell table:style-name="Default" office:value-type="float" office:value="1116" calcext:value-type="float">
            <text:p>1116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51.269cm" draw:caption-point-x="-8.681cm" draw:caption-point-y="5.637cm">
              <dc:date>1899-12-30T00:00:00</dc:date>
              <text:p text:style-name="P1"><text:span text:style-name="T1">les odd rapportent 6 points au lieu de 4</text:span></text:p>
            </office:annotation>
            <text:p>Décharge blindée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07]-([.P107]+[.Q107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107])" office:value-type="float" office:value="40" calcext:value-type="float">
            <text:p>40</text:p>
          </table:table-cell>
          <table:table-cell table:style-name="ce88" table:formula="of:=((([.J107]+[.L107])+([.K107]*2))+([.M107]*2))*(3)" office:value-type="float" office:value="33" calcext:value-type="float">
            <text:p>33</text:p>
          </table:table-cell>
          <table:table-cell table:style-name="ce141" table:formula="of:=[.X107]/[.AC107]" office:value-type="float" office:value="0" calcext:value-type="float">
            <text:p>0,00</text:p>
          </table:table-cell>
          <table:table-cell table:style-name="ce92" table:formula="of:=[.Z107]+[.AA107]" office:value-type="float" office:value="73" calcext:value-type="float">
            <text:p>73</text:p>
          </table:table-cell>
          <table:table-cell table:formula="of:=[.J107]*[Résumé.$B$11]+[.K107]*[Résumé.$B$12]+[.L107]*[Résumé.$B$13]+[.M107]*[Résumé.$B$14]+[.N107]*[Résumé.$B$17]+[.O107]*[Résumé.$B$15]+[.P107]*[Résumé.$B$16]+[.Q107]*[Résumé.$B$16]+[.R107]*[Résumé.$B$19]+[.S107]*[Résumé.$B$19]+[.T107]*[Résumé.$B$19]+[.U107]*[Résumé.$B$19]" office:value-type="float" office:value="17.5" calcext:value-type="float">
            <text:p>17,5</text:p>
          </table:table-cell>
          <table:table-cell office:value-type="float" office:value="19.5" calcext:value-type="float">
            <text:p>19,5</text:p>
          </table:table-cell>
          <table:table-cell table:number-columns-repeated="993"/>
        </table:table-row>
        <table:table-row table:style-name="ro5">
          <table:table-cell office:value-type="float" office:value="110" calcext:value-type="float">
            <text:p>110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weaponDump</text:p>
          </table:table-cell>
          <table:table-cell table:style-name="Default" office:value-type="float" office:value="1117" calcext:value-type="float">
            <text:p>1117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48.012cm" draw:caption-point-x="-8.681cm" draw:caption-point-y="9.423cm">
              <dc:date>1899-12-30T00:00:00</dc:date>
              <text:p text:style-name="P1"><text:span text:style-name="T1">Buggée ne fonctionne pas</text:span></text:p>
            </office:annotation>
            <text:p>Décharge piégé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08]-([.P108]+[.Q108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108])" office:value-type="float" office:value="20" calcext:value-type="float">
            <text:p>20</text:p>
          </table:table-cell>
          <table:table-cell table:style-name="ce88" table:formula="of:=((([.J108]+[.L108])+([.K108]*2))+([.M108]*2))*(3)" office:value-type="float" office:value="24" calcext:value-type="float">
            <text:p>24</text:p>
          </table:table-cell>
          <table:table-cell table:style-name="ce141" table:formula="of:=[.X108]/[.AC108]" office:value-type="float" office:value="0" calcext:value-type="float">
            <text:p>0,00</text:p>
          </table:table-cell>
          <table:table-cell table:style-name="ce92" table:formula="of:=[.Z108]+[.AA108]" office:value-type="float" office:value="44" calcext:value-type="float">
            <text:p>44</text:p>
          </table:table-cell>
          <table:table-cell table:formula="of:=[.J108]*[Résumé.$B$11]+[.K108]*[Résumé.$B$12]+[.L108]*[Résumé.$B$13]+[.M108]*[Résumé.$B$14]+[.N108]*[Résumé.$B$17]+[.O108]*[Résumé.$B$15]+[.P108]*[Résumé.$B$16]+[.Q108]*[Résumé.$B$16]+[.R108]*[Résumé.$B$19]+[.S108]*[Résumé.$B$19]+[.T108]*[Résumé.$B$19]+[.U108]*[Résumé.$B$19]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5">
          <table:table-cell office:value-type="float" office:value="111" calcext:value-type="float">
            <text:p>111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foodDump</text:p>
          </table:table-cell>
          <table:table-cell table:style-name="Default" office:value-type="float" office:value="1118" calcext:value-type="float">
            <text:p>1118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48.462cm" draw:caption-point-x="-8.681cm" draw:caption-point-y="9.502cm">
              <dc:date>1899-12-30T00:00:00</dc:date>
              <text:p text:style-name="P1"><text:span text:style-name="T1">Destruction de la nourriture</text:span></text:p>
            </office:annotation>
            <text:p>Appâts odorant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15" calcext:value-type="float">
            <text:p>1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09]-([.P109]+[.Q109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109])" office:value-type="float" office:value="20" calcext:value-type="float">
            <text:p>20</text:p>
          </table:table-cell>
          <table:table-cell table:style-name="ce88" table:formula="of:=((([.J109]+[.L109])+([.K109]*2))+([.M109]*2))*(3)" office:value-type="float" office:value="45" calcext:value-type="float">
            <text:p>45</text:p>
          </table:table-cell>
          <table:table-cell table:style-name="ce141" table:formula="of:=[.X109]/[.AC109]" office:value-type="float" office:value="0" calcext:value-type="float">
            <text:p>0,00</text:p>
          </table:table-cell>
          <table:table-cell table:style-name="ce92" table:formula="of:=[.Z109]+[.AA109]" office:value-type="float" office:value="65" calcext:value-type="float">
            <text:p>65</text:p>
          </table:table-cell>
          <table:table-cell table:formula="of:=[.J109]*[Résumé.$B$11]+[.K109]*[Résumé.$B$12]+[.L109]*[Résumé.$B$13]+[.M109]*[Résumé.$B$14]+[.N109]*[Résumé.$B$17]+[.O109]*[Résumé.$B$15]+[.P109]*[Résumé.$B$16]+[.Q109]*[Résumé.$B$16]+[.R109]*[Résumé.$B$19]+[.S109]*[Résumé.$B$19]+[.T109]*[Résumé.$B$19]+[.U109]*[Résumé.$B$19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5">
          <table:table-cell office:value-type="float" office:value="112" calcext:value-type="float">
            <text:p>112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woodDump</text:p>
          </table:table-cell>
          <table:table-cell table:style-name="Default" office:value-type="float" office:value="1119" calcext:value-type="float">
            <text:p>1119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48.912cm" draw:caption-point-x="-8.681cm" draw:caption-point-y="9.581cm">
              <dc:date>1899-12-30T00:00:00</dc:date>
              <text:p text:style-name="P1"><text:span text:style-name="T1">+ 1 par souche et planche</text:span></text:p>
              <text:p text:style-name="P1"><text:span text:style-name="T1"/></text:p>
              <text:p text:style-name="P1"><text:span text:style-name="T1">Attention bug des poutres pour le + 2</text:span></text:p>
            </office:annotation>
            <text:p>Déchardes de boi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10]-([.P110]+[.Q110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10])" office:value-type="float" office:value="30" calcext:value-type="float">
            <text:p>30</text:p>
          </table:table-cell>
          <table:table-cell table:style-name="ce88" table:formula="of:=((([.J110]+[.L110])+([.K110]*2))+([.M110]*2))*(3)" office:value-type="float" office:value="30" calcext:value-type="float">
            <text:p>30</text:p>
          </table:table-cell>
          <table:table-cell table:style-name="ce141" table:formula="of:=[.X110]/[.AC110]" office:value-type="float" office:value="0" calcext:value-type="float">
            <text:p>0,00</text:p>
          </table:table-cell>
          <table:table-cell table:style-name="ce92" table:formula="of:=[.Z110]+[.AA110]" office:value-type="float" office:value="60" calcext:value-type="float">
            <text:p>60</text:p>
          </table:table-cell>
          <table:table-cell table:formula="of:=[.J110]*[Résumé.$B$11]+[.K110]*[Résumé.$B$12]+[.L110]*[Résumé.$B$13]+[.M110]*[Résumé.$B$14]+[.N110]*[Résumé.$B$17]+[.O110]*[Résumé.$B$15]+[.P110]*[Résumé.$B$16]+[.Q110]*[Résumé.$B$16]+[.R110]*[Résumé.$B$19]+[.S110]*[Résumé.$B$19]+[.T110]*[Résumé.$B$19]+[.U110]*[Résumé.$B$19]" office:value-type="float" office:value="19" calcext:value-type="float">
            <text:p>19</text:p>
          </table:table-cell>
          <table:table-cell office:value-type="float" office:value="16.5" calcext:value-type="float">
            <text:p>16,5</text:p>
          </table:table-cell>
          <table:table-cell table:number-columns-repeated="993"/>
        </table:table-row>
        <table:table-row table:style-name="ro5">
          <table:table-cell office:value-type="float" office:value="113" calcext:value-type="float">
            <text:p>113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metalDump</text:p>
          </table:table-cell>
          <table:table-cell table:style-name="Default" office:value-type="float" office:value="1120" calcext:value-type="float">
            <text:p>1120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49.362cm" draw:caption-point-x="-8.681cm" draw:caption-point-y="9.66cm">
              <dc:date>1899-12-30T00:00:00</dc:date>
              <text:p text:style-name="P1"><text:span text:style-name="T1">+ 1 par ferraille ou débris</text:span></text:p>
              <text:p text:style-name="P1"><text:span text:style-name="T1"/></text:p>
              <text:p text:style-name="P1"><text:span text:style-name="T1">Attention bug des structures pour un + 2</text:span></text:p>
            </office:annotation>
            <text:p>Ferraillerie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11]-([.P111]+[.Q111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11])" office:value-type="float" office:value="30" calcext:value-type="float">
            <text:p>30</text:p>
          </table:table-cell>
          <table:table-cell table:style-name="ce88" table:formula="of:=((([.J111]+[.L111])+([.K111]*2))+([.M111]*2))*(3)" office:value-type="float" office:value="30" calcext:value-type="float">
            <text:p>30</text:p>
          </table:table-cell>
          <table:table-cell table:style-name="ce141" table:formula="of:=[.X111]/[.AC111]" office:value-type="float" office:value="0" calcext:value-type="float">
            <text:p>0,00</text:p>
          </table:table-cell>
          <table:table-cell table:style-name="ce92" table:formula="of:=[.Z111]+[.AA111]" office:value-type="float" office:value="60" calcext:value-type="float">
            <text:p>60</text:p>
          </table:table-cell>
          <table:table-cell table:formula="of:=[.J111]*[Résumé.$B$11]+[.K111]*[Résumé.$B$12]+[.L111]*[Résumé.$B$13]+[.M111]*[Résumé.$B$14]+[.N111]*[Résumé.$B$17]+[.O111]*[Résumé.$B$15]+[.P111]*[Résumé.$B$16]+[.Q111]*[Résumé.$B$16]+[.R111]*[Résumé.$B$19]+[.S111]*[Résumé.$B$19]+[.T111]*[Résumé.$B$19]+[.U111]*[Résumé.$B$19]" office:value-type="float" office:value="15" calcext:value-type="float">
            <text:p>15</text:p>
          </table:table-cell>
          <table:table-cell office:value-type="float" office:value="12.5" calcext:value-type="float">
            <text:p>12,5</text:p>
          </table:table-cell>
          <table:table-cell table:number-columns-repeated="993"/>
        </table:table-row>
        <table:table-row table:style-name="ro5">
          <table:table-cell office:value-type="float" office:value="114" calcext:value-type="float">
            <text:p>114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animalDump</text:p>
          </table:table-cell>
          <table:table-cell table:style-name="Default" office:value-type="float" office:value="1123" calcext:value-type="float">
            <text:p>1123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56.014cm" draw:caption-point-x="-8.681cm" draw:caption-point-y="3.537cm">
              <dc:date>1899-12-30T00:00:00</dc:date>
              <text:p text:style-name="P1"><text:span text:style-name="T1">+ 6 par animaux</text:span></text:p>
            </office:annotation>
            <text:p>Enclos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12]-([.P112]+[.Q112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12])" office:value-type="float" office:value="30" calcext:value-type="float">
            <text:p>30</text:p>
          </table:table-cell>
          <table:table-cell table:style-name="ce88" table:formula="of:=((([.J112]+[.L112])+([.K112]*2))+([.M112]*2))*(3)" office:value-type="float" office:value="60" calcext:value-type="float">
            <text:p>60</text:p>
          </table:table-cell>
          <table:table-cell table:style-name="ce141" table:formula="of:=[.X112]/[.AC112]" office:value-type="float" office:value="0" calcext:value-type="float">
            <text:p>0,00</text:p>
          </table:table-cell>
          <table:table-cell table:style-name="ce92" table:formula="of:=[.Z112]+[.AA112]" office:value-type="float" office:value="90" calcext:value-type="float">
            <text:p>90</text:p>
          </table:table-cell>
          <table:table-cell table:formula="of:=[.J112]*[Résumé.$B$11]+[.K112]*[Résumé.$B$12]+[.L112]*[Résumé.$B$13]+[.M112]*[Résumé.$B$14]+[.N112]*[Résumé.$B$17]+[.O112]*[Résumé.$B$15]+[.P112]*[Résumé.$B$16]+[.Q112]*[Résumé.$B$16]+[.R112]*[Résumé.$B$19]+[.S112]*[Résumé.$B$19]+[.T112]*[Résumé.$B$19]+[.U112]*[Résumé.$B$19]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5">
          <table:table-cell office:value-type="float" office:value="115" calcext:value-type="float">
            <text:p>115</text:p>
          </table:table-cell>
          <table:table-cell table:content-validation-name="val2" office:value-type="string" calcext:value-type="string">
            <text:p>publicDump</text:p>
          </table:table-cell>
          <table:table-cell table:style-name="ce21" office:value-type="string" calcext:value-type="string">
            <text:p>freeDump</text:p>
          </table:table-cell>
          <table:table-cell table:style-name="Default" office:value-type="float" office:value="1172" calcext:value-type="float">
            <text:p>1172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50.261cm" draw:caption-point-x="-8.681cm" draw:caption-point-y="9.82cm">
              <dc:date>1899-12-30T00:00:00</dc:date>
              <text:p text:style-name="P1"><text:span text:style-name="T1">Utilisation gratuite de la décharge</text:span></text:p>
            </office:annotation>
            <text:p>Décharge organisé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2*trestl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13]-([.P113]+[.Q113])))" office:value-type="float" office:value="-1" calcext:value-type="float">
            <text:p>-1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13])" office:value-type="float" office:value="30" calcext:value-type="float">
            <text:p>30</text:p>
          </table:table-cell>
          <table:table-cell table:style-name="ce88" table:formula="of:=((([.J113]+[.L113])+([.K113]*2))+([.M113]*2))*(3)" office:value-type="float" office:value="120" calcext:value-type="float">
            <text:p>120</text:p>
          </table:table-cell>
          <table:table-cell table:style-name="ce141" table:formula="of:=[.X113]/[.AC113]" office:value-type="float" office:value="-0.00666666666666667" calcext:value-type="float">
            <text:p>-0,01</text:p>
          </table:table-cell>
          <table:table-cell table:style-name="ce92" table:formula="of:=[.Z113]+[.AA113]" office:value-type="float" office:value="150" calcext:value-type="float">
            <text:p>150</text:p>
          </table:table-cell>
          <table:table-cell table:formula="of:=[.J113]*[Résumé.$B$11]+[.K113]*[Résumé.$B$12]+[.L113]*[Résumé.$B$13]+[.M113]*[Résumé.$B$14]+[.N113]*[Résumé.$B$17]+[.O113]*[Résumé.$B$15]+[.P113]*[Résumé.$B$16]+[.Q113]*[Résumé.$B$16]+[.R113]*[Résumé.$B$19]+[.S113]*[Résumé.$B$19]+[.T113]*[Résumé.$B$19]+[.U113]*[Résumé.$B$19]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993"/>
        </table:table-row>
        <table:table-row table:style-name="ro5">
          <table:table-cell office:value-type="float" office:value="116" calcext:value-type="float">
            <text:p>116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meatCage</text:p>
          </table:table-cell>
          <table:table-cell table:style-name="Default" office:value-type="float" office:value="1122" calcext:value-type="float">
            <text:p>1122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0.711cm" draw:caption-point-x="-5.506cm" draw:caption-point-y="9.899cm">
              <dc:date>1899-12-30T00:00:00</dc:date>
              <text:p text:style-name="P1"><text:span text:style-name="T1">def tempo</text:span></text:p>
              <text:p text:style-name="P1"><text:span text:style-name="T1">40/habitant</text:span></text:p>
              <text:p text:style-name="P1"><text:span text:style-name="T1">60/héros</text:span></text:p>
              <text:p text:style-name="P1"><text:span text:style-name="T1">60/héros ghost ; attention en cas de don, 40 si métier pas choisi</text:span></text:p>
              <text:p text:style-name="P1"><text:span text:style-name="T1"/></text:p>
            </office:annotation>
            <text:p>Cage à viand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chair_basic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14]-([.P114]+[.Q114])))" office:value-type="float" office:value="0" calcext:value-type="float">
            <text:p>0</text:p>
          </table:table-cell>
          <table:table-cell table:style-name="ce86" office:value-type="float" office:value="40" calcext:value-type="float">
            <text:p>40</text:p>
          </table:table-cell>
          <table:table-cell table:style-name="ce68" table:formula="of:=ROUNDUP([.$Y114])" office:value-type="float" office:value="40" calcext:value-type="float">
            <text:p>40</text:p>
          </table:table-cell>
          <table:table-cell table:style-name="ce88" table:formula="of:=((([.J114]+[.L114])+([.K114]*2))+([.M114]*2))*(3)" office:value-type="float" office:value="30" calcext:value-type="float">
            <text:p>30</text:p>
          </table:table-cell>
          <table:table-cell table:style-name="ce141" table:formula="of:=[.X114]/[.AC114]" office:value-type="float" office:value="0" calcext:value-type="float">
            <text:p>0,00</text:p>
          </table:table-cell>
          <table:table-cell table:style-name="ce92" table:formula="of:=[.Z114]+[.AA114]" office:value-type="float" office:value="70" calcext:value-type="float">
            <text:p>70</text:p>
          </table:table-cell>
          <table:table-cell table:formula="of:=[.J114]*[Résumé.$B$11]+[.K114]*[Résumé.$B$12]+[.L114]*[Résumé.$B$13]+[.M114]*[Résumé.$B$14]+[.N114]*[Résumé.$B$17]+[.O114]*[Résumé.$B$15]+[.P114]*[Résumé.$B$16]+[.Q114]*[Résumé.$B$16]+[.R114]*[Résumé.$B$19]+[.S114]*[Résumé.$B$19]+[.T114]*[Résumé.$B$19]+[.U114]*[Résumé.$B$19]" office:value-type="float" office:value="30" calcext:value-type="float">
            <text:p>30</text:p>
          </table:table-cell>
          <table:table-cell office:value-type="float" office:value="26.5" calcext:value-type="float">
            <text:p>26,5</text:p>
          </table:table-cell>
          <table:table-cell table:number-columns-repeated="993"/>
        </table:table-row>
        <table:table-row table:style-name="ro5">
          <table:table-cell office:value-type="float" office:value="117" calcext:value-type="float">
            <text:p>117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headlight</text:p>
          </table:table-cell>
          <table:table-cell table:style-name="Default" office:value-type="float" office:value="1124" calcext:value-type="float">
            <text:p>1124</text:p>
          </table:table-cell>
          <table:table-cell table:style-name="ce30" office:value-type="string" calcext:value-type="string">
            <text:p>Phar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15]-([.P115]+[.Q115])))" office:value-type="float" office:value="0" calcext:value-type="float">
            <text:p>0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15])" office:value-type="float" office:value="30" calcext:value-type="float">
            <text:p>30</text:p>
          </table:table-cell>
          <table:table-cell table:style-name="ce88" table:formula="of:=((([.J115]+[.L115])+([.K115]*2))+([.M115]*2))*(3)" office:value-type="float" office:value="60" calcext:value-type="float">
            <text:p>60</text:p>
          </table:table-cell>
          <table:table-cell table:style-name="ce141" office:value-type="float" office:value="0" calcext:value-type="float">
            <text:p>0,00</text:p>
          </table:table-cell>
          <table:table-cell table:style-name="ce92" office:value-type="float" office:value="44" calcext:value-type="float">
            <text:p>44</text:p>
          </table:table-cell>
          <table:table-cell table:formula="of:=[.J115]*[Résumé.$B$11]+[.K115]*[Résumé.$B$12]+[.L115]*[Résumé.$B$13]+[.M115]*[Résumé.$B$14]+[.N115]*[Résumé.$B$17]+[.O115]*[Résumé.$B$15]+[.P115]*[Résumé.$B$16]+[.Q115]*[Résumé.$B$16]+[.R115]*[Résumé.$B$19]+[.S115]*[Résumé.$B$19]+[.T115]*[Résumé.$B$19]+[.U115]*[Résumé.$B$19]" office:value-type="float" office:value="29" calcext:value-type="float">
            <text:p>29</text:p>
          </table:table-cell>
          <table:table-cell office:value-type="float" office:value="31.5" calcext:value-type="float">
            <text:p>31,5</text:p>
          </table:table-cell>
          <table:table-cell table:number-columns-repeated="993"/>
        </table:table-row>
        <table:table-row table:style-name="ro5">
          <table:table-cell office:value-type="float" office:value="118" calcext:value-type="float">
            <text:p>118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fortified</text:p>
          </table:table-cell>
          <table:table-cell table:style-name="Default" office:value-type="float" office:value="1125" calcext:value-type="float">
            <text:p>1125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1.611cm" draw:caption-point-x="-5.506cm" draw:caption-point-y="10.057cm">
              <dc:date>1899-12-30T00:00:00</dc:date>
              <text:p text:style-name="P1"><text:span text:style-name="T1">Toutes les maisons de citoyens reçoivent +4 en défense.</text:span></text:p>
            </office:annotation>
            <text:p>Habitations fortifiées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16]-([.P116]+[.Q116])))" office:value-type="float" office:value="-2" calcext:value-type="float">
            <text:p>-2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16])" office:value-type="float" office:value="50" calcext:value-type="float">
            <text:p>50</text:p>
          </table:table-cell>
          <table:table-cell table:style-name="ce88" table:formula="of:=((([.J116]+[.L116])+([.K116]*2))+([.M116]*2))*(3)" office:value-type="float" office:value="150" calcext:value-type="float">
            <text:p>150</text:p>
          </table:table-cell>
          <table:table-cell table:style-name="ce141" table:formula="of:=[.X116]/[.AC116]" office:value-type="float" office:value="-0.01" calcext:value-type="float">
            <text:p>-0,01</text:p>
          </table:table-cell>
          <table:table-cell table:style-name="ce92" table:formula="of:=[.Z116]+[.AA116]" office:value-type="float" office:value="200" calcext:value-type="float">
            <text:p>200</text:p>
          </table:table-cell>
          <table:table-cell table:formula="of:=[.J116]*[Résumé.$B$11]+[.K116]*[Résumé.$B$12]+[.L116]*[Résumé.$B$13]+[.M116]*[Résumé.$B$14]+[.N116]*[Résumé.$B$17]+[.O116]*[Résumé.$B$15]+[.P116]*[Résumé.$B$16]+[.Q116]*[Résumé.$B$16]+[.R116]*[Résumé.$B$19]+[.S116]*[Résumé.$B$19]+[.T116]*[Résumé.$B$19]+[.U116]*[Résumé.$B$19]" office:value-type="float" office:value="55.5" calcext:value-type="float">
            <text:p>55,5</text:p>
          </table:table-cell>
          <table:table-cell office:value-type="float" office:value="63" calcext:value-type="float">
            <text:p>63</text:p>
          </table:table-cell>
          <table:table-cell table:number-columns-repeated="993"/>
        </table:table-row>
        <table:table-row table:style-name="ro5">
          <table:table-cell office:value-type="float" office:value="119" calcext:value-type="float">
            <text:p>119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joyFire</text:p>
          </table:table-cell>
          <table:table-cell table:style-name="Default" office:value-type="float" office:value="1126" calcext:value-type="float">
            <text:p>1126</text:p>
          </table:table-cell>
          <table:table-cell table:style-name="ce38" office:value-type="string" calcext:value-type="string">
            <text:p>Feu de joi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matches</text:p>
          </table:table-cell>
          <table:table-cell table:style-name="ce68" office:value-type="float" office:value="30" calcext:value-type="float">
            <text:p>30</text:p>
          </table:table-cell>
          <table:table-cell table:style-name="ce84" table:formula="of:=SUM(([.W117]-([.P117]+[.Q117])))" office:value-type="float" office:value="30" calcext:value-type="float">
            <text:p>30</text:p>
          </table:table-cell>
          <table:table-cell table:style-name="ce86" office:value-type="float" office:value="15" calcext:value-type="float">
            <text:p>15</text:p>
          </table:table-cell>
          <table:table-cell table:style-name="ce68" table:formula="of:=ROUNDUP([.$Y117])" office:value-type="float" office:value="15" calcext:value-type="float">
            <text:p>15</text:p>
          </table:table-cell>
          <table:table-cell table:style-name="ce88" table:formula="of:=((([.J117]+[.L117])+([.K117]*2))+([.M117]*2))*(3)" office:value-type="float" office:value="15" calcext:value-type="float">
            <text:p>15</text:p>
          </table:table-cell>
          <table:table-cell table:style-name="ce141" table:formula="of:=[.X117]/[.AC117]" office:value-type="float" office:value="1" calcext:value-type="float">
            <text:p>1,00</text:p>
          </table:table-cell>
          <table:table-cell table:style-name="ce92" table:formula="of:=[.Z117]+[.AA117]" office:value-type="float" office:value="30" calcext:value-type="float">
            <text:p>30</text:p>
          </table:table-cell>
          <table:table-cell table:formula="of:=[.J117]*[Résumé.$B$11]+[.K117]*[Résumé.$B$12]+[.L117]*[Résumé.$B$13]+[.M117]*[Résumé.$B$14]+[.N117]*[Résumé.$B$17]+[.O117]*[Résumé.$B$15]+[.P117]*[Résumé.$B$16]+[.Q117]*[Résumé.$B$16]+[.R117]*[Résumé.$B$19]+[.S117]*[Résumé.$B$19]+[.T117]*[Résumé.$B$19]+[.U117]*[Résumé.$B$19]" office:value-type="float" office:value="9.5" calcext:value-type="float">
            <text:p>9,5</text:p>
          </table:table-cell>
          <table:table-cell office:value-type="float" office:value="9.5" calcext:value-type="float">
            <text:p>9,5</text:p>
          </table:table-cell>
          <table:table-cell table:number-columns-repeated="993"/>
        </table:table-row>
        <table:table-row table:style-name="ro5">
          <table:table-cell office:value-type="float" office:value="120" calcext:value-type="float">
            <text:p>120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popCourt</text:p>
          </table:table-cell>
          <table:table-cell table:style-name="Default" office:value-type="float" office:value="1127" calcext:value-type="float">
            <text:p>1127</text:p>
          </table:table-cell>
          <table:table-cell table:style-name="ce30" office:value-type="string" calcext:value-type="string">
            <text:p>Dictature des héros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6" calcext:value-type="float">
            <text:p>6</text:p>
          </table:table-cell>
          <table:table-cell table:style-name="ce62"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table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18]-([.P118]+[.Q118])))" office:value-type="float" office:value="0" calcext:value-type="float">
            <text:p>0</text:p>
          </table:table-cell>
          <table:table-cell table:style-name="ce86" office:value-type="float" office:value="12" calcext:value-type="float">
            <text:p>12</text:p>
          </table:table-cell>
          <table:table-cell table:style-name="ce68" table:formula="of:=ROUNDUP([.$Y118])" office:value-type="float" office:value="12" calcext:value-type="float">
            <text:p>12</text:p>
          </table:table-cell>
          <table:table-cell table:style-name="ce88" table:formula="of:=((([.J118]+[.L118])+([.K118]*2))+([.M118]*2))*(3)" office:value-type="float" office:value="108" calcext:value-type="float">
            <text:p>108</text:p>
          </table:table-cell>
          <table:table-cell table:style-name="ce141" table:formula="of:=[.X118]/[.AC118]" office:value-type="float" office:value="0" calcext:value-type="float">
            <text:p>0,00</text:p>
          </table:table-cell>
          <table:table-cell table:style-name="ce92" table:formula="of:=[.Z118]+[.AA118]" office:value-type="float" office:value="120" calcext:value-type="float">
            <text:p>120</text:p>
          </table:table-cell>
          <table:table-cell table:formula="of:=[.J118]*[Résumé.$B$11]+[.K118]*[Résumé.$B$12]+[.L118]*[Résumé.$B$13]+[.M118]*[Résumé.$B$14]+[.N118]*[Résumé.$B$17]+[.O118]*[Résumé.$B$15]+[.P118]*[Résumé.$B$16]+[.Q118]*[Résumé.$B$16]+[.R118]*[Résumé.$B$19]+[.S118]*[Résumé.$B$19]+[.T118]*[Résumé.$B$19]+[.U118]*[Résumé.$B$19]"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5">
          <table:table-cell office:value-type="float" office:value="121" calcext:value-type="float">
            <text:p>121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slaveryOffice</text:p>
          </table:table-cell>
          <table:table-cell table:style-name="Default" office:value-type="float" office:value="1128" calcext:value-type="float">
            <text:p>1128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2.96cm" draw:caption-point-x="-5.506cm" draw:caption-point-y="10.296cm">
              <dc:date>1899-12-30T00:00:00</dc:date>
              <text:p text:style-name="P1"><text:span text:style-name="T1">Les PA que les bannis investissent rapportent 50% de PA supplémentaires aux chantiers (ex: pour 6 PA personnels investis, 9 PA sont ajoutés au projet). /!\ ne fonctionne pas pour les réparations de chantiers.</text:span></text:p>
            </office:annotation>
            <text:p>Bureau des esclavagistes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2*chain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19]-([.P119]+[.Q119])))" office:value-type="float" office:value="0" calcext:value-type="float">
            <text:p>0</text:p>
          </table:table-cell>
          <table:table-cell table:style-name="ce86" office:value-type="float" office:value="45" calcext:value-type="float">
            <text:p>45</text:p>
          </table:table-cell>
          <table:table-cell table:style-name="ce68" table:formula="of:=ROUNDUP([.$Y119])" office:value-type="float" office:value="45" calcext:value-type="float">
            <text:p>45</text:p>
          </table:table-cell>
          <table:table-cell table:style-name="ce88" table:formula="of:=((([.J119]+[.L119])+([.K119]*2))+([.M119]*2))*(3)" office:value-type="float" office:value="90" calcext:value-type="float">
            <text:p>90</text:p>
          </table:table-cell>
          <table:table-cell table:style-name="ce141" table:formula="of:=[.X119]/[.AC119]" office:value-type="float" office:value="0" calcext:value-type="float">
            <text:p>0,00</text:p>
          </table:table-cell>
          <table:table-cell table:style-name="ce92" table:formula="of:=[.Z119]+[.AA119]" office:value-type="float" office:value="135" calcext:value-type="float">
            <text:p>135</text:p>
          </table:table-cell>
          <table:table-cell table:formula="of:=[.J119]*[Résumé.$B$11]+[.K119]*[Résumé.$B$12]+[.L119]*[Résumé.$B$13]+[.M119]*[Résumé.$B$14]+[.N119]*[Résumé.$B$17]+[.O119]*[Résumé.$B$15]+[.P119]*[Résumé.$B$16]+[.Q119]*[Résumé.$B$16]+[.R119]*[Résumé.$B$19]+[.S119]*[Résumé.$B$19]+[.T119]*[Résumé.$B$19]+[.U119]*[Résumé.$B$19]" office:value-type="float" office:value="36.5" calcext:value-type="float">
            <text:p>36,5</text:p>
          </table:table-cell>
          <table:table-cell office:value-type="float" office:value="41.5" calcext:value-type="float">
            <text:p>41,5</text:p>
          </table:table-cell>
          <table:table-cell table:number-columns-repeated="993"/>
        </table:table-row>
        <table:table-row table:style-name="ro5">
          <table:table-cell office:value-type="float" office:value="122" calcext:value-type="float">
            <text:p>122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betterPump</text:p>
          </table:table-cell>
          <table:table-cell table:style-name="Default" office:value-type="float" office:value="1129" calcext:value-type="float">
            <text:p>1129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3.905cm" draw:caption-point-x="-5.506cm" draw:caption-point-y="9.88cm">
              <dc:date>1899-12-30T00:00:00</dc:date>
              <text:p text:style-name="P1"><text:span text:style-name="T1">+ 150 rations</text:span></text:p>
            </office:annotation>
            <text:p>Foreuse améliorée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20]-([.P120]+[.Q120])))" office:value-type="float" office:value="-3" calcext:value-type="float">
            <text:p>-3</text:p>
          </table:table-cell>
          <table:table-cell table:style-name="ce86" office:value-type="float" office:value="170" calcext:value-type="float">
            <text:p>170</text:p>
          </table:table-cell>
          <table:table-cell table:style-name="ce68" table:formula="of:=ROUNDUP([.$Y120])" office:value-type="float" office:value="170" calcext:value-type="float">
            <text:p>170</text:p>
          </table:table-cell>
          <table:table-cell table:style-name="ce88" table:formula="of:=((([.J120]+[.L120])+([.K120]*2))+([.M120]*2))*(3)" office:value-type="float" office:value="180" calcext:value-type="float">
            <text:p>180</text:p>
          </table:table-cell>
          <table:table-cell table:style-name="ce141" table:formula="of:=[.X120]/[.AC120]" office:value-type="float" office:value="-0.00857142857142857" calcext:value-type="float">
            <text:p>-0,01</text:p>
          </table:table-cell>
          <table:table-cell table:style-name="ce92" table:formula="of:=[.Z120]+[.AA120]" office:value-type="float" office:value="350" calcext:value-type="float">
            <text:p>350</text:p>
          </table:table-cell>
          <table:table-cell table:formula="of:=[.J120]*[Résumé.$B$11]+[.K120]*[Résumé.$B$12]+[.L120]*[Résumé.$B$13]+[.M120]*[Résumé.$B$14]+[.N120]*[Résumé.$B$17]+[.O120]*[Résumé.$B$15]+[.P120]*[Résumé.$B$16]+[.Q120]*[Résumé.$B$16]+[.R120]*[Résumé.$B$19]+[.S120]*[Résumé.$B$19]+[.T120]*[Résumé.$B$19]+[.U120]*[Résumé.$B$19]" office:value-type="float" office:value="72" calcext:value-type="float">
            <text:p>72</text:p>
          </table:table-cell>
          <table:table-cell office:value-type="float" office:value="88.5" calcext:value-type="float">
            <text:p>88,5</text:p>
          </table:table-cell>
          <table:table-cell table:number-columns-repeated="993"/>
        </table:table-row>
        <table:table-row table:style-name="ro5">
          <table:table-cell office:value-type="float" office:value="123" calcext:value-type="float">
            <text:p>123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cinema</text:p>
          </table:table-cell>
          <table:table-cell table:style-name="Default" office:value-type="float" office:value="1130" calcext:value-type="float">
            <text:p>1130</text:p>
          </table:table-cell>
          <table:table-cell table:style-name="ce30" office:value-type="string" calcext:value-type="string">
            <text:p>Cinéma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machine_2,machine_1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21]-([.P121]+[.Q121])))" office:value-type="float" office:value="0" calcext:value-type="float">
            <text:p>0</text:p>
          </table:table-cell>
          <table:table-cell table:style-name="ce86" office:value-type="float" office:value="75" calcext:value-type="float">
            <text:p>75</text:p>
          </table:table-cell>
          <table:table-cell table:style-name="ce68" table:formula="of:=ROUNDUP([.$Y121])" office:value-type="float" office:value="75" calcext:value-type="float">
            <text:p>75</text:p>
          </table:table-cell>
          <table:table-cell table:style-name="ce88" table:formula="of:=((([.J121]+[.L121])+([.K121]*2))+([.M121]*2))*(3)" office:value-type="float" office:value="90" calcext:value-type="float">
            <text:p>90</text:p>
          </table:table-cell>
          <table:table-cell table:style-name="ce141" table:formula="of:=[.X121]/[.AC121]" office:value-type="float" office:value="0" calcext:value-type="float">
            <text:p>0,00</text:p>
          </table:table-cell>
          <table:table-cell table:style-name="ce92" table:formula="of:=[.Z121]+[.AA121]" office:value-type="float" office:value="165" calcext:value-type="float">
            <text:p>165</text:p>
          </table:table-cell>
          <table:table-cell table:formula="of:=[.J121]*[Résumé.$B$11]+[.K121]*[Résumé.$B$12]+[.L121]*[Résumé.$B$13]+[.M121]*[Résumé.$B$14]+[.N121]*[Résumé.$B$17]+[.O121]*[Résumé.$B$15]+[.P121]*[Résumé.$B$16]+[.Q121]*[Résumé.$B$16]+[.R121]*[Résumé.$B$19]+[.S121]*[Résumé.$B$19]+[.T121]*[Résumé.$B$19]+[.U121]*[Résumé.$B$19]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993"/>
        </table:table-row>
        <table:table-row table:style-name="ro5">
          <table:table-cell office:value-type="float" office:value="124" calcext:value-type="float">
            <text:p>124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balooning</text:p>
          </table:table-cell>
          <table:table-cell table:style-name="Default" office:value-type="float" office:value="1131" calcext:value-type="float">
            <text:p>1131</text:p>
          </table:table-cell>
          <table:table-cell table:style-name="ce30" office:value-type="string" calcext:value-type="string">
            <text:p>Montgolfière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2*shee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22]-([.P122]+[.Q122])))" office:value-type="float" office:value="0" calcext:value-type="float">
            <text:p>0</text:p>
          </table:table-cell>
          <table:table-cell table:style-name="ce86" office:value-type="float" office:value="80" calcext:value-type="float">
            <text:p>80</text:p>
          </table:table-cell>
          <table:table-cell table:style-name="ce68" table:formula="of:=ROUNDUP([.$Y122])" office:value-type="float" office:value="80" calcext:value-type="float">
            <text:p>80</text:p>
          </table:table-cell>
          <table:table-cell table:style-name="ce88" table:formula="of:=((([.J122]+[.L122])+([.K122]*2))+([.M122]*2))*(3)" office:value-type="float" office:value="60" calcext:value-type="float">
            <text:p>60</text:p>
          </table:table-cell>
          <table:table-cell table:style-name="ce141" table:formula="of:=[.X122]/[.AC122]" office:value-type="float" office:value="0" calcext:value-type="float">
            <text:p>0,00</text:p>
          </table:table-cell>
          <table:table-cell table:style-name="ce92" table:formula="of:=[.Z122]+[.AA122]" office:value-type="float" office:value="140" calcext:value-type="float">
            <text:p>140</text:p>
          </table:table-cell>
          <table:table-cell table:formula="of:=[.J122]*[Résumé.$B$11]+[.K122]*[Résumé.$B$12]+[.L122]*[Résumé.$B$13]+[.M122]*[Résumé.$B$14]+[.N122]*[Résumé.$B$17]+[.O122]*[Résumé.$B$15]+[.P122]*[Résumé.$B$16]+[.Q122]*[Résumé.$B$16]+[.R122]*[Résumé.$B$19]+[.S122]*[Résumé.$B$19]+[.T122]*[Résumé.$B$19]+[.U122]*[Résumé.$B$19]" office:value-type="float" office:value="53" calcext:value-type="float">
            <text:p>53</text:p>
          </table:table-cell>
          <table:table-cell office:value-type="float" office:value="47.5" calcext:value-type="float">
            <text:p>47,5</text:p>
          </table:table-cell>
          <table:table-cell table:number-columns-repeated="993"/>
        </table:table-row>
        <table:table-row table:style-name="ro5">
          <table:table-cell office:value-type="float" office:value="125" calcext:value-type="float">
            <text:p>125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maze</text:p>
          </table:table-cell>
          <table:table-cell table:style-name="Default" office:value-type="float" office:value="1132" calcext:value-type="float">
            <text:p>1132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4.759cm" draw:caption-point-x="-5.506cm" draw:caption-point-y="10.613cm">
              <dc:date>1899-12-30T00:00:00</dc:date>
              <text:p text:style-name="P1"><text:span text:style-name="T1">Rentrer en ville coûte 1 pa.</text:span></text:p>
              <text:p text:style-name="P1"><text:span text:style-name="T1"/></text:p>
            </office:annotation>
            <text:p>Labyrinthe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20" calcext:value-type="float">
            <text:p>20</text:p>
          </table:table-cell>
          <table:table-cell table:style-name="ce62"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 office:value-type="float" office:value="4" calcext:value-type="float">
            <text:p>4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150" calcext:value-type="float">
            <text:p>150</text:p>
          </table:table-cell>
          <table:table-cell table:style-name="ce84" table:formula="of:=SUM(([.W123]-([.P123]+[.Q123])))" office:value-type="float" office:value="146" calcext:value-type="float">
            <text:p>146</text:p>
          </table:table-cell>
          <table:table-cell table:style-name="ce86" office:value-type="float" office:value="200" calcext:value-type="float">
            <text:p>200</text:p>
          </table:table-cell>
          <table:table-cell table:style-name="ce68" table:formula="of:=ROUNDUP([.$Y123])" office:value-type="float" office:value="200" calcext:value-type="float">
            <text:p>200</text:p>
          </table:table-cell>
          <table:table-cell table:style-name="ce88" table:formula="of:=((([.J123]+[.L123])+([.K123]*2))+([.M123]*2))*(3)" office:value-type="float" office:value="90" calcext:value-type="float">
            <text:p>90</text:p>
          </table:table-cell>
          <table:table-cell table:style-name="ce141" table:formula="of:=[.X123]/[.AC123]" office:value-type="float" office:value="0.503448275862069" calcext:value-type="float">
            <text:p>0,50</text:p>
          </table:table-cell>
          <table:table-cell table:style-name="ce92" table:formula="of:=[.Z123]+[.AA123]" office:value-type="float" office:value="290" calcext:value-type="float">
            <text:p>290</text:p>
          </table:table-cell>
          <table:table-cell table:formula="of:=[.J123]*[Résumé.$B$11]+[.K123]*[Résumé.$B$12]+[.L123]*[Résumé.$B$13]+[.M123]*[Résumé.$B$14]+[.N123]*[Résumé.$B$17]+[.O123]*[Résumé.$B$15]+[.P123]*[Résumé.$B$16]+[.Q123]*[Résumé.$B$16]+[.R123]*[Résumé.$B$19]+[.S123]*[Résumé.$B$19]+[.T123]*[Résumé.$B$19]+[.U123]*[Résumé.$B$19]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993"/>
        </table:table-row>
        <table:table-row table:style-name="ro5">
          <table:table-cell office:value-type="float" office:value="126" calcext:value-type="float">
            <text:p>126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lastchance</text:p>
          </table:table-cell>
          <table:table-cell table:style-name="Default" office:value-type="float" office:value="1133" calcext:value-type="float">
            <text:p>1133</text:p>
          </table:table-cell>
          <table:table-cell table:style-name="ce30" office:value-type="string" calcext:value-type="string">
            <text:p>Dernière chance 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 office:value-type="float" office:value="4" calcext:value-type="float">
            <text:p>4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5" calcext:value-type="float">
            <text:p>55</text:p>
          </table:table-cell>
          <table:table-cell table:style-name="ce84" table:formula="of:=SUM(([.W124]-([.P124]+[.Q124])))" office:value-type="float" office:value="55" calcext:value-type="float">
            <text:p>55</text:p>
          </table:table-cell>
          <table:table-cell table:style-name="ce86" office:value-type="float" office:value="150" calcext:value-type="float">
            <text:p>150</text:p>
          </table:table-cell>
          <table:table-cell table:style-name="ce68" table:formula="of:=ROUNDUP([.$Y124])" office:value-type="float" office:value="150" calcext:value-type="float">
            <text:p>150</text:p>
          </table:table-cell>
          <table:table-cell table:style-name="ce88" table:formula="of:=((([.J124]+[.L124])+([.K124]*2))+([.M124]*2))*(3)" office:value-type="float" office:value="180" calcext:value-type="float">
            <text:p>180</text:p>
          </table:table-cell>
          <table:table-cell table:style-name="ce141" table:formula="of:=[.X124]/[.AC124]" office:value-type="float" office:value="0.166666666666667" calcext:value-type="float">
            <text:p>0,17</text:p>
          </table:table-cell>
          <table:table-cell table:style-name="ce92" table:formula="of:=[.Z124]+[.AA124]" office:value-type="float" office:value="330" calcext:value-type="float">
            <text:p>330</text:p>
          </table:table-cell>
          <table:table-cell table:formula="of:=[.J124]*[Résumé.$B$11]+[.K124]*[Résumé.$B$12]+[.L124]*[Résumé.$B$13]+[.M124]*[Résumé.$B$14]+[.N124]*[Résumé.$B$17]+[.O124]*[Résumé.$B$15]+[.P124]*[Résumé.$B$16]+[.Q124]*[Résumé.$B$16]+[.R124]*[Résumé.$B$19]+[.S124]*[Résumé.$B$19]+[.T124]*[Résumé.$B$19]+[.U124]*[Résumé.$B$19]"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993"/>
        </table:table-row>
        <table:table-row table:style-name="ro5">
          <table:table-cell office:value-type="float" office:value="127" calcext:value-type="float">
            <text:p>127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rockets</text:p>
          </table:table-cell>
          <table:table-cell table:style-name="Default" office:value-type="float" office:value="1134" calcext:value-type="float">
            <text:p>1134</text:p>
          </table:table-cell>
          <table:table-cell table:style-name="ce38" office:value-type="string" calcext:value-type="string">
            <office:annotation draw:style-name="gr1" draw:text-style-name="P2" svg:width="3.387cm" svg:height="1.958cm" svg:x="18.164cm" svg:y="55.658cm" draw:caption-point-x="-5.506cm" draw:caption-point-y="10.773cm">
              <dc:date>1899-12-30T00:00:00</dc:date>
              <text:p text:style-name="P1"><text:span text:style-name="T1">Quatre belles roquettes sont lancées aux quatre points cardinaux (nord, sud, est et ouest de la ville), massacrant tous les zombies dans le désert sur leur passage ! </text:span></text:p>
            </office:annotation>
            <text:p>Roquettes</text:p>
          </table:table-cell>
          <table:table-cell table:style-name="ce110" table:content-validation-name="val3" office:value-type="string" calcext:value-type="string">
            <text:p>r</text:p>
          </table:table-cell>
          <table:table-cell table:style-name="ce53"/>
          <table:table-cell table:style-name="ce110" table:content-validation-name="val3"/>
          <table:table-cell table:style-name="ce1" office:value-type="string" calcext:value-type="string">
            <text:p>x</text:p>
          </table:table-cell>
          <table:table-cell table:style-name="ce60"/>
          <table:table-cell table:style-name="ce62"/>
          <table:table-cell table:style-name="ce60" office:value-type="float" office:value="5" calcext:value-type="float">
            <text:p>5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2*deto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25]-([.P125]+[.Q125])))" office:value-type="float" office:value="0" calcext:value-type="float">
            <text:p>0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25])" office:value-type="float" office:value="50" calcext:value-type="float">
            <text:p>50</text:p>
          </table:table-cell>
          <table:table-cell table:style-name="ce88" table:formula="of:=((([.J125]+[.L125])+([.K125]*2))+([.M125]*2))*(3)" office:value-type="float" office:value="15" calcext:value-type="float">
            <text:p>15</text:p>
          </table:table-cell>
          <table:table-cell table:style-name="ce141" table:formula="of:=[.X125]/[.AC125]" office:value-type="float" office:value="0" calcext:value-type="float">
            <text:p>0,00</text:p>
          </table:table-cell>
          <table:table-cell table:style-name="ce92" table:formula="of:=[.Z125]+[.AA125]" office:value-type="float" office:value="65" calcext:value-type="float">
            <text:p>65</text:p>
          </table:table-cell>
          <table:table-cell table:formula="of:=[.J125]*[Résumé.$B$11]+[.K125]*[Résumé.$B$12]+[.L125]*[Résumé.$B$13]+[.M125]*[Résumé.$B$14]+[.N125]*[Résumé.$B$17]+[.O125]*[Résumé.$B$15]+[.P125]*[Résumé.$B$16]+[.Q125]*[Résumé.$B$16]+[.R125]*[Résumé.$B$19]+[.S125]*[Résumé.$B$19]+[.T125]*[Résumé.$B$19]+[.U125]*[Résumé.$B$19]" office:value-type="float" office:value="57.5" calcext:value-type="float">
            <text:p>57,5</text:p>
          </table:table-cell>
          <table:table-cell office:value-type="float" office:value="55" calcext:value-type="float">
            <text:p>55</text:p>
          </table:table-cell>
          <table:table-cell table:number-columns-repeated="993"/>
        </table:table-row>
        <table:table-row table:style-name="ro5">
          <table:table-cell office:value-type="float" office:value="128" calcext:value-type="float">
            <text:p>128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fireworks</text:p>
          </table:table-cell>
          <table:table-cell table:style-name="Default" office:value-type="float" office:value="1135" calcext:value-type="float">
            <text:p>1135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6.108cm" draw:caption-point-x="-5.506cm" draw:caption-point-y="10.852cm">
              <dc:date>1899-12-30T00:00:00</dc:date>
              <text:p text:style-name="P1"><text:span text:style-name="T1">Révèle l'intégralité des batiments de la carte à sa construction. </text:span></text:p>
            </office:annotation>
            <text:p>Feux d'artifices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6" office:value-type="string" calcext:value-type="string">
            <text:p>FIREWORK</text:p>
          </table:table-cell>
          <table:table-cell table:style-name="ce121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firework_powder,firework_tube,2*firework_box</text:p>
          </table:table-cell>
          <table:table-cell table:style-name="ce68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6" office:value-type="float" office:value="90" calcext:value-type="float">
            <text:p>90</text:p>
          </table:table-cell>
          <table:table-cell table:style-name="ce68" table:formula="of:=ROUNDUP([.$Y126])" office:value-type="float" office:value="90" calcext:value-type="float">
            <text:p>90</text:p>
          </table:table-cell>
          <table:table-cell table:style-name="ce88" table:formula="of:=((([.J126]+[.L126])+([.K126]*2))+([.M126]*2))*(3)" office:value-type="float" office:value="0" calcext:value-type="float">
            <text:p>0</text:p>
          </table:table-cell>
          <table:table-cell table:style-name="ce141" table:formula="of:=[.X126]/[.AC126]" office:value-type="float" office:value="1.11111111111111" calcext:value-type="float">
            <text:p>1,11</text:p>
          </table:table-cell>
          <table:table-cell table:style-name="ce92" table:formula="of:=[.Z126]+[.AA126]" office:value-type="float" office:value="90" calcext:value-type="float">
            <text:p>90</text:p>
          </table:table-cell>
          <table:table-cell table:formula="of:=[.J126]*[Résumé.$B$11]+[.K126]*[Résumé.$B$12]+[.L126]*[Résumé.$B$13]+[.M126]*[Résumé.$B$14]+[.N126]*[Résumé.$B$17]+[.O126]*[Résumé.$B$15]+[.P126]*[Résumé.$B$16]+[.Q126]*[Résumé.$B$16]+[.R126]*[Résumé.$B$19]+[.S126]*[Résumé.$B$19]+[.T126]*[Résumé.$B$19]+[.U126]*[Résumé.$B$19]" office:value-type="float" office:value="18" calcext:value-type="float">
            <text:p>18</text:p>
          </table:table-cell>
          <table:table-cell office:value-type="float" office:value="44.5" calcext:value-type="float">
            <text:p>44,5</text:p>
          </table:table-cell>
          <table:table-cell table:number-columns-repeated="993"/>
        </table:table-row>
        <table:table-row table:style-name="ro5">
          <table:table-cell office:value-type="float" office:value="129" calcext:value-type="float">
            <text:p>129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altar</text:p>
          </table:table-cell>
          <table:table-cell table:style-name="Default" office:value-type="float" office:value="1136" calcext:value-type="float">
            <text:p>1136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64.449cm" draw:caption-point-x="-5.506cm" draw:caption-point-y="3.04cm">
              <dc:date>1899-12-30T00:00:00</dc:date>
              <text:p text:style-name="P1"><text:span text:style-name="T1">Débannissement</text:span></text:p>
            </office:annotation>
            <text:p>Autel de la rédemption 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pig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27]-([.P127]+[.Q127])))" office:value-type="float" office:value="0" calcext:value-type="float">
            <text:p>0</text:p>
          </table:table-cell>
          <table:table-cell table:style-name="ce86" office:value-type="float" office:value="24" calcext:value-type="float">
            <text:p>24</text:p>
          </table:table-cell>
          <table:table-cell table:style-name="ce68" table:formula="of:=ROUNDUP([.$Y127])" office:value-type="float" office:value="24" calcext:value-type="float">
            <text:p>24</text:p>
          </table:table-cell>
          <table:table-cell table:style-name="ce88" table:formula="of:=((([.J127]+[.L127])+([.K127]*2))+([.M127]*2))*(3)" office:value-type="float" office:value="30" calcext:value-type="float">
            <text:p>30</text:p>
          </table:table-cell>
          <table:table-cell table:style-name="ce141" table:formula="of:=[.X127]/[.AC127]" office:value-type="float" office:value="0" calcext:value-type="float">
            <text:p>0,00</text:p>
          </table:table-cell>
          <table:table-cell table:style-name="ce92" table:formula="of:=[.Z127]+[.AA127]" office:value-type="float" office:value="54" calcext:value-type="float">
            <text:p>54</text:p>
          </table:table-cell>
          <table:table-cell table:formula="of:=[.J127]*[Résumé.$B$11]+[.K127]*[Résumé.$B$12]+[.L127]*[Résumé.$B$13]+[.M127]*[Résumé.$B$14]+[.N127]*[Résumé.$B$17]+[.O127]*[Résumé.$B$15]+[.P127]*[Résumé.$B$16]+[.Q127]*[Résumé.$B$16]+[.R127]*[Résumé.$B$19]+[.S127]*[Résumé.$B$19]+[.T127]*[Résumé.$B$19]+[.U127]*[Résumé.$B$19]" office:value-type="float" office:value="14" calcext:value-type="float">
            <text:p>14</text:p>
          </table:table-cell>
          <table:table-cell office:value-type="float" office:value="15.5" calcext:value-type="float">
            <text:p>15,5</text:p>
          </table:table-cell>
          <table:table-cell table:number-columns-repeated="993"/>
        </table:table-row>
        <table:table-row table:style-name="ro5">
          <table:table-cell office:value-type="float" office:value="130" calcext:value-type="float">
            <text:p>130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wonder_pmv</text:p>
          </table:table-cell>
          <table:table-cell table:style-name="Default" office:value-type="float" office:value="1137" calcext:value-type="float">
            <text:p>1137</text:p>
          </table:table-cell>
          <table:table-cell table:style-name="ce30" office:value-type="string" calcext:value-type="string">
            <text:p>PMV géant 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 office:value-type="float" office:value="30" calcext:value-type="float">
            <text:p>30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28]-([.P128]+[.Q128])))" office:value-type="float" office:value="0" calcext:value-type="float">
            <text:p>0</text:p>
          </table:table-cell>
          <table:table-cell table:style-name="ce86" office:value-type="float" office:value="300" calcext:value-type="float">
            <text:p>300</text:p>
          </table:table-cell>
          <table:table-cell table:style-name="ce68" table:formula="of:=ROUNDUP([.$Y128])" office:value-type="float" office:value="300" calcext:value-type="float">
            <text:p>300</text:p>
          </table:table-cell>
          <table:table-cell table:style-name="ce88" table:formula="of:=((([.J128]+[.L128])+([.K128]*2))+([.M128]*2))*(3)" office:value-type="float" office:value="90" calcext:value-type="float">
            <text:p>90</text:p>
          </table:table-cell>
          <table:table-cell table:style-name="ce141" table:formula="of:=[.X128]/[.AC128]" office:value-type="float" office:value="0" calcext:value-type="float">
            <text:p>0,00</text:p>
          </table:table-cell>
          <table:table-cell table:style-name="ce92" table:formula="of:=[.Z128]+[.AA128]" office:value-type="float" office:value="390" calcext:value-type="float">
            <text:p>390</text:p>
          </table:table-cell>
          <table:table-cell table:formula="of:=[.J128]*[Résumé.$B$11]+[.K128]*[Résumé.$B$12]+[.L128]*[Résumé.$B$13]+[.M128]*[Résumé.$B$14]+[.N128]*[Résumé.$B$17]+[.O128]*[Résumé.$B$15]+[.P128]*[Résumé.$B$16]+[.Q128]*[Résumé.$B$16]+[.R128]*[Résumé.$B$19]+[.S128]*[Résumé.$B$19]+[.T128]*[Résumé.$B$19]+[.U128]*[Résumé.$B$19]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993"/>
        </table:table-row>
        <table:table-row table:style-name="ro5">
          <table:table-cell office:value-type="float" office:value="131" calcext:value-type="float">
            <text:p>131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wonder_crow</text:p>
          </table:table-cell>
          <table:table-cell table:style-name="Default" office:value-type="float" office:value="1138" calcext:value-type="float">
            <text:p>1138</text:p>
          </table:table-cell>
          <table:table-cell table:style-name="ce30" office:value-type="string" calcext:value-type="string">
            <text:p>Statue du Corbeau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35" calcext:value-type="float">
            <text:p>35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3*huMeat</text:p>
          </table:table-cell>
          <table:table-cell table:style-name="ce68" office:value-type="float" office:value="0" calcext:value-type="float">
            <text:p>0</text:p>
          </table:table-cell>
          <table:table-cell table:style-name="ce84" table:formula="of:=SUM(([.W129]-([.P129]+[.Q129])))" office:value-type="float" office:value="0" calcext:value-type="float">
            <text:p>0</text:p>
          </table:table-cell>
          <table:table-cell table:style-name="ce86" office:value-type="float" office:value="300" calcext:value-type="float">
            <text:p>300</text:p>
          </table:table-cell>
          <table:table-cell table:style-name="ce68" table:formula="of:=ROUNDUP([.$Y129])" office:value-type="float" office:value="300" calcext:value-type="float">
            <text:p>300</text:p>
          </table:table-cell>
          <table:table-cell table:style-name="ce88" table:formula="of:=((([.J129]+[.L129])+([.K129]*2))+([.M129]*2))*(3)" office:value-type="float" office:value="210" calcext:value-type="float">
            <text:p>210</text:p>
          </table:table-cell>
          <table:table-cell table:style-name="ce141" table:formula="of:=[.X129]/[.AC129]" office:value-type="float" office:value="0" calcext:value-type="float">
            <text:p>0,00</text:p>
          </table:table-cell>
          <table:table-cell table:style-name="ce92" table:formula="of:=[.Z129]+[.AA129]" office:value-type="float" office:value="510" calcext:value-type="float">
            <text:p>510</text:p>
          </table:table-cell>
          <table:table-cell table:formula="of:=[.J129]*[Résumé.$B$11]+[.K129]*[Résumé.$B$12]+[.L129]*[Résumé.$B$13]+[.M129]*[Résumé.$B$14]+[.N129]*[Résumé.$B$17]+[.O129]*[Résumé.$B$15]+[.P129]*[Résumé.$B$16]+[.Q129]*[Résumé.$B$16]+[.R129]*[Résumé.$B$19]+[.S129]*[Résumé.$B$19]+[.T129]*[Résumé.$B$19]+[.U129]*[Résumé.$B$19]" office:value-type="float" office:value="66" calcext:value-type="float">
            <text:p>66</text:p>
          </table:table-cell>
          <table:table-cell office:value-type="float" office:value="83.5" calcext:value-type="float">
            <text:p>83,5</text:p>
          </table:table-cell>
          <table:table-cell table:number-columns-repeated="993"/>
        </table:table-row>
        <table:table-row table:style-name="ro5">
          <table:table-cell office:value-type="float" office:value="132" calcext:value-type="float">
            <text:p>132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wonder_wheel</text:p>
          </table:table-cell>
          <table:table-cell table:style-name="Default" office:value-type="float" office:value="1139" calcext:value-type="float">
            <text:p>1139</text:p>
          </table:table-cell>
          <table:table-cell table:style-name="ce30" office:value-type="string" calcext:value-type="string">
            <text:p>Grande roue de Grostas 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2" office:value-type="float" office:value="20" calcext:value-type="float">
            <text:p>20</text:p>
          </table:table-cell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30]-([.P130]+[.Q130])))" office:value-type="float" office:value="-3" calcext:value-type="float">
            <text:p>-3</text:p>
          </table:table-cell>
          <table:table-cell table:style-name="ce86" office:value-type="float" office:value="300" calcext:value-type="float">
            <text:p>300</text:p>
          </table:table-cell>
          <table:table-cell table:style-name="ce68" table:formula="of:=ROUNDUP([.$Y130])" office:value-type="float" office:value="300" calcext:value-type="float">
            <text:p>300</text:p>
          </table:table-cell>
          <table:table-cell table:style-name="ce88" table:formula="of:=((([.J130]+[.L130])+([.K130]*2))+([.M130]*2))*(3)" office:value-type="float" office:value="30" calcext:value-type="float">
            <text:p>30</text:p>
          </table:table-cell>
          <table:table-cell table:style-name="ce141" table:formula="of:=[.X130]/[.AC130]" office:value-type="float" office:value="-0.00909090909090909" calcext:value-type="float">
            <text:p>-0,01</text:p>
          </table:table-cell>
          <table:table-cell table:style-name="ce92" table:formula="of:=[.Z130]+[.AA130]" office:value-type="float" office:value="330" calcext:value-type="float">
            <text:p>330</text:p>
          </table:table-cell>
          <table:table-cell table:formula="of:=[.J130]*[Résumé.$B$11]+[.K130]*[Résumé.$B$12]+[.L130]*[Résumé.$B$13]+[.M130]*[Résumé.$B$14]+[.N130]*[Résumé.$B$17]+[.O130]*[Résumé.$B$15]+[.P130]*[Résumé.$B$16]+[.Q130]*[Résumé.$B$16]+[.R130]*[Résumé.$B$19]+[.S130]*[Résumé.$B$19]+[.T130]*[Résumé.$B$19]+[.U130]*[Résumé.$B$19]" office:value-type="float" office:value="104.5" calcext:value-type="float">
            <text:p>104,5</text:p>
          </table:table-cell>
          <table:table-cell office:value-type="float" office:value="104.5" calcext:value-type="float">
            <text:p>104,5</text:p>
          </table:table-cell>
          <table:table-cell table:number-columns-repeated="993"/>
        </table:table-row>
        <table:table-row table:style-name="ro5">
          <table:table-cell office:value-type="float" office:value="133" calcext:value-type="float">
            <text:p>133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wonder_castle</text:p>
          </table:table-cell>
          <table:table-cell table:style-name="Default" office:value-type="float" office:value="1140" calcext:value-type="float">
            <text:p>1140</text:p>
          </table:table-cell>
          <table:table-cell table:style-name="ce30" office:value-type="string" calcext:value-type="string">
            <text:p>Château de sable 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 office:value-type="float" office:value="10" calcext:value-type="float">
            <text:p>10</text:p>
          </table:table-cell>
          <table:table-cell table:style-name="ce60"/>
          <table:table-cell table:style-name="ce62" office:value-type="float" office:value="30" calcext:value-type="float">
            <text:p>30</text:p>
          </table:table-cell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31]-([.P131]+[.Q131])))" office:value-type="float" office:value="0" calcext:value-type="float">
            <text:p>0</text:p>
          </table:table-cell>
          <table:table-cell table:style-name="ce86" office:value-type="float" office:value="300" calcext:value-type="float">
            <text:p>300</text:p>
          </table:table-cell>
          <table:table-cell table:style-name="ce68" table:formula="of:=ROUNDUP([.$Y131])" office:value-type="float" office:value="300" calcext:value-type="float">
            <text:p>300</text:p>
          </table:table-cell>
          <table:table-cell table:style-name="ce88" table:formula="of:=((([.J131]+[.L131])+([.K131]*2))+([.M131]*2))*(3)" office:value-type="float" office:value="150" calcext:value-type="float">
            <text:p>150</text:p>
          </table:table-cell>
          <table:table-cell table:style-name="ce141" table:formula="of:=[.X131]/[.AC131]" office:value-type="float" office:value="0" calcext:value-type="float">
            <text:p>0,00</text:p>
          </table:table-cell>
          <table:table-cell table:style-name="ce92" table:formula="of:=[.Z131]+[.AA131]" office:value-type="float" office:value="450" calcext:value-type="float">
            <text:p>450</text:p>
          </table:table-cell>
          <table:table-cell table:formula="of:=[.J131]*[Résumé.$B$11]+[.K131]*[Résumé.$B$12]+[.L131]*[Résumé.$B$13]+[.M131]*[Résumé.$B$14]+[.N131]*[Résumé.$B$17]+[.O131]*[Résumé.$B$15]+[.P131]*[Résumé.$B$16]+[.Q131]*[Résumé.$B$16]+[.R131]*[Résumé.$B$19]+[.S131]*[Résumé.$B$19]+[.T131]*[Résumé.$B$19]+[.U131]*[Résumé.$B$19]" office:value-type="float" office:value="137.5" calcext:value-type="float">
            <text:p>137,5</text:p>
          </table:table-cell>
          <table:table-cell office:value-type="float" office:value="145" calcext:value-type="float">
            <text:p>145</text:p>
          </table:table-cell>
          <table:table-cell table:number-columns-repeated="993"/>
        </table:table-row>
        <table:table-row table:style-name="ro5">
          <table:table-cell office:value-type="float" office:value="134" calcext:value-type="float">
            <text:p>134</text:p>
          </table:table-cell>
          <table:table-cell table:content-validation-name="val2" office:value-type="string" calcext:value-type="string">
            <text:p>fondations</text:p>
          </table:table-cell>
          <table:table-cell table:style-name="ce21" office:value-type="string" calcext:value-type="string">
            <text:p>reactor</text:p>
          </table:table-cell>
          <table:table-cell table:style-name="Default" office:value-type="float" office:value="1173" calcext:value-type="float">
            <text:p>1173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58.807cm" draw:caption-point-x="-5.506cm" draw:caption-point-y="11.328cm">
              <dc:date>1899-12-30T00:00:00</dc:date>
              <text:p text:style-name="P1"><text:span text:style-name="T1">Il doit être réparé quotidiennement.</text:span></text:p>
              <text:p text:style-name="P1"><text:span text:style-name="T1"/></text:p>
              <text:p text:style-name="P1"><text:span text:style-name="T1">Humm... Il donne surtout un gros picto =p</text:span></text:p>
            </office:annotation>
            <text:p>Réacteur soviétique </text:p>
          </table:table-cell>
          <table:table-cell table:style-name="ce110" table:content-validation-name="val3" office:value-type="string" calcext:value-type="string">
            <text:p>e</text:p>
          </table:table-cell>
          <table:table-cell table:style-name="ce53"/>
          <table:table-cell table:style-name="ce121" office:value-type="string" calcext:value-type="string">
            <text:p>x</text:p>
          </table:table-cell>
          <table:table-cell/>
          <table:table-cell table:style-name="ce60"/>
          <table:table-cell table:style-name="ce62"/>
          <table:table-cell table:style-name="ce60"/>
          <table:table-cell table:style-name="ce62" office:value-type="float" office:value="15" calcext:value-type="float">
            <text:p>15</text:p>
          </table:table-cell>
          <table:table-cell table:style-name="ce60"/>
          <table:table-cell table:style-name="ce62"/>
          <table:table-cell table:style-name="ce60"/>
          <table:table-cell table:style-name="ce64" office:value-type="float" office:value="2" calcext:value-type="float">
            <text:p>2</text:p>
          </table:table-cell>
          <table:table-cell table:style-name="ce60"/>
          <table:table-cell table:style-name="ce62" office:value-type="float" office:value="4" calcext:value-type="float">
            <text:p>4</text:p>
          </table:table-cell>
          <table:table-cell table:style-name="ce60"/>
          <table:table-cell table:style-name="ce64" office:value-type="float" office:value="11" calcext:value-type="float">
            <text:p>11</text:p>
          </table:table-cell>
          <table:table-cell table:style-name="ce66" office:value-type="string" calcext:value-type="string">
            <text:p>10*batt,engine</text:p>
          </table:table-cell>
          <table:table-cell table:style-name="ce68" office:value-type="float" office:value="500" calcext:value-type="float">
            <text:p>500</text:p>
          </table:table-cell>
          <table:table-cell table:style-name="ce84" table:formula="of:=SUM(([.W132]-([.P132]+[.Q132])))" office:value-type="float" office:value="498" calcext:value-type="float">
            <text:p>498</text:p>
          </table:table-cell>
          <table:table-cell table:style-name="ce86" office:value-type="float" office:value="100" calcext:value-type="float">
            <text:p>100</text:p>
          </table:table-cell>
          <table:table-cell table:style-name="ce68" table:formula="of:=ROUNDUP([.$Y132])" office:value-type="float" office:value="100" calcext:value-type="float">
            <text:p>100</text:p>
          </table:table-cell>
          <table:table-cell table:style-name="ce88" table:formula="of:=((([.J132]+[.L132])+([.K132]*2))+([.M132]*2))*(3)" office:value-type="float" office:value="90" calcext:value-type="float">
            <text:p>90</text:p>
          </table:table-cell>
          <table:table-cell table:style-name="ce141" table:formula="of:=[.X132]/[.AC132]" office:value-type="float" office:value="2.62105263157895" calcext:value-type="float">
            <text:p>2,62</text:p>
          </table:table-cell>
          <table:table-cell table:style-name="ce92" table:formula="of:=[.Z132]+[.AA132]" office:value-type="float" office:value="190" calcext:value-type="float">
            <text:p>190</text:p>
          </table:table-cell>
          <table:table-cell table:formula="of:=[.J132]*[Résumé.$B$11]+[.K132]*[Résumé.$B$12]+[.L132]*[Résumé.$B$13]+[.M132]*[Résumé.$B$14]+[.N132]*[Résumé.$B$17]+[.O132]*[Résumé.$B$15]+[.P132]*[Résumé.$B$16]+[.Q132]*[Résumé.$B$16]+[.R132]*[Résumé.$B$19]+[.S132]*[Résumé.$B$19]+[.T132]*[Résumé.$B$19]+[.U132]*[Résumé.$B$19]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993"/>
        </table:table-row>
        <table:table-row table:style-name="ro4">
          <table:table-cell office:value-type="float" office:value="135" calcext:value-type="float">
            <text:p>135</text:p>
          </table:table-cell>
          <table:table-cell table:content-validation-name="val2"/>
          <table:table-cell table:style-name="ce21" office:value-type="string" calcext:value-type="string">
            <text:p>doorLock</text:p>
          </table:table-cell>
          <table:table-cell table:style-name="Default" office:value-type="float" office:value="1062" calcext:value-type="float">
            <text:p>1062</text:p>
          </table:table-cell>
          <table:table-cell table:style-name="ce39" office:value-type="string" calcext:value-type="string">
            <office:annotation draw:style-name="gr1" draw:text-style-name="P2" svg:width="3.387cm" svg:height="1.958cm" svg:x="18.164cm" svg:y="69.615cm" draw:caption-point-x="-5.506cm" draw:caption-point-y="1.049cm">
              <dc:date>1899-12-30T00:00:00</dc:date>
              <text:p text:style-name="P1"><text:span text:style-name="T1">nv1. + 13</text:span></text:p>
              <text:p text:style-name="P1"><text:span text:style-name="T1">nv2. + 21</text:span></text:p>
              <text:p text:style-name="P1"><text:span text:style-name="T1">nv3. + 32</text:span></text:p>
              <text:p text:style-name="P1"><text:span text:style-name="T1">nv4. + 33</text:span></text:p>
              <text:p text:style-name="P1"><text:span text:style-name="T1">nv5. + 51</text:span></text:p>
            </office:annotation>
            <text:p>Portail </text:p>
          </table:table-cell>
          <table:table-cell table:style-name="ce108" table:content-validation-name="val3" office:value-type="string" calcext:value-type="string">
            <text:p>b</text:p>
          </table:table-cell>
          <table:table-cell table:style-name="ce50"/>
          <table:table-cell table:style-name="ce108" table:content-validation-name="val3"/>
          <table:table-cell/>
          <table:table-cell table:style-name="ce60"/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33]-([.P133]+[.Q133])))" office:value-type="float" office:value="0" calcext:value-type="float">
            <text:p>0</text:p>
          </table:table-cell>
          <table:table-cell table:style-name="ce86" office:value-type="float" office:value="16" calcext:value-type="float">
            <text:p>16</text:p>
          </table:table-cell>
          <table:table-cell table:style-name="ce68" table:formula="of:=ROUNDUP([.$Y133])" office:value-type="float" office:value="16" calcext:value-type="float">
            <text:p>16</text:p>
          </table:table-cell>
          <table:table-cell table:style-name="ce88" table:formula="of:=((([.J133]+[.L133])+([.K133]*2))+([.M133]*2))*(3)" office:value-type="float" office:value="6" calcext:value-type="float">
            <text:p>6</text:p>
          </table:table-cell>
          <table:table-cell table:style-name="ce141" table:formula="of:=[.X133]/[.AC133]" office:value-type="float" office:value="0" calcext:value-type="float">
            <text:p>0,00</text:p>
          </table:table-cell>
          <table:table-cell table:style-name="ce92" table:formula="of:=[.Z133]+[.AA133]" office:value-type="float" office:value="22" calcext:value-type="float">
            <text:p>22</text:p>
          </table:table-cell>
          <table:table-cell table:formula="of:=[.J133]*[Résumé.$B$11]+[.K133]*[Résumé.$B$12]+[.L133]*[Résumé.$B$13]+[.M133]*[Résumé.$B$14]+[.N133]*[Résumé.$B$17]+[.O133]*[Résumé.$B$15]+[.P133]*[Résumé.$B$16]+[.Q133]*[Résumé.$B$16]+[.R133]*[Résumé.$B$19]+[.S133]*[Résumé.$B$19]+[.T133]*[Résumé.$B$19]+[.U133]*[Résumé.$B$1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office:value-type="float" office:value="136" calcext:value-type="float">
            <text:p>136</text:p>
          </table:table-cell>
          <table:table-cell table:content-validation-name="val2" office:value-type="string" calcext:value-type="string">
            <text:p>doorLock</text:p>
          </table:table-cell>
          <table:table-cell table:style-name="ce21" office:value-type="string" calcext:value-type="string">
            <text:p>bigDoor</text:p>
          </table:table-cell>
          <table:table-cell table:style-name="Default" office:value-type="float" office:value="1034" calcext:value-type="float">
            <text:p>1034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60.793cm" draw:caption-point-x="-5.506cm" draw:caption-point-y="10.435cm">
              <dc:date>1899-12-30T00:00:00</dc:date>
              <text:p text:style-name="P1"><text:span text:style-name="T1">Bloque l'ouverture des portes à partir de 23h30</text:span></text:p>
            </office:annotation>
            <text:p>Piston verrou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/>
          <table:table-cell table:style-name="ce62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30" calcext:value-type="float">
            <text:p>30</text:p>
          </table:table-cell>
          <table:table-cell table:style-name="ce84" table:formula="of:=SUM(([.W134]-([.P134]+[.Q134])))" office:value-type="float" office:value="30" calcext:value-type="float">
            <text:p>30</text:p>
          </table:table-cell>
          <table:table-cell table:style-name="ce86" office:value-type="float" office:value="24" calcext:value-type="float">
            <text:p>24</text:p>
          </table:table-cell>
          <table:table-cell table:style-name="ce68" table:formula="of:=ROUNDUP([.$Y134])" office:value-type="float" office:value="24" calcext:value-type="float">
            <text:p>24</text:p>
          </table:table-cell>
          <table:table-cell table:style-name="ce88" table:formula="of:=((([.J134]+[.L134])+([.K134]*2))+([.M134]*2))*(3)" office:value-type="float" office:value="48" calcext:value-type="float">
            <text:p>48</text:p>
          </table:table-cell>
          <table:table-cell table:style-name="ce141" table:formula="of:=[.X134]/[.AC134]" office:value-type="float" office:value="0.416666666666667" calcext:value-type="float">
            <text:p>0,42</text:p>
          </table:table-cell>
          <table:table-cell table:style-name="ce92" table:formula="of:=[.Z134]+[.AA134]" office:value-type="float" office:value="72" calcext:value-type="float">
            <text:p>72</text:p>
          </table:table-cell>
          <table:table-cell table:formula="of:=[.J134]*[Résumé.$B$11]+[.K134]*[Résumé.$B$12]+[.L134]*[Résumé.$B$13]+[.M134]*[Résumé.$B$14]+[.N134]*[Résumé.$B$17]+[.O134]*[Résumé.$B$15]+[.P134]*[Résumé.$B$16]+[.Q134]*[Résumé.$B$16]+[.R134]*[Résumé.$B$19]+[.S134]*[Résumé.$B$19]+[.T134]*[Résumé.$B$19]+[.U134]*[Résumé.$B$19]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993"/>
        </table:table-row>
        <table:table-row table:style-name="ro5">
          <table:table-cell office:value-type="float" office:value="137" calcext:value-type="float">
            <text:p>137</text:p>
          </table:table-cell>
          <table:table-cell table:content-validation-name="val2" office:value-type="string" calcext:value-type="string">
            <text:p>bigDoor</text:p>
          </table:table-cell>
          <table:table-cell table:style-name="ce21" office:value-type="string" calcext:value-type="string">
            <text:p>autoDoor</text:p>
          </table:table-cell>
          <table:table-cell table:style-name="Default" office:value-type="float" office:value="1154" calcext:value-type="float">
            <text:p>1154</text:p>
          </table:table-cell>
          <table:table-cell table:style-name="ce33" office:value-type="string" calcext:value-type="string">
            <office:annotation draw:style-name="gr1" draw:text-style-name="P2" svg:width="3.387cm" svg:height="1.958cm" svg:x="21.339cm" svg:y="65.538cm" draw:caption-point-x="-8.681cm" draw:caption-point-y="6.219cm">
              <dc:date>1899-12-30T00:00:00</dc:date>
              <text:p text:style-name="P1"><text:span text:style-name="T1">Fermeture auto des portes à 23h59</text:span></text:p>
            </office:annotation>
            <text:p>Piston calibré</text:p>
          </table:table-cell>
          <table:table-cell table:style-name="ce110" table:content-validation-name="val3" office:value-type="string" calcext:value-type="string">
            <text:p>c</text:p>
          </table:table-cell>
          <table:table-cell table:style-name="Default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35]-([.P135]+[.Q135])))" office:value-type="float" office:value="0" calcext:value-type="float">
            <text:p>0</text:p>
          </table:table-cell>
          <table:table-cell table:style-name="ce86" office:value-type="float" office:value="10" calcext:value-type="float">
            <text:p>10</text:p>
          </table:table-cell>
          <table:table-cell table:style-name="ce68" table:formula="of:=ROUNDUP([.$Y135])" office:value-type="float" office:value="10" calcext:value-type="float">
            <text:p>10</text:p>
          </table:table-cell>
          <table:table-cell table:style-name="ce88" table:formula="of:=((([.J135]+[.L135])+([.K135]*2))+([.M135]*2))*(3)" office:value-type="float" office:value="0" calcext:value-type="float">
            <text:p>0</text:p>
          </table:table-cell>
          <table:table-cell table:style-name="ce141" table:formula="of:=[.X135]/[.AC135]" office:value-type="float" office:value="0" calcext:value-type="float">
            <text:p>0,00</text:p>
          </table:table-cell>
          <table:table-cell table:style-name="ce92" table:formula="of:=[.Z135]+[.AA135]" office:value-type="float" office:value="10" calcext:value-type="float">
            <text:p>10</text:p>
          </table:table-cell>
          <table:table-cell table:formula="of:=[.J135]*[Résumé.$B$11]+[.K135]*[Résumé.$B$12]+[.L135]*[Résumé.$B$13]+[.M135]*[Résumé.$B$14]+[.N135]*[Résumé.$B$17]+[.O135]*[Résumé.$B$15]+[.P135]*[Résumé.$B$16]+[.Q135]*[Résumé.$B$16]+[.R135]*[Résumé.$B$19]+[.S135]*[Résumé.$B$19]+[.T135]*[Résumé.$B$19]+[.U135]*[Résumé.$B$19]"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 table:number-columns-repeated="993"/>
        </table:table-row>
        <table:table-row table:style-name="ro5">
          <table:table-cell office:value-type="float" office:value="138" calcext:value-type="float">
            <text:p>138</text:p>
          </table:table-cell>
          <table:table-cell table:content-validation-name="val2" office:value-type="string" calcext:value-type="string">
            <text:p>doorLock</text:p>
          </table:table-cell>
          <table:table-cell table:style-name="ce21" office:value-type="string" calcext:value-type="string">
            <text:p>doorPlate</text:p>
          </table:table-cell>
          <table:table-cell table:style-name="Default" office:value-type="float" office:value="1069" calcext:value-type="float">
            <text:p>1069</text:p>
          </table:table-cell>
          <table:table-cell table:style-name="ce30" office:value-type="string" calcext:value-type="string">
            <text:p>Blindage d'entré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3"/>
          <table:table-cell table:style-name="ce110" table:content-validation-name="val3"/>
          <table:table-cell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0" calcext:value-type="float">
            <text:p>20</text:p>
          </table:table-cell>
          <table:table-cell table:style-name="ce84" table:formula="of:=SUM(([.W136]-([.P136]+[.Q136])))" office:value-type="float" office:value="20" calcext:value-type="float">
            <text:p>20</text:p>
          </table:table-cell>
          <table:table-cell table:style-name="ce86" office:value-type="float" office:value="35" calcext:value-type="float">
            <text:p>35</text:p>
          </table:table-cell>
          <table:table-cell table:style-name="ce68" table:formula="of:=ROUNDUP([.$Y136])" office:value-type="float" office:value="35" calcext:value-type="float">
            <text:p>35</text:p>
          </table:table-cell>
          <table:table-cell table:style-name="ce88" table:formula="of:=((([.J136]+[.L136])+([.K136]*2))+([.M136]*2))*(3)" office:value-type="float" office:value="9" calcext:value-type="float">
            <text:p>9</text:p>
          </table:table-cell>
          <table:table-cell table:style-name="ce141" table:formula="of:=[.X136]/[.AC136]" office:value-type="float" office:value="0.454545454545455" calcext:value-type="float">
            <text:p>0,45</text:p>
          </table:table-cell>
          <table:table-cell table:style-name="ce92" table:formula="of:=[.Z136]+[.AA136]" office:value-type="float" office:value="44" calcext:value-type="float">
            <text:p>44</text:p>
          </table:table-cell>
          <table:table-cell table:formula="of:=[.J136]*[Résumé.$B$11]+[.K136]*[Résumé.$B$12]+[.L136]*[Résumé.$B$13]+[.M136]*[Résumé.$B$14]+[.N136]*[Résumé.$B$17]+[.O136]*[Résumé.$B$15]+[.P136]*[Résumé.$B$16]+[.Q136]*[Résumé.$B$16]+[.R136]*[Résumé.$B$19]+[.S136]*[Résumé.$B$19]+[.T136]*[Résumé.$B$19]+[.U136]*[Résumé.$B$1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office:value-type="float" office:value="139" calcext:value-type="float">
            <text:p>139</text:p>
          </table:table-cell>
          <table:table-cell table:content-validation-name="val2" office:value-type="string" calcext:value-type="string">
            <text:p>doorLock</text:p>
          </table:table-cell>
          <table:table-cell table:style-name="ce21" office:value-type="string" calcext:value-type="string">
            <text:p>airing</text:p>
          </table:table-cell>
          <table:table-cell table:style-name="Default" office:value-type="float" office:value="1155" calcext:value-type="float">
            <text:p>1155</text:p>
          </table:table-cell>
          <table:table-cell table:style-name="ce30" office:value-type="string" calcext:value-type="string">
            <office:annotation draw:style-name="gr1" draw:text-style-name="P2" svg:width="3.387cm" svg:height="1.958cm" svg:x="18.164cm" svg:y="70.283cm" draw:caption-point-x="-5.506cm" draw:caption-point-y="2.533cm">
              <dc:date>1899-12-30T00:00:00</dc:date>
              <text:p text:style-name="P1"><text:span text:style-name="T1">Permet aux héros de sortir et rentrer sans utiliser la porte</text:span></text:p>
            </office:annotation>
            <text:p>Conduite d'aération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3"/>
          <table:table-cell table:style-name="ce110" table:content-validation-name="val3"/>
          <table:table-cell/>
          <table:table-cell table:style-name="ce60"/>
          <table:table-cell table:style-name="ce62"/>
          <table:table-cell table:style-name="ce60" office:value-type="float" office:value="8" calcext:value-type="float">
            <text:p>8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20" calcext:value-type="float">
            <text:p>20</text:p>
          </table:table-cell>
          <table:table-cell table:style-name="ce84" table:formula="of:=SUM(([.W137]-([.P137]+[.Q137])))" office:value-type="float" office:value="20" calcext:value-type="float">
            <text:p>20</text:p>
          </table:table-cell>
          <table:table-cell table:style-name="ce86" office:value-type="float" office:value="24" calcext:value-type="float">
            <text:p>24</text:p>
          </table:table-cell>
          <table:table-cell table:style-name="ce68" table:formula="of:=ROUNDUP([.$Y137])" office:value-type="float" office:value="24" calcext:value-type="float">
            <text:p>24</text:p>
          </table:table-cell>
          <table:table-cell table:style-name="ce88" table:formula="of:=((([.J137]+[.L137])+([.K137]*2))+([.M137]*2))*(3)" office:value-type="float" office:value="24" calcext:value-type="float">
            <text:p>24</text:p>
          </table:table-cell>
          <table:table-cell table:style-name="ce141" table:formula="of:=[.X137]/[.AC137]" office:value-type="float" office:value="0.416666666666667" calcext:value-type="float">
            <text:p>0,42</text:p>
          </table:table-cell>
          <table:table-cell table:style-name="ce92" table:formula="of:=[.Z137]+[.AA137]" office:value-type="float" office:value="48" calcext:value-type="float">
            <text:p>48</text:p>
          </table:table-cell>
          <table:table-cell table:formula="of:=[.J137]*[Résumé.$B$11]+[.K137]*[Résumé.$B$12]+[.L137]*[Résumé.$B$13]+[.M137]*[Résumé.$B$14]+[.N137]*[Résumé.$B$17]+[.O137]*[Résumé.$B$15]+[.P137]*[Résumé.$B$16]+[.Q137]*[Résumé.$B$16]+[.R137]*[Résumé.$B$19]+[.S137]*[Résumé.$B$19]+[.T137]*[Résumé.$B$19]+[.U137]*[Résumé.$B$19]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watchmen</text:p>
          </table:table-cell>
          <table:table-cell office:value-type="string" calcext:value-type="string">
            <text:p>tourello</text:p>
          </table:table-cell>
          <table:table-cell table:style-name="Default" office:value-type="float" office:value="1178" calcext:value-type="float">
            <text:p>1178</text:p>
          </table:table-cell>
          <table:table-cell table:style-name="ce43" office:value-type="string" calcext:value-type="string">
            <text:p>Tourelle lance-eau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6" office:value-type="string" calcext:value-type="string">
            <text:p>GUARDIAN</text:p>
          </table:table-cell>
          <table:table-cell table:style-name="ce110" table:content-validation-name="val3"/>
          <table:table-cell/>
          <table:table-cell table:style-name="ce60"/>
          <table:table-cell table:style-name="ce62" office:value-type="float" office:value="1" calcext:value-type="float">
            <text:p>1</text:p>
          </table:table-cell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 office:value-type="float" office:value="30" calcext:value-type="float">
            <text:p>30</text:p>
          </table:table-cell>
          <table:table-cell table:style-name="ce60"/>
          <table:table-cell table:style-name="ce64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50" calcext:value-type="float">
            <text:p>50</text:p>
          </table:table-cell>
          <table:table-cell table:style-name="ce84" table:formula="of:=SUM(([.W138]-([.P138]+[.Q138])))" office:value-type="float" office:value="50" calcext:value-type="float">
            <text:p>50</text:p>
          </table:table-cell>
          <table:table-cell table:style-name="ce86" office:value-type="float" office:value="25" calcext:value-type="float">
            <text:p>25</text:p>
          </table:table-cell>
          <table:table-cell table:style-name="ce68" table:formula="of:=ROUNDUP([.$Y138])" office:value-type="float" office:value="25" calcext:value-type="float">
            <text:p>25</text:p>
          </table:table-cell>
          <table:table-cell table:style-name="ce88" table:formula="of:=((([.J138]+[.L138])+([.K138]*2))+([.M138]*2))*(3)" office:value-type="float" office:value="18" calcext:value-type="float">
            <text:p>18</text:p>
          </table:table-cell>
          <table:table-cell table:style-name="ce141" table:formula="of:=[.X138]/[.AC138]" office:value-type="float" office:value="1.16279069767442" calcext:value-type="float">
            <text:p>1,16</text:p>
          </table:table-cell>
          <table:table-cell table:style-name="ce92" table:formula="of:=[.Z138]+[.AA138]" office:value-type="float" office:value="43" calcext:value-type="float">
            <text:p>43</text:p>
          </table:table-cell>
          <table:table-cell table:formula="of:=[.J138]*[Résumé.$B$11]+[.K138]*[Résumé.$B$12]+[.L138]*[Résumé.$B$13]+[.M138]*[Résumé.$B$14]+[.N138]*[Résumé.$B$17]+[.O138]*[Résumé.$B$15]+[.P138]*[Résumé.$B$16]+[.Q138]*[Résumé.$B$16]+[.R138]*[Résumé.$B$19]+[.S138]*[Résumé.$B$19]+[.T138]*[Résumé.$B$19]+[.U138]*[Résumé.$B$19]" office:value-type="float" office:value="105.5" calcext:value-type="float">
            <text:p>105,5</text:p>
          </table:table-cell>
          <table:table-cell table:number-columns-repeated="994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watchmen</text:p>
          </table:table-cell>
          <table:table-cell office:value-type="string" calcext:value-type="string">
            <text:p>catapult3</text:p>
          </table:table-cell>
          <table:table-cell table:style-name="Default" office:value-type="float" office:value="1179" calcext:value-type="float">
            <text:p>1179</text:p>
          </table:table-cell>
          <table:table-cell table:style-name="ce43" office:value-type="string" calcext:value-type="string">
            <office:annotation draw:style-name="gr2" draw:text-style-name="P3" svg:width="2.899cm" svg:height="0.991cm" svg:x="13.22cm" svg:y="72.114cm" draw:caption-point-x="-0.562cm" draw:caption-point-y="1.795cm">
              <dc:date>2012-10-04T00:00:00</dc:date>
              <text:p text:style-name="P1"><text:span text:style-name="T1">Débloque pts def sur les animaux </text:span></text:p>
            </office:annotation>
            <text:p>Lance-bêt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6" office:value-type="string" calcext:value-type="string">
            <text:p>GUARDIAN</text:p>
          </table:table-cell>
          <table:table-cell table:style-name="ce110" table:content-validation-name="val3"/>
          <table:table-cell/>
          <table:table-cell table:style-name="ce60"/>
          <table:table-cell table:style-name="ce62" office:value-type="float" office:value="2" calcext:value-type="float">
            <text:p>2</text:p>
          </table:table-cell>
          <table:table-cell table:style-name="ce60"/>
          <table:table-cell table:style-name="ce62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4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39]-([.P139]+[.Q139])))" office:value-type="float" office:value="-2" calcext:value-type="float">
            <text:p>-2</text:p>
          </table:table-cell>
          <table:table-cell table:style-name="ce86" office:value-type="float" office:value="30" calcext:value-type="float">
            <text:p>30</text:p>
          </table:table-cell>
          <table:table-cell table:style-name="ce68" table:formula="of:=ROUNDUP([.$Y139])" office:value-type="float" office:value="30" calcext:value-type="float">
            <text:p>30</text:p>
          </table:table-cell>
          <table:table-cell table:style-name="ce88" table:formula="of:=((([.J139]+[.L139])+([.K139]*2))+([.M139]*2))*(3)" office:value-type="float" office:value="36" calcext:value-type="float">
            <text:p>36</text:p>
          </table:table-cell>
          <table:table-cell table:style-name="ce141" table:formula="of:=[.X139]/[.AC139]" office:value-type="float" office:value="-0.0303030303030303" calcext:value-type="float">
            <text:p>-0,03</text:p>
          </table:table-cell>
          <table:table-cell table:style-name="ce92" table:formula="of:=[.Z139]+[.AA139]" office:value-type="float" office:value="66" calcext:value-type="float">
            <text:p>66</text:p>
          </table:table-cell>
          <table:table-cell table:formula="of:=[.J139]*[Résumé.$B$11]+[.K139]*[Résumé.$B$12]+[.L139]*[Résumé.$B$13]+[.M139]*[Résumé.$B$14]+[.N139]*[Résumé.$B$17]+[.O139]*[Résumé.$B$15]+[.P139]*[Résumé.$B$16]+[.Q139]*[Résumé.$B$16]+[.R139]*[Résumé.$B$19]+[.S139]*[Résumé.$B$19]+[.T139]*[Résumé.$B$19]+[.U139]*[Résumé.$B$19]" office:value-type="float" office:value="33.5" calcext:value-type="float">
            <text:p>33,5</text:p>
          </table:table-cell>
          <table:table-cell table:number-columns-repeated="994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0" office:value-type="string" calcext:value-type="string">
            <text:p>watchmen</text:p>
          </table:table-cell>
          <table:table-cell office:value-type="string" calcext:value-type="string">
            <text:p>armor</text:p>
          </table:table-cell>
          <table:table-cell table:style-name="Default" office:value-type="float" office:value="1180" calcext:value-type="float">
            <text:p>1180</text:p>
          </table:table-cell>
          <table:table-cell table:style-name="ce43" office:value-type="string" calcext:value-type="string">
            <office:annotation draw:style-name="gr2" draw:text-style-name="P3" svg:width="2.899cm" svg:height="0.991cm" svg:x="13.22cm" svg:y="72.679cm" draw:caption-point-x="-0.562cm" draw:caption-point-y="1.795cm">
              <dc:date>2012-10-04T00:00:00</dc:date>
              <text:p text:style-name="P1"><text:span text:style-name="T1">+20% def sur weapons</text:span></text:p>
            </office:annotation>
            <text:p>Armurerie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6" office:value-type="string" calcext:value-type="string">
            <text:p>GUARDIAN</text:p>
          </table:table-cell>
          <table:table-cell table:style-name="ce110" table:content-validation-name="val3"/>
          <table:table-cell/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15" calcext:value-type="float">
            <text:p>15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40]-([.P140]+[.Q140])))" office:value-type="float" office:value="-5" calcext:value-type="float">
            <text:p>-5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40])" office:value-type="float" office:value="50" calcext:value-type="float">
            <text:p>50</text:p>
          </table:table-cell>
          <table:table-cell table:style-name="ce88" table:formula="of:=((([.J140]+[.L140])+([.K140]*2))+([.M140]*2))*(3)" office:value-type="float" office:value="105" calcext:value-type="float">
            <text:p>105</text:p>
          </table:table-cell>
          <table:table-cell table:style-name="ce141" table:formula="of:=[.X140]/[.AC140]" office:value-type="float" office:value="-0.032258064516129" calcext:value-type="float">
            <text:p>-0,03</text:p>
          </table:table-cell>
          <table:table-cell table:style-name="ce92" table:formula="of:=[.Z140]+[.AA140]" office:value-type="float" office:value="155" calcext:value-type="float">
            <text:p>155</text:p>
          </table:table-cell>
          <table:table-cell table:formula="of:=[.J140]*[Résumé.$B$11]+[.K140]*[Résumé.$B$12]+[.L140]*[Résumé.$B$13]+[.M140]*[Résumé.$B$14]+[.N140]*[Résumé.$B$17]+[.O140]*[Résumé.$B$15]+[.P140]*[Résumé.$B$16]+[.Q140]*[Résumé.$B$16]+[.R140]*[Résumé.$B$19]+[.S140]*[Résumé.$B$19]+[.T140]*[Résumé.$B$19]+[.U140]*[Résumé.$B$19]" office:value-type="float" office:value="84.5" calcext:value-type="float">
            <text:p>84,5</text:p>
          </table:table-cell>
          <table:table-cell table:number-columns-repeated="994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0" office:value-type="string" calcext:value-type="string">
            <text:p>watchmen</text:p>
          </table:table-cell>
          <table:table-cell table:style-name="ce21" office:value-type="string" calcext:value-type="string">
            <text:p>ikea</text:p>
          </table:table-cell>
          <table:table-cell table:style-name="Default" office:value-type="float" office:value="1181" calcext:value-type="float">
            <text:p>1181</text:p>
          </table:table-cell>
          <table:table-cell table:style-name="ce30" office:value-type="string" calcext:value-type="string">
            <office:annotation draw:style-name="gr2" draw:text-style-name="P3" svg:width="2.899cm" svg:height="0.991cm" svg:x="13.22cm" svg:y="73.241cm" draw:caption-point-x="-0.562cm" draw:caption-point-y="1.797cm">
              <dc:date>2012-10-04T00:00:00</dc:date>
              <text:p text:style-name="P1"><text:span text:style-name="T1">+20 % def sur furnitures</text:span></text:p>
            </office:annotation>
            <text:p>Magasin suédois</text:p>
          </table:table-cell>
          <table:table-cell table:style-name="ce110" table:content-validation-name="val3" office:value-type="string" calcext:value-type="string">
            <text:p>u</text:p>
          </table:table-cell>
          <table:table-cell table:style-name="ce56" office:value-type="string" calcext:value-type="string">
            <text:p>GUARDIAN</text:p>
          </table:table-cell>
          <table:table-cell table:style-name="ce110" table:content-validation-name="val3"/>
          <table:table-cell/>
          <table:table-cell table:style-name="ce60" office:value-type="float" office:value="15" calcext:value-type="float">
            <text:p>15</text:p>
          </table:table-cell>
          <table:table-cell table:style-name="ce62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0" office:value-type="float" office:value="3" calcext:value-type="float">
            <text:p>3</text:p>
          </table:table-cell>
          <table:table-cell table:style-name="ce62"/>
          <table:table-cell table:style-name="ce60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41]-([.P141]+[.Q141])))" office:value-type="float" office:value="-6" calcext:value-type="float">
            <text:p>-6</text:p>
          </table:table-cell>
          <table:table-cell table:style-name="ce86" office:value-type="float" office:value="50" calcext:value-type="float">
            <text:p>50</text:p>
          </table:table-cell>
          <table:table-cell table:style-name="ce68" table:formula="of:=ROUNDUP([.$Y141])" office:value-type="float" office:value="50" calcext:value-type="float">
            <text:p>50</text:p>
          </table:table-cell>
          <table:table-cell table:style-name="ce88" table:formula="of:=((([.J141]+[.L141])+([.K141]*2))+([.M141]*2))*(3)" office:value-type="float" office:value="105" calcext:value-type="float">
            <text:p>105</text:p>
          </table:table-cell>
          <table:table-cell table:style-name="ce141" table:formula="of:=[.X141]/[.AC141]" office:value-type="float" office:value="-0.0387096774193548" calcext:value-type="float">
            <text:p>-0,04</text:p>
          </table:table-cell>
          <table:table-cell table:style-name="ce92" table:formula="of:=[.Z141]+[.AA141]" office:value-type="float" office:value="155" calcext:value-type="float">
            <text:p>155</text:p>
          </table:table-cell>
          <table:table-cell table:formula="of:=[.J141]*[Résumé.$B$11]+[.K141]*[Résumé.$B$12]+[.L141]*[Résumé.$B$13]+[.M141]*[Résumé.$B$14]+[.N141]*[Résumé.$B$17]+[.O141]*[Résumé.$B$15]+[.P141]*[Résumé.$B$16]+[.Q141]*[Résumé.$B$16]+[.R141]*[Résumé.$B$19]+[.S141]*[Résumé.$B$19]+[.T141]*[Résumé.$B$19]+[.U141]*[Résumé.$B$19]" office:value-type="float" office:value="78.5" calcext:value-type="float">
            <text:p>78,5</text:p>
          </table:table-cell>
          <table:table-cell table:number-columns-repeated="994"/>
        </table:table-row>
        <table:table-row table:style-name="ro4">
          <table:table-cell office:value-type="float" office:value="144" calcext:value-type="float">
            <text:p>144</text:p>
          </table:table-cell>
          <table:table-cell table:content-validation-name="val2" office:value-type="string" calcext:value-type="string">
            <text:p>wall1</text:p>
          </table:table-cell>
          <table:table-cell table:style-name="ce21" office:value-type="string" calcext:value-type="string">
            <text:p>roundPath</text:p>
          </table:table-cell>
          <table:table-cell table:style-name="Default" office:value-type="float" office:value="1182" calcext:value-type="float">
            <text:p>1182</text:p>
          </table:table-cell>
          <table:table-cell table:style-name="ce30" office:value-type="string" calcext:value-type="string">
            <office:annotation draw:style-name="gr2" draw:text-style-name="P3" svg:width="2.899cm" svg:height="0.991cm" svg:x="13.22cm" svg:y="73.803cm" draw:caption-point-x="-0.562cm" draw:caption-point-y="1.8cm">
              <dc:date>2012-10-04T00:00:00</dc:date>
              <text:p text:style-name="P1"><text:span text:style-name="T1">+20 % def sur furnitures</text:span></text:p>
            </office:annotation>
            <text:p>Chemin de ronde</text:p>
          </table:table-cell>
          <table:table-cell table:style-name="ce110" table:content-validation-name="val3" office:value-type="string" calcext:value-type="string">
            <text:p>b</text:p>
          </table:table-cell>
          <table:table-cell table:style-name="ce56" office:value-type="string" calcext:value-type="string">
            <text:p>GUARDIAN</text:p>
          </table:table-cell>
          <table:table-cell table:style-name="ce121" office:value-type="string" calcext:value-type="string">
            <text:p>x</text:p>
          </table:table-cell>
          <table:table-cell/>
          <table:table-cell table:style-name="ce60" office:value-type="float" office:value="6" calcext:value-type="float">
            <text:p>6</text:p>
          </table:table-cell>
          <table:table-cell table:style-name="ce62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0" office:value-type="float" office:value="1" calcext:value-type="float">
            <text:p>1</text:p>
          </table:table-cell>
          <table:table-cell table:style-name="ce62"/>
          <table:table-cell table:style-name="ce6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0"/>
          <table:table-cell table:style-name="ce62"/>
          <table:table-cell table:style-name="ce60"/>
          <table:table-cell table:style-name="ce64"/>
          <table:table-cell table:style-name="ce66"/>
          <table:table-cell table:style-name="ce68" office:value-type="float" office:value="0" calcext:value-type="float">
            <text:p>0</text:p>
          </table:table-cell>
          <table:table-cell table:style-name="ce84" table:formula="of:=SUM(([.W142]-([.P142]+[.Q142])))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style-name="ce68" table:formula="of:=ROUNDUP([.$Y142])" office:value-type="float" office:value="20" calcext:value-type="float">
            <text:p>20</text:p>
          </table:table-cell>
          <table:table-cell table:style-name="ce88" table:formula="of:=((([.J142]+[.L142])+([.K142]*2))+([.M142]*2))*(3)" office:value-type="float" office:value="24" calcext:value-type="float">
            <text:p>24</text:p>
          </table:table-cell>
          <table:table-cell table:style-name="ce141" table:formula="of:=[.X142]/[.AC142]" office:value-type="float" office:value="0" calcext:value-type="float">
            <text:p>0,00</text:p>
          </table:table-cell>
          <table:table-cell table:style-name="ce92" table:formula="of:=[.Z142]+[.AA142]" office:value-type="float" office:value="44" calcext:value-type="float">
            <text:p>44</text:p>
          </table:table-cell>
          <table:table-cell table:formula="of:=[.J142]*[Résumé.$B$11]+[.K142]*[Résumé.$B$12]+[.L142]*[Résumé.$B$13]+[.M142]*[Résumé.$B$14]+[.N142]*[Résumé.$B$17]+[.O142]*[Résumé.$B$15]+[.P142]*[Résumé.$B$16]+[.Q142]*[Résumé.$B$16]+[.R142]*[Résumé.$B$19]+[.S142]*[Résumé.$B$19]+[.T142]*[Résumé.$B$19]+[.U142]*[Résumé.$B$19]" office:value-type="float" office:value="14" calcext:value-type="float">
            <text:p>14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$EOF</text:p>
          </table:table-cell>
          <table:table-cell table:number-columns-repeated="4"/>
          <table:table-cell table:style-name="ce80"/>
          <table:table-cell/>
          <table:table-cell table:style-name="ce80"/>
          <table:table-cell table:number-columns-repeated="1016"/>
        </table:table-row>
        <table:table-row table:style-name="ro4">
          <table:table-cell table:number-columns-repeated="5"/>
          <table:table-cell table:style-name="ce80"/>
          <table:table-cell/>
          <table:table-cell table:style-name="ce80"/>
          <table:table-cell table:number-columns-repeated="14"/>
          <table:table-cell table:style-name="ce83" office:value-type="string" calcext:value-type="string" table:number-columns-spanned="2" table:number-rows-spanned="1">
            <text:p>total def :</text:p>
          </table:table-cell>
          <table:covered-table-cell/>
          <table:table-cell table:number-columns-repeated="5"/>
          <table:table-cell table:style-name="ce94" office:value-type="string" calcext:value-type="string">
            <text:p>cout total :</text:p>
          </table:table-cell>
          <table:table-cell table:style-name="ce94" office:value-type="string" calcext:value-type="string">
            <text:p>ancien cout total :</text:p>
          </table:table-cell>
          <table:table-cell table:style-name="ce94" office:value-type="string" calcext:value-type="string">
            <text:p>Différence :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style-name="Default" office:value-type="string" calcext:value-type="string">
            <text:p>Somme Défense</text:p>
          </table:table-cell>
          <table:table-cell table:style-name="ce80"/>
          <table:table-cell table:style-name="Default" office:value-type="float" office:value="78" calcext:value-type="float">
            <text:p>78</text:p>
          </table:table-cell>
          <table:table-cell table:style-name="ce80"/>
          <table:table-cell table:number-columns-repeated="14"/>
          <table:table-cell table:formula="of:=SUM([.W2:.W142])" office:value-type="float" office:value="4478" calcext:value-type="float">
            <text:p>4478</text:p>
          </table:table-cell>
          <table:table-cell table:number-columns-repeated="6"/>
          <table:table-cell table:formula="of:=SUM([.AD2:.AD142])" office:value-type="float" office:value="5459" calcext:value-type="float">
            <text:p>5459</text:p>
          </table:table-cell>
          <table:table-cell table:formula="of:=SUM([.AE2:.AE142])" office:value-type="float" office:value="5156.5" calcext:value-type="float">
            <text:p>5156,5</text:p>
          </table:table-cell>
          <table:table-cell table:formula="of:=[.AD145]-[.AE145]" office:value-type="float" office:value="302.5" calcext:value-type="float">
            <text:p>302,5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string" calcext:value-type="string">
            <text:p>Survivants</text:p>
          </table:table-cell>
          <table:table-cell table:style-name="ce80"/>
          <table:table-cell office:value-type="float" office:value="40" calcext:value-type="float">
            <text:p>40</text:p>
          </table:table-cell>
          <table:table-cell table:style-name="ce80"/>
          <table:table-cell table:number-columns-repeated="1016"/>
        </table:table-row>
        <table:table-row table:style-name="ro2" table:number-rows-repeated="146">
          <table:table-cell table:number-columns-repeated="5"/>
          <table:table-cell table:style-name="ce80"/>
          <table:table-cell/>
          <table:table-cell table:style-name="ce80"/>
          <table:table-cell table:number-columns-repeated="1016"/>
        </table:table-row>
        <table:table-row table:style-name="ro2" table:number-rows-repeated="652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hantiers.H2:Chantiers.H29 Chantiers.H52:Chantiers.H63 Chantiers.H67:Chantiers.H100 Chantiers.F2:Chantiers.F65533 Chantiers.H133:Chantiers.H141 Chantiers.H31:Chantiers.H36 Chantiers.H40:Chantiers.H46 Chantiers.H48:Chantiers.H49 Chantiers.H102:Chantiers.H115 Chantiers.H117:Chantiers.H119 Chantiers.H121:Chantiers.H123 Chantiers.H125:Chantiers.H125 Chantiers.H143:Chantiers.H65533">
            <calcext:condition calcext:apply-style-name="chantier commun" calcext:value="=&quot;c&quot;" calcext:base-cell-address="Résumé.I4"/>
            <calcext:condition calcext:apply-style-name="Chantier Inhabituel" calcext:value="=&quot;u&quot;" calcext:base-cell-address="Résumé.I4"/>
            <calcext:condition calcext:apply-style-name="Chantier rare" calcext:value="=&quot;r&quot;" calcext:base-cell-address="Résumé.I4"/>
          </calcext:conditional-format>
          <calcext:conditional-format calcext:target-range-address="Chantiers.H30:Chantiers.H30 Chantiers.H37:Chantiers.H39 Chantiers.H47:Chantiers.H47 Chantiers.H50:Chantiers.H51 Chantiers.H64:Chantiers.H66 Chantiers.H101:Chantiers.H101 Chantiers.H116:Chantiers.H116 Chantiers.H120:Chantiers.H120 Chantiers.H124:Chantiers.H124 Chantiers.H126:Chantiers.H132 Chantiers.H142:Chantiers.H142">
            <calcext:condition calcext:apply-style-name="cf-1-2-0" calcext:value="=&quot;x&quot;" calcext:base-cell-address="Chantiers.E1"/>
          </calcext:conditional-format>
          <calcext:conditional-format calcext:target-range-address="Chantiers.AB2:Chantiers.AB142">
            <calcext:condition calcext:apply-style-name="cf-4" calcext:value="between(0.75,1.49)" calcext:base-cell-address="Résumé.AB4"/>
            <calcext:condition calcext:apply-style-name="cf-5" calcext:value="&lt;0.33" calcext:base-cell-address="Résumé.AB4"/>
            <calcext:condition calcext:apply-style-name="cf-6" calcext:value="&gt;1.5" calcext:base-cell-address="Résumé.AB4"/>
          </calcext:conditional-format>
        </calcext:conditional-formats>
      </table:table>
      <table:table table:name="Type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2">
          <table:table-cell table:style-name="ce2" office:value-type="string" calcext:value-type="string">
            <text:p>Drop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ommun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inhabituel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ar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pic</text:p>
          </table:table-cell>
        </table:table-row>
        <table:table-row table:style-name="ro2">
          <table:table-cell office:value-type="string" calcext:value-type="string">
            <text:p>$EOF</text:p>
          </table:table-cell>
          <table:table-cell/>
        </table:table-row>
      </table:table>
      <table:table table:name="Attaques" table:style-name="ta1">
        <office:forms form:automatic-focus="false" form:apply-design-mode="false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4" table:number-columns-repeated="1017" table:default-cell-style-name="Default"/>
        <table:table-row table:style-name="ro2">
          <table:table-cell table:style-name="ce73" office:value-type="string" calcext:value-type="string">
            <text:p>JOUR</text:p>
          </table:table-cell>
          <table:table-cell table:style-name="ce73" office:value-type="string" calcext:value-type="string">
            <text:p>base</text:p>
          </table:table-cell>
          <table:table-cell table:style-name="ce73" office:value-type="string" calcext:value-type="string">
            <text:p>value</text:p>
          </table:table-cell>
          <table:table-cell table:style-name="ce73" office:value-type="string" calcext:value-type="string">
            <text:p>bonus veilleur</text:p>
          </table:table-cell>
          <table:table-cell table:style-name="ce73" office:value-type="string" calcext:value-type="string">
            <text:p>offset</text:p>
          </table:table-cell>
          <table:table-cell table:style-name="ce73"/>
          <table:table-cell table:style-name="ce73" office:value-type="string" calcext:value-type="string">
            <text:p>current</text:p>
          </table:table-cell>
          <table:table-cell table:style-name="ce73"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74" office:value-type="percentage" office:value="0.1" calcext:value-type="percentage">
            <text:p>10,00%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ROUND([.B3]*(1+[.$D$2]) +[.$E$2] )+[.$E3]" office:value-type="float" office:value="20" calcext:value-type="float">
            <text:p>20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C3]-[.C2]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ROUND([.B4]*(1+[.$D$2]) +[.$E$2] )+[.$E4]" office:value-type="float" office:value="45" calcext:value-type="float">
            <text:p>4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[.C4]-[.C3]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formula="of:=ROUND([.B5]*(1+[.$D$2]) +[.$E$2] )+[.$E5]" office:value-type="float" office:value="90" calcext:value-type="float">
            <text:p>90</text:p>
          </table:table-cell>
          <table:table-cell/>
          <table:table-cell office:value-type="float" office:value="-22" calcext:value-type="float">
            <text:p>-22</text:p>
          </table:table-cell>
          <table:table-cell table:formula="of:=[.C5]-[.C4]"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formula="of:=ROUND([.B6]*(1+[.$D$2]) +[.$E$2] )+[.$E6]" office:value-type="float" office:value="160" calcext:value-type="float">
            <text:p>160</text:p>
          </table:table-cell>
          <table:table-cell/>
          <table:table-cell office:value-type="float" office:value="-29" calcext:value-type="float">
            <text:p>-29</text:p>
          </table:table-cell>
          <table:table-cell table:formula="of:=[.C6]-[.C5]"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formula="of:=ROUND([.B7]*(1+[.$D$2]) +[.$E$2] )+[.$E7]" office:value-type="float" office:value="250" calcext:value-type="float">
            <text:p>250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[.C7]-[.C6]"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table:formula="of:=ROUND([.B8]*(1+[.$D$2]) +[.$E$2] )+[.$E8]" office:value-type="float" office:value="350" calcext:value-type="float">
            <text:p>350</text:p>
          </table:table-cell>
          <table:table-cell/>
          <table:table-cell office:value-type="float" office:value="-48" calcext:value-type="float">
            <text:p>-48</text:p>
          </table:table-cell>
          <table:table-cell table:formula="of:=[.C8]-[.C7]"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formula="of:=ROUND([.B9]*(1+[.$D$2]) +[.$E$2] )+[.$E9]" office:value-type="float" office:value="500" calcext:value-type="float">
            <text:p>500</text:p>
          </table:table-cell>
          <table:table-cell/>
          <table:table-cell office:value-type="float" office:value="-49" calcext:value-type="float">
            <text:p>-49</text:p>
          </table:table-cell>
          <table:table-cell table:formula="of:=[.C9]-[.C8]" office:value-type="float" office:value="150" calcext:value-type="float">
            <text:p>150</text:p>
          </table:table-cell>
          <table:table-cell office:value-type="float" office:value="327" calcext:value-type="float">
            <text:p>327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formula="of:=ROUND([.B10]*(1+[.$D$2]) +[.$E$2] )+[.$E10]" office:value-type="float" office:value="665" calcext:value-type="float">
            <text:p>66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C10]-[.C9]" office:value-type="float" office:value="165" calcext:value-type="float">
            <text:p>165</text:p>
          </table:table-cell>
          <table:table-cell office:value-type="float" office:value="405" calcext:value-type="float">
            <text:p>405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table:formula="of:=ROUND([.B11]*(1+[.$D$2]) +[.$E$2] )+[.$E11]" office:value-type="float" office:value="845" calcext:value-type="float">
            <text:p>84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C11]-[.C10]" office:value-type="float" office:value="180" calcext:value-type="float">
            <text:p>180</text:p>
          </table:table-cell>
          <table:table-cell office:value-type="float" office:value="517" calcext:value-type="float">
            <text:p>517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formula="of:=ROUND([.B12]*(1+[.$D$2]) +[.$E$2] )+[.$E12]" office:value-type="float" office:value="1050" calcext:value-type="float">
            <text:p>105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C12]-[.C11]" office:value-type="float" office:value="205" calcext:value-type="float">
            <text:p>205</text:p>
          </table:table-cell>
          <table:table-cell office:value-type="float" office:value="659" calcext:value-type="float">
            <text:p>659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table:formula="of:=ROUND([.B13]*(1+[.$D$2]) +[.$E$2] )+[.$E13]" office:value-type="float" office:value="1270" calcext:value-type="float">
            <text:p>127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C13]-[.C12]" office:value-type="float" office:value="220" calcext:value-type="float">
            <text:p>220</text:p>
          </table:table-cell>
          <table:table-cell office:value-type="float" office:value="848" calcext:value-type="float">
            <text:p>848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75" calcext:value-type="float">
            <text:p>1275</text:p>
          </table:table-cell>
          <table:table-cell table:formula="of:=ROUND([.B14]*(1+[.$D$2]) +[.$E$2] )+[.$E14]" office:value-type="float" office:value="1520" calcext:value-type="float">
            <text:p>152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C14]-[.C13]" office:value-type="float" office:value="250" calcext:value-type="float">
            <text:p>250</text:p>
          </table:table-cell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table:formula="of:=ROUND([.B15]*(1+[.$D$2]) +[.$E$2] )+[.$E15]" office:value-type="float" office:value="1842" calcext:value-type="float">
            <text:p>1842</text:p>
          </table:table-cell>
          <table:table-cell table:number-columns-repeated="2"/>
          <table:table-cell table:formula="of:=[.C15]-[.C14]" office:value-type="float" office:value="322" calcext:value-type="float">
            <text:p>322</text:p>
          </table:table-cell>
          <table:table-cell office:value-type="float" office:value="1582" calcext:value-type="float">
            <text:p>1582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00" calcext:value-type="float">
            <text:p>2100</text:p>
          </table:table-cell>
          <table:table-cell table:formula="of:=ROUND([.B16]*(1+[.$D$2]) +[.$E$2] )+[.$E16]" office:value-type="float" office:value="2309" calcext:value-type="float">
            <text:p>2309</text:p>
          </table:table-cell>
          <table:table-cell table:number-columns-repeated="2"/>
          <table:table-cell table:formula="of:=[.C16]-[.C15]" office:value-type="float" office:value="467" calcext:value-type="float">
            <text:p>467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00" calcext:value-type="float">
            <text:p>2600</text:p>
          </table:table-cell>
          <table:table-cell table:formula="of:=ROUND([.B17]*(1+[.$D$2]) +[.$E$2] )+[.$E17]" office:value-type="float" office:value="2859" calcext:value-type="float">
            <text:p>2859</text:p>
          </table:table-cell>
          <table:table-cell table:number-columns-repeated="2"/>
          <table:table-cell table:formula="of:=[.C17]-[.C16]" office:value-type="float" office:value="550" calcext:value-type="float">
            <text:p>550</text:p>
          </table:table-cell>
          <table:table-cell office:value-type="float" office:value="2539" calcext:value-type="float">
            <text:p>2539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25" calcext:value-type="float">
            <text:p>3025</text:p>
          </table:table-cell>
          <table:table-cell table:formula="of:=ROUND([.B18]*(1+[.$D$2]) +[.$E$2] )+[.$E18]" office:value-type="float" office:value="3327" calcext:value-type="float">
            <text:p>3327</text:p>
          </table:table-cell>
          <table:table-cell table:number-columns-repeated="2"/>
          <table:table-cell table:formula="of:=[.C18]-[.C17]" office:value-type="float" office:value="468" calcext:value-type="float">
            <text:p>468</text:p>
          </table:table-cell>
          <table:table-cell office:value-type="float" office:value="3121" calcext:value-type="float">
            <text:p>3121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25" calcext:value-type="float">
            <text:p>3525</text:p>
          </table:table-cell>
          <table:table-cell table:formula="of:=ROUND([.B19]*(1+[.$D$2]) +[.$E$2] )+[.$E19]" office:value-type="float" office:value="3877" calcext:value-type="float">
            <text:p>3877</text:p>
          </table:table-cell>
          <table:table-cell table:number-columns-repeated="2"/>
          <table:table-cell table:formula="of:=[.C19]-[.C18]" office:value-type="float" office:value="550" calcext:value-type="float">
            <text:p>550</text:p>
          </table:table-cell>
          <table:table-cell office:value-type="float" office:value="3785" calcext:value-type="float">
            <text:p>378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table:formula="of:=ROUND([.B20]*(1+[.$D$2]) +[.$E$2] )+[.$E20]" office:value-type="float" office:value="4399" calcext:value-type="float">
            <text:p>4399</text:p>
          </table:table-cell>
          <table:table-cell table:number-columns-repeated="2"/>
          <table:table-cell table:formula="of:=[.C20]-[.C19]" office:value-type="float" office:value="522" calcext:value-type="float">
            <text:p>522</text:p>
          </table:table-cell>
          <table:table-cell office:value-type="float" office:value="4525" calcext:value-type="float">
            <text:p>4525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50" calcext:value-type="float">
            <text:p>4750</text:p>
          </table:table-cell>
          <table:table-cell table:formula="of:=ROUND([.B21]*(1+[.$D$2]) +[.$E$2] )+[.$E21]" office:value-type="float" office:value="5224" calcext:value-type="float">
            <text:p>5224</text:p>
          </table:table-cell>
          <table:table-cell table:number-columns-repeated="2"/>
          <table:table-cell table:formula="of:=[.C21]-[.C20]" office:value-type="float" office:value="825" calcext:value-type="float">
            <text:p>825</text:p>
          </table:table-cell>
          <table:table-cell office:value-type="float" office:value="5444" calcext:value-type="float">
            <text:p>5444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25" calcext:value-type="float">
            <text:p>5425</text:p>
          </table:table-cell>
          <table:table-cell table:formula="of:=ROUND([.B22]*(1+[.$D$2]) +[.$E$2] )+[.$E22]" office:value-type="float" office:value="5967" calcext:value-type="float">
            <text:p>5967</text:p>
          </table:table-cell>
          <table:table-cell table:number-columns-repeated="2"/>
          <table:table-cell table:formula="of:=[.C22]-[.C21]" office:value-type="float" office:value="743" calcext:value-type="float">
            <text:p>743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150" calcext:value-type="float">
            <text:p>6150</text:p>
          </table:table-cell>
          <table:table-cell table:formula="of:=ROUND([.B23]*(1+[.$D$2]) +[.$E$2] )+[.$E23]" office:value-type="float" office:value="6764" calcext:value-type="float">
            <text:p>6764</text:p>
          </table:table-cell>
          <table:table-cell table:number-columns-repeated="2"/>
          <table:table-cell table:formula="of:=[.C23]-[.C22]" office:value-type="float" office:value="797" calcext:value-type="float">
            <text:p>797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5" calcext:value-type="float">
            <text:p>6875</text:p>
          </table:table-cell>
          <table:table-cell table:formula="of:=ROUND([.B24]*(1+[.$D$2]) +[.$E$2] )+[.$E24]" office:value-type="float" office:value="7562" calcext:value-type="float">
            <text:p>7562</text:p>
          </table:table-cell>
          <table:table-cell table:number-columns-repeated="2"/>
          <table:table-cell table:formula="of:=[.C24]-[.C23]" office:value-type="float" office:value="798" calcext:value-type="float">
            <text:p>798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950" calcext:value-type="float">
            <text:p>7950</text:p>
          </table:table-cell>
          <table:table-cell table:formula="of:=ROUND([.B25]*(1+[.$D$2]) +[.$E$2] )+[.$E25]" office:value-type="float" office:value="8744" calcext:value-type="float">
            <text:p>8744</text:p>
          </table:table-cell>
          <table:table-cell table:number-columns-repeated="2"/>
          <table:table-cell table:formula="of:=[.C25]-[.C24]" office:value-type="float" office:value="1182" calcext:value-type="float">
            <text:p>1182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000" calcext:value-type="float">
            <text:p>9000</text:p>
          </table:table-cell>
          <table:table-cell table:formula="of:=ROUND([.B26]*(1+[.$D$2]) +[.$E$2] )+[.$E26]" office:value-type="float" office:value="9899" calcext:value-type="float">
            <text:p>9899</text:p>
          </table:table-cell>
          <table:table-cell table:number-columns-repeated="2"/>
          <table:table-cell table:formula="of:=[.C26]-[.C25]" office:value-type="float" office:value="1155" calcext:value-type="float">
            <text:p>1155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100" calcext:value-type="float">
            <text:p>10100</text:p>
          </table:table-cell>
          <table:table-cell table:formula="of:=ROUND([.B27]*(1+[.$D$2]) +[.$E$2] )+[.$E27]" office:value-type="float" office:value="11109" calcext:value-type="float">
            <text:p>11109</text:p>
          </table:table-cell>
          <table:table-cell table:number-columns-repeated="2"/>
          <table:table-cell table:formula="of:=[.C27]-[.C26]" office:value-type="float" office:value="1210" calcext:value-type="float">
            <text:p>12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$EOF</text:p>
          </table:table-cell>
          <table:table-cell table:number-columns-repeated="1020"/>
        </table:table-row>
      </table:table>
      <table:table table:name="Ruine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row table:style-name="ro2">
          <table:table-cell table:style-name="ce75" office:value-type="string" calcext:value-type="string" table:number-columns-spanned="4" table:number-rows-spanned="1">
            <text:p>Ruine : Bunker</text:p>
          </table:table-cell>
          <table:covered-table-cell table:number-columns-repeated="3"/>
        </table:table-row>
        <table:table-row table:style-name="ro2">
          <table:table-cell table:style-name="ce76" office:value-type="string" calcext:value-type="string">
            <text:p>Communs</text:p>
          </table:table-cell>
          <table:table-cell table:style-name="ce77" office:value-type="string" calcext:value-type="string">
            <text:p>Inhabituel</text:p>
          </table:table-cell>
          <table:table-cell table:style-name="ce78" office:value-type="string" calcext:value-type="string">
            <text:p>Rare</text:p>
          </table:table-cell>
          <table:table-cell table:style-name="ce79" office:value-type="string" calcext:value-type="string">
            <text:p>Très rare</text:p>
          </table:table-cell>
        </table:table-row>
        <table:table-row table:style-name="ro2">
          <table:table-cell office:value-type="string" calcext:value-type="string">
            <text:p>Abattoir</text:p>
          </table:table-cell>
          <table:table-cell office:value-type="string" calcext:value-type="string">
            <text:p>Décharge blindée</text:p>
          </table:table-cell>
          <table:table-cell office:value-type="string" calcext:value-type="string">
            <text:p>Décharge organisée</text:p>
          </table:table-cell>
          <table:table-cell office:value-type="string" calcext:value-type="string">
            <text:p>Décharge humidifiée</text:p>
          </table:table-cell>
        </table:table-row>
        <table:table-row table:style-name="ro2">
          <table:table-cell office:value-type="string" calcext:value-type="string">
            <text:p>Bétonnade</text:p>
          </table:table-cell>
          <table:table-cell office:value-type="string" calcext:value-type="string">
            <text:p>Décharge de bois</text:p>
          </table:table-cell>
          <table:table-cell office:value-type="string" calcext:value-type="string">
            <text:p>Dernière chance</text:p>
          </table:table-cell>
          <table:table-cell office:value-type="string" calcext:value-type="string">
            <text:p>Feu d'artifice (?)</text:p>
          </table:table-cell>
        </table:table-row>
        <table:table-row table:style-name="ro2">
          <table:table-cell office:value-type="string" calcext:value-type="string">
            <text:p>Catpulte primitive</text:p>
          </table:table-cell>
          <table:table-cell office:value-type="string" calcext:value-type="string">
            <text:p>Décharge piégée</text:p>
          </table:table-cell>
          <table:table-cell office:value-type="string" calcext:value-type="string">
            <text:p>Fausse Ville</text:p>
          </table:table-cell>
          <table:table-cell office:value-type="string" calcext:value-type="string">
            <text:p>Réacteur soviétique</text:p>
          </table:table-cell>
        </table:table-row>
        <table:table-row table:style-name="ro2">
          <table:table-cell office:value-type="string" calcext:value-type="string">
            <text:p>Lance grenailles</text:p>
          </table:table-cell>
          <table:table-cell office:value-type="string" calcext:value-type="string">
            <text:p>Ferraillerie</text:p>
          </table:table-cell>
          <table:table-cell office:value-type="string" calcext:value-type="string">
            <text:p>Labyrinthe</text:p>
          </table:table-cell>
          <table:table-cell/>
        </table:table-row>
        <table:table-row table:style-name="ro2">
          <table:table-cell office:value-type="string" calcext:value-type="string">
            <text:p>Seconde couch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5" office:value-type="string" calcext:value-type="string" table:number-columns-spanned="4" table:number-rows-spanned="1">
            <text:p>Ruine : Hôpital</text:p>
          </table:table-cell>
          <table:covered-table-cell table:number-columns-repeated="3"/>
        </table:table-row>
        <table:table-row table:style-name="ro2">
          <table:table-cell table:style-name="ce76" office:value-type="string" calcext:value-type="string">
            <text:p>Communs</text:p>
          </table:table-cell>
          <table:table-cell table:style-name="ce77" office:value-type="string" calcext:value-type="string">
            <text:p>Inhabituel</text:p>
          </table:table-cell>
          <table:table-cell table:style-name="ce78" office:value-type="string" calcext:value-type="string">
            <text:p>Rare</text:p>
          </table:table-cell>
          <table:table-cell table:style-name="ce79" office:value-type="string" calcext:value-type="string">
            <text:p>Très rare</text:p>
          </table:table-cell>
        </table:table-row>
        <table:table-row table:style-name="ro2">
          <table:table-cell office:value-type="string" calcext:value-type="string">
            <text:p>Cantine centrale</text:p>
          </table:table-cell>
          <table:table-cell office:value-type="string" calcext:value-type="string">
            <text:p>Boucherie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Cinéma</text:p>
          </table:table-cell>
        </table:table-row>
        <table:table-row table:style-name="ro2">
          <table:table-cell office:value-type="string" calcext:value-type="string">
            <text:p>Carte améliorée</text:p>
          </table:table-cell>
          <table:table-cell office:value-type="string" calcext:value-type="string">
            <text:p>Douche</text:p>
          </table:table-cell>
          <table:table-cell office:value-type="string" calcext:value-type="string">
            <text:p>Fertilisation sauvage</text:p>
          </table:table-cell>
          <table:table-cell office:value-type="string" calcext:value-type="string">
            <text:p>Derrick amélioré</text:p>
          </table:table-cell>
        </table:table-row>
        <table:table-row table:style-name="ro2">
          <table:table-cell office:value-type="string" calcext:value-type="string">
            <text:p>Laboratoire central</text:p>
          </table:table-cell>
          <table:table-cell office:value-type="string" calcext:value-type="string">
            <text:p>Neurotoxines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Statue du Corbeau</text:p>
          </table:table-cell>
        </table:table-row>
        <table:table-row table:style-name="ro2">
          <table:table-cell office:value-type="string" calcext:value-type="string">
            <text:p>Percée</text:p>
          </table:table-cell>
          <table:table-cell office:value-type="string" calcext:value-type="string">
            <text:p>Pamplemousses explosifs</text:p>
          </table:table-cell>
          <table:table-cell office:value-type="string" calcext:value-type="string">
            <text:p>Projet Eden</text:p>
          </table:table-cell>
          <table:table-cell/>
        </table:table-row>
        <table:table-row table:style-name="ro2">
          <table:table-cell office:value-type="string" calcext:value-type="string">
            <text:p>Scrutateu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5" office:value-type="string" calcext:value-type="string" table:number-columns-spanned="4" table:number-rows-spanned="1">
            <text:p>Ruine : Hôtel</text:p>
          </table:table-cell>
          <table:covered-table-cell table:number-columns-repeated="3"/>
        </table:table-row>
        <table:table-row table:style-name="ro2">
          <table:table-cell table:style-name="ce76" office:value-type="string" calcext:value-type="string">
            <text:p>Communs</text:p>
          </table:table-cell>
          <table:table-cell table:style-name="ce77" office:value-type="string" calcext:value-type="string">
            <text:p>Inhabituel</text:p>
          </table:table-cell>
          <table:table-cell table:style-name="ce78" office:value-type="string" calcext:value-type="string">
            <text:p>Rare</text:p>
          </table:table-cell>
          <table:table-cell table:style-name="ce79" office:value-type="string" calcext:value-type="string">
            <text:p>Très rare</text:p>
          </table:table-cell>
        </table:table-row>
        <table:table-row table:style-name="ro2">
          <table:table-cell office:value-type="string" calcext:value-type="string">
            <text:p>Caniveaux</text:p>
          </table:table-cell>
          <table:table-cell office:value-type="string" calcext:value-type="string">
            <text:p>Cage à viande</text:p>
          </table:table-cell>
          <table:table-cell office:value-type="string" calcext:value-type="string">
            <text:p>Grand déménagement</text:p>
          </table:table-cell>
          <table:table-cell office:value-type="string" calcext:value-type="string">
            <text:p>Bureau des esclavagistes</text:p>
          </table:table-cell>
        </table:table-row>
        <table:table-row table:style-name="ro2">
          <table:table-cell office:value-type="string" calcext:value-type="string">
            <text:p>Douves</text:p>
          </table:table-cell>
          <table:table-cell office:value-type="string" calcext:value-type="string">
            <text:p>Conduite d'aération</text:p>
          </table:table-cell>
          <table:table-cell office:value-type="string" calcext:value-type="string">
            <text:p>Habitations fortifiées</text:p>
          </table:table-cell>
          <table:table-cell office:value-type="string" calcext:value-type="string">
            <text:p>Mongolfière</text:p>
          </table:table-cell>
        </table:table-row>
        <table:table-row table:style-name="ro2">
          <table:table-cell office:value-type="string" calcext:value-type="string">
            <text:p>Mur savonné</text:p>
          </table:table-cell>
          <table:table-cell office:value-type="string" calcext:value-type="string">
            <text:p>Crémato cue</text:p>
          </table:table-cell>
          <table:table-cell office:value-type="string" calcext:value-type="string">
            <text:p>Phare</text:p>
          </table:table-cell>
          <table:table-cell office:value-type="string" calcext:value-type="string">
            <text:p>PMV Géant</text:p>
          </table:table-cell>
        </table:table-row>
        <table:table-row table:style-name="ro2">
          <table:table-cell office:value-type="string" calcext:value-type="string">
            <text:p>Potager</text:p>
          </table:table-cell>
          <table:table-cell office:value-type="string" calcext:value-type="string">
            <text:p>Troisième couche</text:p>
          </table:table-cell>
          <table:table-cell office:value-type="string" calcext:value-type="string">
            <text:p>Poulailler</text:p>
          </table:table-cell>
          <table:table-cell/>
        </table:table-row>
        <table:table-row table:style-name="ro2">
          <table:table-cell office:value-type="string" calcext:value-type="string">
            <text:p>Rid'eau</text:p>
          </table:table-cell>
          <table:table-cell table:number-columns-repeated="3"/>
        </table:table-row>
      </table:table>
      <table:table table:name="Saison5" table:style-name="ta1">
        <office:forms form:automatic-focus="false" form:apply-design-mode="false"/>
        <table:table-column table:style-name="co42" table:default-cell-style-name="ce153"/>
        <table:table-column table:style-name="co4" table:number-columns-repeated="2" table:default-cell-style-name="Default"/>
        <table:table-column table:style-name="co43" table:default-cell-style-name="Default"/>
        <table:table-column table:style-name="co7" table:default-cell-style-name="ce81"/>
        <table:table-row table:style-name="ro2">
          <table:table-cell/>
          <table:table-cell office:value-type="string" calcext:value-type="string">
            <text:p>id chantier</text:p>
          </table:table-cell>
          <table:table-cell office:value-type="string" calcext:value-type="string">
            <text:p>utilisation S5</text:p>
          </table:table-cell>
          <table:table-cell table:number-columns-repeated="2"/>
        </table:table-row>
        <table:table-row table:style-name="ro6">
          <table:table-cell table:formula="of:=INDIRECT(ADDRESS([.$D2];6;2;1;&quot;Chantiers&quot;))" office:value-type="string" office:string-value="r" calcext:value-type="string">
            <text:p>r</text:p>
          </table:table-cell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formula="of:=MATCH([.$B2];[Chantiers.$D$2:Chantiers.$D$137];0)+1" office:value-type="float" office:value="15" calcext:value-type="float">
            <text:p>15</text:p>
          </table:table-cell>
          <table:table-cell table:formula="of:=INDIRECT(ADDRESS([.$D2];5;2;1;&quot;Chantiers&quot;))" office:value-type="string" office:string-value="Muraille évolutive" calcext:value-type="string">
            <text:p>Muraille évolutive</text:p>
          </table:table-cell>
        </table:table-row>
        <table:table-row table:style-name="ro6">
          <table:table-cell table:formula="of:=INDIRECT(ADDRESS([.$D3];6;2;1;&quot;Chantiers&quot;))" office:value-type="string" office:string-value="e" calcext:value-type="string">
            <text:p>e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formula="of:=MATCH([.$B3];[Chantiers.$D$2:Chantiers.$D$137];0)+1" office:value-type="float" office:value="128" calcext:value-type="float">
            <text:p>128</text:p>
          </table:table-cell>
          <table:table-cell table:formula="of:=INDIRECT(ADDRESS([.$D3];5;2;1;&quot;Chantiers&quot;))" office:value-type="string" office:string-value="PMV géant " calcext:value-type="string">
            <text:p>PMV géant </text:p>
          </table:table-cell>
        </table:table-row>
        <table:table-row table:style-name="ro6">
          <table:table-cell table:formula="of:=INDIRECT(ADDRESS([.$D4];6;2;1;&quot;Chantiers&quot;))" office:value-type="string" office:string-value="e" calcext:value-type="string">
            <text:p>e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table:formula="of:=MATCH([.$B4];[Chantiers.$D$2:Chantiers.$D$137];0)+1" office:value-type="float" office:value="72" calcext:value-type="float">
            <text:p>72</text:p>
          </table:table-cell>
          <table:table-cell table:formula="of:=INDIRECT(ADDRESS([.$D4];5;2;1;&quot;Chantiers&quot;))" office:value-type="string" office:string-value="Cercueils sur ressort" calcext:value-type="string">
            <text:p>Cercueils sur ressort</text:p>
          </table:table-cell>
        </table:table-row>
        <table:table-row table:style-name="ro6">
          <table:table-cell table:formula="of:=INDIRECT(ADDRESS([.$D5];6;2;1;&quot;Chantiers&quot;))" office:value-type="string" office:string-value="c" calcext:value-type="string">
            <text:p>c</text:p>
          </table:table-cell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  <table:table-cell table:formula="of:=MATCH([.$B5];[Chantiers.$D$2:Chantiers.$D$137];0)+1" office:value-type="float" office:value="135" calcext:value-type="float">
            <text:p>135</text:p>
          </table:table-cell>
          <table:table-cell table:formula="of:=INDIRECT(ADDRESS([.$D5];5;2;1;&quot;Chantiers&quot;))" office:value-type="string" office:string-value="Piston calibré" calcext:value-type="string">
            <text:p>Piston calibré</text:p>
          </table:table-cell>
        </table:table-row>
        <table:table-row table:style-name="ro6">
          <table:table-cell table:formula="of:=INDIRECT(ADDRESS([.$D6];6;2;1;&quot;Chantiers&quot;))" office:value-type="string" office:string-value="u" calcext:value-type="string">
            <text:p>u</text:p>
          </table:table-cell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table:formula="of:=MATCH([.$B6];[Chantiers.$D$2:Chantiers.$D$137];0)+1" office:value-type="float" office:value="14" calcext:value-type="float">
            <text:p>14</text:p>
          </table:table-cell>
          <table:table-cell table:formula="of:=INDIRECT(ADDRESS([.$D6];5;2;1;&quot;Chantiers&quot;))" office:value-type="string" office:string-value="Troisième couche" calcext:value-type="string">
            <text:p>Troisième couche</text:p>
          </table:table-cell>
        </table:table-row>
        <table:table-row table:style-name="ro6">
          <table:table-cell table:formula="of:=INDIRECT(ADDRESS([.$D7];6;2;1;&quot;Chantiers&quot;))" office:value-type="string" office:string-value="r" calcext:value-type="string">
            <text:p>r</text:p>
          </table:table-cell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table:formula="of:=MATCH([.$B7];[Chantiers.$D$2:Chantiers.$D$137];0)+1" office:value-type="float" office:value="36" calcext:value-type="float">
            <text:p>36</text:p>
          </table:table-cell>
          <table:table-cell table:formula="of:=INDIRECT(ADDRESS([.$D7];5;2;1;&quot;Chantiers&quot;))" office:value-type="string" office:string-value="Fertilisation sauvage " calcext:value-type="string">
            <text:p>Fertilisation sauvage </text:p>
          </table:table-cell>
        </table:table-row>
        <table:table-row table:style-name="ro6">
          <table:table-cell table:formula="of:=INDIRECT(ADDRESS([.$D8];6;2;1;&quot;Chantiers&quot;))" office:value-type="string" office:string-value="e" calcext:value-type="string">
            <text:p>e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table:formula="of:=MATCH([.$B8];[Chantiers.$D$2:Chantiers.$D$137];0)+1" office:value-type="float" office:value="121" calcext:value-type="float">
            <text:p>121</text:p>
          </table:table-cell>
          <table:table-cell table:formula="of:=INDIRECT(ADDRESS([.$D8];5;2;1;&quot;Chantiers&quot;))" office:value-type="string" office:string-value="Cinéma" calcext:value-type="string">
            <text:p>Cinéma</text:p>
          </table:table-cell>
        </table:table-row>
        <table:table-row table:style-name="ro6">
          <table:table-cell table:formula="of:=INDIRECT(ADDRESS([.$D9];6;2;1;&quot;Chantiers&quot;))" office:value-type="string" office:string-value="e" calcext:value-type="string">
            <text:p>e</text:p>
          </table:table-cell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table:formula="of:=MATCH([.$B9];[Chantiers.$D$2:Chantiers.$D$137];0)+1" office:value-type="float" office:value="129" calcext:value-type="float">
            <text:p>129</text:p>
          </table:table-cell>
          <table:table-cell table:formula="of:=INDIRECT(ADDRESS([.$D9];5;2;1;&quot;Chantiers&quot;))" office:value-type="string" office:string-value="Statue du Corbeau" calcext:value-type="string">
            <text:p>Statue du Corbeau</text:p>
          </table:table-cell>
        </table:table-row>
        <table:table-row table:style-name="ro6">
          <table:table-cell table:formula="of:=INDIRECT(ADDRESS([.$D10];6;2;1;&quot;Chantiers&quot;))" office:value-type="string" office:string-value="e" calcext:value-type="string">
            <text:p>e</text:p>
          </table:table-cell>
          <table:table-cell office:value-type="float" office:value="1139" calcext:value-type="float">
            <text:p>1139</text:p>
          </table:table-cell>
          <table:table-cell office:value-type="float" office:value="5" calcext:value-type="float">
            <text:p>5</text:p>
          </table:table-cell>
          <table:table-cell table:formula="of:=MATCH([.$B10];[Chantiers.$D$2:Chantiers.$D$137];0)+1" office:value-type="float" office:value="130" calcext:value-type="float">
            <text:p>130</text:p>
          </table:table-cell>
          <table:table-cell table:formula="of:=INDIRECT(ADDRESS([.$D10];5;2;1;&quot;Chantiers&quot;))" office:value-type="string" office:string-value="Grande roue de Grostas " calcext:value-type="string">
            <text:p>Grande roue de Grostas </text:p>
          </table:table-cell>
        </table:table-row>
        <table:table-row table:style-name="ro6">
          <table:table-cell table:formula="of:=INDIRECT(ADDRESS([.$D11];6;2;1;&quot;Chantiers&quot;))" office:value-type="string" office:string-value="e" calcext:value-type="string">
            <text:p>e</text:p>
          </table:table-cell>
          <table:table-cell office:value-type="float" office:value="1129" calcext:value-type="float">
            <text:p>1129</text:p>
          </table:table-cell>
          <table:table-cell office:value-type="float" office:value="5" calcext:value-type="float">
            <text:p>5</text:p>
          </table:table-cell>
          <table:table-cell table:formula="of:=MATCH([.$B11];[Chantiers.$D$2:Chantiers.$D$137];0)+1" office:value-type="float" office:value="120" calcext:value-type="float">
            <text:p>120</text:p>
          </table:table-cell>
          <table:table-cell table:formula="of:=INDIRECT(ADDRESS([.$D11];5;2;1;&quot;Chantiers&quot;))" office:value-type="string" office:string-value="Foreuse améliorée" calcext:value-type="string">
            <text:p>Foreuse améliorée</text:p>
          </table:table-cell>
        </table:table-row>
        <table:table-row table:style-name="ro6">
          <table:table-cell table:formula="of:=INDIRECT(ADDRESS([.$D12];6;2;1;&quot;Chantiers&quot;))" office:value-type="string" office:string-value="r" calcext:value-type="string">
            <text:p>r</text:p>
          </table:table-cell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 table:formula="of:=MATCH([.$B12];[Chantiers.$D$2:Chantiers.$D$137];0)+1" office:value-type="float" office:value="38" calcext:value-type="float">
            <text:p>38</text:p>
          </table:table-cell>
          <table:table-cell table:formula="of:=INDIRECT(ADDRESS([.$D12];5;2;1;&quot;Chantiers&quot;))" office:value-type="string" office:string-value="Projet Eden " calcext:value-type="string">
            <text:p>Projet Eden </text:p>
          </table:table-cell>
        </table:table-row>
        <table:table-row table:style-name="ro6">
          <table:table-cell table:formula="of:=INDIRECT(ADDRESS([.$D13];6;2;1;&quot;Chantiers&quot;))" office:value-type="string" office:string-value="r" calcext:value-type="string">
            <text:p>r</text:p>
          </table:table-cell>
          <table:table-cell office:value-type="float" office:value="1052" calcext:value-type="float">
            <text:p>1052</text:p>
          </table:table-cell>
          <table:table-cell office:value-type="float" office:value="6" calcext:value-type="float">
            <text:p>6</text:p>
          </table:table-cell>
          <table:table-cell table:formula="of:=MATCH([.$B13];[Chantiers.$D$2:Chantiers.$D$137];0)+1" office:value-type="float" office:value="100" calcext:value-type="float">
            <text:p>100</text:p>
          </table:table-cell>
          <table:table-cell table:formula="of:=INDIRECT(ADDRESS([.$D13];5;2;1;&quot;Chantiers&quot;))" office:value-type="string" office:string-value="Grand déménagement" calcext:value-type="string">
            <text:p>Grand déménagement</text:p>
          </table:table-cell>
        </table:table-row>
        <table:table-row table:style-name="ro6">
          <table:table-cell table:formula="of:=INDIRECT(ADDRESS([.$D14];6;2;1;&quot;Chantiers&quot;))" office:value-type="string" office:string-value="c" calcext:value-type="string">
            <text:p>c</text:p>
          </table:table-cell>
          <table:table-cell office:value-type="float" office:value="1158" calcext:value-type="float">
            <text:p>1158</text:p>
          </table:table-cell>
          <table:table-cell office:value-type="float" office:value="6" calcext:value-type="float">
            <text:p>6</text:p>
          </table:table-cell>
          <table:table-cell table:formula="of:=MATCH([.$B14];[Chantiers.$D$2:Chantiers.$D$137];0)+1" office:value-type="float" office:value="16" calcext:value-type="float">
            <text:p>16</text:p>
          </table:table-cell>
          <table:table-cell table:formula="of:=INDIRECT(ADDRESS([.$D14];5;2;1;&quot;Chantiers&quot;))" office:value-type="string" office:string-value="Bétonnade" calcext:value-type="string">
            <text:p>Bétonnade</text:p>
          </table:table-cell>
        </table:table-row>
        <table:table-row table:style-name="ro6">
          <table:table-cell table:formula="of:=INDIRECT(ADDRESS([.$D15];6;2;1;&quot;Chantiers&quot;))" office:value-type="string" office:string-value="r" calcext:value-type="string">
            <text:p>r</text:p>
          </table:table-cell>
          <table:table-cell office:value-type="float" office:value="1134" calcext:value-type="float">
            <text:p>1134</text:p>
          </table:table-cell>
          <table:table-cell office:value-type="float" office:value="6" calcext:value-type="float">
            <text:p>6</text:p>
          </table:table-cell>
          <table:table-cell table:formula="of:=MATCH([.$B15];[Chantiers.$D$2:Chantiers.$D$137];0)+1" office:value-type="float" office:value="125" calcext:value-type="float">
            <text:p>125</text:p>
          </table:table-cell>
          <table:table-cell table:formula="of:=INDIRECT(ADDRESS([.$D15];5;2;1;&quot;Chantiers&quot;))" office:value-type="string" office:string-value="Roquettes" calcext:value-type="string">
            <text:p>Roquettes</text:p>
          </table:table-cell>
        </table:table-row>
        <table:table-row table:style-name="ro6">
          <table:table-cell table:formula="of:=INDIRECT(ADDRESS([.$D16];6;2;1;&quot;Chantiers&quot;))" office:value-type="string" office:string-value="r" calcext:value-type="string">
            <text:p>r</text:p>
          </table:table-cell>
          <table:table-cell office:value-type="float" office:value="1059" calcext:value-type="float">
            <text:p>1059</text:p>
          </table:table-cell>
          <table:table-cell office:value-type="float" office:value="6" calcext:value-type="float">
            <text:p>6</text:p>
          </table:table-cell>
          <table:table-cell table:formula="of:=MATCH([.$B16];[Chantiers.$D$2:Chantiers.$D$137];0)+1" office:value-type="float" office:value="41" calcext:value-type="float">
            <text:p>41</text:p>
          </table:table-cell>
          <table:table-cell table:formula="of:=INDIRECT(ADDRESS([.$D16];5;2;1;&quot;Chantiers&quot;))" office:value-type="string" office:string-value="Arroseurs auto" calcext:value-type="string">
            <text:p>Arroseurs auto</text:p>
          </table:table-cell>
        </table:table-row>
        <table:table-row table:style-name="ro6">
          <table:table-cell table:formula="of:=INDIRECT(ADDRESS([.$D17];6;2;1;&quot;Chantiers&quot;))" office:value-type="string" office:string-value="e" calcext:value-type="string">
            <text:p>e</text:p>
          </table:table-cell>
          <table:table-cell office:value-type="float" office:value="1111" calcext:value-type="float">
            <text:p>1111</text:p>
          </table:table-cell>
          <table:table-cell office:value-type="float" office:value="6" calcext:value-type="float">
            <text:p>6</text:p>
          </table:table-cell>
          <table:table-cell table:formula="of:=MATCH([.$B17];[Chantiers.$D$2:Chantiers.$D$137];0)+1" office:value-type="float" office:value="77" calcext:value-type="float">
            <text:p>77</text:p>
          </table:table-cell>
          <table:table-cell table:formula="of:=INDIRECT(ADDRESS([.$D17];5;2;1;&quot;Chantiers&quot;))" office:value-type="string" office:string-value="Stratégies citoyennes" calcext:value-type="string">
            <text:p>Stratégies citoyennes</text:p>
          </table:table-cell>
        </table:table-row>
        <table:table-row table:style-name="ro6">
          <table:table-cell table:formula="of:=INDIRECT(ADDRESS([.$D18];6;2;1;&quot;Chantiers&quot;))" office:value-type="string" office:string-value="e" calcext:value-type="string">
            <text:p>e</text:p>
          </table:table-cell>
          <table:table-cell office:value-type="float" office:value="1173" calcext:value-type="float">
            <text:p>1173</text:p>
          </table:table-cell>
          <table:table-cell office:value-type="float" office:value="7" calcext:value-type="float">
            <text:p>7</text:p>
          </table:table-cell>
          <table:table-cell table:formula="of:=MATCH([.$B18];[Chantiers.$D$2:Chantiers.$D$137];0)+1" office:value-type="float" office:value="132" calcext:value-type="float">
            <text:p>132</text:p>
          </table:table-cell>
          <table:table-cell table:formula="of:=INDIRECT(ADDRESS([.$D18];5;2;1;&quot;Chantiers&quot;))" office:value-type="string" office:string-value="Réacteur soviétique " calcext:value-type="string">
            <text:p>Réacteur soviétique </text:p>
          </table:table-cell>
        </table:table-row>
        <table:table-row table:style-name="ro6">
          <table:table-cell table:formula="of:=INDIRECT(ADDRESS([.$D19];6;2;1;&quot;Chantiers&quot;))" office:value-type="string" office:string-value="b" calcext:value-type="string">
            <text:p>b</text:p>
          </table:table-cell>
          <table:table-cell office:value-type="float" office:value="1135" calcext:value-type="float">
            <text:p>1135</text:p>
          </table:table-cell>
          <table:table-cell office:value-type="float" office:value="7" calcext:value-type="float">
            <text:p>7</text:p>
          </table:table-cell>
          <table:table-cell table:formula="of:=MATCH([.$B19];[Chantiers.$D$2:Chantiers.$D$137];0)+1" office:value-type="float" office:value="126" calcext:value-type="float">
            <text:p>126</text:p>
          </table:table-cell>
          <table:table-cell table:formula="of:=INDIRECT(ADDRESS([.$D19];5;2;1;&quot;Chantiers&quot;))" office:value-type="string" office:string-value="Feux d'artifices" calcext:value-type="string">
            <text:p>Feux d'artifices</text:p>
          </table:table-cell>
        </table:table-row>
        <table:table-row table:style-name="ro6">
          <table:table-cell table:formula="of:=INDIRECT(ADDRESS([.$D20];6;2;1;&quot;Chantiers&quot;))" office:value-type="string" office:string-value="u" calcext:value-type="string">
            <text:p>u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table:formula="of:=MATCH([.$B20];[Chantiers.$D$2:Chantiers.$D$137];0)+1" office:value-type="float" office:value="54" calcext:value-type="float">
            <text:p>54</text:p>
          </table:table-cell>
          <table:table-cell table:formula="of:=INDIRECT(ADDRESS([.$D20];5;2;1;&quot;Chantiers&quot;))" office:value-type="string" office:string-value="Crémato-Cue" calcext:value-type="string">
            <text:p>Crémato-Cue</text:p>
          </table:table-cell>
        </table:table-row>
        <table:table-row table:style-name="ro6">
          <table:table-cell table:formula="of:=INDIRECT(ADDRESS([.$D21];6;2;1;&quot;Chantiers&quot;))" office:value-type="string" office:string-value="e" calcext:value-type="string">
            <text:p>e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table:formula="of:=MATCH([.$B21];[Chantiers.$D$2:Chantiers.$D$137];0)+1" office:value-type="float" office:value="119" calcext:value-type="float">
            <text:p>119</text:p>
          </table:table-cell>
          <table:table-cell table:formula="of:=INDIRECT(ADDRESS([.$D21];5;2;1;&quot;Chantiers&quot;))" office:value-type="string" office:string-value="Bureau des esclavagistes" calcext:value-type="string">
            <text:p>Bureau des esclavagistes</text:p>
          </table:table-cell>
        </table:table-row>
        <table:table-row table:style-name="ro6">
          <table:table-cell table:formula="of:=INDIRECT(ADDRESS([.$D22];6;2;1;&quot;Chantiers&quot;))" office:value-type="string" office:string-value="c" calcext:value-type="string">
            <text:p>c</text:p>
          </table:table-cell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table:formula="of:=MATCH([.$B22];[Chantiers.$D$2:Chantiers.$D$137];0)+1" office:value-type="float" office:value="13" calcext:value-type="float">
            <text:p>13</text:p>
          </table:table-cell>
          <table:table-cell table:formula="of:=INDIRECT(ADDRESS([.$D22];5;2;1;&quot;Chantiers&quot;))" office:value-type="string" office:string-value="Seconde couche" calcext:value-type="string">
            <text:p>Seconde couche</text:p>
          </table:table-cell>
        </table:table-row>
        <table:table-row table:style-name="ro6">
          <table:table-cell table:formula="of:=INDIRECT(ADDRESS([.$D23];6;2;1;&quot;Chantiers&quot;))" office:value-type="string" office:string-value="u" calcext:value-type="string">
            <text:p>u</text:p>
          </table:table-cell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 table:formula="of:=MATCH([.$B23];[Chantiers.$D$2:Chantiers.$D$137];0)+1" office:value-type="float" office:value="24" calcext:value-type="float">
            <text:p>24</text:p>
          </table:table-cell>
          <table:table-cell table:formula="of:=INDIRECT(ADDRESS([.$D23];5;2;1;&quot;Chantiers&quot;))" office:value-type="string" office:string-value="Neurotoxine" calcext:value-type="string">
            <text:p>Neurotoxine</text:p>
          </table:table-cell>
        </table:table-row>
        <table:table-row table:style-name="ro6">
          <table:table-cell table:formula="of:=INDIRECT(ADDRESS([.$D24];6;2;1;&quot;Chantiers&quot;))" office:value-type="string" office:string-value="r" calcext:value-type="string">
            <text:p>r</text:p>
          </table:table-cell>
          <table:table-cell office:value-type="float" office:value="1146" calcext:value-type="float">
            <text:p>1146</text:p>
          </table:table-cell>
          <table:table-cell office:value-type="float" office:value="9" calcext:value-type="float">
            <text:p>9</text:p>
          </table:table-cell>
          <table:table-cell table:formula="of:=MATCH([.$B24];[Chantiers.$D$2:Chantiers.$D$137];0)+1" office:value-type="float" office:value="47" calcext:value-type="float">
            <text:p>47</text:p>
          </table:table-cell>
          <table:table-cell table:formula="of:=INDIRECT(ADDRESS([.$D24];5;2;1;&quot;Chantiers&quot;))" office:value-type="string" office:string-value="Pommier de l'Outre-Monde " calcext:value-type="string">
            <text:p>Pommier de l'Outre-Monde </text:p>
          </table:table-cell>
        </table:table-row>
        <table:table-row table:style-name="ro6">
          <table:table-cell table:formula="of:=INDIRECT(ADDRESS([.$D25];6;2;1;&quot;Chantiers&quot;))" office:value-type="string" office:string-value="u" calcext:value-type="string">
            <text:p>u</text:p>
          </table:table-cell>
          <table:table-cell office:value-type="float" office:value="1149" calcext:value-type="float">
            <text:p>1149</text:p>
          </table:table-cell>
          <table:table-cell office:value-type="float" office:value="9" calcext:value-type="float">
            <text:p>9</text:p>
          </table:table-cell>
          <table:table-cell table:formula="of:=MATCH([.$B25];[Chantiers.$D$2:Chantiers.$D$137];0)+1" office:value-type="float" office:value="43" calcext:value-type="float">
            <text:p>43</text:p>
          </table:table-cell>
          <table:table-cell table:formula="of:=INDIRECT(ADDRESS([.$D25];5;2;1;&quot;Chantiers&quot;))" office:value-type="string" office:string-value="Douches " calcext:value-type="string">
            <text:p>Douches </text:p>
          </table:table-cell>
        </table:table-row>
        <table:table-row table:style-name="ro6">
          <table:table-cell table:formula="of:=INDIRECT(ADDRESS([.$D26];6;2;1;&quot;Chantiers&quot;))" office:value-type="string" office:string-value="r" calcext:value-type="string">
            <text:p>r</text:p>
          </table:table-cell>
          <table:table-cell office:value-type="float" office:value="1152" calcext:value-type="float">
            <text:p>1152</text:p>
          </table:table-cell>
          <table:table-cell office:value-type="float" office:value="9" calcext:value-type="float">
            <text:p>9</text:p>
          </table:table-cell>
          <table:table-cell table:formula="of:=MATCH([.$B26];[Chantiers.$D$2:Chantiers.$D$137];0)+1" office:value-type="float" office:value="50" calcext:value-type="float">
            <text:p>50</text:p>
          </table:table-cell>
          <table:table-cell table:formula="of:=INDIRECT(ADDRESS([.$D26];5;2;1;&quot;Chantiers&quot;))" office:value-type="string" office:string-value="Roquette Foreuse" calcext:value-type="string">
            <text:p>Roquette Foreuse</text:p>
          </table:table-cell>
        </table:table-row>
        <table:table-row table:style-name="ro6">
          <table:table-cell table:formula="of:=INDIRECT(ADDRESS([.$D27];6;2;1;&quot;Chantiers&quot;))" office:value-type="string" office:string-value="e" calcext:value-type="string">
            <text:p>e</text:p>
          </table:table-cell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table:formula="of:=MATCH([.$B27];[Chantiers.$D$2:Chantiers.$D$137];0)+1" office:value-type="float" office:value="106" calcext:value-type="float">
            <text:p>106</text:p>
          </table:table-cell>
          <table:table-cell table:formula="of:=INDIRECT(ADDRESS([.$D27];5;2;1;&quot;Chantiers&quot;))" office:value-type="string" office:string-value="Décharge humidifiée" calcext:value-type="string">
            <text:p>Décharge humidifiée</text:p>
          </table:table-cell>
        </table:table-row>
        <table:table-row table:style-name="ro6">
          <table:table-cell table:formula="of:=INDIRECT(ADDRESS([.$D28];6;2;1;&quot;Chantiers&quot;))" office:value-type="string" office:string-value="e" calcext:value-type="string">
            <text:p>e</text:p>
          </table:table-cell>
          <table:table-cell office:value-type="float" office:value="1140" calcext:value-type="float">
            <text:p>1140</text:p>
          </table:table-cell>
          <table:table-cell office:value-type="float" office:value="11" calcext:value-type="float">
            <text:p>11</text:p>
          </table:table-cell>
          <table:table-cell table:formula="of:=MATCH([.$B28];[Chantiers.$D$2:Chantiers.$D$137];0)+1" office:value-type="float" office:value="131" calcext:value-type="float">
            <text:p>131</text:p>
          </table:table-cell>
          <table:table-cell table:formula="of:=INDIRECT(ADDRESS([.$D28];5;2;1;&quot;Chantiers&quot;))" office:value-type="string" office:string-value="Château de sable " calcext:value-type="string">
            <text:p>Château de sable </text:p>
          </table:table-cell>
        </table:table-row>
        <table:table-row table:style-name="ro6">
          <table:table-cell table:formula="of:=INDIRECT(ADDRESS([.$D29];6;2;1;&quot;Chantiers&quot;))" office:value-type="string" office:string-value="u" calcext:value-type="string">
            <text:p>u</text:p>
          </table:table-cell>
          <table:table-cell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table:formula="of:=MATCH([.$B29];[Chantiers.$D$2:Chantiers.$D$137];0)+1" office:value-type="float" office:value="35" calcext:value-type="float">
            <text:p>35</text:p>
          </table:table-cell>
          <table:table-cell table:formula="of:=INDIRECT(ADDRESS([.$D29];5;2;1;&quot;Chantiers&quot;))" office:value-type="string" office:string-value="Pamplemousses explosifs " calcext:value-type="string">
            <text:p>Pamplemousses explosifs </text:p>
          </table:table-cell>
        </table:table-row>
        <table:table-row table:style-name="ro6">
          <table:table-cell table:formula="of:=INDIRECT(ADDRESS([.$D30];6;2;1;&quot;Chantiers&quot;))" office:value-type="string" office:string-value="e" calcext:value-type="string">
            <text:p>e</text:p>
          </table:table-cell>
          <table:table-cell office:value-type="float" office:value="1131" calcext:value-type="float">
            <text:p>1131</text:p>
          </table:table-cell>
          <table:table-cell office:value-type="float" office:value="12" calcext:value-type="float">
            <text:p>12</text:p>
          </table:table-cell>
          <table:table-cell table:formula="of:=MATCH([.$B30];[Chantiers.$D$2:Chantiers.$D$137];0)+1" office:value-type="float" office:value="122" calcext:value-type="float">
            <text:p>122</text:p>
          </table:table-cell>
          <table:table-cell table:formula="of:=INDIRECT(ADDRESS([.$D30];5;2;1;&quot;Chantiers&quot;))" office:value-type="string" office:string-value="Montgolfière" calcext:value-type="string">
            <text:p>Montgolfière</text:p>
          </table:table-cell>
        </table:table-row>
        <table:table-row table:style-name="ro6">
          <table:table-cell table:formula="of:=INDIRECT(ADDRESS([.$D31];6;2;1;&quot;Chantiers&quot;))" office:value-type="string" office:string-value="e" calcext:value-type="string">
            <text:p>e</text:p>
          </table:table-cell>
          <table:table-cell office:value-type="float" office:value="1153" calcext:value-type="float">
            <text:p>1153</text:p>
          </table:table-cell>
          <table:table-cell office:value-type="float" office:value="13" calcext:value-type="float">
            <text:p>13</text:p>
          </table:table-cell>
          <table:table-cell table:formula="of:=MATCH([.$B31];[Chantiers.$D$2:Chantiers.$D$137];0)+1" office:value-type="float" office:value="51" calcext:value-type="float">
            <text:p>51</text:p>
          </table:table-cell>
          <table:table-cell table:formula="of:=INDIRECT(ADDRESS([.$D31];5;2;1;&quot;Chantiers&quot;))" office:value-type="string" office:string-value="Détecteur à eau " calcext:value-type="string">
            <text:p>Détecteur à eau </text:p>
          </table:table-cell>
        </table:table-row>
        <table:table-row table:style-name="ro6">
          <table:table-cell table:formula="of:=INDIRECT(ADDRESS([.$D32];6;2;1;&quot;Chantiers&quot;))" office:value-type="string" office:string-value="c" calcext:value-type="string">
            <text:p>c</text:p>
          </table:table-cell>
          <table:table-cell office:value-type="float" office:value="1037" calcext:value-type="float">
            <text:p>1037</text:p>
          </table:table-cell>
          <table:table-cell office:value-type="float" office:value="13" calcext:value-type="float">
            <text:p>13</text:p>
          </table:table-cell>
          <table:table-cell table:formula="of:=MATCH([.$B32];[Chantiers.$D$2:Chantiers.$D$137];0)+1" office:value-type="float" office:value="11" calcext:value-type="float">
            <text:p>11</text:p>
          </table:table-cell>
          <table:table-cell table:formula="of:=INDIRECT(ADDRESS([.$D32];5;2;1;&quot;Chantiers&quot;))" office:value-type="string" office:string-value="Muraille à pointes" calcext:value-type="string">
            <text:p>Muraille à pointes</text:p>
          </table:table-cell>
        </table:table-row>
        <table:table-row table:style-name="ro6">
          <table:table-cell table:formula="of:=INDIRECT(ADDRESS([.$D33];6;2;1;&quot;Chantiers&quot;))" office:value-type="string" office:string-value="r" calcext:value-type="string">
            <text:p>r</text:p>
          </table:table-cell>
          <table:table-cell office:value-type="float" office:value="1103" calcext:value-type="float">
            <text:p>1103</text:p>
          </table:table-cell>
          <table:table-cell office:value-type="float" office:value="13" calcext:value-type="float">
            <text:p>13</text:p>
          </table:table-cell>
          <table:table-cell table:formula="of:=MATCH([.$B33];[Chantiers.$D$2:Chantiers.$D$137];0)+1" office:value-type="float" office:value="69" calcext:value-type="float">
            <text:p>69</text:p>
          </table:table-cell>
          <table:table-cell table:formula="of:=INDIRECT(ADDRESS([.$D33];5;2;1;&quot;Chantiers&quot;))" office:value-type="string" office:string-value="Supports défensifs" calcext:value-type="string">
            <text:p>Supports défensifs</text:p>
          </table:table-cell>
        </table:table-row>
        <table:table-row table:style-name="ro6">
          <table:table-cell table:formula="of:=INDIRECT(ADDRESS([.$D34];6;2;1;&quot;Chantiers&quot;))" office:value-type="string" office:string-value="r" calcext:value-type="string">
            <text:p>r</text:p>
          </table:table-cell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formula="of:=MATCH([.$B34];[Chantiers.$D$2:Chantiers.$D$137];0)+1" office:value-type="float" office:value="76" calcext:value-type="float">
            <text:p>76</text:p>
          </table:table-cell>
          <table:table-cell table:formula="of:=INDIRECT(ADDRESS([.$D34];5;2;1;&quot;Chantiers&quot;))" office:value-type="string" office:string-value="Infirmerie" calcext:value-type="string">
            <text:p>Infirmerie</text:p>
          </table:table-cell>
        </table:table-row>
        <table:table-row table:style-name="ro6">
          <table:table-cell table:formula="of:=INDIRECT(ADDRESS([.$D35];6;2;1;&quot;Chantiers&quot;))" office:value-type="string" office:string-value="u" calcext:value-type="string">
            <text:p>u</text:p>
          </table:table-cell>
          <table:table-cell office:value-type="float" office:value="1077" calcext:value-type="float">
            <text:p>1077</text:p>
          </table:table-cell>
          <table:table-cell office:value-type="float" office:value="14" calcext:value-type="float">
            <text:p>14</text:p>
          </table:table-cell>
          <table:table-cell table:formula="of:=MATCH([.$B35];[Chantiers.$D$2:Chantiers.$D$137];0)+1" office:value-type="float" office:value="81" calcext:value-type="float">
            <text:p>81</text:p>
          </table:table-cell>
          <table:table-cell table:formula="of:=INDIRECT(ADDRESS([.$D35];5;2;1;&quot;Chantiers&quot;))" office:value-type="string" office:string-value="Catapulte calibrée " calcext:value-type="string">
            <text:p>Catapulte calibrée </text:p>
          </table:table-cell>
        </table:table-row>
        <table:table-row table:style-name="ro6">
          <table:table-cell table:formula="of:=INDIRECT(ADDRESS([.$D36];6;2;1;&quot;Chantiers&quot;))" office:value-type="string" office:string-value="r" calcext:value-type="string">
            <text:p>r</text:p>
          </table:table-cell>
          <table:table-cell office:value-type="float" office:value="1112" calcext:value-type="float">
            <text:p>1112</text:p>
          </table:table-cell>
          <table:table-cell office:value-type="float" office:value="15" calcext:value-type="float">
            <text:p>15</text:p>
          </table:table-cell>
          <table:table-cell table:formula="of:=MATCH([.$B36];[Chantiers.$D$2:Chantiers.$D$137];0)+1" office:value-type="float" office:value="78" calcext:value-type="float">
            <text:p>78</text:p>
          </table:table-cell>
          <table:table-cell table:formula="of:=INDIRECT(ADDRESS([.$D36];5;2;1;&quot;Chantiers&quot;))" office:value-type="string" office:string-value="Quartiers circulaires " calcext:value-type="string">
            <text:p>Quartiers circulaires </text:p>
          </table:table-cell>
        </table:table-row>
        <table:table-row table:style-name="ro6">
          <table:table-cell table:formula="of:=INDIRECT(ADDRESS([.$D37];6;2;1;&quot;Chantiers&quot;))" office:value-type="string" office:string-value="c" calcext:value-type="string">
            <text:p>c</text:p>
          </table:table-cell>
          <table:table-cell office:value-type="float" office:value="1040" calcext:value-type="float">
            <text:p>1040</text:p>
          </table:table-cell>
          <table:table-cell office:value-type="float" office:value="17" calcext:value-type="float">
            <text:p>17</text:p>
          </table:table-cell>
          <table:table-cell table:formula="of:=MATCH([.$B37];[Chantiers.$D$2:Chantiers.$D$137];0)+1" office:value-type="float" office:value="42" calcext:value-type="float">
            <text:p>42</text:p>
          </table:table-cell>
          <table:table-cell table:formula="of:=INDIRECT(ADDRESS([.$D37];5;2;1;&quot;Chantiers&quot;))" office:value-type="string" office:string-value="Sanibroyeur" calcext:value-type="string">
            <text:p>Sanibroyeur</text:p>
          </table:table-cell>
        </table:table-row>
        <table:table-row table:style-name="ro6">
          <table:table-cell table:formula="of:=INDIRECT(ADDRESS([.$D38];6;2;1;&quot;Chantiers&quot;))" office:value-type="string" office:string-value="u" calcext:value-type="string">
            <text:p>u</text:p>
          </table:table-cell>
          <table:table-cell office:value-type="float" office:value="1056" calcext:value-type="float">
            <text:p>1056</text:p>
          </table:table-cell>
          <table:table-cell office:value-type="float" office:value="20" calcext:value-type="float">
            <text:p>20</text:p>
          </table:table-cell>
          <table:table-cell table:formula="of:=MATCH([.$B38];[Chantiers.$D$2:Chantiers.$D$137];0)+1" office:value-type="float" office:value="12" calcext:value-type="float">
            <text:p>12</text:p>
          </table:table-cell>
          <table:table-cell table:formula="of:=INDIRECT(ADDRESS([.$D38];5;2;1;&quot;Chantiers&quot;))" office:value-type="string" office:string-value="Grogro mur" calcext:value-type="string">
            <text:p>Grogro mur</text:p>
          </table:table-cell>
        </table:table-row>
        <table:table-row table:style-name="ro6">
          <table:table-cell table:formula="of:=INDIRECT(ADDRESS([.$D39];6;2;1;&quot;Chantiers&quot;))" office:value-type="string" office:string-value="b" calcext:value-type="string">
            <text:p>b</text:p>
          </table:table-cell>
          <table:table-cell office:value-type="float" office:value="1036" calcext:value-type="float">
            <text:p>1036</text:p>
          </table:table-cell>
          <table:table-cell office:value-type="float" office:value="21" calcext:value-type="float">
            <text:p>21</text:p>
          </table:table-cell>
          <table:table-cell table:formula="of:=MATCH([.$B39];[Chantiers.$D$2:Chantiers.$D$137];0)+1" office:value-type="float" office:value="10" calcext:value-type="float">
            <text:p>10</text:p>
          </table:table-cell>
          <table:table-cell table:formula="of:=INDIRECT(ADDRESS([.$D39];5;2;1;&quot;Chantiers&quot;))" office:value-type="string" office:string-value="Poutres renfort" calcext:value-type="string">
            <text:p>Poutres renfort</text:p>
          </table:table-cell>
        </table:table-row>
        <table:table-row table:style-name="ro6">
          <table:table-cell table:formula="of:=INDIRECT(ADDRESS([.$D40];6;2;1;&quot;Chantiers&quot;))" office:value-type="string" office:string-value="u" calcext:value-type="string">
            <text:p>u</text:p>
          </table:table-cell>
          <table:table-cell office:value-type="float" office:value="1155" calcext:value-type="float">
            <text:p>1155</text:p>
          </table:table-cell>
          <table:table-cell office:value-type="float" office:value="21" calcext:value-type="float">
            <text:p>21</text:p>
          </table:table-cell>
          <table:table-cell table:formula="of:=MATCH([.$B40];[Chantiers.$D$2:Chantiers.$D$137];0)+1" office:value-type="float" office:value="137" calcext:value-type="float">
            <text:p>137</text:p>
          </table:table-cell>
          <table:table-cell table:formula="of:=INDIRECT(ADDRESS([.$D40];5;2;1;&quot;Chantiers&quot;))" office:value-type="string" office:string-value="Conduite d'aération" calcext:value-type="string">
            <text:p>Conduite d'aération</text:p>
          </table:table-cell>
        </table:table-row>
        <table:table-row table:style-name="ro6">
          <table:table-cell table:formula="of:=INDIRECT(ADDRESS([.$D41];6;2;1;&quot;Chantiers&quot;))" office:value-type="string" office:string-value="r" calcext:value-type="string">
            <text:p>r</text:p>
          </table:table-cell>
          <table:table-cell office:value-type="float" office:value="1057" calcext:value-type="float">
            <text:p>1057</text:p>
          </table:table-cell>
          <table:table-cell office:value-type="float" office:value="24" calcext:value-type="float">
            <text:p>24</text:p>
          </table:table-cell>
          <table:table-cell table:formula="of:=MATCH([.$B41];[Chantiers.$D$2:Chantiers.$D$137];0)+1" office:value-type="float" office:value="102" calcext:value-type="float">
            <text:p>102</text:p>
          </table:table-cell>
          <table:table-cell table:formula="of:=INDIRECT(ADDRESS([.$D41];5;2;1;&quot;Chantiers&quot;))" office:value-type="string" office:string-value="Fausse Ville" calcext:value-type="string">
            <text:p>Fausse Ville</text:p>
          </table:table-cell>
        </table:table-row>
        <table:table-row table:style-name="ro6">
          <table:table-cell table:formula="of:=INDIRECT(ADDRESS([.$D42];6;2;1;&quot;Chantiers&quot;))" office:value-type="string" office:string-value="r" calcext:value-type="string">
            <text:p>r</text:p>
          </table:table-cell>
          <table:table-cell office:value-type="float" office:value="1132" calcext:value-type="float">
            <text:p>1132</text:p>
          </table:table-cell>
          <table:table-cell office:value-type="float" office:value="25" calcext:value-type="float">
            <text:p>25</text:p>
          </table:table-cell>
          <table:table-cell table:formula="of:=MATCH([.$B42];[Chantiers.$D$2:Chantiers.$D$137];0)+1" office:value-type="float" office:value="123" calcext:value-type="float">
            <text:p>123</text:p>
          </table:table-cell>
          <table:table-cell table:formula="of:=INDIRECT(ADDRESS([.$D42];5;2;1;&quot;Chantiers&quot;))" office:value-type="string" office:string-value="Labyrinthe" calcext:value-type="string">
            <text:p>Labyrinthe</text:p>
          </table:table-cell>
        </table:table-row>
        <table:table-row table:style-name="ro6">
          <table:table-cell table:formula="of:=INDIRECT(ADDRESS([.$D43];6;2;1;&quot;Chantiers&quot;))" office:value-type="string" office:string-value="u" calcext:value-type="string">
            <text:p>u</text:p>
          </table:table-cell>
          <table:table-cell office:value-type="float" office:value="1127" calcext:value-type="float">
            <text:p>1127</text:p>
          </table:table-cell>
          <table:table-cell office:value-type="float" office:value="25" calcext:value-type="float">
            <text:p>25</text:p>
          </table:table-cell>
          <table:table-cell table:formula="of:=MATCH([.$B43];[Chantiers.$D$2:Chantiers.$D$137];0)+1" office:value-type="float" office:value="118" calcext:value-type="float">
            <text:p>118</text:p>
          </table:table-cell>
          <table:table-cell table:formula="of:=INDIRECT(ADDRESS([.$D43];5;2;1;&quot;Chantiers&quot;))" office:value-type="string" office:string-value="Dictature des héros" calcext:value-type="string">
            <text:p>Dictature des héros</text:p>
          </table:table-cell>
        </table:table-row>
        <table:table-row table:style-name="ro6">
          <table:table-cell table:formula="of:=INDIRECT(ADDRESS([.$D44];6;2;1;&quot;Chantiers&quot;))" office:value-type="string" office:string-value="u" calcext:value-type="string">
            <text:p>u</text:p>
          </table:table-cell>
          <table:table-cell office:value-type="float" office:value="1116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formula="of:=MATCH([.$B44];[Chantiers.$D$2:Chantiers.$D$137];0)+1" office:value-type="float" office:value="107" calcext:value-type="float">
            <text:p>107</text:p>
          </table:table-cell>
          <table:table-cell table:formula="of:=INDIRECT(ADDRESS([.$D44];5;2;1;&quot;Chantiers&quot;))" office:value-type="string" office:string-value="Décharge blindée " calcext:value-type="string">
            <text:p>Décharge blindée </text:p>
          </table:table-cell>
        </table:table-row>
        <table:table-row table:style-name="ro6">
          <table:table-cell table:formula="of:=INDIRECT(ADDRESS([.$D45];6;2;1;&quot;Chantiers&quot;))" office:value-type="string" office:string-value="c" calcext:value-type="string">
            <text:p>c</text:p>
          </table:table-cell>
          <table:table-cell office:value-type="float" office:value="1151" calcext:value-type="float">
            <text:p>1151</text:p>
          </table:table-cell>
          <table:table-cell office:value-type="float" office:value="26" calcext:value-type="float">
            <text:p>26</text:p>
          </table:table-cell>
          <table:table-cell table:formula="of:=MATCH([.$B45];[Chantiers.$D$2:Chantiers.$D$137];0)+1" office:value-type="float" office:value="49" calcext:value-type="float">
            <text:p>49</text:p>
          </table:table-cell>
          <table:table-cell table:formula="of:=INDIRECT(ADDRESS([.$D45];5;2;1;&quot;Chantiers&quot;))" office:value-type="string" office:string-value="Rid’eau " calcext:value-type="string">
            <text:p>Rid’eau </text:p>
          </table:table-cell>
        </table:table-row>
        <table:table-row table:style-name="ro6">
          <table:table-cell table:formula="of:=INDIRECT(ADDRESS([.$D46];6;2;1;&quot;Chantiers&quot;))" office:value-type="string" office:string-value="c" calcext:value-type="string">
            <text:p>c</text:p>
          </table:table-cell>
          <table:table-cell office:value-type="float" office:value="1108" calcext:value-type="float">
            <text:p>1108</text:p>
          </table:table-cell>
          <table:table-cell office:value-type="float" office:value="27" calcext:value-type="float">
            <text:p>27</text:p>
          </table:table-cell>
          <table:table-cell table:formula="of:=MATCH([.$B46];[Chantiers.$D$2:Chantiers.$D$137];0)+1" office:value-type="float" office:value="74" calcext:value-type="float">
            <text:p>74</text:p>
          </table:table-cell>
          <table:table-cell table:formula="of:=INDIRECT(ADDRESS([.$D46];5;2;1;&quot;Chantiers&quot;))" office:value-type="string" office:string-value="Laboratoire central " calcext:value-type="string">
            <text:p>Laboratoire central </text:p>
          </table:table-cell>
        </table:table-row>
        <table:table-row table:style-name="ro6">
          <table:table-cell table:formula="of:=INDIRECT(ADDRESS([.$D47];6;2;1;&quot;Chantiers&quot;))" office:value-type="string" office:string-value="r" calcext:value-type="string">
            <text:p>r</text:p>
          </table:table-cell>
          <table:table-cell office:value-type="float" office:value="1109" calcext:value-type="float">
            <text:p>1109</text:p>
          </table:table-cell>
          <table:table-cell office:value-type="float" office:value="27" calcext:value-type="float">
            <text:p>27</text:p>
          </table:table-cell>
          <table:table-cell table:formula="of:=MATCH([.$B47];[Chantiers.$D$2:Chantiers.$D$137];0)+1" office:value-type="float" office:value="75" calcext:value-type="float">
            <text:p>75</text:p>
          </table:table-cell>
          <table:table-cell table:formula="of:=INDIRECT(ADDRESS([.$D47];5;2;1;&quot;Chantiers&quot;))" office:value-type="string" office:string-value="Poulailler" calcext:value-type="string">
            <text:p>Poulailler</text:p>
          </table:table-cell>
        </table:table-row>
        <table:table-row table:style-name="ro6">
          <table:table-cell table:formula="of:=INDIRECT(ADDRESS([.$D48];6;2;1;&quot;Chantiers&quot;))" office:value-type="string" office:string-value="r" calcext:value-type="string">
            <text:p>r</text:p>
          </table:table-cell>
          <table:table-cell office:value-type="float" office:value="1061" calcext:value-type="float">
            <text:p>1061</text:p>
          </table:table-cell>
          <table:table-cell office:value-type="float" office:value="27" calcext:value-type="float">
            <text:p>27</text:p>
          </table:table-cell>
          <table:table-cell table:formula="of:=MATCH([.$B48];[Chantiers.$D$2:Chantiers.$D$137];0)+1" office:value-type="float" office:value="103" calcext:value-type="float">
            <text:p>103</text:p>
          </table:table-cell>
          <table:table-cell table:formula="of:=INDIRECT(ADDRESS([.$D48];5;2;1;&quot;Chantiers&quot;))" office:value-type="string" office:string-value="Robinetterie " calcext:value-type="string">
            <text:p>Robinetterie </text:p>
          </table:table-cell>
        </table:table-row>
        <table:table-row table:style-name="ro6">
          <table:table-cell table:formula="of:=INDIRECT(ADDRESS([.$D49];6;2;1;&quot;Chantiers&quot;))" office:value-type="string" office:string-value="u" calcext:value-type="string">
            <text:p>u</text:p>
          </table:table-cell>
          <table:table-cell office:value-type="float" office:value="1126" calcext:value-type="float">
            <text:p>1126</text:p>
          </table:table-cell>
          <table:table-cell office:value-type="float" office:value="28" calcext:value-type="float">
            <text:p>28</text:p>
          </table:table-cell>
          <table:table-cell table:formula="of:=MATCH([.$B49];[Chantiers.$D$2:Chantiers.$D$137];0)+1" office:value-type="float" office:value="117" calcext:value-type="float">
            <text:p>117</text:p>
          </table:table-cell>
          <table:table-cell table:formula="of:=INDIRECT(ADDRESS([.$D49];5;2;1;&quot;Chantiers&quot;))" office:value-type="string" office:string-value="Feu de joie" calcext:value-type="string">
            <text:p>Feu de joie</text:p>
          </table:table-cell>
        </table:table-row>
        <table:table-row table:style-name="ro6">
          <table:table-cell table:formula="of:=INDIRECT(ADDRESS([.$D50];6;2;1;&quot;Chantiers&quot;))" office:value-type="string" office:string-value="u" calcext:value-type="string">
            <text:p>u</text:p>
          </table:table-cell>
          <table:table-cell office:value-type="float" office:value="1169" calcext:value-type="float">
            <text:p>1169</text:p>
          </table:table-cell>
          <table:table-cell office:value-type="float" office:value="28" calcext:value-type="float">
            <text:p>28</text:p>
          </table:table-cell>
          <table:table-cell table:formula="of:=MATCH([.$B50];[Chantiers.$D$2:Chantiers.$D$137];0)+1" office:value-type="float" office:value="95" calcext:value-type="float">
            <text:p>95</text:p>
          </table:table-cell>
          <table:table-cell table:formula="of:=INDIRECT(ADDRESS([.$D50];5;2;1;&quot;Chantiers&quot;))" office:value-type="string" office:string-value="La Bamba " calcext:value-type="string">
            <text:p>La Bamba </text:p>
          </table:table-cell>
        </table:table-row>
        <table:table-row table:style-name="ro6">
          <table:table-cell table:formula="of:=INDIRECT(ADDRESS([.$D51];6;2;1;&quot;Chantiers&quot;))" office:value-type="string" office:string-value="r" calcext:value-type="string">
            <text:p>r</text:p>
          </table:table-cell>
          <table:table-cell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table:formula="of:=MATCH([.$B51];[Chantiers.$D$2:Chantiers.$D$137];0)+1" office:value-type="float" office:value="116" calcext:value-type="float">
            <text:p>116</text:p>
          </table:table-cell>
          <table:table-cell table:formula="of:=INDIRECT(ADDRESS([.$D51];5;2;1;&quot;Chantiers&quot;))" office:value-type="string" office:string-value="Habitations fortifiées " calcext:value-type="string">
            <text:p>Habitations fortifiées </text:p>
          </table:table-cell>
        </table:table-row>
        <table:table-row table:style-name="ro6">
          <table:table-cell table:formula="of:=INDIRECT(ADDRESS([.$D52];6;2;1;&quot;Chantiers&quot;))" office:value-type="string" office:string-value="c" calcext:value-type="string">
            <text:p>c</text:p>
          </table:table-cell>
          <table:table-cell office:value-type="float" office:value="1107" calcext:value-type="float">
            <text:p>1107</text:p>
          </table:table-cell>
          <table:table-cell office:value-type="float" office:value="30" calcext:value-type="float">
            <text:p>30</text:p>
          </table:table-cell>
          <table:table-cell table:formula="of:=MATCH([.$B52];[Chantiers.$D$2:Chantiers.$D$137];0)+1" office:value-type="float" office:value="73" calcext:value-type="float">
            <text:p>73</text:p>
          </table:table-cell>
          <table:table-cell table:formula="of:=INDIRECT(ADDRESS([.$D52];5;2;1;&quot;Chantiers&quot;))" office:value-type="string" office:string-value="Cantine centrale " calcext:value-type="string">
            <text:p>Cantine centrale </text:p>
          </table:table-cell>
        </table:table-row>
        <table:table-row table:style-name="ro6">
          <table:table-cell table:formula="of:=INDIRECT(ADDRESS([.$D53];6;2;1;&quot;Chantiers&quot;))" office:value-type="string" office:string-value="r" calcext:value-type="string">
            <text:p>r</text:p>
          </table:table-cell>
          <table:table-cell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table:formula="of:=MATCH([.$B53];[Chantiers.$D$2:Chantiers.$D$137];0)+1" office:value-type="float" office:value="33" calcext:value-type="float">
            <text:p>33</text:p>
          </table:table-cell>
          <table:table-cell table:formula="of:=INDIRECT(ADDRESS([.$D53];5;2;1;&quot;Chantiers&quot;))" office:value-type="string" office:string-value="Filtre " calcext:value-type="string">
            <text:p>Filtre </text:p>
          </table:table-cell>
        </table:table-row>
        <table:table-row table:style-name="ro6">
          <table:table-cell table:formula="of:=INDIRECT(ADDRESS([.$D54];6;2;1;&quot;Chantiers&quot;))" office:value-type="string" office:string-value="u" calcext:value-type="string">
            <text:p>u</text:p>
          </table:table-cell>
          <table:table-cell office:value-type="float" office:value="1136" calcext:value-type="float">
            <text:p>1136</text:p>
          </table:table-cell>
          <table:table-cell office:value-type="float" office:value="31" calcext:value-type="float">
            <text:p>31</text:p>
          </table:table-cell>
          <table:table-cell table:formula="of:=MATCH([.$B54];[Chantiers.$D$2:Chantiers.$D$137];0)+1" office:value-type="float" office:value="127" calcext:value-type="float">
            <text:p>127</text:p>
          </table:table-cell>
          <table:table-cell table:formula="of:=INDIRECT(ADDRESS([.$D54];5;2;1;&quot;Chantiers&quot;))" office:value-type="string" office:string-value="Autel de la rédemption " calcext:value-type="string">
            <text:p>Autel de la rédemption </text:p>
          </table:table-cell>
        </table:table-row>
        <table:table-row table:style-name="ro6">
          <table:table-cell table:formula="of:=INDIRECT(ADDRESS([.$D55];6;2;1;&quot;Chantiers&quot;))" office:value-type="string" office:string-value="r" calcext:value-type="string">
            <text:p>r</text:p>
          </table:table-cell>
          <table:table-cell office:value-type="float" office:value="1172" calcext:value-type="float">
            <text:p>1172</text:p>
          </table:table-cell>
          <table:table-cell office:value-type="float" office:value="32" calcext:value-type="float">
            <text:p>32</text:p>
          </table:table-cell>
          <table:table-cell table:formula="of:=MATCH([.$B55];[Chantiers.$D$2:Chantiers.$D$137];0)+1" office:value-type="float" office:value="113" calcext:value-type="float">
            <text:p>113</text:p>
          </table:table-cell>
          <table:table-cell table:formula="of:=INDIRECT(ADDRESS([.$D55];5;2;1;&quot;Chantiers&quot;))" office:value-type="string" office:string-value="Décharge organisée " calcext:value-type="string">
            <text:p>Décharge organisée </text:p>
          </table:table-cell>
        </table:table-row>
        <table:table-row table:style-name="ro6">
          <table:table-cell table:formula="of:=INDIRECT(ADDRESS([.$D56];6;2;1;&quot;Chantiers&quot;))" office:value-type="string" office:string-value="u" calcext:value-type="string">
            <text:p>u</text:p>
          </table:table-cell>
          <table:table-cell office:value-type="float" office:value="1117" calcext:value-type="float">
            <text:p>1117</text:p>
          </table:table-cell>
          <table:table-cell office:value-type="float" office:value="33" calcext:value-type="float">
            <text:p>33</text:p>
          </table:table-cell>
          <table:table-cell table:formula="of:=MATCH([.$B56];[Chantiers.$D$2:Chantiers.$D$137];0)+1" office:value-type="float" office:value="108" calcext:value-type="float">
            <text:p>108</text:p>
          </table:table-cell>
          <table:table-cell table:formula="of:=INDIRECT(ADDRESS([.$D56];5;2;1;&quot;Chantiers&quot;))" office:value-type="string" office:string-value="Décharge piégée" calcext:value-type="string">
            <text:p>Décharge piégée</text:p>
          </table:table-cell>
        </table:table-row>
        <table:table-row table:style-name="ro6">
          <table:table-cell table:formula="of:=INDIRECT(ADDRESS([.$D57];6;2;1;&quot;Chantiers&quot;))" office:value-type="string" office:string-value="u" calcext:value-type="string">
            <text:p>u</text:p>
          </table:table-cell>
          <table:table-cell office:value-type="float" office:value="1014" calcext:value-type="float">
            <text:p>1014</text:p>
          </table:table-cell>
          <table:table-cell office:value-type="float" office:value="34" calcext:value-type="float">
            <text:p>34</text:p>
          </table:table-cell>
          <table:table-cell table:formula="of:=MATCH([.$B57];[Chantiers.$D$2:Chantiers.$D$137];0)+1" office:value-type="float" office:value="89" calcext:value-type="float">
            <text:p>89</text:p>
          </table:table-cell>
          <table:table-cell table:formula="of:=INDIRECT(ADDRESS([.$D57];5;2;1;&quot;Chantiers&quot;))" office:value-type="string" office:string-value="Guerilla" calcext:value-type="string">
            <text:p>Guerilla</text:p>
          </table:table-cell>
        </table:table-row>
        <table:table-row table:style-name="ro6">
          <table:table-cell table:formula="of:=INDIRECT(ADDRESS([.$D58];6;2;1;&quot;Chantiers&quot;))" office:value-type="string" office:string-value="b" calcext:value-type="string">
            <text:p>b</text:p>
          </table:table-cell>
          <table:table-cell office:value-type="float" office:value="1025" calcext:value-type="float">
            <text:p>1025</text:p>
          </table:table-cell>
          <table:table-cell office:value-type="float" office:value="35" calcext:value-type="float">
            <text:p>35</text:p>
          </table:table-cell>
          <table:table-cell table:formula="of:=MATCH([.$B58];[Chantiers.$D$2:Chantiers.$D$137];0)+1" office:value-type="float" office:value="55" calcext:value-type="float">
            <text:p>55</text:p>
          </table:table-cell>
          <table:table-cell table:formula="of:=INDIRECT(ADDRESS([.$D58];5;2;1;&quot;Chantiers&quot;))" office:value-type="string" office:string-value="Fixations de défense" calcext:value-type="string">
            <text:p>Fixations de défense</text:p>
          </table:table-cell>
        </table:table-row>
        <table:table-row table:style-name="ro6">
          <table:table-cell table:formula="of:=INDIRECT(ADDRESS([.$D59];6;2;1;&quot;Chantiers&quot;))" office:value-type="string" office:string-value="r" calcext:value-type="string">
            <text:p>r</text:p>
          </table:table-cell>
          <table:table-cell office:value-type="float" office:value="1133" calcext:value-type="float">
            <text:p>1133</text:p>
          </table:table-cell>
          <table:table-cell office:value-type="float" office:value="35" calcext:value-type="float">
            <text:p>35</text:p>
          </table:table-cell>
          <table:table-cell table:formula="of:=MATCH([.$B59];[Chantiers.$D$2:Chantiers.$D$137];0)+1" office:value-type="float" office:value="124" calcext:value-type="float">
            <text:p>124</text:p>
          </table:table-cell>
          <table:table-cell table:formula="of:=INDIRECT(ADDRESS([.$D59];5;2;1;&quot;Chantiers&quot;))" office:value-type="string" office:string-value="Dernière chance " calcext:value-type="string">
            <text:p>Dernière chance </text:p>
          </table:table-cell>
        </table:table-row>
        <table:table-row table:style-name="ro6">
          <table:table-cell table:formula="of:=INDIRECT(ADDRESS([.$D60];6;2;1;&quot;Chantiers&quot;))" office:value-type="string" office:string-value="u" calcext:value-type="string">
            <text:p>u</text:p>
          </table:table-cell>
          <table:table-cell office:value-type="float" office:value="1171" calcext:value-type="float">
            <text:p>1171</text:p>
          </table:table-cell>
          <table:table-cell office:value-type="float" office:value="37" calcext:value-type="float">
            <text:p>37</text:p>
          </table:table-cell>
          <table:table-cell table:formula="of:=MATCH([.$B60];[Chantiers.$D$2:Chantiers.$D$137];0)+1" office:value-type="float" office:value="98" calcext:value-type="float">
            <text:p>98</text:p>
          </table:table-cell>
          <table:table-cell table:formula="of:=INDIRECT(ADDRESS([.$D60];5;2;1;&quot;Chantiers&quot;))" office:value-type="string" office:string-value="Tour des éclaireurs " calcext:value-type="string">
            <text:p>Tour des éclaireurs </text:p>
          </table:table-cell>
        </table:table-row>
        <table:table-row table:style-name="ro6">
          <table:table-cell table:formula="of:=INDIRECT(ADDRESS([.$D61];6;2;1;&quot;Chantiers&quot;))" office:value-type="string" office:string-value="u" calcext:value-type="string">
            <text:p>u</text:p>
          </table:table-cell>
          <table:table-cell office:value-type="float" office:value="1035" calcext:value-type="float">
            <text:p>1035</text:p>
          </table:table-cell>
          <table:table-cell office:value-type="float" office:value="49" calcext:value-type="float">
            <text:p>49</text:p>
          </table:table-cell>
          <table:table-cell table:formula="of:=MATCH([.$B61];[Chantiers.$D$2:Chantiers.$D$137];0)+1" office:value-type="float" office:value="82" calcext:value-type="float">
            <text:p>82</text:p>
          </table:table-cell>
          <table:table-cell table:formula="of:=INDIRECT(ADDRESS([.$D61];5;2;1;&quot;Chantiers&quot;))" office:value-type="string" office:string-value="Scanner " calcext:value-type="string">
            <text:p>Scanner </text:p>
          </table:table-cell>
        </table:table-row>
        <table:table-row table:style-name="ro6">
          <table:table-cell table:formula="of:=INDIRECT(ADDRESS([.$D62];6;2;1;&quot;Chantiers&quot;))" office:value-type="string" office:string-value="c" calcext:value-type="string">
            <text:p>c</text:p>
          </table:table-cell>
          <table:table-cell office:value-type="float" office:value="1159" calcext:value-type="float">
            <text:p>1159</text:p>
          </table:table-cell>
          <table:table-cell office:value-type="float" office:value="52" calcext:value-type="float">
            <text:p>52</text:p>
          </table:table-cell>
          <table:table-cell table:formula="of:=MATCH([.$B62];[Chantiers.$D$2:Chantiers.$D$137];0)+1" office:value-type="float" office:value="21" calcext:value-type="float">
            <text:p>21</text:p>
          </table:table-cell>
          <table:table-cell table:formula="of:=INDIRECT(ADDRESS([.$D62];5;2;1;&quot;Chantiers&quot;))" office:value-type="string" office:string-value="Mur savonné " calcext:value-type="string">
            <text:p>Mur savonné </text:p>
          </table:table-cell>
        </table:table-row>
        <table:table-row table:style-name="ro6">
          <table:table-cell table:formula="of:=INDIRECT(ADDRESS([.$D63];6;2;1;&quot;Chantiers&quot;))" office:value-type="string" office:string-value="b" calcext:value-type="string">
            <text:p>b</text:p>
          </table:table-cell>
          <table:table-cell office:value-type="float" office:value="1055" calcext:value-type="float">
            <text:p>1055</text:p>
          </table:table-cell>
          <table:table-cell office:value-type="float" office:value="54" calcext:value-type="float">
            <text:p>54</text:p>
          </table:table-cell>
          <table:table-cell table:formula="of:=MATCH([.$B63];[Chantiers.$D$2:Chantiers.$D$137];0)+1" office:value-type="float" office:value="18" calcext:value-type="float">
            <text:p>18</text:p>
          </table:table-cell>
          <table:table-cell table:formula="of:=INDIRECT(ADDRESS([.$D63];5;2;1;&quot;Chantiers&quot;))" office:value-type="string" office:string-value="Oubliettes" calcext:value-type="string">
            <text:p>Oubliettes</text:p>
          </table:table-cell>
        </table:table-row>
        <table:table-row table:style-name="ro6">
          <table:table-cell table:formula="of:=INDIRECT(ADDRESS([.$D64];6;2;1;&quot;Chantiers&quot;))" office:value-type="string" office:string-value="c" calcext:value-type="string">
            <text:p>c</text:p>
          </table:table-cell>
          <table:table-cell office:value-type="float" office:value="1024" calcext:value-type="float">
            <text:p>1024</text:p>
          </table:table-cell>
          <table:table-cell office:value-type="float" office:value="54" calcext:value-type="float">
            <text:p>54</text:p>
          </table:table-cell>
          <table:table-cell table:formula="of:=MATCH([.$B64];[Chantiers.$D$2:Chantiers.$D$137];0)+1" office:value-type="float" office:value="6" calcext:value-type="float">
            <text:p>6</text:p>
          </table:table-cell>
          <table:table-cell table:formula="of:=INDIRECT(ADDRESS([.$D64];5;2;1;&quot;Chantiers&quot;))" office:value-type="string" office:string-value="Muraille rasoir" calcext:value-type="string">
            <text:p>Muraille rasoir</text:p>
          </table:table-cell>
        </table:table-row>
        <table:table-row table:style-name="ro6">
          <table:table-cell table:formula="of:=INDIRECT(ADDRESS([.$D65];6;2;1;&quot;Chantiers&quot;))" office:value-type="string" office:string-value="b" calcext:value-type="string">
            <text:p>b</text:p>
          </table:table-cell>
          <table:table-cell office:value-type="float" office:value="1165" calcext:value-type="float">
            <text:p>1165</text:p>
          </table:table-cell>
          <table:table-cell office:value-type="float" office:value="55" calcext:value-type="float">
            <text:p>55</text:p>
          </table:table-cell>
          <table:table-cell table:formula="of:=MATCH([.$B65];[Chantiers.$D$2:Chantiers.$D$137];0)+1" office:value-type="float" office:value="27" calcext:value-type="float">
            <text:p>27</text:p>
          </table:table-cell>
          <table:table-cell table:formula="of:=INDIRECT(ADDRESS([.$D65];5;2;1;&quot;Chantiers&quot;))" office:value-type="string" office:string-value="Cloison épaisse" calcext:value-type="string">
            <text:p>Cloison épaisse</text:p>
          </table:table-cell>
        </table:table-row>
        <table:table-row table:style-name="ro6">
          <table:table-cell table:formula="of:=INDIRECT(ADDRESS([.$D66];6;2;1;&quot;Chantiers&quot;))" office:value-type="string" office:string-value="u" calcext:value-type="string">
            <text:p>u</text:p>
          </table:table-cell>
          <table:table-cell office:value-type="float" office:value="1170" calcext:value-type="float">
            <text:p>1170</text:p>
          </table:table-cell>
          <table:table-cell office:value-type="float" office:value="56" calcext:value-type="float">
            <text:p>56</text:p>
          </table:table-cell>
          <table:table-cell table:formula="of:=MATCH([.$B66];[Chantiers.$D$2:Chantiers.$D$137];0)+1" office:value-type="float" office:value="97" calcext:value-type="float">
            <text:p>97</text:p>
          </table:table-cell>
          <table:table-cell table:formula="of:=INDIRECT(ADDRESS([.$D66];5;2;1;&quot;Chantiers&quot;))" office:value-type="string" office:string-value="Tour des gardiens " calcext:value-type="string">
            <text:p>Tour des gardiens </text:p>
          </table:table-cell>
        </table:table-row>
        <table:table-row table:style-name="ro6">
          <table:table-cell table:formula="of:=INDIRECT(ADDRESS([.$D67];6;2;1;&quot;Chantiers&quot;))" office:value-type="string" office:string-value="c" calcext:value-type="string">
            <text:p>c</text:p>
          </table:table-cell>
          <table:table-cell office:value-type="float" office:value="1042" calcext:value-type="float">
            <text:p>1042</text:p>
          </table:table-cell>
          <table:table-cell office:value-type="float" office:value="57" calcext:value-type="float">
            <text:p>57</text:p>
          </table:table-cell>
          <table:table-cell table:formula="of:=MATCH([.$B67];[Chantiers.$D$2:Chantiers.$D$137];0)+1" office:value-type="float" office:value="83" calcext:value-type="float">
            <text:p>83</text:p>
          </table:table-cell>
          <table:table-cell table:formula="of:=INDIRECT(ADDRESS([.$D67];5;2;1;&quot;Chantiers&quot;))" office:value-type="string" office:string-value="Carte améliorée " calcext:value-type="string">
            <text:p>Carte améliorée </text:p>
          </table:table-cell>
        </table:table-row>
        <table:table-row table:style-name="ro6">
          <table:table-cell table:formula="of:=INDIRECT(ADDRESS([.$D68];6;2;1;&quot;Chantiers&quot;))" office:value-type="string" office:string-value="c" calcext:value-type="string">
            <text:p>c</text:p>
          </table:table-cell>
          <table:table-cell office:value-type="float" office:value="1066" calcext:value-type="float">
            <text:p>1066</text:p>
          </table:table-cell>
          <table:table-cell office:value-type="float" office:value="59" calcext:value-type="float">
            <text:p>59</text:p>
          </table:table-cell>
          <table:table-cell table:formula="of:=MATCH([.$B68];[Chantiers.$D$2:Chantiers.$D$137];0)+1" office:value-type="float" office:value="8" calcext:value-type="float">
            <text:p>8</text:p>
          </table:table-cell>
          <table:table-cell table:formula="of:=INDIRECT(ADDRESS([.$D68];5;2;1;&quot;Chantiers&quot;))" office:value-type="string" office:string-value="Appâts " calcext:value-type="string">
            <text:p>Appâts </text:p>
          </table:table-cell>
        </table:table-row>
        <table:table-row table:style-name="ro6">
          <table:table-cell table:formula="of:=INDIRECT(ADDRESS([.$D69];6;2;1;&quot;Chantiers&quot;))" office:value-type="string" office:string-value="r" calcext:value-type="string">
            <text:p>r</text:p>
          </table:table-cell>
          <table:table-cell office:value-type="float" office:value="1053" calcext:value-type="float">
            <text:p>1053</text:p>
          </table:table-cell>
          <table:table-cell office:value-type="float" office:value="59" calcext:value-type="float">
            <text:p>59</text:p>
          </table:table-cell>
          <table:table-cell table:formula="of:=MATCH([.$B69];[Chantiers.$D$2:Chantiers.$D$137];0)+1" office:value-type="float" office:value="101" calcext:value-type="float">
            <text:p>101</text:p>
          </table:table-cell>
          <table:table-cell table:formula="of:=INDIRECT(ADDRESS([.$D69];5;2;1;&quot;Chantiers&quot;))" office:value-type="string" office:string-value="Derrick " calcext:value-type="string">
            <text:p>Derrick </text:p>
          </table:table-cell>
        </table:table-row>
        <table:table-row table:style-name="ro6">
          <table:table-cell table:formula="of:=INDIRECT(ADDRESS([.$D70];6;2;1;&quot;Chantiers&quot;))" office:value-type="string" office:string-value="r" calcext:value-type="string">
            <text:p>r</text:p>
          </table:table-cell>
          <table:table-cell office:value-type="float" office:value="1124" calcext:value-type="float">
            <text:p>1124</text:p>
          </table:table-cell>
          <table:table-cell office:value-type="float" office:value="59" calcext:value-type="float">
            <text:p>59</text:p>
          </table:table-cell>
          <table:table-cell table:formula="of:=MATCH([.$B70];[Chantiers.$D$2:Chantiers.$D$137];0)+1" office:value-type="float" office:value="115" calcext:value-type="float">
            <text:p>115</text:p>
          </table:table-cell>
          <table:table-cell table:formula="of:=INDIRECT(ADDRESS([.$D70];5;2;1;&quot;Chantiers&quot;))" office:value-type="string" office:string-value="Phare" calcext:value-type="string">
            <text:p>Phare</text:p>
          </table:table-cell>
        </table:table-row>
        <table:table-row table:style-name="ro6">
          <table:table-cell table:formula="of:=INDIRECT(ADDRESS([.$D71];6;2;1;&quot;Chantiers&quot;))" office:value-type="string" office:string-value="u" calcext:value-type="string">
            <text:p>u</text:p>
          </table:table-cell>
          <table:table-cell office:value-type="float" office:value="1120" calcext:value-type="float">
            <text:p>1120</text:p>
          </table:table-cell>
          <table:table-cell office:value-type="float" office:value="59" calcext:value-type="float">
            <text:p>59</text:p>
          </table:table-cell>
          <table:table-cell table:formula="of:=MATCH([.$B71];[Chantiers.$D$2:Chantiers.$D$137];0)+1" office:value-type="float" office:value="111" calcext:value-type="float">
            <text:p>111</text:p>
          </table:table-cell>
          <table:table-cell table:formula="of:=INDIRECT(ADDRESS([.$D71];5;2;1;&quot;Chantiers&quot;))" office:value-type="string" office:string-value="Ferraillerie " calcext:value-type="string">
            <text:p>Ferraillerie </text:p>
          </table:table-cell>
        </table:table-row>
        <table:table-row table:style-name="ro6">
          <table:table-cell table:formula="of:=INDIRECT(ADDRESS([.$D72];6;2;1;&quot;Chantiers&quot;))" office:value-type="string" office:string-value="b" calcext:value-type="string">
            <text:p>b</text:p>
          </table:table-cell>
          <table:table-cell office:value-type="float" office:value="1122" calcext:value-type="float">
            <text:p>1122</text:p>
          </table:table-cell>
          <table:table-cell office:value-type="float" office:value="59" calcext:value-type="float">
            <text:p>59</text:p>
          </table:table-cell>
          <table:table-cell table:formula="of:=MATCH([.$B72];[Chantiers.$D$2:Chantiers.$D$137];0)+1" office:value-type="float" office:value="114" calcext:value-type="float">
            <text:p>114</text:p>
          </table:table-cell>
          <table:table-cell table:formula="of:=INDIRECT(ADDRESS([.$D72];5;2;1;&quot;Chantiers&quot;))" office:value-type="string" office:string-value="Cage à viande" calcext:value-type="string">
            <text:p>Cage à viande</text:p>
          </table:table-cell>
        </table:table-row>
        <table:table-row table:style-name="ro6">
          <table:table-cell table:formula="of:=INDIRECT(ADDRESS([.$D73];6;2;1;&quot;Chantiers&quot;))" office:value-type="string" office:string-value="u" calcext:value-type="string">
            <text:p>u</text:p>
          </table:table-cell>
          <table:table-cell office:value-type="float" office:value="1118" calcext:value-type="float">
            <text:p>1118</text:p>
          </table:table-cell>
          <table:table-cell office:value-type="float" office:value="59" calcext:value-type="float">
            <text:p>59</text:p>
          </table:table-cell>
          <table:table-cell table:formula="of:=MATCH([.$B73];[Chantiers.$D$2:Chantiers.$D$137];0)+1" office:value-type="float" office:value="109" calcext:value-type="float">
            <text:p>109</text:p>
          </table:table-cell>
          <table:table-cell table:formula="of:=INDIRECT(ADDRESS([.$D73];5;2;1;&quot;Chantiers&quot;))" office:value-type="string" office:string-value="Appâts odorants " calcext:value-type="string">
            <text:p>Appâts odorants </text:p>
          </table:table-cell>
        </table:table-row>
        <table:table-row table:style-name="ro6">
          <table:table-cell table:formula="of:=INDIRECT(ADDRESS([.$D74];6;2;1;&quot;Chantiers&quot;))" office:value-type="string" office:string-value="b" calcext:value-type="string">
            <text:p>b</text:p>
          </table:table-cell>
          <table:table-cell office:value-type="float" office:value="1021" calcext:value-type="float">
            <text:p>1021</text:p>
          </table:table-cell>
          <table:table-cell office:value-type="float" office:value="62" calcext:value-type="float">
            <text:p>62</text:p>
          </table:table-cell>
          <table:table-cell table:formula="of:=MATCH([.$B74];[Chantiers.$D$2:Chantiers.$D$137];0)+1" office:value-type="float" office:value="53" calcext:value-type="float">
            <text:p>53</text:p>
          </table:table-cell>
          <table:table-cell table:formula="of:=INDIRECT(ADDRESS([.$D74];5;2;1;&quot;Chantiers&quot;))" office:value-type="string" office:string-value="Boucherie " calcext:value-type="string">
            <text:p>Boucherie </text:p>
          </table:table-cell>
        </table:table-row>
        <table:table-row table:style-name="ro6">
          <table:table-cell table:formula="of:=INDIRECT(ADDRESS([.$D75];6;2;1;&quot;Chantiers&quot;))" office:value-type="string" office:string-value="u" calcext:value-type="string">
            <text:p>u</text:p>
          </table:table-cell>
          <table:table-cell office:value-type="float" office:value="1142" calcext:value-type="float">
            <text:p>1142</text:p>
          </table:table-cell>
          <table:table-cell office:value-type="float" office:value="65" calcext:value-type="float">
            <text:p>65</text:p>
          </table:table-cell>
          <table:table-cell table:formula="of:=MATCH([.$B75];[Chantiers.$D$2:Chantiers.$D$137];0)+1" office:value-type="float" office:value="46" calcext:value-type="float">
            <text:p>46</text:p>
          </table:table-cell>
          <table:table-cell table:formula="of:=INDIRECT(ADDRESS([.$D75];5;2;1;&quot;Chantiers&quot;))" office:value-type="string" office:string-value="Pluvio-canons" calcext:value-type="string">
            <text:p>Pluvio-canons</text:p>
          </table:table-cell>
        </table:table-row>
        <table:table-row table:style-name="ro6">
          <table:table-cell table:formula="of:=INDIRECT(ADDRESS([.$D76];6;2;1;&quot;Chantiers&quot;))" office:value-type="string" office:string-value="r" calcext:value-type="string">
            <text:p>r</text:p>
          </table:table-cell>
          <table:table-cell office:value-type="float" office:value="1073" calcext:value-type="float">
            <text:p>1073</text:p>
          </table:table-cell>
          <table:table-cell office:value-type="float" office:value="65" calcext:value-type="float">
            <text:p>65</text:p>
          </table:table-cell>
          <table:table-cell table:formula="of:=MATCH([.$B76];[Chantiers.$D$2:Chantiers.$D$137];0)+1" office:value-type="float" office:value="44" calcext:value-type="float">
            <text:p>44</text:p>
          </table:table-cell>
          <table:table-cell table:formula="of:=INDIRECT(ADDRESS([.$D76];5;2;1;&quot;Chantiers&quot;))" office:value-type="string" office:string-value="Aqua tourelles" calcext:value-type="string">
            <text:p>Aqua tourelles</text:p>
          </table:table-cell>
        </table:table-row>
        <table:table-row table:style-name="ro6">
          <table:table-cell table:formula="of:=INDIRECT(ADDRESS([.$D77];6;2;1;&quot;Chantiers&quot;))" office:value-type="string" office:string-value="c" calcext:value-type="string">
            <text:p>c</text:p>
          </table:table-cell>
          <table:table-cell office:value-type="float" office:value="1160" calcext:value-type="float">
            <text:p>1160</text:p>
          </table:table-cell>
          <table:table-cell office:value-type="float" office:value="65" calcext:value-type="float">
            <text:p>65</text:p>
          </table:table-cell>
          <table:table-cell table:formula="of:=MATCH([.$B77];[Chantiers.$D$2:Chantiers.$D$137];0)+1" office:value-type="float" office:value="22" calcext:value-type="float">
            <text:p>22</text:p>
          </table:table-cell>
          <table:table-cell table:formula="of:=INDIRECT(ADDRESS([.$D77];5;2;1;&quot;Chantiers&quot;))" office:value-type="string" office:string-value="Pulvérisateur " calcext:value-type="string">
            <text:p>Pulvérisateur </text:p>
          </table:table-cell>
        </table:table-row>
        <table:table-row table:style-name="ro6">
          <table:table-cell table:formula="of:=INDIRECT(ADDRESS([.$D78];6;2;1;&quot;Chantiers&quot;))" office:value-type="string" office:string-value="b" calcext:value-type="string">
            <text:p>b</text:p>
          </table:table-cell>
          <table:table-cell office:value-type="float" office:value="1104" calcext:value-type="float">
            <text:p>1104</text:p>
          </table:table-cell>
          <table:table-cell office:value-type="float" office:value="67" calcext:value-type="float">
            <text:p>67</text:p>
          </table:table-cell>
          <table:table-cell table:formula="of:=MATCH([.$B78];[Chantiers.$D$2:Chantiers.$D$137];0)+1" office:value-type="float" office:value="70" calcext:value-type="float">
            <text:p>70</text:p>
          </table:table-cell>
          <table:table-cell table:formula="of:=INDIRECT(ADDRESS([.$D78];5;2;1;&quot;Chantiers&quot;))" office:value-type="string" office:string-value="Cantine à bois " calcext:value-type="string">
            <text:p>Cantine à bois </text:p>
          </table:table-cell>
        </table:table-row>
        <table:table-row table:style-name="ro6">
          <table:table-cell table:formula="of:=INDIRECT(ADDRESS([.$D79];6;2;1;&quot;Chantiers&quot;))" office:value-type="string" office:string-value="b" calcext:value-type="string">
            <text:p>b</text:p>
          </table:table-cell>
          <table:table-cell office:value-type="float" office:value="1067" calcext:value-type="float">
            <text:p>1067</text:p>
          </table:table-cell>
          <table:table-cell office:value-type="float" office:value="68" calcext:value-type="float">
            <text:p>68</text:p>
          </table:table-cell>
          <table:table-cell table:formula="of:=MATCH([.$B79];[Chantiers.$D$2:Chantiers.$D$137];0)+1" office:value-type="float" office:value="63" calcext:value-type="float">
            <text:p>63</text:p>
          </table:table-cell>
          <table:table-cell table:formula="of:=INDIRECT(ADDRESS([.$D79];5;2;1;&quot;Chantiers&quot;))" office:value-type="string" office:string-value="Scies hurlantes " calcext:value-type="string">
            <text:p>Scies hurlantes </text:p>
          </table:table-cell>
        </table:table-row>
        <table:table-row table:style-name="ro6">
          <table:table-cell table:formula="of:=INDIRECT(ADDRESS([.$D80];6;2;1;&quot;Chantiers&quot;))" office:value-type="string" office:string-value="c" calcext:value-type="string">
            <text:p>c</text:p>
          </table:table-cell>
          <table:table-cell office:value-type="float" office:value="1167" calcext:value-type="float">
            <text:p>1167</text:p>
          </table:table-cell>
          <table:table-cell office:value-type="float" office:value="68" calcext:value-type="float">
            <text:p>68</text:p>
          </table:table-cell>
          <table:table-cell table:formula="of:=MATCH([.$B80];[Chantiers.$D$2:Chantiers.$D$137];0)+1" office:value-type="float" office:value="29" calcext:value-type="float">
            <text:p>29</text:p>
          </table:table-cell>
          <table:table-cell table:formula="of:=INDIRECT(ADDRESS([.$D80];5;2;1;&quot;Chantiers&quot;))" office:value-type="string" office:string-value="Bastion" calcext:value-type="string">
            <text:p>Bastion</text:p>
          </table:table-cell>
        </table:table-row>
        <table:table-row table:style-name="ro6">
          <table:table-cell table:formula="of:=INDIRECT(ADDRESS([.$D81];6;2;1;&quot;Chantiers&quot;))" office:value-type="string" office:string-value="u" calcext:value-type="string">
            <text:p>u</text:p>
          </table:table-cell>
          <table:table-cell office:value-type="float" office:value="1032" calcext:value-type="float">
            <text:p>1032</text:p>
          </table:table-cell>
          <table:table-cell office:value-type="float" office:value="70" calcext:value-type="float">
            <text:p>70</text:p>
          </table:table-cell>
          <table:table-cell table:formula="of:=MATCH([.$B81];[Chantiers.$D$2:Chantiers.$D$137];0)+1" office:value-type="float" office:value="32" calcext:value-type="float">
            <text:p>32</text:p>
          </table:table-cell>
          <table:table-cell table:formula="of:=INDIRECT(ADDRESS([.$D81];5;2;1;&quot;Chantiers&quot;))" office:value-type="string" office:string-value="Champ mines eau " calcext:value-type="string">
            <text:p>Champ mines eau </text:p>
          </table:table-cell>
        </table:table-row>
        <table:table-row table:style-name="ro6">
          <table:table-cell table:formula="of:=INDIRECT(ADDRESS([.$D82];6;2;1;&quot;Chantiers&quot;))" office:value-type="string" office:string-value="b" calcext:value-type="string">
            <text:p>b</text:p>
          </table:table-cell>
          <table:table-cell office:value-type="float" office:value="1049" calcext:value-type="float">
            <text:p>1049</text:p>
          </table:table-cell>
          <table:table-cell office:value-type="float" office:value="71" calcext:value-type="float">
            <text:p>71</text:p>
          </table:table-cell>
          <table:table-cell table:formula="of:=MATCH([.$B82];[Chantiers.$D$2:Chantiers.$D$137];0)+1" office:value-type="float" office:value="61" calcext:value-type="float">
            <text:p>61</text:p>
          </table:table-cell>
          <table:table-cell table:formula="of:=INDIRECT(ADDRESS([.$D82];5;2;1;&quot;Chantiers&quot;))" office:value-type="string" office:string-value="Tourniquet " calcext:value-type="string">
            <text:p>Tourniquet </text:p>
          </table:table-cell>
        </table:table-row>
        <table:table-row table:style-name="ro6">
          <table:table-cell table:formula="of:=INDIRECT(ADDRESS([.$D83];6;2;1;&quot;Chantiers&quot;))" office:value-type="string" office:string-value="c" calcext:value-type="string">
            <text:p>c</text:p>
          </table:table-cell>
          <table:table-cell office:value-type="float" office:value="1150" calcext:value-type="float">
            <text:p>1150</text:p>
          </table:table-cell>
          <table:table-cell office:value-type="float" office:value="71" calcext:value-type="float">
            <text:p>71</text:p>
          </table:table-cell>
          <table:table-cell table:formula="of:=MATCH([.$B83];[Chantiers.$D$2:Chantiers.$D$137];0)+1" office:value-type="float" office:value="48" calcext:value-type="float">
            <text:p>48</text:p>
          </table:table-cell>
          <table:table-cell table:formula="of:=INDIRECT(ADDRESS([.$D83];5;2;1;&quot;Chantiers&quot;))" office:value-type="string" office:string-value="Caniveaux " calcext:value-type="string">
            <text:p>Caniveaux </text:p>
          </table:table-cell>
        </table:table-row>
        <table:table-row table:style-name="ro6">
          <table:table-cell table:formula="of:=INDIRECT(ADDRESS([.$D84];6;2;1;&quot;Chantiers&quot;))" office:value-type="string" office:string-value="u" calcext:value-type="string">
            <text:p>u</text:p>
          </table:table-cell>
          <table:table-cell office:value-type="float" office:value="1119" calcext:value-type="float">
            <text:p>1119</text:p>
          </table:table-cell>
          <table:table-cell office:value-type="float" office:value="71" calcext:value-type="float">
            <text:p>71</text:p>
          </table:table-cell>
          <table:table-cell table:formula="of:=MATCH([.$B84];[Chantiers.$D$2:Chantiers.$D$137];0)+1" office:value-type="float" office:value="110" calcext:value-type="float">
            <text:p>110</text:p>
          </table:table-cell>
          <table:table-cell table:formula="of:=INDIRECT(ADDRESS([.$D84];5;2;1;&quot;Chantiers&quot;))" office:value-type="string" office:string-value="Déchardes de bois " calcext:value-type="string">
            <text:p>Déchardes de bois </text:p>
          </table:table-cell>
        </table:table-row>
        <table:table-row table:style-name="ro6">
          <table:table-cell table:formula="of:=INDIRECT(ADDRESS([.$D85];6;2;1;&quot;Chantiers&quot;))" office:value-type="string" office:string-value="c" calcext:value-type="string">
            <text:p>c</text:p>
          </table:table-cell>
          <table:table-cell office:value-type="float" office:value="1022" calcext:value-type="float">
            <text:p>1022</text:p>
          </table:table-cell>
          <table:table-cell office:value-type="float" office:value="72" calcext:value-type="float">
            <text:p>72</text:p>
          </table:table-cell>
          <table:table-cell table:formula="of:=MATCH([.$B85];[Chantiers.$D$2:Chantiers.$D$137];0)+1" office:value-type="float" office:value="91" calcext:value-type="float">
            <text:p>91</text:p>
          </table:table-cell>
          <table:table-cell table:formula="of:=INDIRECT(ADDRESS([.$D85];5;2;1;&quot;Chantiers&quot;))" office:value-type="string" office:string-value="Mont pointu " calcext:value-type="string">
            <text:p>Mont pointu </text:p>
          </table:table-cell>
        </table:table-row>
        <table:table-row table:style-name="ro6">
          <table:table-cell table:formula="of:=INDIRECT(ADDRESS([.$D86];6;2;1;&quot;Chantiers&quot;))" office:value-type="string" office:string-value="u" calcext:value-type="string">
            <text:p>u</text:p>
          </table:table-cell>
          <table:table-cell office:value-type="float" office:value="1123" calcext:value-type="float">
            <text:p>1123</text:p>
          </table:table-cell>
          <table:table-cell office:value-type="float" office:value="72" calcext:value-type="float">
            <text:p>72</text:p>
          </table:table-cell>
          <table:table-cell table:formula="of:=MATCH([.$B86];[Chantiers.$D$2:Chantiers.$D$137];0)+1" office:value-type="float" office:value="112" calcext:value-type="float">
            <text:p>112</text:p>
          </table:table-cell>
          <table:table-cell table:formula="of:=INDIRECT(ADDRESS([.$D86];5;2;1;&quot;Chantiers&quot;))" office:value-type="string" office:string-value="Enclos " calcext:value-type="string">
            <text:p>Enclos </text:p>
          </table:table-cell>
        </table:table-row>
        <table:table-row table:style-name="ro6">
          <table:table-cell table:formula="of:=INDIRECT(ADDRESS([.$D87];6;2;1;&quot;Chantiers&quot;))" office:value-type="string" office:string-value="c" calcext:value-type="string">
            <text:p>c</text:p>
          </table:table-cell>
          <table:table-cell office:value-type="float" office:value="1027" calcext:value-type="float">
            <text:p>1027</text:p>
          </table:table-cell>
          <table:table-cell office:value-type="float" office:value="72" calcext:value-type="float">
            <text:p>72</text:p>
          </table:table-cell>
          <table:table-cell table:formula="of:=MATCH([.$B87];[Chantiers.$D$2:Chantiers.$D$137];0)+1" office:value-type="float" office:value="5" calcext:value-type="float">
            <text:p>5</text:p>
          </table:table-cell>
          <table:table-cell table:formula="of:=INDIRECT(ADDRESS([.$D87];5;2;1;&quot;Chantiers&quot;))" office:value-type="string" office:string-value="Fosse à Pieux" calcext:value-type="string">
            <text:p>Fosse à Pieux</text:p>
          </table:table-cell>
        </table:table-row>
        <table:table-row table:style-name="ro6">
          <table:table-cell table:formula="of:=INDIRECT(ADDRESS([.$D88];6;2;1;&quot;Chantiers&quot;))" office:value-type="string" office:string-value="c" calcext:value-type="string">
            <text:p>c</text:p>
          </table:table-cell>
          <table:table-cell office:value-type="float" office:value="1047" calcext:value-type="float">
            <text:p>1047</text:p>
          </table:table-cell>
          <table:table-cell office:value-type="float" office:value="74" calcext:value-type="float">
            <text:p>74</text:p>
          </table:table-cell>
          <table:table-cell table:formula="of:=MATCH([.$B88];[Chantiers.$D$2:Chantiers.$D$137];0)+1" office:value-type="float" office:value="58" calcext:value-type="float">
            <text:p>58</text:p>
          </table:table-cell>
          <table:table-cell table:formula="of:=INDIRECT(ADDRESS([.$D88];5;2;1;&quot;Chantiers&quot;))" office:value-type="string" office:string-value="Perforeuse" calcext:value-type="string">
            <text:p>Perforeuse</text:p>
          </table:table-cell>
        </table:table-row>
        <table:table-row table:style-name="ro6">
          <table:table-cell table:formula="of:=INDIRECT(ADDRESS([.$D89];6;2;1;&quot;Chantiers&quot;))" office:value-type="string" office:string-value="c" calcext:value-type="string">
            <text:p>c</text:p>
          </table:table-cell>
          <table:table-cell office:value-type="float" office:value="1048" calcext:value-type="float">
            <text:p>1048</text:p>
          </table:table-cell>
          <table:table-cell office:value-type="float" office:value="74" calcext:value-type="float">
            <text:p>74</text:p>
          </table:table-cell>
          <table:table-cell table:formula="of:=MATCH([.$B89];[Chantiers.$D$2:Chantiers.$D$137];0)+1" office:value-type="float" office:value="59" calcext:value-type="float">
            <text:p>59</text:p>
          </table:table-cell>
          <table:table-cell table:formula="of:=INDIRECT(ADDRESS([.$D89];5;2;1;&quot;Chantiers&quot;))" office:value-type="string" office:string-value="Lance-Grenailles" calcext:value-type="string">
            <text:p>Lance-Grenailles</text:p>
          </table:table-cell>
        </table:table-row>
        <table:table-row table:style-name="ro6">
          <table:table-cell table:formula="of:=INDIRECT(ADDRESS([.$D90];6;2;1;&quot;Chantiers&quot;))" office:value-type="string" office:string-value="c" calcext:value-type="string">
            <text:p>c</text:p>
          </table:table-cell>
          <table:table-cell office:value-type="float" office:value="1015" calcext:value-type="float">
            <text:p>1015</text:p>
          </table:table-cell>
          <table:table-cell office:value-type="float" office:value="80" calcext:value-type="float">
            <text:p>80</text:p>
          </table:table-cell>
          <table:table-cell table:formula="of:=MATCH([.$B90];[Chantiers.$D$2:Chantiers.$D$137];0)+1" office:value-type="float" office:value="80" calcext:value-type="float">
            <text:p>80</text:p>
          </table:table-cell>
          <table:table-cell table:formula="of:=INDIRECT(ADDRESS([.$D90];5;2;1;&quot;Chantiers&quot;))" office:value-type="string" office:string-value="Catapulte primitive " calcext:value-type="string">
            <text:p>Catapulte primitive </text:p>
          </table:table-cell>
        </table:table-row>
        <table:table-row table:style-name="ro6">
          <table:table-cell table:formula="of:=INDIRECT(ADDRESS([.$D91];6;2;1;&quot;Chantiers&quot;))" office:value-type="string" office:string-value="c" calcext:value-type="string">
            <text:p>c</text:p>
          </table:table-cell>
          <table:table-cell office:value-type="float" office:value="1064" calcext:value-type="float">
            <text:p>1064</text:p>
          </table:table-cell>
          <table:table-cell office:value-type="float" office:value="80" calcext:value-type="float">
            <text:p>80</text:p>
          </table:table-cell>
          <table:table-cell table:formula="of:=MATCH([.$B91];[Chantiers.$D$2:Chantiers.$D$137];0)+1" office:value-type="float" office:value="84" calcext:value-type="float">
            <text:p>84</text:p>
          </table:table-cell>
          <table:table-cell table:formula="of:=INDIRECT(ADDRESS([.$D91];5;2;1;&quot;Chantiers&quot;))" office:value-type="string" office:string-value="Planificateur " calcext:value-type="string">
            <text:p>Planificateur </text:p>
          </table:table-cell>
        </table:table-row>
        <table:table-row table:style-name="ro6">
          <table:table-cell table:formula="of:=INDIRECT(ADDRESS([.$D92];6;2;1;&quot;Chantiers&quot;))" office:value-type="string" office:string-value="c" calcext:value-type="string">
            <text:p>c</text:p>
          </table:table-cell>
          <table:table-cell office:value-type="float" office:value="1141" calcext:value-type="float">
            <text:p>1141</text:p>
          </table:table-cell>
          <table:table-cell office:value-type="float" office:value="82" calcext:value-type="float">
            <text:p>82</text:p>
          </table:table-cell>
          <table:table-cell table:formula="of:=MATCH([.$B92];[Chantiers.$D$2:Chantiers.$D$137];0)+1" office:value-type="float" office:value="45" calcext:value-type="float">
            <text:p>45</text:p>
          </table:table-cell>
          <table:table-cell table:formula="of:=INDIRECT(ADDRESS([.$D92];5;2;1;&quot;Chantiers&quot;))" office:value-type="string" office:string-value="Percée " calcext:value-type="string">
            <text:p>Percée </text:p>
          </table:table-cell>
        </table:table-row>
        <table:table-row table:style-name="ro6">
          <table:table-cell table:formula="of:=INDIRECT(ADDRESS([.$D93];6;2;1;&quot;Chantiers&quot;))" office:value-type="string" office:string-value="b" calcext:value-type="string">
            <text:p>b</text:p>
          </table:table-cell>
          <table:table-cell office:value-type="float" office:value="1164" calcext:value-type="float">
            <text:p>1164</text:p>
          </table:table-cell>
          <table:table-cell office:value-type="float" office:value="82" calcext:value-type="float">
            <text:p>82</text:p>
          </table:table-cell>
          <table:table-cell table:formula="of:=MATCH([.$B93];[Chantiers.$D$2:Chantiers.$D$137];0)+1" office:value-type="float" office:value="26" calcext:value-type="float">
            <text:p>26</text:p>
          </table:table-cell>
          <table:table-cell table:formula="of:=INDIRECT(ADDRESS([.$D93];5;2;1;&quot;Chantiers&quot;))" office:value-type="string" office:string-value="Cloison métallique" calcext:value-type="string">
            <text:p>Cloison métallique</text:p>
          </table:table-cell>
        </table:table-row>
        <table:table-row table:style-name="ro6">
          <table:table-cell table:formula="of:=INDIRECT(ADDRESS([.$D94];6;2;1;&quot;Chantiers&quot;))" office:value-type="string" office:string-value="b" calcext:value-type="string">
            <text:p>b</text:p>
          </table:table-cell>
          <table:table-cell office:value-type="float" office:value="1166" calcext:value-type="float">
            <text:p>1166</text:p>
          </table:table-cell>
          <table:table-cell office:value-type="float" office:value="83" calcext:value-type="float">
            <text:p>83</text:p>
          </table:table-cell>
          <table:table-cell table:formula="of:=MATCH([.$B94];[Chantiers.$D$2:Chantiers.$D$137];0)+1" office:value-type="float" office:value="28" calcext:value-type="float">
            <text:p>28</text:p>
          </table:table-cell>
          <table:table-cell table:formula="of:=INDIRECT(ADDRESS([.$D94];5;2;1;&quot;Chantiers&quot;))" office:value-type="string" office:string-value="Contre-plaqué" calcext:value-type="string">
            <text:p>Contre-plaqué</text:p>
          </table:table-cell>
        </table:table-row>
        <table:table-row table:style-name="ro6">
          <table:table-cell table:formula="of:=INDIRECT(ADDRESS([.$D95];6;2;1;&quot;Chantiers&quot;))" office:value-type="string" office:string-value="c" calcext:value-type="string">
            <text:p>c</text:p>
          </table:table-cell>
          <table:table-cell office:value-type="float" office:value="1034" calcext:value-type="float">
            <text:p>1034</text:p>
          </table:table-cell>
          <table:table-cell office:value-type="float" office:value="84" calcext:value-type="float">
            <text:p>84</text:p>
          </table:table-cell>
          <table:table-cell table:formula="of:=MATCH([.$B95];[Chantiers.$D$2:Chantiers.$D$137];0)+1" office:value-type="float" office:value="134" calcext:value-type="float">
            <text:p>134</text:p>
          </table:table-cell>
          <table:table-cell table:formula="of:=INDIRECT(ADDRESS([.$D95];5;2;1;&quot;Chantiers&quot;))" office:value-type="string" office:string-value="Piston verrou" calcext:value-type="string">
            <text:p>Piston verrou</text:p>
          </table:table-cell>
        </table:table-row>
        <table:table-row table:style-name="ro6">
          <table:table-cell table:formula="of:=INDIRECT(ADDRESS([.$D96];6;2;1;&quot;Chantiers&quot;))" office:value-type="string" office:string-value="c" calcext:value-type="string">
            <text:p>c</text:p>
          </table:table-cell>
          <table:table-cell office:value-type="float" office:value="1026" calcext:value-type="float">
            <text:p>1026</text:p>
          </table:table-cell>
          <table:table-cell office:value-type="float" office:value="84" calcext:value-type="float">
            <text:p>84</text:p>
          </table:table-cell>
          <table:table-cell table:formula="of:=MATCH([.$B96];[Chantiers.$D$2:Chantiers.$D$137];0)+1" office:value-type="float" office:value="34" calcext:value-type="float">
            <text:p>34</text:p>
          </table:table-cell>
          <table:table-cell table:formula="of:=INDIRECT(ADDRESS([.$D96];5;2;1;&quot;Chantiers&quot;))" office:value-type="string" office:string-value="Potager " calcext:value-type="string">
            <text:p>Potager </text:p>
          </table:table-cell>
        </table:table-row>
        <table:table-row table:style-name="ro6">
          <table:table-cell table:formula="of:=INDIRECT(ADDRESS([.$D97];6;2;1;&quot;Chantiers&quot;))" office:value-type="string" office:string-value="c" calcext:value-type="string">
            <text:p>c</text:p>
          </table:table-cell>
          <table:table-cell office:value-type="float" office:value="1102" calcext:value-type="float">
            <text:p>1102</text:p>
          </table:table-cell>
          <table:table-cell office:value-type="float" office:value="87" calcext:value-type="float">
            <text:p>87</text:p>
          </table:table-cell>
          <table:table-cell table:formula="of:=MATCH([.$B97];[Chantiers.$D$2:Chantiers.$D$137];0)+1" office:value-type="float" office:value="68" calcext:value-type="float">
            <text:p>68</text:p>
          </table:table-cell>
          <table:table-cell table:formula="of:=INDIRECT(ADDRESS([.$D97];5;2;1;&quot;Chantiers&quot;))" office:value-type="string" office:string-value="Abattoir" calcext:value-type="string">
            <text:p>Abattoir</text:p>
          </table:table-cell>
        </table:table-row>
        <table:table-row table:style-name="ro6">
          <table:table-cell table:formula="of:=INDIRECT(ADDRESS([.$D98];6;2;1;&quot;Chantiers&quot;))" office:value-type="string" office:string-value="c" calcext:value-type="string">
            <text:p>c</text:p>
          </table:table-cell>
          <table:table-cell office:value-type="float" office:value="1054" calcext:value-type="float">
            <text:p>1054</text:p>
          </table:table-cell>
          <table:table-cell office:value-type="float" office:value="89" calcext:value-type="float">
            <text:p>89</text:p>
          </table:table-cell>
          <table:table-cell table:formula="of:=MATCH([.$B98];[Chantiers.$D$2:Chantiers.$D$137];0)+1" office:value-type="float" office:value="17" calcext:value-type="float">
            <text:p>17</text:p>
          </table:table-cell>
          <table:table-cell table:formula="of:=INDIRECT(ADDRESS([.$D98];5;2;1;&quot;Chantiers&quot;))" office:value-type="string" office:string-value="Râpe à zombies" calcext:value-type="string">
            <text:p>Râpe à zombies</text:p>
          </table:table-cell>
        </table:table-row>
        <table:table-row table:style-name="ro6">
          <table:table-cell table:formula="of:=INDIRECT(ADDRESS([.$D99];6;2;1;&quot;Chantiers&quot;))" office:value-type="string" office:string-value="b" calcext:value-type="string">
            <text:p>b</text:p>
          </table:table-cell>
          <table:table-cell office:value-type="float" office:value="1068" calcext:value-type="float">
            <text:p>1068</text:p>
          </table:table-cell>
          <table:table-cell office:value-type="float" office:value="90" calcext:value-type="float">
            <text:p>90</text:p>
          </table:table-cell>
          <table:table-cell table:formula="of:=MATCH([.$B99];[Chantiers.$D$2:Chantiers.$D$137];0)+1" office:value-type="float" office:value="93" calcext:value-type="float">
            <text:p>93</text:p>
          </table:table-cell>
          <table:table-cell table:formula="of:=INDIRECT(ADDRESS([.$D99];5;2;1;&quot;Chantiers&quot;))" office:value-type="string" office:string-value="Dynamitage " calcext:value-type="string">
            <text:p>Dynamitage </text:p>
          </table:table-cell>
        </table:table-row>
        <table:table-row table:style-name="ro6">
          <table:table-cell table:formula="of:=INDIRECT(ADDRESS([.$D100];6;2;1;&quot;Chantiers&quot;))" office:value-type="string" office:string-value="b" calcext:value-type="string">
            <text:p>b</text:p>
          </table:table-cell>
          <table:table-cell office:value-type="float" office:value="1013" calcext:value-type="float">
            <text:p>1013</text:p>
          </table:table-cell>
          <table:table-cell office:value-type="float" office:value="91" calcext:value-type="float">
            <text:p>91</text:p>
          </table:table-cell>
          <table:table-cell table:formula="of:=MATCH([.$B100];[Chantiers.$D$2:Chantiers.$D$137];0)+1" office:value-type="float" office:value="88" calcext:value-type="float">
            <text:p>88</text:p>
          </table:table-cell>
          <table:table-cell table:formula="of:=INDIRECT(ADDRESS([.$D100];5;2;1;&quot;Chantiers&quot;))" office:value-type="string" office:string-value="Champs piégés" calcext:value-type="string">
            <text:p>Champs piégés</text:p>
          </table:table-cell>
        </table:table-row>
        <table:table-row table:style-name="ro6">
          <table:table-cell table:formula="of:=INDIRECT(ADDRESS([.$D101];6;2;1;&quot;Chantiers&quot;))" office:value-type="string" office:string-value="b" calcext:value-type="string">
            <text:p>b</text:p>
          </table:table-cell>
          <table:table-cell office:value-type="float" office:value="1060" calcext:value-type="float">
            <text:p>1060</text:p>
          </table:table-cell>
          <table:table-cell office:value-type="float" office:value="91" calcext:value-type="float">
            <text:p>91</text:p>
          </table:table-cell>
          <table:table-cell table:formula="of:=MATCH([.$B101];[Chantiers.$D$2:Chantiers.$D$137];0)+1" office:value-type="float" office:value="39" calcext:value-type="float">
            <text:p>39</text:p>
          </table:table-cell>
          <table:table-cell table:formula="of:=INDIRECT(ADDRESS([.$D101];5;2;1;&quot;Chantiers&quot;))" office:value-type="string" office:string-value="Réseau hydraulique " calcext:value-type="string">
            <text:p>Réseau hydraulique </text:p>
          </table:table-cell>
        </table:table-row>
        <table:table-row table:style-name="ro6">
          <table:table-cell table:formula="of:=INDIRECT(ADDRESS([.$D102];6;2;1;&quot;Chantiers&quot;))" office:value-type="string" office:string-value="b" calcext:value-type="string">
            <text:p>b</text:p>
          </table:table-cell>
          <table:table-cell office:value-type="float" office:value="1163" calcext:value-type="float">
            <text:p>1163</text:p>
          </table:table-cell>
          <table:table-cell office:value-type="float" office:value="91" calcext:value-type="float">
            <text:p>91</text:p>
          </table:table-cell>
          <table:table-cell table:formula="of:=MATCH([.$B102];[Chantiers.$D$2:Chantiers.$D$137];0)+1" office:value-type="float" office:value="25" calcext:value-type="float">
            <text:p>25</text:p>
          </table:table-cell>
          <table:table-cell table:formula="of:=INDIRECT(ADDRESS([.$D102];5;2;1;&quot;Chantiers&quot;))" office:value-type="string" office:string-value="Cloison en bois" calcext:value-type="string">
            <text:p>Cloison en bois</text:p>
          </table:table-cell>
        </table:table-row>
        <table:table-row table:style-name="ro6">
          <table:table-cell table:formula="of:=INDIRECT(ADDRESS([.$D103];6;2;1;&quot;Chantiers&quot;))" office:value-type="string" office:string-value="c" calcext:value-type="string">
            <text:p>c</text:p>
          </table:table-cell>
          <table:table-cell office:value-type="float" office:value="1031" calcext:value-type="float">
            <text:p>1031</text:p>
          </table:table-cell>
          <table:table-cell office:value-type="float" office:value="92" calcext:value-type="float">
            <text:p>92</text:p>
          </table:table-cell>
          <table:table-cell table:formula="of:=MATCH([.$B103];[Chantiers.$D$2:Chantiers.$D$137];0)+1" office:value-type="float" office:value="9" calcext:value-type="float">
            <text:p>9</text:p>
          </table:table-cell>
          <table:table-cell table:formula="of:=INDIRECT(ADDRESS([.$D103];5;2;1;&quot;Chantiers&quot;))" office:value-type="string" office:string-value="Remparts avancés" calcext:value-type="string">
            <text:p>Remparts avancés</text:p>
          </table:table-cell>
        </table:table-row>
        <table:table-row table:style-name="ro6">
          <table:table-cell table:formula="of:=INDIRECT(ADDRESS([.$D104];6;2;1;&quot;Chantiers&quot;))" office:value-type="string" office:string-value="c" calcext:value-type="string">
            <text:p>c</text:p>
          </table:table-cell>
          <table:table-cell office:value-type="float" office:value="1041" calcext:value-type="float">
            <text:p>1041</text:p>
          </table:table-cell>
          <table:table-cell office:value-type="float" office:value="94" calcext:value-type="float">
            <text:p>94</text:p>
          </table:table-cell>
          <table:table-cell table:formula="of:=MATCH([.$B104];[Chantiers.$D$2:Chantiers.$D$137];0)+1" office:value-type="float" office:value="4" calcext:value-type="float">
            <text:p>4</text:p>
          </table:table-cell>
          <table:table-cell table:formula="of:=INDIRECT(ADDRESS([.$D104];5;2;1;&quot;Chantiers&quot;))" office:value-type="string" office:string-value="Douves" calcext:value-type="string">
            <text:p>Douves</text:p>
          </table:table-cell>
        </table:table-row>
        <table:table-row table:style-name="ro6">
          <table:table-cell table:formula="of:=INDIRECT(ADDRESS([.$D105];6;2;1;&quot;Chantiers&quot;))" office:value-type="string" office:string-value="c" calcext:value-type="string">
            <text:p>c</text:p>
          </table:table-cell>
          <table:table-cell office:value-type="float" office:value="1156" calcext:value-type="float">
            <text:p>1156</text:p>
          </table:table-cell>
          <table:table-cell office:value-type="float" office:value="95" calcext:value-type="float">
            <text:p>95</text:p>
          </table:table-cell>
          <table:table-cell table:formula="of:=MATCH([.$B105];[Chantiers.$D$2:Chantiers.$D$137];0)+1" office:value-type="float" office:value="20" calcext:value-type="float">
            <text:p>20</text:p>
          </table:table-cell>
          <table:table-cell table:formula="of:=INDIRECT(ADDRESS([.$D105];5;2;1;&quot;Chantiers&quot;))" office:value-type="string" office:string-value="Palissade " calcext:value-type="string">
            <text:p>Palissade </text:p>
          </table:table-cell>
        </table:table-row>
        <table:table-row table:style-name="ro6">
          <table:table-cell table:formula="of:=INDIRECT(ADDRESS([.$D106];6;2;1;&quot;Chantiers&quot;))" office:value-type="string" office:string-value="c" calcext:value-type="string">
            <text:p>c</text:p>
          </table:table-cell>
          <table:table-cell office:value-type="float" office:value="1105" calcext:value-type="float">
            <text:p>1105</text:p>
          </table:table-cell>
          <table:table-cell office:value-type="float" office:value="98" calcext:value-type="float">
            <text:p>98</text:p>
          </table:table-cell>
          <table:table-cell table:formula="of:=MATCH([.$B106];[Chantiers.$D$2:Chantiers.$D$137];0)+1" office:value-type="float" office:value="71" calcext:value-type="float">
            <text:p>71</text:p>
          </table:table-cell>
          <table:table-cell table:formula="of:=INDIRECT(ADDRESS([.$D106];5;2;1;&quot;Chantiers&quot;))" office:value-type="string" office:string-value="Cimetière cadenassé " calcext:value-type="string">
            <text:p>Cimetière cadenassé </text:p>
          </table:table-cell>
        </table:table-row>
        <table:table-row table:style-name="ro2" table:number-rows-repeated="65429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aison5.A1:Saison5.A65536">
            <calcext:condition calcext:apply-style-name="delete" calcext:value="=&quot;c&quot;" calcext:base-cell-address="Saison5.A1"/>
          </calcext:conditional-format>
          <calcext:conditional-format calcext:target-range-address="Saison5.E1:Saison5.E65536">
            <calcext:condition calcext:apply-style-name="delete" calcext:value="formula-is([#REF!]#ref !#ref !#ref !#ref !#ref !#ref !#ref !#ref !#ref !#ref !#ref !#ref ! ==&quot;c&quot;)" calcext:base-cell-address="Saison5.E1"/>
          </calcext:conditional-format>
        </calcext:conditional-formats>
      </table:table>
      <table:named-expressions>
        <table:named-expression table:name="MANUF1" table:base-cell-address="$Résumé.$A$1" table:expression="$chantiers.$#ref !#ref !#ref !#ref !#ref !#ref !#ref !#ref !#ref !#ref !#ref !#ref !#ref !#ref !#REF!#REF!#ref !#REF!"/>
        <table:named-expression table:name="NIVEAUATELIER1" table:base-cell-address="$Résumé.$A$1" table:expression="$chantiers.$#ref !$#REF !"/>
        <table:named-expression table:name="SCIE1" table:base-cell-address="$Résumé.$A$1" table:expression="$chantiers.$i$#ref !"/>
      </table:named-expressions>
      <table:database-ranges>
        <table:database-range table:name="chantiers" table:target-range-address="Chantiers.E2:Chantiers.E142" table:contains-header="false" table:orientation="column"/>
        <table:database-range table:name="drop" table:target-range-address="Type.A2:Type.A7" table:orientation="column"/>
        <table:database-range table:name="__Anonymous_Sheet_DB__0" table:target-range-address="Résumé.K3:Résumé.K31" table:orientation="column"/>
        <table:database-range table:name="__Anonymous_Sheet_DB__1" table:target-range-address="Chantiers.A1:Chantiers.AE1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8">
      <number:text> $ </number:text>
      <number:number number:decimal-places="2" number:min-decimal-places="2" number:min-integer-digits="1" number:grouping="true"/>
      <number:text> </number:text>
    </number:number-style>
    <number:number-style style:name="N109">
      <number:text> $ (</number:text>
      <number:number number:decimal-places="2" number:min-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decimal-places="0" number:min-integer-digits="1" number:grouping="true"/>
      <number:text> </number:text>
    </number:number-style>
    <number:number-style style:name="N113">
      <number:text> $ (</number:text>
      <number:number number:decimal-places="0" number:min-decimal-places="0" number:min-integer-digits="1" number:grouping="true"/>
      <number:text>)</number:text>
    </number:number-style>
    <number:number-style style:name="N115">
      <number:text>  </number:text>
      <number:number number:decimal-places="2" number:min-decimal-places="2" number:min-integer-digits="1" number:grouping="true"/>
      <number:text> </number:text>
    </number:number-style>
    <number:number-style style:name="N116">
      <number:text>  (</number:text>
      <number:number number:decimal-places="2" number:min-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decimal-places="0" number:min-integer-digits="1" number:grouping="true"/>
      <number:text> </number:text>
    </number:number-style>
    <number:number-style style:name="N120">
      <number:text>  (</number:text>
      <number:number number:decimal-places="0" number:min-decimal-places="0" number:min-integer-digits="1" number:grouping="true"/>
      <number:text>)</number:text>
    </number:number-style>
    <number:number-style style:name="N124">
      <number:number number:decimal-places="15" number:min-decimal-places="15" number:min-integer-digits="1" number:grouping="true"/>
    </number:number-style>
    <number:currency-style style:name="N12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0" number:min-decimal-places="0" number:min-integer-digits="1"/>
      <number:text>%</number:text>
    </number:number-style>
    <number:number-style style:name="N128">
      <number:text>$ </number:text>
      <number:number number:decimal-places="2" number:min-decimal-places="2" number:min-integer-digits="1" number:grouping="true"/>
      <number:text> </number:text>
    </number:number-style>
    <number:number-style style:name="N129">
      <number:text>$ (</number:text>
      <number:number number:decimal-places="2" number:min-decimal-places="2" number:min-integer-digits="1" number:grouping="true"/>
      <number:text>)</number:text>
    </number:number-style>
    <number:number-style style:name="N130">
      <number:text>$ - </number:text>
    </number:number-style>
    <number:number-style style:name="N13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 </number:text>
      <number:number number:decimal-places="0" number:min-decimal-places="0" number:min-integer-digits="1" number:grouping="true"/>
      <number:text> </number:text>
    </number:number-style>
    <number:number-style style:name="N133">
      <number:text>$ (</number:text>
      <number:number number:decimal-places="0" number:min-decimal-places="0" number:min-integer-digits="1" number:grouping="true"/>
      <number:text>)</number:text>
    </number:number-style>
    <number:number-style style:name="N13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 </number:text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2" number:min-decimal-places="2" number:min-integer-digits="1"/>
      <number:text>%</number:text>
    </number:number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2" number:min-decimal-places="2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Percent" style:family="table-cell" style:parent-style-name="Default" style:data-style-name="N107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cf-0" style:family="table-cell" style:parent-style-name="Default">
      <style:table-cell-properties fo:background-color="#6aa84f"/>
    </style:style>
    <style:style style:name="cf-1" style:family="table-cell" style:parent-style-name="Default">
      <style:table-cell-properties fo:background-color="#6aa84f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cf-2" style:family="table-cell" style:parent-style-name="Default">
      <style:table-cell-properties fo:background-color="#cc4125"/>
    </style:style>
    <style:style style:name="cf-3" style:family="table-cell" style:parent-style-name="Default">
      <style:table-cell-properties fo:background-color="#cc4125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cf-4" style:family="table-cell" style:parent-style-name="Default">
      <style:text-properties fo:color="#99cc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cf-5" style:family="table-cell" style:parent-style-name="Default">
      <style:text-properties fo:color="#8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cf-6" style:family="table-cell" style:parent-style-name="Default">
      <style:text-properties fo:color="#00ff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chantier_20_rare" style:display-name="chantier rare" style:family="table-cell" style:parent-style-name="Default">
      <style:table-cell-properties fo:background-color="#2300dc"/>
    </style:style>
    <style:style style:name="chantier_20_épique" style:display-name="chantier épique" style:family="table-cell" style:parent-style-name="Default">
      <style:table-cell-properties fo:background-color="#e6ff00"/>
    </style:style>
    <style:style style:name="chantier_20_commun" style:display-name="chantier commun" style:family="table-cell" style:parent-style-name="Default">
      <style:table-cell-properties fo:background-color="#cccccc"/>
    </style:style>
    <style:style style:name="Chantier_20_Inhabituel" style:display-name="Chantier Inhabituel" style:family="table-cell" style:parent-style-name="Default">
      <style:table-cell-properties fo:background-color="#99ccff"/>
    </style:style>
    <style:style style:name="Chantier_20_rare" style:display-name="Chantier rare" style:family="table-cell" style:parent-style-name="Default">
      <style:table-cell-properties fo:background-color="#0047ff"/>
    </style:style>
    <style:style style:name="cf-1-2-0" style:family="table-cell" style:parent-style-name="Default">
      <style:table-cell-properties fo:background-color="#ffcc00"/>
    </style:style>
    <style:style style:name="cf-1-5-0" style:family="table-cell" style:parent-style-name="Default">
      <style:table-cell-properties fo:background-color="#ff0000"/>
    </style:style>
    <style:style style:name="delete" style:family="table-cell" style:parent-style-name="Default">
      <style:table-cell-properties fo:background-color="#c5000b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6:42:21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1969-12-31T16:00:00</meta:creation-date>
    <dc:date>2023-03-03T16:43:02.976000000</dc:date>
    <meta:print-date>1969-12-31T16:00:00</meta:print-date>
    <meta:editing-duration>P9DT22H35M10S</meta:editing-duration>
    <meta:editing-cycles>179</meta:editing-cycles>
    <meta:generator>LibreOffice/7.1.3.2$Windows_X86_64 LibreOffice_project/47f78053abe362b9384784d31a6e56f8511eb1c1</meta:generator>
    <meta:document-statistic meta:table-count="6" meta:cell-count="3554" meta:object-count="0"/>
  </office:meta>
</office:document-meta>
</file>